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2" style:family="paragraph">
      <style:paragraph-properties fo:text-align="center" fo:break-before="page"/>
    </style:style>
    <style:style style:name="C3" style:family="text">
      <style:text-properties fo:font-weight="bold" fo:font-family="Sans" fo:text-transform="uppercase"/>
    </style:style>
    <style:style style:name="P4" style:family="paragraph">
      <style:paragraph-properties fo:text-align="center"/>
    </style:style>
    <style:style style:name="T5" style:family="table">
      <style:table-properties style:width="170mm"/>
    </style:style>
    <style:style style:name="T5.0" style:family="table-column">
      <style:table-column-properties style:column-width="10mm"/>
    </style:style>
    <style:style style:name="T5.1" style:family="table-column">
      <style:table-column-properties style:column-width="25mm"/>
    </style:style>
    <style:style style:name="T5.2" style:family="table-column">
      <style:table-column-properties style:column-width="65mm"/>
    </style:style>
    <style:style style:name="T5.3" style:family="table-column">
      <style:table-column-properties style:column-width="15mm"/>
    </style:style>
    <style:style style:name="T5.4" style:family="table-column">
      <style:table-column-properties style:column-width="25mm"/>
    </style:style>
    <style:style style:name="T5.5" style:family="table-column">
      <style:table-column-properties style:column-width="25mm"/>
    </style:style>
    <style:style style:name="T5.6" style:family="table-column">
      <style:table-column-properties style:column-width="25mm"/>
    </style:style>
    <style:style style:name="TC6" style:family="table-cell">
      <style:table-cell-properties/>
    </style:style>
    <style:style style:name="s7" style:family="section">
      <style:section-properties fo:margin-top="3pt" fo:margin-bottom="3pt" fo:margin-left="3pt" fo:margin-right="3pt"/>
    </style:style>
    <style:style style:name="TC8" style:family="table-cell">
      <style:table-cell-properties fo:background-color="#c0c0c0" fo:border-left="1pt solid #000000" fo:border-top="1pt solid #000000" fo:border-bottom="1pt solid #000000"/>
    </style:style>
    <style:style style:name="TC9" style:family="table-cell">
      <style:table-cell-properties fo:background-color="#c0c0c0" fo:border-left="1pt solid #000000" fo:border-top="1pt solid #000000" fo:border-bottom="1pt solid #000000"/>
    </style:style>
    <style:style style:name="C10" style:family="text">
      <style:text-properties fo:font-weight="bold" fo:font-family="Sans" fo:background-color="#c0c0c0"/>
    </style:style>
    <style:style style:name="TC11" style:family="table-cell">
      <style:table-cell-properties fo:background-color="#c0c0c0" fo:border-top="1pt solid #000000" fo:border-bottom="1pt solid #000000"/>
    </style:style>
    <style:style style:name="TC12" style:family="table-cell">
      <style:table-cell-properties fo:background-color="#c0c0c0" fo:border-top="1pt solid #000000" fo:border-bottom="1pt solid #000000"/>
    </style:style>
    <style:style style:name="C13" style:family="text">
      <style:text-properties fo:font-weight="bold" fo:font-family="Sans" fo:background-color="#c0c0c0"/>
    </style:style>
    <style:style style:name="TC14" style:family="table-cell">
      <style:table-cell-properties fo:background-color="#c0c0c0" fo:border-right="1pt solid #000000" fo:border-top="1pt solid #000000" fo:border-bottom="1pt solid #000000"/>
    </style:style>
    <style:style style:name="TC15" style:family="table-cell">
      <style:table-cell-properties fo:background-color="#c0c0c0" fo:border-right="1pt solid #000000" fo:border-top="1pt solid #000000" fo:border-bottom="1pt solid #000000"/>
    </style:style>
    <style:style style:name="C16" style:family="text">
      <style:text-properties fo:font-weight="bold" fo:font-family="Sans" fo:background-color="#c0c0c0"/>
    </style:style>
    <style:style style:name="TC17" style:family="table-cell">
      <style:table-cell-properties fo:border-left="1pt solid #000000"/>
    </style:style>
    <style:style style:name="TC18" style:family="table-cell">
      <style:table-cell-properties fo:border-left="1pt solid #000000"/>
    </style:style>
    <style:style style:name="TC19" style:family="table-cell">
      <style:table-cell-properties/>
    </style:style>
    <style:style style:name="TC20" style:family="table-cell">
      <style:table-cell-properties/>
    </style:style>
    <style:style style:name="TC21" style:family="table-cell">
      <style:table-cell-properties fo:border-right="1pt solid #000000"/>
    </style:style>
    <style:style style:name="TC22" style:family="table-cell">
      <style:table-cell-properties fo:border-right="1pt solid #000000"/>
    </style:style>
    <style:style style:name="TC23" style:family="table-cell">
      <style:table-cell-properties fo:border-left="1pt solid #000000"/>
    </style:style>
    <style:style style:name="TC24" style:family="table-cell">
      <style:table-cell-properties fo:border-left="1pt solid #000000"/>
    </style:style>
    <style:style style:name="C25" style:family="text">
      <style:text-properties fo:font-style="italic" fo:font-weight="bold" fo:font-family="Sans"/>
    </style:style>
    <style:style style:name="TC26" style:family="table-cell">
      <style:table-cell-properties/>
    </style:style>
    <style:style style:name="TC27" style:family="table-cell">
      <style:table-cell-properties/>
    </style:style>
    <style:style style:name="P28" style:family="paragraph">
      <style:paragraph-properties fo:text-align="start"/>
    </style:style>
    <style:style style:name="C29" style:family="text">
      <style:text-properties fo:font-style="italic" fo:font-weight="bold" fo:font-family="Sans"/>
    </style:style>
    <style:style style:name="P30" style:family="paragraph">
      <style:paragraph-properties fo:text-align="end"/>
    </style:style>
    <style:style style:name="TC31" style:family="table-cell">
      <style:table-cell-properties fo:border-right="1pt solid #000000"/>
    </style:style>
    <style:style style:name="TC32" style:family="table-cell">
      <style:table-cell-properties fo:border-right="1pt solid #000000"/>
    </style:style>
    <style:style style:name="C33" style:family="text">
      <style:text-properties fo:font-family="Sans"/>
    </style:style>
    <style:style style:name="TC34" style:family="table-cell">
      <style:table-cell-properties fo:border-top="1pt double #000000"/>
    </style:style>
    <style:style style:name="TC35" style:family="table-cell">
      <style:table-cell-properties fo:border-top="1pt double #000000"/>
    </style:style>
    <style:style style:name="C36" style:family="text">
      <style:text-properties fo:font-family="Sans"/>
    </style:style>
    <style:style style:name="C37" style:family="text">
      <style:text-properties fo:font-family="Sans"/>
    </style:style>
    <style:style style:name="C38" style:family="text">
      <style:text-properties fo:font-style="italic" fo:font-weight="bold" fo:font-family="Sans"/>
    </style:style>
    <style:style style:name="TC39" style:family="table-cell">
      <style:table-cell-properties fo:border-left="1pt solid #000000"/>
    </style:style>
    <style:style style:name="TC40" style:family="table-cell">
      <style:table-cell-properties fo:border-left="1pt solid #000000"/>
    </style:style>
    <style:style style:name="TC41" style:family="table-cell">
      <style:table-cell-properties/>
    </style:style>
    <style:style style:name="TC42" style:family="table-cell">
      <style:table-cell-properties/>
    </style:style>
    <style:style style:name="C43" style:family="text">
      <style:text-properties fo:font-weight="bold" fo:font-family="Sans"/>
    </style:style>
    <style:style style:name="TC44" style:family="table-cell">
      <style:table-cell-properties fo:border-right="1pt solid #000000"/>
    </style:style>
    <style:style style:name="TC45" style:family="table-cell">
      <style:table-cell-properties fo:border-right="1pt solid #000000"/>
    </style:style>
    <style:style style:name="C46" style:family="text">
      <style:text-properties fo:font-weight="bold" fo:font-family="Sans"/>
    </style:style>
    <style:style style:name="TC47" style:family="table-cell">
      <style:table-cell-properties fo:border-left="1pt solid #000000" fo:border-bottom="1pt solid #000000"/>
    </style:style>
    <style:style style:name="TC48" style:family="table-cell">
      <style:table-cell-properties fo:border-left="1pt solid #000000" fo:border-bottom="1pt solid #000000"/>
    </style:style>
    <style:style style:name="TC49" style:family="table-cell">
      <style:table-cell-properties fo:border-bottom="1pt solid #000000"/>
    </style:style>
    <style:style style:name="TC50" style:family="table-cell">
      <style:table-cell-properties fo:border-bottom="1pt solid #000000"/>
    </style:style>
    <style:style style:name="TC51" style:family="table-cell">
      <style:table-cell-properties fo:border-right="1pt solid #000000" fo:border-bottom="1pt solid #000000"/>
    </style:style>
    <style:style style:name="TC52" style:family="table-cell">
      <style:table-cell-properties fo:border-right="1pt solid #000000" fo:border-bottom="1pt solid #000000"/>
    </style:style>
  </office:automatic-styles>
  <office:body>
    <office:text>
      <text:p text:style-name="P2"><text:span text:style-name="C3">Computo 1</text:span></text:p>
      <text:p text:style-name="P4"><text:span text:style-name="C3">Computo Metrico Estimativo</text:span></text:p>
      <text:p text:style-name="P1"/>
      <table:table table:name="" table:style-name="T5">
        <table:table-column table:style-name="T5.0"/>
        <table:table-column table:style-name="T5.1"/>
        <table:table-column table:style-name="T5.2"/>
        <table:table-column table:style-name="T5.3"/>
        <table:table-column table:style-name="T5.4"/>
        <table:table-column table:style-name="T5.5"/>
        <table:table-column table:style-name="T5.6"/>
        <table:table-header-rows>
          <table:table-row>
            <table:table-cell table:style-name="TC9">
              <text:p text:style-name="P4"><text:span text:style-name="C10">N.</text:span></text:p>
            </table:table-cell>
            <table:table-cell table:style-name="TC12">
              <text:p text:style-name="P4"><text:span text:style-name="C13">Art.Elenco</text:span></text:p>
            </table:table-cell>
            <table:table-cell table:style-name="TC12">
              <text:p text:style-name="P4"><text:span text:style-name="C13">Indicazioni dei lavori</text:span></text:p>
            </table:table-cell>
            <table:table-cell table:style-name="TC12">
              <text:p text:style-name="P4"><text:span text:style-name="C13">Unità di Misura</text:span></text:p>
            </table:table-cell>
            <table:table-cell table:style-name="TC12">
              <text:p text:style-name="P4"><text:span text:style-name="C13">Quantità</text:span></text:p>
            </table:table-cell>
            <table:table-cell table:style-name="TC12">
              <text:p text:style-name="P4"><text:span text:style-name="C13">Costo Unitario</text:span></text:p>
            </table:table-cell>
            <table:table-cell table:style-name="TC15">
              <text:p text:style-name="P4"><text:span text:style-name="C16">Importo</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header-rows>
        <table:table-row>
          <table:table-cell table:style-name="TC24">
            <text:p text:style-name="P4"><text:span text:style-name="C25">1</text:span></text:p>
          </table:table-cell>
          <table:table-cell table:style-name="TC27">
            <text:p text:style-name="P28"/>
          </table:table-cell>
          <table:table-cell table:style-name="TC27">
            <text:p text:style-name="P28"><text:span text:style-name="C29">Opere contenimento scavi - Micropali e tirant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24">
            <text:p text:style-name="P4"><text:span text:style-name="C25">1.1</text:span></text:p>
          </table:table-cell>
          <table:table-cell table:style-name="TC27">
            <text:p text:style-name="P28"/>
          </table:table-cell>
          <table:table-cell table:style-name="TC27">
            <text:p text:style-name="P28"><text:span text:style-name="C29">Micropali e tirant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1.1.1</text:span></text:p>
          </table:table-cell>
          <table:table-cell table:style-name="TC20">
            <text:p text:style-name="P28"><text:span text:style-name="C0">01.A03.B00.010</text:span></text:p>
          </table:table-cell>
          <table:table-cell table:style-name="TC20">
            <text:p text:style-name="P28"><text:span text:style-name="C0">Esecuzione di tirante in cemento armato precompresso mediante perforazione a rotopercussione con batteria perforante del diametro <text:s/>di mm 90-100 attraverso murature e terreni di qualsiasi natura e consistenza compresa l'iniezione cementizia fino ad un massimo di 2 volte il volume teorico risultante dalla perforazione, compresa la fornitura e posa dell'armatura per c.a.p. e piastre d'ancoraggio delle testate, dei dadi di bloccaggio nonche' la messa in tensione finale, esclusa la formazione di eventuali ponteggi</text:span></text:p>
            <text:p text:style-name="P28"><text:span text:style-name="C0">Della portata di 45 tonnell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icropali a ridosso suolo pubblicao su via Vagnone, 15 (17*12,00)</text:span></text:p>
          </table:table-cell>
          <table:table-cell table:style-name="TC20">
            <text:p text:style-name="P4"><text:span text:style-name="C0">m</text:span></text:p>
          </table:table-cell>
          <table:table-cell table:style-name="TC20">
            <text:p text:style-name="P30"><text:span text:style-name="C0">20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irante prova collaudo (12,00)</text:span></text:p>
          </table:table-cell>
          <table:table-cell table:style-name="TC20">
            <text:p text:style-name="P4"><text:span text:style-name="C0">m</text:span></text:p>
          </table:table-cell>
          <table:table-cell table:style-name="TC20">
            <text:p text:style-name="P30"><text:span text:style-name="C0">12,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text:span></text:p>
          </table:table-cell>
          <table:table-cell table:style-name="TC35">
            <text:p text:style-name="P30"><text:span text:style-name="C36">216,00</text:span></text:p>
          </table:table-cell>
          <table:table-cell table:style-name="TC20">
            <text:p text:style-name="P30"><text:span text:style-name="C0">90,64</text:span></text:p>
          </table:table-cell>
          <table:table-cell table:style-name="TC22">
            <text:p text:style-name="P30"><text:span text:style-name="C37">19.578,24</text:span></text:p>
          </table:table-cell>
        </table:table-row>
        <table:table-row>
          <table:table-cell table:style-name="TC18">
            <text:p text:style-name="P4"><text:span text:style-name="C33">1.1.2</text:span></text:p>
          </table:table-cell>
          <table:table-cell table:style-name="TC20">
            <text:p text:style-name="P28"><text:span text:style-name="C0">09.P02.A80.005</text:span></text:p>
          </table:table-cell>
          <table:table-cell table:style-name="TC20">
            <text:p text:style-name="P28"><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e ripartizione tiranti + appoggi tastate tiranti (2*33,7*42,00+17*20,00)</text:span></text:p>
          </table:table-cell>
          <table:table-cell table:style-name="TC20">
            <text:p text:style-name="P4"><text:span text:style-name="C0">kg</text:span></text:p>
          </table:table-cell>
          <table:table-cell table:style-name="TC20">
            <text:p text:style-name="P30"><text:span text:style-name="C0">3.170,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3.170,800</text:span></text:p>
          </table:table-cell>
          <table:table-cell table:style-name="TC20">
            <text:p text:style-name="P30"><text:span text:style-name="C0">2,98</text:span></text:p>
          </table:table-cell>
          <table:table-cell table:style-name="TC22">
            <text:p text:style-name="P30"><text:span text:style-name="C37">9.448,98</text:span></text:p>
          </table:table-cell>
        </table:table-row>
        <table:table-row>
          <table:table-cell table:style-name="TC18">
            <text:p text:style-name="P4"><text:span text:style-name="C33">1.1.3</text:span></text:p>
          </table:table-cell>
          <table:table-cell table:style-name="TC20">
            <text:p text:style-name="P28"><text:span text:style-name="C0">01.A03.B80.005</text:span></text:p>
          </table:table-cell>
          <table:table-cell table:style-name="TC20">
            <text:p text:style-name="P28"><text:span text:style-name="C0">Fornitura e posa in opera di armatura tubolare, costituita da tubi opportunamente finestrati e valvolati per permettere l'esecuzione di iniezioni cementizie controllate, compreso taglio, filettatura, sfridi, ecc.</text:span></text:p>
            <text:p text:style-name="P28"><text:span text:style-name="C0">In acciai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ubo 139,7x8 L=7,00 m - Micropali a ridosso suolo pubblicao su via Vagnone, 15 (70*7,00*25,98)</text:span></text:p>
          </table:table-cell>
          <table:table-cell table:style-name="TC20">
            <text:p text:style-name="P4"><text:span text:style-name="C0">kg</text:span></text:p>
          </table:table-cell>
          <table:table-cell table:style-name="TC20">
            <text:p text:style-name="P30"><text:span text:style-name="C0">12.730,2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ubo 139,7x8 L=7,00 m - Micropali a ridosso via vagnone, 17 e via San Donato, 43 (44*7,00*25,98)</text:span></text:p>
          </table:table-cell>
          <table:table-cell table:style-name="TC20">
            <text:p text:style-name="P4"><text:span text:style-name="C0">kg</text:span></text:p>
          </table:table-cell>
          <table:table-cell table:style-name="TC20">
            <text:p text:style-name="P30"><text:span text:style-name="C0">8.001,8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ubo 139,7x8 L=3,00 m - Micropali a ridosso via Vagnone, 13 (47*3,00*25,98)</text:span></text:p>
          </table:table-cell>
          <table:table-cell table:style-name="TC20">
            <text:p text:style-name="P4"><text:span text:style-name="C0">kg</text:span></text:p>
          </table:table-cell>
          <table:table-cell table:style-name="TC20">
            <text:p text:style-name="P30"><text:span text:style-name="C0">3.663,1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ubo 101,6x10 L=8,00 m - Micropali a ridosso via San Donato, 43 (11*8,00*18,47)</text:span></text:p>
          </table:table-cell>
          <table:table-cell table:style-name="TC20">
            <text:p text:style-name="P4"><text:span text:style-name="C0">kg</text:span></text:p>
          </table:table-cell>
          <table:table-cell table:style-name="TC20">
            <text:p text:style-name="P30"><text:span text:style-name="C0">1.625,3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26.020,580</text:span></text:p>
          </table:table-cell>
          <table:table-cell table:style-name="TC20">
            <text:p text:style-name="P30"><text:span text:style-name="C0">1,53</text:span></text:p>
          </table:table-cell>
          <table:table-cell table:style-name="TC22">
            <text:p text:style-name="P30"><text:span text:style-name="C37">39.811,49</text:span></text:p>
          </table:table-cell>
        </table:table-row>
        <table:table-row>
          <table:table-cell table:style-name="TC18">
            <text:p text:style-name="P4"><text:span text:style-name="C33">1.1.4</text:span></text:p>
          </table:table-cell>
          <table:table-cell table:style-name="TC20">
            <text:p text:style-name="P28"><text:span text:style-name="C0">01.A03.B50.020</text:span></text:p>
          </table:table-cell>
          <table:table-cell table:style-name="TC20">
            <text:p text:style-name="P28"><text:span text:style-name="C0">Esecuzione di micropali eseguita mediante trivellazione con speciali attrezzature attraverso terreni di qualsiasi natura e consistenza compresa la iniezione cementizia fino ad un massimodi due volte il volume teorico, esclusa la fornitura dell'armatura tubolare da valutarsi a parte</text:span></text:p>
            <text:p text:style-name="P28"><text:span text:style-name="C0">Del diametro <text:s/>di mm 200-22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icropali a ridosso suolo pubblico su via Vagnone, 15 - L=7,00 m (70*7,00)</text:span></text:p>
          </table:table-cell>
          <table:table-cell table:style-name="TC20">
            <text:p text:style-name="P4"><text:span text:style-name="C0">m</text:span></text:p>
          </table:table-cell>
          <table:table-cell table:style-name="TC20">
            <text:p text:style-name="P30"><text:span text:style-name="C0">4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icropali a ridosso via vagnone, 17 e via San Donato, 43 - L=7,00 m (44*7,00)</text:span></text:p>
          </table:table-cell>
          <table:table-cell table:style-name="TC20">
            <text:p text:style-name="P4"><text:span text:style-name="C0">m</text:span></text:p>
          </table:table-cell>
          <table:table-cell table:style-name="TC20">
            <text:p text:style-name="P30"><text:span text:style-name="C0">30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icropali a ridosso via Vagnone, 13 - L=3,00 m (47*3,00)</text:span></text:p>
          </table:table-cell>
          <table:table-cell table:style-name="TC20">
            <text:p text:style-name="P4"><text:span text:style-name="C0">m</text:span></text:p>
          </table:table-cell>
          <table:table-cell table:style-name="TC20">
            <text:p text:style-name="P30"><text:span text:style-name="C0">141,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text:span></text:p>
          </table:table-cell>
          <table:table-cell table:style-name="TC35">
            <text:p text:style-name="P30"><text:span text:style-name="C36">939,00</text:span></text:p>
          </table:table-cell>
          <table:table-cell table:style-name="TC20">
            <text:p text:style-name="P30"><text:span text:style-name="C0">112,50</text:span></text:p>
          </table:table-cell>
          <table:table-cell table:style-name="TC22">
            <text:p text:style-name="P30"><text:span text:style-name="C37">105.637,50</text:span></text:p>
          </table:table-cell>
        </table:table-row>
        <table:table-row>
          <table:table-cell table:style-name="TC18">
            <text:p text:style-name="P4"><text:span text:style-name="C33">1.1.5</text:span></text:p>
          </table:table-cell>
          <table:table-cell table:style-name="TC20">
            <text:p text:style-name="P28"><text:span text:style-name="C0">01.A03.B50.015</text:span></text:p>
          </table:table-cell>
          <table:table-cell table:style-name="TC20">
            <text:p text:style-name="P28"><text:span text:style-name="C0">Esecuzione di micropali eseguita mediante trivellazione con speciali attrezzature attraverso terreni di qualsiasi natura e consistenza compresa la iniezione cementizia fino ad un massimodi due volte il volume teorico, esclusa la fornitura dell'armatura tubolare da valutarsi a parte</text:span></text:p>
            <text:p text:style-name="P28"><text:span text:style-name="C0">Del diametro <text:s/>di mm 150-19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icropali a ridosso via San Donato, 43 (11*8,00)</text:span></text:p>
          </table:table-cell>
          <table:table-cell table:style-name="TC20">
            <text:p text:style-name="P4"><text:span text:style-name="C0">m</text:span></text:p>
          </table:table-cell>
          <table:table-cell table:style-name="TC20">
            <text:p text:style-name="P30"><text:span text:style-name="C0">8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text:span></text:p>
          </table:table-cell>
          <table:table-cell table:style-name="TC35">
            <text:p text:style-name="P30"><text:span text:style-name="C36">88,00</text:span></text:p>
          </table:table-cell>
          <table:table-cell table:style-name="TC20">
            <text:p text:style-name="P30"><text:span text:style-name="C0">101,47</text:span></text:p>
          </table:table-cell>
          <table:table-cell table:style-name="TC22">
            <text:p text:style-name="P30"><text:span text:style-name="C37">8.929,36</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Micropali e tirant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83.405,57</text:span></text:p>
          </table:table-cell>
        </table:table-row>
        <table:table-row>
          <table:table-cell table:style-name="TC24">
            <text:p text:style-name="P4"><text:span text:style-name="C25">1.2</text:span></text:p>
          </table:table-cell>
          <table:table-cell table:style-name="TC27">
            <text:p text:style-name="P28"/>
          </table:table-cell>
          <table:table-cell table:style-name="TC27">
            <text:p text:style-name="P28"><text:span text:style-name="C29">Cordolo di coronamento</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1.2.1</text:span></text:p>
          </table:table-cell>
          <table:table-cell table:style-name="TC20">
            <text:p text:style-name="P28"><text:span text:style-name="C0">01.A04.H10.005</text:span></text:p>
          </table:table-cell>
          <table:table-cell table:style-name="TC20">
            <text:p text:style-name="P28"><text:span text:style-name="C0">Casserature per strutture in conglomerato cementizio semplice od armato quali muri di sostegno,muri di controripa e simili, compreso il puntellamento ed il disarmo, misurando esclusivamente lo sviluppo delle pare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42,30+28,00+2,50+24,80)*2*0,50)</text:span></text:p>
          </table:table-cell>
          <table:table-cell table:style-name="TC20">
            <text:p text:style-name="P4"><text:span text:style-name="C0">m²</text:span></text:p>
          </table:table-cell>
          <table:table-cell table:style-name="TC20">
            <text:p text:style-name="P30"><text:span text:style-name="C0">97,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97,60</text:span></text:p>
          </table:table-cell>
          <table:table-cell table:style-name="TC20">
            <text:p text:style-name="P30"><text:span text:style-name="C0">30,16</text:span></text:p>
          </table:table-cell>
          <table:table-cell table:style-name="TC22">
            <text:p text:style-name="P30"><text:span text:style-name="C37">2.943,62</text:span></text:p>
          </table:table-cell>
        </table:table-row>
        <table:table-row>
          <table:table-cell table:style-name="TC18">
            <text:p text:style-name="P4"><text:span text:style-name="C33">1.2.2</text:span></text:p>
          </table:table-cell>
          <table:table-cell table:style-name="TC20">
            <text:p text:style-name="P28"><text:span text:style-name="C0">01.A04.B20.005</text:span></text:p>
          </table:table-cell>
          <table:table-cell table:style-name="TC20">
            <text:p text:style-name="P28"><text:span text:style-name="C0">Calcestruzzo a prestazione garantita, in accordo alla UNI EN 206-1, per strutture di fondazione (plinti, cordoli, pali, travi rovesce, paratie, platee) e muri interrati a contatto con terreni non aggressivi, classe di esposizione ambientale xc2 (UNI <text:s/>11104), classe di consistenza al getto S4, Dmax aggregati 32 mm, Cl 0.4; fornitura a piè d'opera, escluso ogni altro onere: per plinti con altezza &lt; 1.5 m, platee di fondazione e muri di spessore &lt; 80 cm.</text:span></text:p>
            <text:p text:style-name="P28"><text:span text:style-name="C0">Classe di resistenza a compressione minima C25/3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o superiore ((42,30+28,00+2,50+24,80)*0,50*0,50)</text:span></text:p>
          </table:table-cell>
          <table:table-cell table:style-name="TC20">
            <text:p text:style-name="P4"><text:span text:style-name="C0">m³</text:span></text:p>
          </table:table-cell>
          <table:table-cell table:style-name="TC20">
            <text:p text:style-name="P30"><text:span text:style-name="C0">24,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4,400</text:span></text:p>
          </table:table-cell>
          <table:table-cell table:style-name="TC20">
            <text:p text:style-name="P30"><text:span text:style-name="C0">108,49</text:span></text:p>
          </table:table-cell>
          <table:table-cell table:style-name="TC22">
            <text:p text:style-name="P30"><text:span text:style-name="C37">2.647,16</text:span></text:p>
          </table:table-cell>
        </table:table-row>
        <table:table-row>
          <table:table-cell table:style-name="TC18">
            <text:p text:style-name="P4"><text:span text:style-name="C33">1.2.3</text:span></text:p>
          </table:table-cell>
          <table:table-cell table:style-name="TC20">
            <text:p text:style-name="P28"><text:span text:style-name="C0">01.A04.C03.010</text:span></text:p>
          </table:table-cell>
          <table:table-cell table:style-name="TC20">
            <text:p text:style-name="P28"><text:span text:style-name="C0">Getto in opera di calcestruzzo cementizio eseguito direttamente da autobetoniera con appositacanaletta</text:span></text:p>
            <text:p text:style-name="P28"><text:span text:style-name="C0">In strutture di fondazion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Cordolo superiore ((42,30+28,00+2,50+24,80)*0,50*0,50)</text:span></text:p>
          </table:table-cell>
          <table:table-cell table:style-name="TC20">
            <text:p text:style-name="P4"><text:span text:style-name="C0">m³</text:span></text:p>
          </table:table-cell>
          <table:table-cell table:style-name="TC20">
            <text:p text:style-name="P30"><text:span text:style-name="C0">24,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4,400</text:span></text:p>
          </table:table-cell>
          <table:table-cell table:style-name="TC20">
            <text:p text:style-name="P30"><text:span text:style-name="C0">7,77</text:span></text:p>
          </table:table-cell>
          <table:table-cell table:style-name="TC22">
            <text:p text:style-name="P30"><text:span text:style-name="C37">189,59</text:span></text:p>
          </table:table-cell>
        </table:table-row>
        <table:table-row>
          <table:table-cell table:style-name="TC18">
            <text:p text:style-name="P4"><text:span text:style-name="C33">1.2.4</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tima 50 kg/mc (50*24,40)</text:span></text:p>
          </table:table-cell>
          <table:table-cell table:style-name="TC20">
            <text:p text:style-name="P4"><text:span text:style-name="C0">kg</text:span></text:p>
          </table:table-cell>
          <table:table-cell table:style-name="TC20">
            <text:p text:style-name="P30"><text:span text:style-name="C0">1.22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1.220,000</text:span></text:p>
          </table:table-cell>
          <table:table-cell table:style-name="TC20">
            <text:p text:style-name="P30"><text:span text:style-name="C0">1,41</text:span></text:p>
          </table:table-cell>
          <table:table-cell table:style-name="TC22">
            <text:p text:style-name="P30"><text:span text:style-name="C37">1.720,20</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Cordolo di coronamento</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7.500,57</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Opere contenimento scavi - Micropali e tirant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90.906,14</text:span></text:p>
          </table:table-cell>
        </table:table-row>
        <table:table-row>
          <table:table-cell table:style-name="TC24">
            <text:p text:style-name="P4"><text:span text:style-name="C25">2</text:span></text:p>
          </table:table-cell>
          <table:table-cell table:style-name="TC27">
            <text:p text:style-name="P28"/>
          </table:table-cell>
          <table:table-cell table:style-name="TC27">
            <text:p text:style-name="P28"><text:span text:style-name="C29">Struttura portante edificio</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24">
            <text:p text:style-name="P4"><text:span text:style-name="C25">2.1</text:span></text:p>
          </table:table-cell>
          <table:table-cell table:style-name="TC27">
            <text:p text:style-name="P28"/>
          </table:table-cell>
          <table:table-cell table:style-name="TC27">
            <text:p text:style-name="P28"><text:span text:style-name="C29">Fondazioni e muri controterr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1.1</text:span></text:p>
          </table:table-cell>
          <table:table-cell table:style-name="TC20">
            <text:p text:style-name="P28"><text:span text:style-name="C0">01.A04.H10.005</text:span></text:p>
          </table:table-cell>
          <table:table-cell table:style-name="TC20">
            <text:p text:style-name="P28"><text:span text:style-name="C0">Casserature per strutture in conglomerato cementizio semplice od armato quali muri di sostegno,muri di controripa e simili, compreso il puntellamento ed il disarmo, misurando esclusivamente lo sviluppo delle pare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i controterra - fondazione (((41,30-0,80)+(25,26-0,80)+12,96+11,74+(25,80-0,80)+24,82+2,56+(11,20-0,80))*0,40)</text:span></text:p>
          </table:table-cell>
          <table:table-cell table:style-name="TC20">
            <text:p text:style-name="P4"><text:span text:style-name="C0">m²</text:span></text:p>
          </table:table-cell>
          <table:table-cell table:style-name="TC20">
            <text:p text:style-name="P30"><text:span text:style-name="C0">6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i controterra - muro (((41,30-0,30)+2*(11,20-0,30)+2,56+(25,85-0,30)+2*11,74+2*12,96+2*(25,26-0,30))*2,85)</text:span></text:p>
          </table:table-cell>
          <table:table-cell table:style-name="TC20">
            <text:p text:style-name="P4"><text:span text:style-name="C0">m²</text:span></text:p>
          </table:table-cell>
          <table:table-cell table:style-name="TC20">
            <text:p text:style-name="P30"><text:span text:style-name="C0">542,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etti lati rampa - fondazione (2*(15,90*0,40+1,20*0,40)+2*(3,35*0,40)+2*3,65*0,40)</text:span></text:p>
          </table:table-cell>
          <table:table-cell table:style-name="TC20">
            <text:p text:style-name="P4"><text:span text:style-name="C0">m²</text:span></text:p>
          </table:table-cell>
          <table:table-cell table:style-name="TC20">
            <text:p text:style-name="P30"><text:span text:style-name="C0">19,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etti lati rampa - Muro (2*(14,82+3,35)*2,85)</text:span></text:p>
          </table:table-cell>
          <table:table-cell table:style-name="TC20">
            <text:p text:style-name="P4"><text:span text:style-name="C0">m²</text:span></text:p>
          </table:table-cell>
          <table:table-cell table:style-name="TC20">
            <text:p text:style-name="P30"><text:span text:style-name="C0">103,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in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1 (2*(1,65+1,50)*0,70)</text:span></text:p>
          </table:table-cell>
          <table:table-cell table:style-name="TC20">
            <text:p text:style-name="P4"><text:span text:style-name="C0">m²</text:span></text:p>
          </table:table-cell>
          <table:table-cell table:style-name="TC20">
            <text:p text:style-name="P30"><text:span text:style-name="C0">4,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2 (2*(1,80+1,50)*0,70)</text:span></text:p>
          </table:table-cell>
          <table:table-cell table:style-name="TC20">
            <text:p text:style-name="P4"><text:span text:style-name="C0">m²</text:span></text:p>
          </table:table-cell>
          <table:table-cell table:style-name="TC20">
            <text:p text:style-name="P30"><text:span text:style-name="C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3 (2*(1,80+1,50)*0,70)</text:span></text:p>
          </table:table-cell>
          <table:table-cell table:style-name="TC20">
            <text:p text:style-name="P4"><text:span text:style-name="C0">m²</text:span></text:p>
          </table:table-cell>
          <table:table-cell table:style-name="TC20">
            <text:p text:style-name="P30"><text:span text:style-name="C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4 (2*(2,80+1,50)*0,70)</text:span></text:p>
          </table:table-cell>
          <table:table-cell table:style-name="TC20">
            <text:p text:style-name="P4"><text:span text:style-name="C0">m²</text:span></text:p>
          </table:table-cell>
          <table:table-cell table:style-name="TC20">
            <text:p text:style-name="P30"><text:span text:style-name="C0">6,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5 (2*(1,50+1,50)*0,70)</text:span></text:p>
          </table:table-cell>
          <table:table-cell table:style-name="TC20">
            <text:p text:style-name="P4"><text:span text:style-name="C0">m²</text:span></text:p>
          </table:table-cell>
          <table:table-cell table:style-name="TC20">
            <text:p text:style-name="P30"><text:span text:style-name="C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6 (2*(1,50+1,50)*0,70)</text:span></text:p>
          </table:table-cell>
          <table:table-cell table:style-name="TC20">
            <text:p text:style-name="P4"><text:span text:style-name="C0">m²</text:span></text:p>
          </table:table-cell>
          <table:table-cell table:style-name="TC20">
            <text:p text:style-name="P30"><text:span text:style-name="C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7 (2*(1,80+1,50)*0,70)</text:span></text:p>
          </table:table-cell>
          <table:table-cell table:style-name="TC20">
            <text:p text:style-name="P4"><text:span text:style-name="C0">m²</text:span></text:p>
          </table:table-cell>
          <table:table-cell table:style-name="TC20">
            <text:p text:style-name="P30"><text:span text:style-name="C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8 (2*(2,00+6,20)*0,70)</text:span></text:p>
          </table:table-cell>
          <table:table-cell table:style-name="TC20">
            <text:p text:style-name="P4"><text:span text:style-name="C0">m²</text:span></text:p>
          </table:table-cell>
          <table:table-cell table:style-name="TC20">
            <text:p text:style-name="P30"><text:span text:style-name="C0">11,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9 (2*(1,00+0,80)*0,70)</text:span></text:p>
          </table:table-cell>
          <table:table-cell table:style-name="TC20">
            <text:p text:style-name="P4"><text:span text:style-name="C0">m²</text:span></text:p>
          </table:table-cell>
          <table:table-cell table:style-name="TC20">
            <text:p text:style-name="P30"><text:span text:style-name="C0">2,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0 (2*(1,50+1,50)*0,70)</text:span></text:p>
          </table:table-cell>
          <table:table-cell table:style-name="TC20">
            <text:p text:style-name="P4"><text:span text:style-name="C0">m²</text:span></text:p>
          </table:table-cell>
          <table:table-cell table:style-name="TC20">
            <text:p text:style-name="P30"><text:span text:style-name="C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1 (2*(1,50+1,80)*0,70)</text:span></text:p>
          </table:table-cell>
          <table:table-cell table:style-name="TC20">
            <text:p text:style-name="P4"><text:span text:style-name="C0">m²</text:span></text:p>
          </table:table-cell>
          <table:table-cell table:style-name="TC20">
            <text:p text:style-name="P30"><text:span text:style-name="C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2 (2*(1,50+1,50)*0,70)</text:span></text:p>
          </table:table-cell>
          <table:table-cell table:style-name="TC20">
            <text:p text:style-name="P4"><text:span text:style-name="C0">m²</text:span></text:p>
          </table:table-cell>
          <table:table-cell table:style-name="TC20">
            <text:p text:style-name="P30"><text:span text:style-name="C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3 (2*(3,40+1,80)*0,70)</text:span></text:p>
          </table:table-cell>
          <table:table-cell table:style-name="TC20">
            <text:p text:style-name="P4"><text:span text:style-name="C0">m²</text:span></text:p>
          </table:table-cell>
          <table:table-cell table:style-name="TC20">
            <text:p text:style-name="P30"><text:span text:style-name="C0">7,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4 (2*(1,80+1,80)*0,70)</text:span></text:p>
          </table:table-cell>
          <table:table-cell table:style-name="TC20">
            <text:p text:style-name="P4"><text:span text:style-name="C0">m²</text:span></text:p>
          </table:table-cell>
          <table:table-cell table:style-name="TC20">
            <text:p text:style-name="P30"><text:span text:style-name="C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5 (2*(1,80+1,80)*0,70)</text:span></text:p>
          </table:table-cell>
          <table:table-cell table:style-name="TC20">
            <text:p text:style-name="P4"><text:span text:style-name="C0">m²</text:span></text:p>
          </table:table-cell>
          <table:table-cell table:style-name="TC20">
            <text:p text:style-name="P30"><text:span text:style-name="C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6 (2*(3,30+3,80)*0,70)</text:span></text:p>
          </table:table-cell>
          <table:table-cell table:style-name="TC20">
            <text:p text:style-name="P4"><text:span text:style-name="C0">m²</text:span></text:p>
          </table:table-cell>
          <table:table-cell table:style-name="TC20">
            <text:p text:style-name="P30"><text:span text:style-name="C0">9,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7 (2*(1,80+1,50)*0,70)</text:span></text:p>
          </table:table-cell>
          <table:table-cell table:style-name="TC20">
            <text:p text:style-name="P4"><text:span text:style-name="C0">m²</text:span></text:p>
          </table:table-cell>
          <table:table-cell table:style-name="TC20">
            <text:p text:style-name="P30"><text:span text:style-name="C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8 (2*(1,50+1,50)*0,70)</text:span></text:p>
          </table:table-cell>
          <table:table-cell table:style-name="TC20">
            <text:p text:style-name="P4"><text:span text:style-name="C0">m²</text:span></text:p>
          </table:table-cell>
          <table:table-cell table:style-name="TC20">
            <text:p text:style-name="P30"><text:span text:style-name="C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9 (2*(1,80+3,50)*0,70)</text:span></text:p>
          </table:table-cell>
          <table:table-cell table:style-name="TC20">
            <text:p text:style-name="P4"><text:span text:style-name="C0">m²</text:span></text:p>
          </table:table-cell>
          <table:table-cell table:style-name="TC20">
            <text:p text:style-name="P30"><text:span text:style-name="C0">7,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0 (2*(1,80+3,50)*0,70)</text:span></text:p>
          </table:table-cell>
          <table:table-cell table:style-name="TC20">
            <text:p text:style-name="P4"><text:span text:style-name="C0">m²</text:span></text:p>
          </table:table-cell>
          <table:table-cell table:style-name="TC20">
            <text:p text:style-name="P30"><text:span text:style-name="C0">7,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1 (2*(2,00+8,00)*0,70)</text:span></text:p>
          </table:table-cell>
          <table:table-cell table:style-name="TC20">
            <text:p text:style-name="P4"><text:span text:style-name="C0">m²</text:span></text:p>
          </table:table-cell>
          <table:table-cell table:style-name="TC20">
            <text:p text:style-name="P30"><text:span text:style-name="C0">1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2 (2,10*3,20*0,70)</text:span></text:p>
          </table:table-cell>
          <table:table-cell table:style-name="TC20">
            <text:p text:style-name="P4"><text:span text:style-name="C0">m²</text:span></text:p>
          </table:table-cell>
          <table:table-cell table:style-name="TC20">
            <text:p text:style-name="P30"><text:span text:style-name="C0">4,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3 (2,80*1,30*0,70)</text:span></text:p>
          </table:table-cell>
          <table:table-cell table:style-name="TC20">
            <text:p text:style-name="P4"><text:span text:style-name="C0">m²</text:span></text:p>
          </table:table-cell>
          <table:table-cell table:style-name="TC20">
            <text:p text:style-name="P30"><text:span text:style-name="C0">2,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4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6 (3,20*3,20*0,7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7 (1,50*1,80*0,70)</text:span></text:p>
          </table:table-cell>
          <table:table-cell table:style-name="TC20">
            <text:p text:style-name="P4"><text:span text:style-name="C0">m²</text:span></text:p>
          </table:table-cell>
          <table:table-cell table:style-name="TC20">
            <text:p text:style-name="P30"><text:span text:style-name="C0">1,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8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9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0 (2,00*2,00*0,70)</text:span></text:p>
          </table:table-cell>
          <table:table-cell table:style-name="TC20">
            <text:p text:style-name="P4"><text:span text:style-name="C0">m²</text:span></text:p>
          </table:table-cell>
          <table:table-cell table:style-name="TC20">
            <text:p text:style-name="P30"><text:span text:style-name="C0">2,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1 (2,00*2,00*0,70)</text:span></text:p>
          </table:table-cell>
          <table:table-cell table:style-name="TC20">
            <text:p text:style-name="P4"><text:span text:style-name="C0">m²</text:span></text:p>
          </table:table-cell>
          <table:table-cell table:style-name="TC20">
            <text:p text:style-name="P30"><text:span text:style-name="C0">2,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2 (1,80*1,80*0,70)</text:span></text:p>
          </table:table-cell>
          <table:table-cell table:style-name="TC20">
            <text:p text:style-name="P4"><text:span text:style-name="C0">m²</text:span></text:p>
          </table:table-cell>
          <table:table-cell table:style-name="TC20">
            <text:p text:style-name="P30"><text:span text:style-name="C0">2,2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3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4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5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6 (2,00*2,00*0,70)</text:span></text:p>
          </table:table-cell>
          <table:table-cell table:style-name="TC20">
            <text:p text:style-name="P4"><text:span text:style-name="C0">m²</text:span></text:p>
          </table:table-cell>
          <table:table-cell table:style-name="TC20">
            <text:p text:style-name="P30"><text:span text:style-name="C0">2,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7 (2,00*2,00*0,70)</text:span></text:p>
          </table:table-cell>
          <table:table-cell table:style-name="TC20">
            <text:p text:style-name="P4"><text:span text:style-name="C0">m²</text:span></text:p>
          </table:table-cell>
          <table:table-cell table:style-name="TC20">
            <text:p text:style-name="P30"><text:span text:style-name="C0">2,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8 (2,00*2,00*0,70)</text:span></text:p>
          </table:table-cell>
          <table:table-cell table:style-name="TC20">
            <text:p text:style-name="P4"><text:span text:style-name="C0">m²</text:span></text:p>
          </table:table-cell>
          <table:table-cell table:style-name="TC20">
            <text:p text:style-name="P30"><text:span text:style-name="C0">2,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9 (1,80*1,80*0,70)</text:span></text:p>
          </table:table-cell>
          <table:table-cell table:style-name="TC20">
            <text:p text:style-name="P4"><text:span text:style-name="C0">m²</text:span></text:p>
          </table:table-cell>
          <table:table-cell table:style-name="TC20">
            <text:p text:style-name="P30"><text:span text:style-name="C0">2,2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0 (1,80*3,40*0,70)</text:span></text:p>
          </table:table-cell>
          <table:table-cell table:style-name="TC20">
            <text:p text:style-name="P4"><text:span text:style-name="C0">m²</text:span></text:p>
          </table:table-cell>
          <table:table-cell table:style-name="TC20">
            <text:p text:style-name="P30"><text:span text:style-name="C0">4,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1 (6,30*2,00*0,70)</text:span></text:p>
          </table:table-cell>
          <table:table-cell table:style-name="TC20">
            <text:p text:style-name="P4"><text:span text:style-name="C0">m²</text:span></text:p>
          </table:table-cell>
          <table:table-cell table:style-name="TC20">
            <text:p text:style-name="P30"><text:span text:style-name="C0">8,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2 (2,00*2,00*0,70)</text:span></text:p>
          </table:table-cell>
          <table:table-cell table:style-name="TC20">
            <text:p text:style-name="P4"><text:span text:style-name="C0">m²</text:span></text:p>
          </table:table-cell>
          <table:table-cell table:style-name="TC20">
            <text:p text:style-name="P30"><text:span text:style-name="C0">2,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3 (1,80*1,80*0,70)</text:span></text:p>
          </table:table-cell>
          <table:table-cell table:style-name="TC20">
            <text:p text:style-name="P4"><text:span text:style-name="C0">m²</text:span></text:p>
          </table:table-cell>
          <table:table-cell table:style-name="TC20">
            <text:p text:style-name="P30"><text:span text:style-name="C0">2,2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4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5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6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7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8 (1,50*1,50*0,7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9 (1,50*1,15*0,70)</text:span></text:p>
          </table:table-cell>
          <table:table-cell table:style-name="TC20">
            <text:p text:style-name="P4"><text:span text:style-name="C0">m²</text:span></text:p>
          </table:table-cell>
          <table:table-cell table:style-name="TC20">
            <text:p text:style-name="P30"><text:span text:style-name="C0">1,2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0 (1,50*0,95*0,70)</text:span></text:p>
          </table:table-cell>
          <table:table-cell table:style-name="TC20">
            <text:p text:style-name="P4"><text:span text:style-name="C0">m²</text:span></text:p>
          </table:table-cell>
          <table:table-cell table:style-name="TC20">
            <text:p text:style-name="P30"><text:span text:style-name="C0">1,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1 (1,50*0,75*0,70)</text:span></text:p>
          </table:table-cell>
          <table:table-cell table:style-name="TC20">
            <text:p text:style-name="P4"><text:span text:style-name="C0">m²</text:span></text:p>
          </table:table-cell>
          <table:table-cell table:style-name="TC20">
            <text:p text:style-name="P30"><text:span text:style-name="C0">0,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2 (1,50*0,55*0,70)</text:span></text:p>
          </table:table-cell>
          <table:table-cell table:style-name="TC20">
            <text:p text:style-name="P4"><text:span text:style-name="C0">m²</text:span></text:p>
          </table:table-cell>
          <table:table-cell table:style-name="TC20">
            <text:p text:style-name="P30"><text:span text:style-name="C0">0,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i collegamen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1 (1,55*0,40*0,40)</text:span></text:p>
          </table:table-cell>
          <table:table-cell table:style-name="TC20">
            <text:p text:style-name="P4"><text:span text:style-name="C0">m²</text:span></text:p>
          </table:table-cell>
          <table:table-cell table:style-name="TC20">
            <text:p text:style-name="P30"><text:span text:style-name="C0">0,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2 ((0,65+2,70+3,10)*0,40*0,40)</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3 ((0,65+0,95+3,10)*0,40*0,40)</text:span></text:p>
          </table:table-cell>
          <table:table-cell table:style-name="TC20">
            <text:p text:style-name="P4"><text:span text:style-name="C0">m²</text:span></text:p>
          </table:table-cell>
          <table:table-cell table:style-name="TC20">
            <text:p text:style-name="P30"><text:span text:style-name="C0">0,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4 ((0,55+2,00+3,20)*0,40*0,40)</text:span></text:p>
          </table:table-cell>
          <table:table-cell table:style-name="TC20">
            <text:p text:style-name="P4"><text:span text:style-name="C0">m²</text:span></text:p>
          </table:table-cell>
          <table:table-cell table:style-name="TC20">
            <text:p text:style-name="P30"><text:span text:style-name="C0">0,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5 ((0,65+0,80+3,35)*0,40*0,40)</text:span></text:p>
          </table:table-cell>
          <table:table-cell table:style-name="TC20">
            <text:p text:style-name="P4"><text:span text:style-name="C0">m²</text:span></text:p>
          </table:table-cell>
          <table:table-cell table:style-name="TC20">
            <text:p text:style-name="P30"><text:span text:style-name="C0">0,7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6 ((0,65+2,05+3,35)*0,40*0,40)</text:span></text:p>
          </table:table-cell>
          <table:table-cell table:style-name="TC20">
            <text:p text:style-name="P4"><text:span text:style-name="C0">m²</text:span></text:p>
          </table:table-cell>
          <table:table-cell table:style-name="TC20">
            <text:p text:style-name="P30"><text:span text:style-name="C0">0,9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7 ((0,65+2,00+3,25)*0,40*0,40)</text:span></text:p>
          </table:table-cell>
          <table:table-cell table:style-name="TC20">
            <text:p text:style-name="P4"><text:span text:style-name="C0">m²</text:span></text:p>
          </table:table-cell>
          <table:table-cell table:style-name="TC20">
            <text:p text:style-name="P30"><text:span text:style-name="C0">0,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8 (1,00*0,40*0,40)</text:span></text:p>
          </table:table-cell>
          <table:table-cell table:style-name="TC20">
            <text:p text:style-name="P4"><text:span text:style-name="C0">m²</text:span></text:p>
          </table:table-cell>
          <table:table-cell table:style-name="TC20">
            <text:p text:style-name="P30"><text:span text:style-name="C0">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9 ((0,65+1,25)*0,40*0,40)</text:span></text:p>
          </table:table-cell>
          <table:table-cell table:style-name="TC20">
            <text:p text:style-name="P4"><text:span text:style-name="C0">m²</text:span></text:p>
          </table:table-cell>
          <table:table-cell table:style-name="TC20">
            <text:p text:style-name="P30"><text:span text:style-name="C0">0,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0 ((3,00+3,05)*0,40*0,40)</text:span></text:p>
          </table:table-cell>
          <table:table-cell table:style-name="TC20">
            <text:p text:style-name="P4"><text:span text:style-name="C0">m²</text:span></text:p>
          </table:table-cell>
          <table:table-cell table:style-name="TC20">
            <text:p text:style-name="P30"><text:span text:style-name="C0">0,9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1 ((2,65+3,40+2,00)*0,40*0,40)</text:span></text:p>
          </table:table-cell>
          <table:table-cell table:style-name="TC20">
            <text:p text:style-name="P4"><text:span text:style-name="C0">m²</text:span></text:p>
          </table:table-cell>
          <table:table-cell table:style-name="TC20">
            <text:p text:style-name="P30"><text:span text:style-name="C0">1,2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2 ((2,65+1,15+2,10)*0,40*0,40)</text:span></text:p>
          </table:table-cell>
          <table:table-cell table:style-name="TC20">
            <text:p text:style-name="P4"><text:span text:style-name="C0">m²</text:span></text:p>
          </table:table-cell>
          <table:table-cell table:style-name="TC20">
            <text:p text:style-name="P30"><text:span text:style-name="C0">0,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3 ((1,90+2,75+1,20)*0,40*0,40)</text:span></text:p>
          </table:table-cell>
          <table:table-cell table:style-name="TC20">
            <text:p text:style-name="P4"><text:span text:style-name="C0">m²</text:span></text:p>
          </table:table-cell>
          <table:table-cell table:style-name="TC20">
            <text:p text:style-name="P30"><text:span text:style-name="C0">0,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4 (1,90*0,40*0,40)</text:span></text:p>
          </table:table-cell>
          <table:table-cell table:style-name="TC20">
            <text:p text:style-name="P4"><text:span text:style-name="C0">m²</text:span></text:p>
          </table:table-cell>
          <table:table-cell table:style-name="TC20">
            <text:p text:style-name="P30"><text:span text:style-name="C0">0,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5 ((2,50+1,15)*0,40*0,40)</text:span></text:p>
          </table:table-cell>
          <table:table-cell table:style-name="TC20">
            <text:p text:style-name="P4"><text:span text:style-name="C0">m²</text:span></text:p>
          </table:table-cell>
          <table:table-cell table:style-name="TC20">
            <text:p text:style-name="P30"><text:span text:style-name="C0">0,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6 ((2,40+0,75+2,50)*0,40*0,4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7 (0,70*0,40*0,40)</text:span></text:p>
          </table:table-cell>
          <table:table-cell table:style-name="TC20">
            <text:p text:style-name="P4"><text:span text:style-name="C0">m²</text:span></text:p>
          </table:table-cell>
          <table:table-cell table:style-name="TC20">
            <text:p text:style-name="P30"><text:span text:style-name="C0">0,1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8 ((3,35+0,50)*0,40*0,40)</text:span></text:p>
          </table:table-cell>
          <table:table-cell table:style-name="TC20">
            <text:p text:style-name="P4"><text:span text:style-name="C0">m²</text:span></text:p>
          </table:table-cell>
          <table:table-cell table:style-name="TC20">
            <text:p text:style-name="P30"><text:span text:style-name="C0">0,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9 ((1,45+1,45+3,35)*0,40*0,40)</text:span></text:p>
          </table:table-cell>
          <table:table-cell table:style-name="TC20">
            <text:p text:style-name="P4"><text:span text:style-name="C0">m²</text:span></text:p>
          </table:table-cell>
          <table:table-cell table:style-name="TC20">
            <text:p text:style-name="P30"><text:span text:style-name="C0">1,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0 ((2,50+3,05+1,70)*0,40*0,40)</text:span></text:p>
          </table:table-cell>
          <table:table-cell table:style-name="TC20">
            <text:p text:style-name="P4"><text:span text:style-name="C0">m²</text:span></text:p>
          </table:table-cell>
          <table:table-cell table:style-name="TC20">
            <text:p text:style-name="P30"><text:span text:style-name="C0">1,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1 ((2,15+2,15+2,80+3,30+3,55)*0,40*0,40)</text:span></text:p>
          </table:table-cell>
          <table:table-cell table:style-name="TC20">
            <text:p text:style-name="P4"><text:span text:style-name="C0">m²</text:span></text:p>
          </table:table-cell>
          <table:table-cell table:style-name="TC20">
            <text:p text:style-name="P30"><text:span text:style-name="C0">2,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2 ((3,35+3,65+1,15)*0,40*0,40)</text:span></text:p>
          </table:table-cell>
          <table:table-cell table:style-name="TC20">
            <text:p text:style-name="P4"><text:span text:style-name="C0">m²</text:span></text:p>
          </table:table-cell>
          <table:table-cell table:style-name="TC20">
            <text:p text:style-name="P30"><text:span text:style-name="C0">1,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3 ((2,35+3,35+2,10)*0,40*0,40)</text:span></text:p>
          </table:table-cell>
          <table:table-cell table:style-name="TC20">
            <text:p text:style-name="P4"><text:span text:style-name="C0">m²</text:span></text:p>
          </table:table-cell>
          <table:table-cell table:style-name="TC20">
            <text:p text:style-name="P30"><text:span text:style-name="C0">1,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4 (1,80*0,40*0,40)</text:span></text:p>
          </table:table-cell>
          <table:table-cell table:style-name="TC20">
            <text:p text:style-name="P4"><text:span text:style-name="C0">m²</text:span></text:p>
          </table:table-cell>
          <table:table-cell table:style-name="TC20">
            <text:p text:style-name="P30"><text:span text:style-name="C0">0,2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6 ((0,80+2,15)*0,40*0,40)</text:span></text:p>
          </table:table-cell>
          <table:table-cell table:style-name="TC20">
            <text:p text:style-name="P4"><text:span text:style-name="C0">m²</text:span></text:p>
          </table:table-cell>
          <table:table-cell table:style-name="TC20">
            <text:p text:style-name="P30"><text:span text:style-name="C0">0,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7 ((1,10+3,65+2,20)*0,40*0,40)</text:span></text:p>
          </table:table-cell>
          <table:table-cell table:style-name="TC20">
            <text:p text:style-name="P4"><text:span text:style-name="C0">m²</text:span></text:p>
          </table:table-cell>
          <table:table-cell table:style-name="TC20">
            <text:p text:style-name="P30"><text:span text:style-name="C0">1,1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8 ((3,65+3,90+3,55)*0,40*0,40)</text:span></text:p>
          </table:table-cell>
          <table:table-cell table:style-name="TC20">
            <text:p text:style-name="P4"><text:span text:style-name="C0">m²</text:span></text:p>
          </table:table-cell>
          <table:table-cell table:style-name="TC20">
            <text:p text:style-name="P30"><text:span text:style-name="C0">1,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9 ((1,05+3,55)*0,40*0,40)</text:span></text:p>
          </table:table-cell>
          <table:table-cell table:style-name="TC20">
            <text:p text:style-name="P4"><text:span text:style-name="C0">m²</text:span></text:p>
          </table:table-cell>
          <table:table-cell table:style-name="TC20">
            <text:p text:style-name="P30"><text:span text:style-name="C0">0,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0 ((2,75+3,05)*0,40*0,40)</text:span></text:p>
          </table:table-cell>
          <table:table-cell table:style-name="TC20">
            <text:p text:style-name="P4"><text:span text:style-name="C0">m²</text:span></text:p>
          </table:table-cell>
          <table:table-cell table:style-name="TC20">
            <text:p text:style-name="P30"><text:span text:style-name="C0">0,9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1 (3,05*0,40*0,40)</text:span></text:p>
          </table:table-cell>
          <table:table-cell table:style-name="TC20">
            <text:p text:style-name="P4"><text:span text:style-name="C0">m²</text:span></text:p>
          </table:table-cell>
          <table:table-cell table:style-name="TC20">
            <text:p text:style-name="P30"><text:span text:style-name="C0">0,4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2 ((2,30+0,90)*0,40*0,40)</text:span></text:p>
          </table:table-cell>
          <table:table-cell table:style-name="TC20">
            <text:p text:style-name="P4"><text:span text:style-name="C0">m²</text:span></text:p>
          </table:table-cell>
          <table:table-cell table:style-name="TC20">
            <text:p text:style-name="P30"><text:span text:style-name="C0">0,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3 ((1,10+3,65+1,15)*0,40*0,40)</text:span></text:p>
          </table:table-cell>
          <table:table-cell table:style-name="TC20">
            <text:p text:style-name="P4"><text:span text:style-name="C0">m²</text:span></text:p>
          </table:table-cell>
          <table:table-cell table:style-name="TC20">
            <text:p text:style-name="P30"><text:span text:style-name="C0">0,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4 ((3,65+3,90+3,60)*0,40*0,40)</text:span></text:p>
          </table:table-cell>
          <table:table-cell table:style-name="TC20">
            <text:p text:style-name="P4"><text:span text:style-name="C0">m²</text:span></text:p>
          </table:table-cell>
          <table:table-cell table:style-name="TC20">
            <text:p text:style-name="P30"><text:span text:style-name="C0">1,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5 ((1,10+3,60)*0,40*0,40)</text:span></text:p>
          </table:table-cell>
          <table:table-cell table:style-name="TC20">
            <text:p text:style-name="P4"><text:span text:style-name="C0">m²</text:span></text:p>
          </table:table-cell>
          <table:table-cell table:style-name="TC20">
            <text:p text:style-name="P30"><text:span text:style-name="C0">0,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6 ((2,70+3,00)*0,40*0,40)</text:span></text:p>
          </table:table-cell>
          <table:table-cell table:style-name="TC20">
            <text:p text:style-name="P4"><text:span text:style-name="C0">m²</text:span></text:p>
          </table:table-cell>
          <table:table-cell table:style-name="TC20">
            <text:p text:style-name="P30"><text:span text:style-name="C0">0,9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7 ((3,30+3,00)*0,40*0,40)</text:span></text:p>
          </table:table-cell>
          <table:table-cell table:style-name="TC20">
            <text:p text:style-name="P4"><text:span text:style-name="C0">m²</text:span></text:p>
          </table:table-cell>
          <table:table-cell table:style-name="TC20">
            <text:p text:style-name="P30"><text:span text:style-name="C0">1,0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8 ((2,10+2,90)*0,40*0,4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9 ((2,30+3,15)*0,40*0,40)</text:span></text:p>
          </table:table-cell>
          <table:table-cell table:style-name="TC20">
            <text:p text:style-name="P4"><text:span text:style-name="C0">m²</text:span></text:p>
          </table:table-cell>
          <table:table-cell table:style-name="TC20">
            <text:p text:style-name="P30"><text:span text:style-name="C0">0,8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0 ((1,10+0,90)*0,40*0,40)</text:span></text:p>
          </table:table-cell>
          <table:table-cell table:style-name="TC20">
            <text:p text:style-name="P4"><text:span text:style-name="C0">m²</text:span></text:p>
          </table:table-cell>
          <table:table-cell table:style-name="TC20">
            <text:p text:style-name="P30"><text:span text:style-name="C0">0,3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1 ((3,60+3,70)*0,40*0,40)</text:span></text:p>
          </table:table-cell>
          <table:table-cell table:style-name="TC20">
            <text:p text:style-name="P4"><text:span text:style-name="C0">m²</text:span></text:p>
          </table:table-cell>
          <table:table-cell table:style-name="TC20">
            <text:p text:style-name="P30"><text:span text:style-name="C0">1,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2 ((1,85+3,80)*0,40*0,4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3 (2*(2,30+4,00)*0,40)</text:span></text:p>
          </table:table-cell>
          <table:table-cell table:style-name="TC20">
            <text:p text:style-name="P4"><text:span text:style-name="C0">m²</text:span></text:p>
          </table:table-cell>
          <table:table-cell table:style-name="TC20">
            <text:p text:style-name="P30"><text:span text:style-name="C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4 (2*0,85*0,40)</text:span></text:p>
          </table:table-cell>
          <table:table-cell table:style-name="TC20">
            <text:p text:style-name="P4"><text:span text:style-name="C0">m²</text:span></text:p>
          </table:table-cell>
          <table:table-cell table:style-name="TC20">
            <text:p text:style-name="P30"><text:span text:style-name="C0">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5 (2*(1,45+3,60+4,00)*0,40)</text:span></text:p>
          </table:table-cell>
          <table:table-cell table:style-name="TC20">
            <text:p text:style-name="P4"><text:span text:style-name="C0">m²</text:span></text:p>
          </table:table-cell>
          <table:table-cell table:style-name="TC20">
            <text:p text:style-name="P30"><text:span text:style-name="C0">7,2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6 (2*(3,60+4,00+3,50)*0,40)</text:span></text:p>
          </table:table-cell>
          <table:table-cell table:style-name="TC20">
            <text:p text:style-name="P4"><text:span text:style-name="C0">m²</text:span></text:p>
          </table:table-cell>
          <table:table-cell table:style-name="TC20">
            <text:p text:style-name="P30"><text:span text:style-name="C0">8,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7 (2*(3,80+3,50)*0,40)</text:span></text:p>
          </table:table-cell>
          <table:table-cell table:style-name="TC20">
            <text:p text:style-name="P4"><text:span text:style-name="C0">m²</text:span></text:p>
          </table:table-cell>
          <table:table-cell table:style-name="TC20">
            <text:p text:style-name="P30"><text:span text:style-name="C0">5,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8 (2*(3,20+3,50)*0,40)</text:span></text:p>
          </table:table-cell>
          <table:table-cell table:style-name="TC20">
            <text:p text:style-name="P4"><text:span text:style-name="C0">m²</text:span></text:p>
          </table:table-cell>
          <table:table-cell table:style-name="TC20">
            <text:p text:style-name="P30"><text:span text:style-name="C0">5,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9 (2*(3,60+3,50)*0,40)</text:span></text:p>
          </table:table-cell>
          <table:table-cell table:style-name="TC20">
            <text:p text:style-name="P4"><text:span text:style-name="C0">m²</text:span></text:p>
          </table:table-cell>
          <table:table-cell table:style-name="TC20">
            <text:p text:style-name="P30"><text:span text:style-name="C0">5,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998,81</text:span></text:p>
          </table:table-cell>
          <table:table-cell table:style-name="TC20">
            <text:p text:style-name="P30"><text:span text:style-name="C0">30,16</text:span></text:p>
          </table:table-cell>
          <table:table-cell table:style-name="TC22">
            <text:p text:style-name="P30"><text:span text:style-name="C37">30.124,11</text:span></text:p>
          </table:table-cell>
        </table:table-row>
        <table:table-row>
          <table:table-cell table:style-name="TC18">
            <text:p text:style-name="P4"><text:span text:style-name="C33">2.1.2</text:span></text:p>
          </table:table-cell>
          <table:table-cell table:style-name="TC20">
            <text:p text:style-name="P28"><text:span text:style-name="C0">01.A04.B15.010</text:span></text:p>
          </table:table-cell>
          <table:table-cell table:style-name="TC20">
            <text:p text:style-name="P28"><text:span text:style-name="C0">Calcestruzzo per uso non strutturale confezionato a dosaggio con cemento tipo 32,5 R in centrale di betonaggio, diametro <text:s/>massimo nominale dell'aggregato 30 mm, <text:s/>fornito in cantiere. escluso il getto, la vibrazione, il ponteggio, la cassaforma ed il ferro d'armatura; conteggiati a parte.</text:span></text:p>
            <text:p text:style-name="P28"><text:span text:style-name="C0">Eseguito con 150 kg/m³</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Getto pulizia - sp. 10 c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i controterra (((41,30-0,80)+(25,26-0,80)+12,96+11,74+(25,80-0,80)+24,82+2,56+(11,20-0,80))*0,10*(0,80+0,10))</text:span></text:p>
          </table:table-cell>
          <table:table-cell table:style-name="TC20">
            <text:p text:style-name="P4"><text:span text:style-name="C0">m³</text:span></text:p>
          </table:table-cell>
          <table:table-cell table:style-name="TC20">
            <text:p text:style-name="P30"><text:span text:style-name="C0">13,7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etti <text:s/>lati <text:s/>rampa ((3,35+15,90)*(1,20+2*0,10)*0,10+3,65*(1,00+2*0,20)*0,10)</text:span></text:p>
          </table:table-cell>
          <table:table-cell table:style-name="TC20">
            <text:p text:style-name="P4"><text:span text:style-name="C0">m³</text:span></text:p>
          </table:table-cell>
          <table:table-cell table:style-name="TC20">
            <text:p text:style-name="P30"><text:span text:style-name="C0">3,2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1 ((1,65+2*0,10)*(1,50+2*0,10)*0,10)</text:span></text:p>
          </table:table-cell>
          <table:table-cell table:style-name="TC20">
            <text:p text:style-name="P4"><text:span text:style-name="C0">m³</text:span></text:p>
          </table:table-cell>
          <table:table-cell table:style-name="TC20">
            <text:p text:style-name="P30"><text:span text:style-name="C0">0,31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2 ((1,80+2*0,10)*(1,50+2*0,10)*0,10)</text:span></text:p>
          </table:table-cell>
          <table:table-cell table:style-name="TC20">
            <text:p text:style-name="P4"><text:span text:style-name="C0">m³</text:span></text:p>
          </table:table-cell>
          <table:table-cell table:style-name="TC20">
            <text:p text:style-name="P30"><text:span text:style-name="C0">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3 ((1,80+2*0,10)*(1,50+2*0,10)*0,10)</text:span></text:p>
          </table:table-cell>
          <table:table-cell table:style-name="TC20">
            <text:p text:style-name="P4"><text:span text:style-name="C0">m³</text:span></text:p>
          </table:table-cell>
          <table:table-cell table:style-name="TC20">
            <text:p text:style-name="P30"><text:span text:style-name="C0">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4 ((2,80+2*0,10)*(1,50+2*0,10)*0,10)</text:span></text:p>
          </table:table-cell>
          <table:table-cell table:style-name="TC20">
            <text:p text:style-name="P4"><text:span text:style-name="C0">m³</text:span></text:p>
          </table:table-cell>
          <table:table-cell table:style-name="TC20">
            <text:p text:style-name="P30"><text:span text:style-name="C0">0,5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5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6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7 ((1,80+2*0,10)*(1,50+2*0,10)*0,10)</text:span></text:p>
          </table:table-cell>
          <table:table-cell table:style-name="TC20">
            <text:p text:style-name="P4"><text:span text:style-name="C0">m³</text:span></text:p>
          </table:table-cell>
          <table:table-cell table:style-name="TC20">
            <text:p text:style-name="P30"><text:span text:style-name="C0">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8 ((2,00+2*0,10)*(6,20+2*0,10)*0,10)</text:span></text:p>
          </table:table-cell>
          <table:table-cell table:style-name="TC20">
            <text:p text:style-name="P4"><text:span text:style-name="C0">m³</text:span></text:p>
          </table:table-cell>
          <table:table-cell table:style-name="TC20">
            <text:p text:style-name="P30"><text:span text:style-name="C0">1,4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9 ((1,00+2*0,10)*(0,80+2*0,10)*0,10)</text:span></text:p>
          </table:table-cell>
          <table:table-cell table:style-name="TC20">
            <text:p text:style-name="P4"><text:span text:style-name="C0">m³</text:span></text:p>
          </table:table-cell>
          <table:table-cell table:style-name="TC20">
            <text:p text:style-name="P30"><text:span text:style-name="C0">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0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1 ((1,50+2*0,10)*(1,80+2*0,10)*0,10)</text:span></text:p>
          </table:table-cell>
          <table:table-cell table:style-name="TC20">
            <text:p text:style-name="P4"><text:span text:style-name="C0">m³</text:span></text:p>
          </table:table-cell>
          <table:table-cell table:style-name="TC20">
            <text:p text:style-name="P30"><text:span text:style-name="C0">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2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3 ((3,40+2*0,10)*(1,80+2*0,10)*0,10)</text:span></text:p>
          </table:table-cell>
          <table:table-cell table:style-name="TC20">
            <text:p text:style-name="P4"><text:span text:style-name="C0">m³</text:span></text:p>
          </table:table-cell>
          <table:table-cell table:style-name="TC20">
            <text:p text:style-name="P30"><text:span text:style-name="C0">0,7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4 ((1,80+2*0,10)*(1,80+2*0,10)*0,10)</text:span></text:p>
          </table:table-cell>
          <table:table-cell table:style-name="TC20">
            <text:p text:style-name="P4"><text:span text:style-name="C0">m³</text:span></text:p>
          </table:table-cell>
          <table:table-cell table:style-name="TC20">
            <text:p text:style-name="P30"><text:span text:style-name="C0">0,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5 ((1,80+2*0,10)*(1,80+2*0,10)*0,10)</text:span></text:p>
          </table:table-cell>
          <table:table-cell table:style-name="TC20">
            <text:p text:style-name="P4"><text:span text:style-name="C0">m³</text:span></text:p>
          </table:table-cell>
          <table:table-cell table:style-name="TC20">
            <text:p text:style-name="P30"><text:span text:style-name="C0">0,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6 ((3,30+2*0,10)*(3,80+2*0,10)*0,10)</text:span></text:p>
          </table:table-cell>
          <table:table-cell table:style-name="TC20">
            <text:p text:style-name="P4"><text:span text:style-name="C0">m³</text:span></text:p>
          </table:table-cell>
          <table:table-cell table:style-name="TC20">
            <text:p text:style-name="P30"><text:span text:style-name="C0">1,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7 ((1,80+2*0,10)*(1,50+2*0,10)*0,10)</text:span></text:p>
          </table:table-cell>
          <table:table-cell table:style-name="TC20">
            <text:p text:style-name="P4"><text:span text:style-name="C0">m³</text:span></text:p>
          </table:table-cell>
          <table:table-cell table:style-name="TC20">
            <text:p text:style-name="P30"><text:span text:style-name="C0">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8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9 ((1,80+2*0,10)*(3,50+2*0,10)*0,10)</text:span></text:p>
          </table:table-cell>
          <table:table-cell table:style-name="TC20">
            <text:p text:style-name="P4"><text:span text:style-name="C0">m³</text:span></text:p>
          </table:table-cell>
          <table:table-cell table:style-name="TC20">
            <text:p text:style-name="P30"><text:span text:style-name="C0">0,7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0 ((1,80+2*0,10)*(3,50+2*0,10)*0,10)</text:span></text:p>
          </table:table-cell>
          <table:table-cell table:style-name="TC20">
            <text:p text:style-name="P4"><text:span text:style-name="C0">m³</text:span></text:p>
          </table:table-cell>
          <table:table-cell table:style-name="TC20">
            <text:p text:style-name="P30"><text:span text:style-name="C0">0,7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1 ((2,00+2*0,10)*(8,00+2*0,10)*0,10)</text:span></text:p>
          </table:table-cell>
          <table:table-cell table:style-name="TC20">
            <text:p text:style-name="P4"><text:span text:style-name="C0">m³</text:span></text:p>
          </table:table-cell>
          <table:table-cell table:style-name="TC20">
            <text:p text:style-name="P30"><text:span text:style-name="C0">1,8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2 ((2,10+2*0,10)*(3,20+2*0,10)*0,10)</text:span></text:p>
          </table:table-cell>
          <table:table-cell table:style-name="TC20">
            <text:p text:style-name="P4"><text:span text:style-name="C0">m³</text:span></text:p>
          </table:table-cell>
          <table:table-cell table:style-name="TC20">
            <text:p text:style-name="P30"><text:span text:style-name="C0">0,7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3 ((2,80+2*0,10)*(1,30+2*0,10)*0,10)</text:span></text:p>
          </table:table-cell>
          <table:table-cell table:style-name="TC20">
            <text:p text:style-name="P4"><text:span text:style-name="C0">m³</text:span></text:p>
          </table:table-cell>
          <table:table-cell table:style-name="TC20">
            <text:p text:style-name="P30"><text:span text:style-name="C0">0,4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4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6 ((3,20+2*0,10)*(3,20+2*0,10)*0,10)</text:span></text:p>
          </table:table-cell>
          <table:table-cell table:style-name="TC20">
            <text:p text:style-name="P4"><text:span text:style-name="C0">m³</text:span></text:p>
          </table:table-cell>
          <table:table-cell table:style-name="TC20">
            <text:p text:style-name="P30"><text:span text:style-name="C0">1,1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7 ((1,50+2*0,10)*(1,80+2*0,10)*0,10)</text:span></text:p>
          </table:table-cell>
          <table:table-cell table:style-name="TC20">
            <text:p text:style-name="P4"><text:span text:style-name="C0">m³</text:span></text:p>
          </table:table-cell>
          <table:table-cell table:style-name="TC20">
            <text:p text:style-name="P30"><text:span text:style-name="C0">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8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9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0 ((2,00+2*0,10)*(2,00+2*0,10)*0,10)</text:span></text:p>
          </table:table-cell>
          <table:table-cell table:style-name="TC20">
            <text:p text:style-name="P4"><text:span text:style-name="C0">m³</text:span></text:p>
          </table:table-cell>
          <table:table-cell table:style-name="TC20">
            <text:p text:style-name="P30"><text:span text:style-name="C0">0,4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1 ((2,00+2*0,10)*(2,00+2*0,10)*0,10)</text:span></text:p>
          </table:table-cell>
          <table:table-cell table:style-name="TC20">
            <text:p text:style-name="P4"><text:span text:style-name="C0">m³</text:span></text:p>
          </table:table-cell>
          <table:table-cell table:style-name="TC20">
            <text:p text:style-name="P30"><text:span text:style-name="C0">0,4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2 ((1,80+2*0,10)*(1,80+2*0,10)*0,10)</text:span></text:p>
          </table:table-cell>
          <table:table-cell table:style-name="TC20">
            <text:p text:style-name="P4"><text:span text:style-name="C0">m³</text:span></text:p>
          </table:table-cell>
          <table:table-cell table:style-name="TC20">
            <text:p text:style-name="P30"><text:span text:style-name="C0">0,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3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4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5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6 ((2,00+2*0,10)*(2,00+2*0,10)*0,10)</text:span></text:p>
          </table:table-cell>
          <table:table-cell table:style-name="TC20">
            <text:p text:style-name="P4"><text:span text:style-name="C0">m³</text:span></text:p>
          </table:table-cell>
          <table:table-cell table:style-name="TC20">
            <text:p text:style-name="P30"><text:span text:style-name="C0">0,4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7 ((2,00+2*0,10)*(2,00+2*0,10)*0,10)</text:span></text:p>
          </table:table-cell>
          <table:table-cell table:style-name="TC20">
            <text:p text:style-name="P4"><text:span text:style-name="C0">m³</text:span></text:p>
          </table:table-cell>
          <table:table-cell table:style-name="TC20">
            <text:p text:style-name="P30"><text:span text:style-name="C0">0,4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8 ((2,00+2*0,10)*(2,00+2*0,10)*0,10)</text:span></text:p>
          </table:table-cell>
          <table:table-cell table:style-name="TC20">
            <text:p text:style-name="P4"><text:span text:style-name="C0">m³</text:span></text:p>
          </table:table-cell>
          <table:table-cell table:style-name="TC20">
            <text:p text:style-name="P30"><text:span text:style-name="C0">0,4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9 ((1,80+2*0,10)*(1,80+2*0,10)*0,10)</text:span></text:p>
          </table:table-cell>
          <table:table-cell table:style-name="TC20">
            <text:p text:style-name="P4"><text:span text:style-name="C0">m³</text:span></text:p>
          </table:table-cell>
          <table:table-cell table:style-name="TC20">
            <text:p text:style-name="P30"><text:span text:style-name="C0">0,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0 ((1,80+2*0,10)*(3,40+2*0,10)*0,10)</text:span></text:p>
          </table:table-cell>
          <table:table-cell table:style-name="TC20">
            <text:p text:style-name="P4"><text:span text:style-name="C0">m³</text:span></text:p>
          </table:table-cell>
          <table:table-cell table:style-name="TC20">
            <text:p text:style-name="P30"><text:span text:style-name="C0">0,7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1 ((6,30+2*0,10)*(2,00+2*0,10)*0,10)</text:span></text:p>
          </table:table-cell>
          <table:table-cell table:style-name="TC20">
            <text:p text:style-name="P4"><text:span text:style-name="C0">m³</text:span></text:p>
          </table:table-cell>
          <table:table-cell table:style-name="TC20">
            <text:p text:style-name="P30"><text:span text:style-name="C0">1,4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2 ((2,00+2*0,10)*(2,00+2*0,10)*0,10)</text:span></text:p>
          </table:table-cell>
          <table:table-cell table:style-name="TC20">
            <text:p text:style-name="P4"><text:span text:style-name="C0">m³</text:span></text:p>
          </table:table-cell>
          <table:table-cell table:style-name="TC20">
            <text:p text:style-name="P30"><text:span text:style-name="C0">0,4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3 ((1,80+2*0,10)*(1,80+2*0,10)*0,10)</text:span></text:p>
          </table:table-cell>
          <table:table-cell table:style-name="TC20">
            <text:p text:style-name="P4"><text:span text:style-name="C0">m³</text:span></text:p>
          </table:table-cell>
          <table:table-cell table:style-name="TC20">
            <text:p text:style-name="P30"><text:span text:style-name="C0">0,4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4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5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6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7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8 ((1,50+2*0,10)*(1,50+2*0,10)*0,10)</text:span></text:p>
          </table:table-cell>
          <table:table-cell table:style-name="TC20">
            <text:p text:style-name="P4"><text:span text:style-name="C0">m³</text:span></text:p>
          </table:table-cell>
          <table:table-cell table:style-name="TC20">
            <text:p text:style-name="P30"><text:span text:style-name="C0">0,2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9 ((1,50+2*0,10)*1,15*0,10)</text:span></text:p>
          </table:table-cell>
          <table:table-cell table:style-name="TC20">
            <text:p text:style-name="P4"><text:span text:style-name="C0">m³</text:span></text:p>
          </table:table-cell>
          <table:table-cell table:style-name="TC20">
            <text:p text:style-name="P30"><text:span text:style-name="C0">0,1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0 ((1,50+2*0,10)*0,95*0,10)</text:span></text:p>
          </table:table-cell>
          <table:table-cell table:style-name="TC20">
            <text:p text:style-name="P4"><text:span text:style-name="C0">m³</text:span></text:p>
          </table:table-cell>
          <table:table-cell table:style-name="TC20">
            <text:p text:style-name="P30"><text:span text:style-name="C0">0,1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1 ((1,50+2*0,10)*0,75*0,10)</text:span></text:p>
          </table:table-cell>
          <table:table-cell table:style-name="TC20">
            <text:p text:style-name="P4"><text:span text:style-name="C0">m³</text:span></text:p>
          </table:table-cell>
          <table:table-cell table:style-name="TC20">
            <text:p text:style-name="P30"><text:span text:style-name="C0">0,1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2 ((1,50+2*0,10)*0,55*0,10)</text:span></text:p>
          </table:table-cell>
          <table:table-cell table:style-name="TC20">
            <text:p text:style-name="P4"><text:span text:style-name="C0">m³</text:span></text:p>
          </table:table-cell>
          <table:table-cell table:style-name="TC20">
            <text:p text:style-name="P30"><text:span text:style-name="C0">0,0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i di collegamen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1 (1,85*(0,40+2*0,10)*0,10)</text:span></text:p>
          </table:table-cell>
          <table:table-cell table:style-name="TC20">
            <text:p text:style-name="P4"><text:span text:style-name="C0">m³</text:span></text:p>
          </table:table-cell>
          <table:table-cell table:style-name="TC20">
            <text:p text:style-name="P30"><text:span text:style-name="C0">0,11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2 ((0,65+2,70+3,10)*(0,40+2*0,10)*0,10)</text:span></text:p>
          </table:table-cell>
          <table:table-cell table:style-name="TC20">
            <text:p text:style-name="P4"><text:span text:style-name="C0">m³</text:span></text:p>
          </table:table-cell>
          <table:table-cell table:style-name="TC20">
            <text:p text:style-name="P30"><text:span text:style-name="C0">0,38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3 ((0,65+0,95+3,10)*(0,40+2*0,10)*0,10)</text:span></text:p>
          </table:table-cell>
          <table:table-cell table:style-name="TC20">
            <text:p text:style-name="P4"><text:span text:style-name="C0">m³</text:span></text:p>
          </table:table-cell>
          <table:table-cell table:style-name="TC20">
            <text:p text:style-name="P30"><text:span text:style-name="C0">0,2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4 ((0,55+2,30+3,20)*(0,40+2*0,10)*0,10)</text:span></text:p>
          </table:table-cell>
          <table:table-cell table:style-name="TC20">
            <text:p text:style-name="P4"><text:span text:style-name="C0">m³</text:span></text:p>
          </table:table-cell>
          <table:table-cell table:style-name="TC20">
            <text:p text:style-name="P30"><text:span text:style-name="C0">0,3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5 ((0,65+0,80+3,35)*(0,40+2*0,10)*0,10)</text:span></text:p>
          </table:table-cell>
          <table:table-cell table:style-name="TC20">
            <text:p text:style-name="P4"><text:span text:style-name="C0">m³</text:span></text:p>
          </table:table-cell>
          <table:table-cell table:style-name="TC20">
            <text:p text:style-name="P30"><text:span text:style-name="C0">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6 ((0,65+2,05+3,35)*(0,40+2*0,10)*0,10)</text:span></text:p>
          </table:table-cell>
          <table:table-cell table:style-name="TC20">
            <text:p text:style-name="P4"><text:span text:style-name="C0">m³</text:span></text:p>
          </table:table-cell>
          <table:table-cell table:style-name="TC20">
            <text:p text:style-name="P30"><text:span text:style-name="C0">0,3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7 ((0,65+2,00+3,25)*(0,40+2*0,10)*0,10)</text:span></text:p>
          </table:table-cell>
          <table:table-cell table:style-name="TC20">
            <text:p text:style-name="P4"><text:span text:style-name="C0">m³</text:span></text:p>
          </table:table-cell>
          <table:table-cell table:style-name="TC20">
            <text:p text:style-name="P30"><text:span text:style-name="C0">0,3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8 (1,00*(0,40+2*0,10)*0,10)</text:span></text:p>
          </table:table-cell>
          <table:table-cell table:style-name="TC20">
            <text:p text:style-name="P4"><text:span text:style-name="C0">m³</text:span></text:p>
          </table:table-cell>
          <table:table-cell table:style-name="TC20">
            <text:p text:style-name="P30"><text:span text:style-name="C0">0,0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9 ((0,65+1,25)*(0,40+2*0,10)*0,10)</text:span></text:p>
          </table:table-cell>
          <table:table-cell table:style-name="TC20">
            <text:p text:style-name="P4"><text:span text:style-name="C0">m³</text:span></text:p>
          </table:table-cell>
          <table:table-cell table:style-name="TC20">
            <text:p text:style-name="P30"><text:span text:style-name="C0">0,11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0 ((3,00+3,05)*(0,40+2*0,10)*0,10)</text:span></text:p>
          </table:table-cell>
          <table:table-cell table:style-name="TC20">
            <text:p text:style-name="P4"><text:span text:style-name="C0">m³</text:span></text:p>
          </table:table-cell>
          <table:table-cell table:style-name="TC20">
            <text:p text:style-name="P30"><text:span text:style-name="C0">0,3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1 ((2,65+3,40+2,00)*(0,40+2*0,10)*0,10)</text:span></text:p>
          </table:table-cell>
          <table:table-cell table:style-name="TC20">
            <text:p text:style-name="P4"><text:span text:style-name="C0">m³</text:span></text:p>
          </table:table-cell>
          <table:table-cell table:style-name="TC20">
            <text:p text:style-name="P30"><text:span text:style-name="C0">0,4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2 ((2,65+1,15+2,10)*(0,40+2*0,10)*0,10)</text:span></text:p>
          </table:table-cell>
          <table:table-cell table:style-name="TC20">
            <text:p text:style-name="P4"><text:span text:style-name="C0">m³</text:span></text:p>
          </table:table-cell>
          <table:table-cell table:style-name="TC20">
            <text:p text:style-name="P30"><text:span text:style-name="C0">0,3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3 ((1,90+2,75+1,20)*(0,40+2*0,10)*0,10)</text:span></text:p>
          </table:table-cell>
          <table:table-cell table:style-name="TC20">
            <text:p text:style-name="P4"><text:span text:style-name="C0">m³</text:span></text:p>
          </table:table-cell>
          <table:table-cell table:style-name="TC20">
            <text:p text:style-name="P30"><text:span text:style-name="C0">0,3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4 (1,90*(0,40+2*0,10)*0,10)</text:span></text:p>
          </table:table-cell>
          <table:table-cell table:style-name="TC20">
            <text:p text:style-name="P4"><text:span text:style-name="C0">m³</text:span></text:p>
          </table:table-cell>
          <table:table-cell table:style-name="TC20">
            <text:p text:style-name="P30"><text:span text:style-name="C0">0,11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5 ((2,50+1,15)*(0,40+2*0,10)*0,10)</text:span></text:p>
          </table:table-cell>
          <table:table-cell table:style-name="TC20">
            <text:p text:style-name="P4"><text:span text:style-name="C0">m³</text:span></text:p>
          </table:table-cell>
          <table:table-cell table:style-name="TC20">
            <text:p text:style-name="P30"><text:span text:style-name="C0">0,2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6 ((2,40+0,75+2,50)*(0,40+2*0,10)*0,10)</text:span></text:p>
          </table:table-cell>
          <table:table-cell table:style-name="TC20">
            <text:p text:style-name="P4"><text:span text:style-name="C0">m³</text:span></text:p>
          </table:table-cell>
          <table:table-cell table:style-name="TC20">
            <text:p text:style-name="P30"><text:span text:style-name="C0">0,3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7 (0,70*(0,40+2*0,10)*0,10)</text:span></text:p>
          </table:table-cell>
          <table:table-cell table:style-name="TC20">
            <text:p text:style-name="P4"><text:span text:style-name="C0">m³</text:span></text:p>
          </table:table-cell>
          <table:table-cell table:style-name="TC20">
            <text:p text:style-name="P30"><text:span text:style-name="C0">0,0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8 ((3,35+0,50)*(0,40+2*0,10)*0,10)</text:span></text:p>
          </table:table-cell>
          <table:table-cell table:style-name="TC20">
            <text:p text:style-name="P4"><text:span text:style-name="C0">m³</text:span></text:p>
          </table:table-cell>
          <table:table-cell table:style-name="TC20">
            <text:p text:style-name="P30"><text:span text:style-name="C0">0,23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9 ((1,45+1,45+3,35)*(0,40+2*0,10)*0,10)</text:span></text:p>
          </table:table-cell>
          <table:table-cell table:style-name="TC20">
            <text:p text:style-name="P4"><text:span text:style-name="C0">m³</text:span></text:p>
          </table:table-cell>
          <table:table-cell table:style-name="TC20">
            <text:p text:style-name="P30"><text:span text:style-name="C0">0,3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0 ((2,50+3,05+1,70)*(0,40+2*0,10)*0,10)</text:span></text:p>
          </table:table-cell>
          <table:table-cell table:style-name="TC20">
            <text:p text:style-name="P4"><text:span text:style-name="C0">m³</text:span></text:p>
          </table:table-cell>
          <table:table-cell table:style-name="TC20">
            <text:p text:style-name="P30"><text:span text:style-name="C0">0,4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1 ((2,15+2,15+2,80+3,30+3,55)*(0,40+2*0,10)*0,10)</text:span></text:p>
          </table:table-cell>
          <table:table-cell table:style-name="TC20">
            <text:p text:style-name="P4"><text:span text:style-name="C0">m³</text:span></text:p>
          </table:table-cell>
          <table:table-cell table:style-name="TC20">
            <text:p text:style-name="P30"><text:span text:style-name="C0">0,8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2 ((3,35+3,65+1,15)*(0,40+2*0,10)*0,10)</text:span></text:p>
          </table:table-cell>
          <table:table-cell table:style-name="TC20">
            <text:p text:style-name="P4"><text:span text:style-name="C0">m³</text:span></text:p>
          </table:table-cell>
          <table:table-cell table:style-name="TC20">
            <text:p text:style-name="P30"><text:span text:style-name="C0">0,4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3 ((2,35+3,35+2,10)*(0,40+2*0,10)*0,10)</text:span></text:p>
          </table:table-cell>
          <table:table-cell table:style-name="TC20">
            <text:p text:style-name="P4"><text:span text:style-name="C0">m³</text:span></text:p>
          </table:table-cell>
          <table:table-cell table:style-name="TC20">
            <text:p text:style-name="P30"><text:span text:style-name="C0">0,4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4 (1,80*(0,40+2*0,10)*0,10)</text:span></text:p>
          </table:table-cell>
          <table:table-cell table:style-name="TC20">
            <text:p text:style-name="P4"><text:span text:style-name="C0">m³</text:span></text:p>
          </table:table-cell>
          <table:table-cell table:style-name="TC20">
            <text:p text:style-name="P30"><text:span text:style-name="C0">0,1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6 ((0,80+2,15)*(0,40+2*0,10)*0,10)</text:span></text:p>
          </table:table-cell>
          <table:table-cell table:style-name="TC20">
            <text:p text:style-name="P4"><text:span text:style-name="C0">m³</text:span></text:p>
          </table:table-cell>
          <table:table-cell table:style-name="TC20">
            <text:p text:style-name="P30"><text:span text:style-name="C0">0,17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7 ((1,10+3,65+2,20)*(0,40+2*0,10)*0,10)</text:span></text:p>
          </table:table-cell>
          <table:table-cell table:style-name="TC20">
            <text:p text:style-name="P4"><text:span text:style-name="C0">m³</text:span></text:p>
          </table:table-cell>
          <table:table-cell table:style-name="TC20">
            <text:p text:style-name="P30"><text:span text:style-name="C0">0,4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8 ((3,65+3,90+3,55)*(0,40+2*0,10)*0,10)</text:span></text:p>
          </table:table-cell>
          <table:table-cell table:style-name="TC20">
            <text:p text:style-name="P4"><text:span text:style-name="C0">m³</text:span></text:p>
          </table:table-cell>
          <table:table-cell table:style-name="TC20">
            <text:p text:style-name="P30"><text:span text:style-name="C0">0,6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9 ((1,05+3,55)*(0,40+2*0,10)*0,10)</text:span></text:p>
          </table:table-cell>
          <table:table-cell table:style-name="TC20">
            <text:p text:style-name="P4"><text:span text:style-name="C0">m³</text:span></text:p>
          </table:table-cell>
          <table:table-cell table:style-name="TC20">
            <text:p text:style-name="P30"><text:span text:style-name="C0">0,2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0 ((2,75+3,05)*(0,40+2*0,10)*0,10)</text:span></text:p>
          </table:table-cell>
          <table:table-cell table:style-name="TC20">
            <text:p text:style-name="P4"><text:span text:style-name="C0">m³</text:span></text:p>
          </table:table-cell>
          <table:table-cell table:style-name="TC20">
            <text:p text:style-name="P30"><text:span text:style-name="C0">0,3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1 (3,05*(0,40+2*0,10)*0,10)</text:span></text:p>
          </table:table-cell>
          <table:table-cell table:style-name="TC20">
            <text:p text:style-name="P4"><text:span text:style-name="C0">m³</text:span></text:p>
          </table:table-cell>
          <table:table-cell table:style-name="TC20">
            <text:p text:style-name="P30"><text:span text:style-name="C0">0,1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2 ((2,30+0,90)*(0,40+2*0,10)*0,10)</text:span></text:p>
          </table:table-cell>
          <table:table-cell table:style-name="TC20">
            <text:p text:style-name="P4"><text:span text:style-name="C0">m³</text:span></text:p>
          </table:table-cell>
          <table:table-cell table:style-name="TC20">
            <text:p text:style-name="P30"><text:span text:style-name="C0">0,1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3 ((1,10+3,65+1,15)*(0,40+2*0,10)*0,10)</text:span></text:p>
          </table:table-cell>
          <table:table-cell table:style-name="TC20">
            <text:p text:style-name="P4"><text:span text:style-name="C0">m³</text:span></text:p>
          </table:table-cell>
          <table:table-cell table:style-name="TC20">
            <text:p text:style-name="P30"><text:span text:style-name="C0">0,3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4 ((3,65+3,90+3,60)*(0,40+2*0,10)*0,10)</text:span></text:p>
          </table:table-cell>
          <table:table-cell table:style-name="TC20">
            <text:p text:style-name="P4"><text:span text:style-name="C0">m³</text:span></text:p>
          </table:table-cell>
          <table:table-cell table:style-name="TC20">
            <text:p text:style-name="P30"><text:span text:style-name="C0">0,6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5 ((1,10+3,60)*(0,40+2*0,10)*0,10)</text:span></text:p>
          </table:table-cell>
          <table:table-cell table:style-name="TC20">
            <text:p text:style-name="P4"><text:span text:style-name="C0">m³</text:span></text:p>
          </table:table-cell>
          <table:table-cell table:style-name="TC20">
            <text:p text:style-name="P30"><text:span text:style-name="C0">0,2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6 ((2,70+3,00)*(0,40+2*0,10)*0,10)</text:span></text:p>
          </table:table-cell>
          <table:table-cell table:style-name="TC20">
            <text:p text:style-name="P4"><text:span text:style-name="C0">m³</text:span></text:p>
          </table:table-cell>
          <table:table-cell table:style-name="TC20">
            <text:p text:style-name="P30"><text:span text:style-name="C0">0,3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7 ((3,30+3,00)*(0,40+2*0,10)*0,10)</text:span></text:p>
          </table:table-cell>
          <table:table-cell table:style-name="TC20">
            <text:p text:style-name="P4"><text:span text:style-name="C0">m³</text:span></text:p>
          </table:table-cell>
          <table:table-cell table:style-name="TC20">
            <text:p text:style-name="P30"><text:span text:style-name="C0">0,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8 ((2,10+2,90)*(0,40+2*0,10)*0,10)</text:span></text:p>
          </table:table-cell>
          <table:table-cell table:style-name="TC20">
            <text:p text:style-name="P4"><text:span text:style-name="C0">m³</text:span></text:p>
          </table:table-cell>
          <table:table-cell table:style-name="TC20">
            <text:p text:style-name="P30"><text:span text:style-name="C0">0,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9 ((2,30+3,15)*(0,40+2*0,10)*0,10)</text:span></text:p>
          </table:table-cell>
          <table:table-cell table:style-name="TC20">
            <text:p text:style-name="P4"><text:span text:style-name="C0">m³</text:span></text:p>
          </table:table-cell>
          <table:table-cell table:style-name="TC20">
            <text:p text:style-name="P30"><text:span text:style-name="C0">0,32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0 ((1,10+1,50)*(0,40+2*0,10)*0,10)</text:span></text:p>
          </table:table-cell>
          <table:table-cell table:style-name="TC20">
            <text:p text:style-name="P4"><text:span text:style-name="C0">m³</text:span></text:p>
          </table:table-cell>
          <table:table-cell table:style-name="TC20">
            <text:p text:style-name="P30"><text:span text:style-name="C0">0,1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1 ((3,60+3,70)*(0,40+2*0,10)*0,10)</text:span></text:p>
          </table:table-cell>
          <table:table-cell table:style-name="TC20">
            <text:p text:style-name="P4"><text:span text:style-name="C0">m³</text:span></text:p>
          </table:table-cell>
          <table:table-cell table:style-name="TC20">
            <text:p text:style-name="P30"><text:span text:style-name="C0">0,4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2 ((1,85+3,80)*(0,40+2*0,10)*0,10)</text:span></text:p>
          </table:table-cell>
          <table:table-cell table:style-name="TC20">
            <text:p text:style-name="P4"><text:span text:style-name="C0">m³</text:span></text:p>
          </table:table-cell>
          <table:table-cell table:style-name="TC20">
            <text:p text:style-name="P30"><text:span text:style-name="C0">0,3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3 ((2,30+4,00)*(0,40+2*0,10)*0,10)</text:span></text:p>
          </table:table-cell>
          <table:table-cell table:style-name="TC20">
            <text:p text:style-name="P4"><text:span text:style-name="C0">m³</text:span></text:p>
          </table:table-cell>
          <table:table-cell table:style-name="TC20">
            <text:p text:style-name="P30"><text:span text:style-name="C0">0,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4 (0,85*(0,40+2*0,10)*0,10)</text:span></text:p>
          </table:table-cell>
          <table:table-cell table:style-name="TC20">
            <text:p text:style-name="P4"><text:span text:style-name="C0">m³</text:span></text:p>
          </table:table-cell>
          <table:table-cell table:style-name="TC20">
            <text:p text:style-name="P30"><text:span text:style-name="C0">0,0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5 ((1,45+3,60+4,00)*(0,40+2*0,10)*0,10)</text:span></text:p>
          </table:table-cell>
          <table:table-cell table:style-name="TC20">
            <text:p text:style-name="P4"><text:span text:style-name="C0">m³</text:span></text:p>
          </table:table-cell>
          <table:table-cell table:style-name="TC20">
            <text:p text:style-name="P30"><text:span text:style-name="C0">0,5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6 ((3,60+4,00+3,50)*(0,40+2*0,10)*0,10)</text:span></text:p>
          </table:table-cell>
          <table:table-cell table:style-name="TC20">
            <text:p text:style-name="P4"><text:span text:style-name="C0">m³</text:span></text:p>
          </table:table-cell>
          <table:table-cell table:style-name="TC20">
            <text:p text:style-name="P30"><text:span text:style-name="C0">0,6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7 ((3,80+3,50)*(0,40+2*0,10)*0,10)</text:span></text:p>
          </table:table-cell>
          <table:table-cell table:style-name="TC20">
            <text:p text:style-name="P4"><text:span text:style-name="C0">m³</text:span></text:p>
          </table:table-cell>
          <table:table-cell table:style-name="TC20">
            <text:p text:style-name="P30"><text:span text:style-name="C0">0,4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8 ((3,20+3,50)*(0,40+2*0,10)*0,10)</text:span></text:p>
          </table:table-cell>
          <table:table-cell table:style-name="TC20">
            <text:p text:style-name="P4"><text:span text:style-name="C0">m³</text:span></text:p>
          </table:table-cell>
          <table:table-cell table:style-name="TC20">
            <text:p text:style-name="P30"><text:span text:style-name="C0">0,4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9 ((3,60+3,50)*(0,40+2*0,10)*0,10)</text:span></text:p>
          </table:table-cell>
          <table:table-cell table:style-name="TC20">
            <text:p text:style-name="P4"><text:span text:style-name="C0">m³</text:span></text:p>
          </table:table-cell>
          <table:table-cell table:style-name="TC20">
            <text:p text:style-name="P30"><text:span text:style-name="C0">0,4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57,647</text:span></text:p>
          </table:table-cell>
          <table:table-cell table:style-name="TC20">
            <text:p text:style-name="P30"><text:span text:style-name="C0">64,13</text:span></text:p>
          </table:table-cell>
          <table:table-cell table:style-name="TC22">
            <text:p text:style-name="P30"><text:span text:style-name="C37">3.696,90</text:span></text:p>
          </table:table-cell>
        </table:table-row>
        <table:table-row>
          <table:table-cell table:style-name="TC18">
            <text:p text:style-name="P4"><text:span text:style-name="C33">2.1.3</text:span></text:p>
          </table:table-cell>
          <table:table-cell table:style-name="TC20">
            <text:p text:style-name="P28"><text:span text:style-name="C0">01.A04.B20.005</text:span></text:p>
          </table:table-cell>
          <table:table-cell table:style-name="TC20">
            <text:p text:style-name="P28"><text:span text:style-name="C0">Calcestruzzo a prestazione garantita, in accordo alla UNI EN 206-1, per strutture di fondazione (plinti, cordoli, pali, travi rovesce, paratie, platee) e muri interrati a contatto con terreni non aggressivi, classe di esposizione ambientale xc2 (UNI <text:s/>11104), classe di consistenza al getto S4, Dmax aggregati 32 mm, Cl 0.4; fornitura a piè d'opera, escluso ogni altro onere: per plinti con altezza &lt; 1.5 m, platee di fondazione e muri di spessore &lt; 80 cm.</text:span></text:p>
            <text:p text:style-name="P28"><text:span text:style-name="C0">Classe di resistenza a compressione minima C25/3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i controterr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fondazione (((41,30-0,80)+(25,26-0,80)+12,96+11,74+(25,80-0,80)+24,82+2,56+(11,20-0,80))*0,80*0,40)</text:span></text:p>
          </table:table-cell>
          <table:table-cell table:style-name="TC20">
            <text:p text:style-name="P4"><text:span text:style-name="C0">m³</text:span></text:p>
          </table:table-cell>
          <table:table-cell table:style-name="TC20">
            <text:p text:style-name="P30"><text:span text:style-name="C0">48,7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etti lati ramp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fondazione (((3,35+15,90)*1,20+3,65*1,00)*0,40)</text:span></text:p>
          </table:table-cell>
          <table:table-cell table:style-name="TC20">
            <text:p text:style-name="P4"><text:span text:style-name="C0">m³</text:span></text:p>
          </table:table-cell>
          <table:table-cell table:style-name="TC20">
            <text:p text:style-name="P30"><text:span text:style-name="C0">10,7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59,481</text:span></text:p>
          </table:table-cell>
          <table:table-cell table:style-name="TC20">
            <text:p text:style-name="P30"><text:span text:style-name="C0">108,49</text:span></text:p>
          </table:table-cell>
          <table:table-cell table:style-name="TC22">
            <text:p text:style-name="P30"><text:span text:style-name="C37">6.453,09</text:span></text:p>
          </table:table-cell>
        </table:table-row>
        <table:table-row>
          <table:table-cell table:style-name="TC18">
            <text:p text:style-name="P4"><text:span text:style-name="C33">2.1.4</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i controterr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o (((41,30-0,30)+(11,20-0,30)+2,56+(25,85-0,30)+11,74+12,96+(25,26-0,30))*2,85*0,30)</text:span></text:p>
          </table:table-cell>
          <table:table-cell table:style-name="TC20">
            <text:p text:style-name="P4"><text:span text:style-name="C0">m³</text:span></text:p>
          </table:table-cell>
          <table:table-cell table:style-name="TC20">
            <text:p text:style-name="P30"><text:span text:style-name="C0">110,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etti lati ramp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o ((14,82+3,35)*2,85*0,30)</text:span></text:p>
          </table:table-cell>
          <table:table-cell table:style-name="TC20">
            <text:p text:style-name="P4"><text:span text:style-name="C0">m³</text:span></text:p>
          </table:table-cell>
          <table:table-cell table:style-name="TC20">
            <text:p text:style-name="P30"><text:span text:style-name="C0">15,5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26,403</text:span></text:p>
          </table:table-cell>
          <table:table-cell table:style-name="TC20">
            <text:p text:style-name="P30"><text:span text:style-name="C0">123,35</text:span></text:p>
          </table:table-cell>
          <table:table-cell table:style-name="TC22">
            <text:p text:style-name="P30"><text:span text:style-name="C37">15.591,81</text:span></text:p>
          </table:table-cell>
        </table:table-row>
        <table:table-row>
          <table:table-cell table:style-name="TC18">
            <text:p text:style-name="P4"><text:span text:style-name="C33">2.1.5</text:span></text:p>
          </table:table-cell>
          <table:table-cell table:style-name="TC20">
            <text:p text:style-name="P28"><text:span text:style-name="C0">01.A04.B20.005</text:span></text:p>
          </table:table-cell>
          <table:table-cell table:style-name="TC20">
            <text:p text:style-name="P28"><text:span text:style-name="C0">Calcestruzzo a prestazione garantita, in accordo alla UNI EN 206-1, per strutture di fondazione (plinti, cordoli, pali, travi rovesce, paratie, platee) e muri interrati a contatto con terreni non aggressivi, classe di esposizione ambientale xc2 (UNI <text:s/>11104), classe di consistenza al getto S4, Dmax aggregati 32 mm, Cl 0.4; fornitura a piè d'opera, escluso ogni altro onere: per plinti con altezza &lt; 1.5 m, platee di fondazione e muri di spessore &lt; 80 cm.</text:span></text:p>
            <text:p text:style-name="P28"><text:span text:style-name="C0">Classe di resistenza a compressione minima C25/3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in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1 (1,65*1,50*0,70)</text:span></text:p>
          </table:table-cell>
          <table:table-cell table:style-name="TC20">
            <text:p text:style-name="P4"><text:span text:style-name="C0">m³</text:span></text:p>
          </table:table-cell>
          <table:table-cell table:style-name="TC20">
            <text:p text:style-name="P30"><text:span text:style-name="C0">1,7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2 (1,80*1,50*0,70)</text:span></text:p>
          </table:table-cell>
          <table:table-cell table:style-name="TC20">
            <text:p text:style-name="P4"><text:span text:style-name="C0">m³</text:span></text:p>
          </table:table-cell>
          <table:table-cell table:style-name="TC20">
            <text:p text:style-name="P30"><text:span text:style-name="C0">1,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3 (1,80*1,50*0,70)</text:span></text:p>
          </table:table-cell>
          <table:table-cell table:style-name="TC20">
            <text:p text:style-name="P4"><text:span text:style-name="C0">m³</text:span></text:p>
          </table:table-cell>
          <table:table-cell table:style-name="TC20">
            <text:p text:style-name="P30"><text:span text:style-name="C0">1,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4 (2,80*1,50*0,70)</text:span></text:p>
          </table:table-cell>
          <table:table-cell table:style-name="TC20">
            <text:p text:style-name="P4"><text:span text:style-name="C0">m³</text:span></text:p>
          </table:table-cell>
          <table:table-cell table:style-name="TC20">
            <text:p text:style-name="P30"><text:span text:style-name="C0">2,9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5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6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7 (1,80*1,50*0,70)</text:span></text:p>
          </table:table-cell>
          <table:table-cell table:style-name="TC20">
            <text:p text:style-name="P4"><text:span text:style-name="C0">m³</text:span></text:p>
          </table:table-cell>
          <table:table-cell table:style-name="TC20">
            <text:p text:style-name="P30"><text:span text:style-name="C0">1,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8 (2,00*6,20*0,70)</text:span></text:p>
          </table:table-cell>
          <table:table-cell table:style-name="TC20">
            <text:p text:style-name="P4"><text:span text:style-name="C0">m³</text:span></text:p>
          </table:table-cell>
          <table:table-cell table:style-name="TC20">
            <text:p text:style-name="P30"><text:span text:style-name="C0">8,6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9 (1,00*0,80*0,70)</text:span></text:p>
          </table:table-cell>
          <table:table-cell table:style-name="TC20">
            <text:p text:style-name="P4"><text:span text:style-name="C0">m³</text:span></text:p>
          </table:table-cell>
          <table:table-cell table:style-name="TC20">
            <text:p text:style-name="P30"><text:span text:style-name="C0">0,5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0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1 (1,50*1,80*0,70)</text:span></text:p>
          </table:table-cell>
          <table:table-cell table:style-name="TC20">
            <text:p text:style-name="P4"><text:span text:style-name="C0">m³</text:span></text:p>
          </table:table-cell>
          <table:table-cell table:style-name="TC20">
            <text:p text:style-name="P30"><text:span text:style-name="C0">1,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2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3 (3,40*1,80*0,70)</text:span></text:p>
          </table:table-cell>
          <table:table-cell table:style-name="TC20">
            <text:p text:style-name="P4"><text:span text:style-name="C0">m³</text:span></text:p>
          </table:table-cell>
          <table:table-cell table:style-name="TC20">
            <text:p text:style-name="P30"><text:span text:style-name="C0">4,2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4 (1,80*1,80*0,70)</text:span></text:p>
          </table:table-cell>
          <table:table-cell table:style-name="TC20">
            <text:p text:style-name="P4"><text:span text:style-name="C0">m³</text:span></text:p>
          </table:table-cell>
          <table:table-cell table:style-name="TC20">
            <text:p text:style-name="P30"><text:span text:style-name="C0">2,2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5 (1,80*1,80*0,70)</text:span></text:p>
          </table:table-cell>
          <table:table-cell table:style-name="TC20">
            <text:p text:style-name="P4"><text:span text:style-name="C0">m³</text:span></text:p>
          </table:table-cell>
          <table:table-cell table:style-name="TC20">
            <text:p text:style-name="P30"><text:span text:style-name="C0">2,2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6 (3,30*3,80*0,70)</text:span></text:p>
          </table:table-cell>
          <table:table-cell table:style-name="TC20">
            <text:p text:style-name="P4"><text:span text:style-name="C0">m³</text:span></text:p>
          </table:table-cell>
          <table:table-cell table:style-name="TC20">
            <text:p text:style-name="P30"><text:span text:style-name="C0">8,7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7 (1,80*1,50*0,70)</text:span></text:p>
          </table:table-cell>
          <table:table-cell table:style-name="TC20">
            <text:p text:style-name="P4"><text:span text:style-name="C0">m³</text:span></text:p>
          </table:table-cell>
          <table:table-cell table:style-name="TC20">
            <text:p text:style-name="P30"><text:span text:style-name="C0">1,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8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9 (1,80*3,50*0,70)</text:span></text:p>
          </table:table-cell>
          <table:table-cell table:style-name="TC20">
            <text:p text:style-name="P4"><text:span text:style-name="C0">m³</text:span></text:p>
          </table:table-cell>
          <table:table-cell table:style-name="TC20">
            <text:p text:style-name="P30"><text:span text:style-name="C0">4,4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0 (1,80*3,50*0,70)</text:span></text:p>
          </table:table-cell>
          <table:table-cell table:style-name="TC20">
            <text:p text:style-name="P4"><text:span text:style-name="C0">m³</text:span></text:p>
          </table:table-cell>
          <table:table-cell table:style-name="TC20">
            <text:p text:style-name="P30"><text:span text:style-name="C0">4,4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1 (2,00*8,00*0,70)</text:span></text:p>
          </table:table-cell>
          <table:table-cell table:style-name="TC20">
            <text:p text:style-name="P4"><text:span text:style-name="C0">m³</text:span></text:p>
          </table:table-cell>
          <table:table-cell table:style-name="TC20">
            <text:p text:style-name="P30"><text:span text:style-name="C0">11,2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2 (2,10*3,20*0,70)</text:span></text:p>
          </table:table-cell>
          <table:table-cell table:style-name="TC20">
            <text:p text:style-name="P4"><text:span text:style-name="C0">m³</text:span></text:p>
          </table:table-cell>
          <table:table-cell table:style-name="TC20">
            <text:p text:style-name="P30"><text:span text:style-name="C0">4,7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3 (2,80*1,30*0,70)</text:span></text:p>
          </table:table-cell>
          <table:table-cell table:style-name="TC20">
            <text:p text:style-name="P4"><text:span text:style-name="C0">m³</text:span></text:p>
          </table:table-cell>
          <table:table-cell table:style-name="TC20">
            <text:p text:style-name="P30"><text:span text:style-name="C0">2,5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4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6 (3,20*3,20*0,70)</text:span></text:p>
          </table:table-cell>
          <table:table-cell table:style-name="TC20">
            <text:p text:style-name="P4"><text:span text:style-name="C0">m³</text:span></text:p>
          </table:table-cell>
          <table:table-cell table:style-name="TC20">
            <text:p text:style-name="P30"><text:span text:style-name="C0">7,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7 (1,50*1,80*0,70)</text:span></text:p>
          </table:table-cell>
          <table:table-cell table:style-name="TC20">
            <text:p text:style-name="P4"><text:span text:style-name="C0">m³</text:span></text:p>
          </table:table-cell>
          <table:table-cell table:style-name="TC20">
            <text:p text:style-name="P30"><text:span text:style-name="C0">1,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8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9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0 (2,00*2,00*0,70)</text:span></text:p>
          </table:table-cell>
          <table:table-cell table:style-name="TC20">
            <text:p text:style-name="P4"><text:span text:style-name="C0">m³</text:span></text:p>
          </table:table-cell>
          <table:table-cell table:style-name="TC20">
            <text:p text:style-name="P30"><text:span text:style-name="C0">2,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1 (2,00*2,00*0,70)</text:span></text:p>
          </table:table-cell>
          <table:table-cell table:style-name="TC20">
            <text:p text:style-name="P4"><text:span text:style-name="C0">m³</text:span></text:p>
          </table:table-cell>
          <table:table-cell table:style-name="TC20">
            <text:p text:style-name="P30"><text:span text:style-name="C0">2,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2 (1,80*1,80*0,70)</text:span></text:p>
          </table:table-cell>
          <table:table-cell table:style-name="TC20">
            <text:p text:style-name="P4"><text:span text:style-name="C0">m³</text:span></text:p>
          </table:table-cell>
          <table:table-cell table:style-name="TC20">
            <text:p text:style-name="P30"><text:span text:style-name="C0">2,2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3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4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5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6 (2,00*2,00*0,70)</text:span></text:p>
          </table:table-cell>
          <table:table-cell table:style-name="TC20">
            <text:p text:style-name="P4"><text:span text:style-name="C0">m³</text:span></text:p>
          </table:table-cell>
          <table:table-cell table:style-name="TC20">
            <text:p text:style-name="P30"><text:span text:style-name="C0">2,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7 (2,00*2,00*0,70)</text:span></text:p>
          </table:table-cell>
          <table:table-cell table:style-name="TC20">
            <text:p text:style-name="P4"><text:span text:style-name="C0">m³</text:span></text:p>
          </table:table-cell>
          <table:table-cell table:style-name="TC20">
            <text:p text:style-name="P30"><text:span text:style-name="C0">2,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8 (2,00*2,00*0,70)</text:span></text:p>
          </table:table-cell>
          <table:table-cell table:style-name="TC20">
            <text:p text:style-name="P4"><text:span text:style-name="C0">m³</text:span></text:p>
          </table:table-cell>
          <table:table-cell table:style-name="TC20">
            <text:p text:style-name="P30"><text:span text:style-name="C0">2,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9 (1,80*1,80*0,70)</text:span></text:p>
          </table:table-cell>
          <table:table-cell table:style-name="TC20">
            <text:p text:style-name="P4"><text:span text:style-name="C0">m³</text:span></text:p>
          </table:table-cell>
          <table:table-cell table:style-name="TC20">
            <text:p text:style-name="P30"><text:span text:style-name="C0">2,2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0 (1,80*3,40*0,70)</text:span></text:p>
          </table:table-cell>
          <table:table-cell table:style-name="TC20">
            <text:p text:style-name="P4"><text:span text:style-name="C0">m³</text:span></text:p>
          </table:table-cell>
          <table:table-cell table:style-name="TC20">
            <text:p text:style-name="P30"><text:span text:style-name="C0">4,2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1 (6,30*2,00*0,70)</text:span></text:p>
          </table:table-cell>
          <table:table-cell table:style-name="TC20">
            <text:p text:style-name="P4"><text:span text:style-name="C0">m³</text:span></text:p>
          </table:table-cell>
          <table:table-cell table:style-name="TC20">
            <text:p text:style-name="P30"><text:span text:style-name="C0">8,8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2 (2,00*2,00*0,70)</text:span></text:p>
          </table:table-cell>
          <table:table-cell table:style-name="TC20">
            <text:p text:style-name="P4"><text:span text:style-name="C0">m³</text:span></text:p>
          </table:table-cell>
          <table:table-cell table:style-name="TC20">
            <text:p text:style-name="P30"><text:span text:style-name="C0">2,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3 (1,80*1,80*0,70)</text:span></text:p>
          </table:table-cell>
          <table:table-cell table:style-name="TC20">
            <text:p text:style-name="P4"><text:span text:style-name="C0">m³</text:span></text:p>
          </table:table-cell>
          <table:table-cell table:style-name="TC20">
            <text:p text:style-name="P30"><text:span text:style-name="C0">2,2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4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5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6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7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8 (1,50*1,50*0,70)</text:span></text:p>
          </table:table-cell>
          <table:table-cell table:style-name="TC20">
            <text:p text:style-name="P4"><text:span text:style-name="C0">m³</text:span></text:p>
          </table:table-cell>
          <table:table-cell table:style-name="TC20">
            <text:p text:style-name="P30"><text:span text:style-name="C0">1,5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9 (1,50*1,15*0,70)</text:span></text:p>
          </table:table-cell>
          <table:table-cell table:style-name="TC20">
            <text:p text:style-name="P4"><text:span text:style-name="C0">m³</text:span></text:p>
          </table:table-cell>
          <table:table-cell table:style-name="TC20">
            <text:p text:style-name="P30"><text:span text:style-name="C0">1,2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0 (1,50*0,95*0,70)</text:span></text:p>
          </table:table-cell>
          <table:table-cell table:style-name="TC20">
            <text:p text:style-name="P4"><text:span text:style-name="C0">m³</text:span></text:p>
          </table:table-cell>
          <table:table-cell table:style-name="TC20">
            <text:p text:style-name="P30"><text:span text:style-name="C0">0,9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1 (1,50*0,75*0,70)</text:span></text:p>
          </table:table-cell>
          <table:table-cell table:style-name="TC20">
            <text:p text:style-name="P4"><text:span text:style-name="C0">m³</text:span></text:p>
          </table:table-cell>
          <table:table-cell table:style-name="TC20">
            <text:p text:style-name="P30"><text:span text:style-name="C0">0,7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52 (1,50*0,55*0,70)</text:span></text:p>
          </table:table-cell>
          <table:table-cell table:style-name="TC20">
            <text:p text:style-name="P4"><text:span text:style-name="C0">m³</text:span></text:p>
          </table:table-cell>
          <table:table-cell table:style-name="TC20">
            <text:p text:style-name="P30"><text:span text:style-name="C0">0,5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42,771</text:span></text:p>
          </table:table-cell>
          <table:table-cell table:style-name="TC20">
            <text:p text:style-name="P30"><text:span text:style-name="C0">108,49</text:span></text:p>
          </table:table-cell>
          <table:table-cell table:style-name="TC22">
            <text:p text:style-name="P30"><text:span text:style-name="C37">15.489,23</text:span></text:p>
          </table:table-cell>
        </table:table-row>
        <table:table-row>
          <table:table-cell table:style-name="TC18">
            <text:p text:style-name="P4"><text:span text:style-name="C33">2.1.6</text:span></text:p>
          </table:table-cell>
          <table:table-cell table:style-name="TC20">
            <text:p text:style-name="P28"><text:span text:style-name="C0">01.A04.B20.005</text:span></text:p>
          </table:table-cell>
          <table:table-cell table:style-name="TC20">
            <text:p text:style-name="P28"><text:span text:style-name="C0">Calcestruzzo a prestazione garantita, in accordo alla UNI EN 206-1, per strutture di fondazione (plinti, cordoli, pali, travi rovesce, paratie, platee) e muri interrati a contatto con terreni non aggressivi, classe di esposizione ambientale xc2 (UNI <text:s/>11104), classe di consistenza al getto S4, Dmax aggregati 32 mm, Cl 0.4; fornitura a piè d'opera, escluso ogni altro onere: per plinti con altezza &lt; 1.5 m, platee di fondazione e muri di spessore &lt; 80 cm.</text:span></text:p>
            <text:p text:style-name="P28"><text:span text:style-name="C0">Classe di resistenza a compressione minima C25/3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i di collegamento plin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1 (1,85*0,40*0,40)</text:span></text:p>
          </table:table-cell>
          <table:table-cell table:style-name="TC20">
            <text:p text:style-name="P4"><text:span text:style-name="C0">m³</text:span></text:p>
          </table:table-cell>
          <table:table-cell table:style-name="TC20">
            <text:p text:style-name="P30"><text:span text:style-name="C0">0,2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2 ((0,65+2,70+3,10)*0,40*0,40)</text:span></text:p>
          </table:table-cell>
          <table:table-cell table:style-name="TC20">
            <text:p text:style-name="P4"><text:span text:style-name="C0">m³</text:span></text:p>
          </table:table-cell>
          <table:table-cell table:style-name="TC20">
            <text:p text:style-name="P30"><text:span text:style-name="C0">1,03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3 ((0,65+0,95+3,10)*0,40*0,40)</text:span></text:p>
          </table:table-cell>
          <table:table-cell table:style-name="TC20">
            <text:p text:style-name="P4"><text:span text:style-name="C0">m³</text:span></text:p>
          </table:table-cell>
          <table:table-cell table:style-name="TC20">
            <text:p text:style-name="P30"><text:span text:style-name="C0">0,7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4 ((0,55+2,30+3,20)*0,40*0,40)</text:span></text:p>
          </table:table-cell>
          <table:table-cell table:style-name="TC20">
            <text:p text:style-name="P4"><text:span text:style-name="C0">m³</text:span></text:p>
          </table:table-cell>
          <table:table-cell table:style-name="TC20">
            <text:p text:style-name="P30"><text:span text:style-name="C0">0,9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5 ((0,65+0,80+3,35)*0,40*0,40)</text:span></text:p>
          </table:table-cell>
          <table:table-cell table:style-name="TC20">
            <text:p text:style-name="P4"><text:span text:style-name="C0">m³</text:span></text:p>
          </table:table-cell>
          <table:table-cell table:style-name="TC20">
            <text:p text:style-name="P30"><text:span text:style-name="C0">0,7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6 ((0,65+2,05+3,35)*0,40*0,40)</text:span></text:p>
          </table:table-cell>
          <table:table-cell table:style-name="TC20">
            <text:p text:style-name="P4"><text:span text:style-name="C0">m³</text:span></text:p>
          </table:table-cell>
          <table:table-cell table:style-name="TC20">
            <text:p text:style-name="P30"><text:span text:style-name="C0">0,9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7 ((0,65+2,00+3,25)*0,40*0,40)</text:span></text:p>
          </table:table-cell>
          <table:table-cell table:style-name="TC20">
            <text:p text:style-name="P4"><text:span text:style-name="C0">m³</text:span></text:p>
          </table:table-cell>
          <table:table-cell table:style-name="TC20">
            <text:p text:style-name="P30"><text:span text:style-name="C0">0,9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8 (1,00*0,40*0,40)</text:span></text:p>
          </table:table-cell>
          <table:table-cell table:style-name="TC20">
            <text:p text:style-name="P4"><text:span text:style-name="C0">m³</text:span></text:p>
          </table:table-cell>
          <table:table-cell table:style-name="TC20">
            <text:p text:style-name="P30"><text:span text:style-name="C0">0,1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09 ((0,65+1,25)*0,40*0,40)</text:span></text:p>
          </table:table-cell>
          <table:table-cell table:style-name="TC20">
            <text:p text:style-name="P4"><text:span text:style-name="C0">m³</text:span></text:p>
          </table:table-cell>
          <table:table-cell table:style-name="TC20">
            <text:p text:style-name="P30"><text:span text:style-name="C0">0,3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0 ((3,00+3,05)*0,40*0,40)</text:span></text:p>
          </table:table-cell>
          <table:table-cell table:style-name="TC20">
            <text:p text:style-name="P4"><text:span text:style-name="C0">m³</text:span></text:p>
          </table:table-cell>
          <table:table-cell table:style-name="TC20">
            <text:p text:style-name="P30"><text:span text:style-name="C0">0,9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1 ((2,65+3,40+2,00)*0,40*0,40)</text:span></text:p>
          </table:table-cell>
          <table:table-cell table:style-name="TC20">
            <text:p text:style-name="P4"><text:span text:style-name="C0">m³</text:span></text:p>
          </table:table-cell>
          <table:table-cell table:style-name="TC20">
            <text:p text:style-name="P30"><text:span text:style-name="C0">1,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2 ((2,65+1,15+2,10)*0,40*0,40)</text:span></text:p>
          </table:table-cell>
          <table:table-cell table:style-name="TC20">
            <text:p text:style-name="P4"><text:span text:style-name="C0">m³</text:span></text:p>
          </table:table-cell>
          <table:table-cell table:style-name="TC20">
            <text:p text:style-name="P30"><text:span text:style-name="C0">0,9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3 ((1,90+2,75+1,20)*0,40*0,40)</text:span></text:p>
          </table:table-cell>
          <table:table-cell table:style-name="TC20">
            <text:p text:style-name="P4"><text:span text:style-name="C0">m³</text:span></text:p>
          </table:table-cell>
          <table:table-cell table:style-name="TC20">
            <text:p text:style-name="P30"><text:span text:style-name="C0">0,9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4 (1,90*0,40*0,40)</text:span></text:p>
          </table:table-cell>
          <table:table-cell table:style-name="TC20">
            <text:p text:style-name="P4"><text:span text:style-name="C0">m³</text:span></text:p>
          </table:table-cell>
          <table:table-cell table:style-name="TC20">
            <text:p text:style-name="P30"><text:span text:style-name="C0">0,3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5 ((2,50+1,15)*0,40*0,40)</text:span></text:p>
          </table:table-cell>
          <table:table-cell table:style-name="TC20">
            <text:p text:style-name="P4"><text:span text:style-name="C0">m³</text:span></text:p>
          </table:table-cell>
          <table:table-cell table:style-name="TC20">
            <text:p text:style-name="P30"><text:span text:style-name="C0">0,5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6 ((2,40+0,75+2,50)*0,40*0,40)</text:span></text:p>
          </table:table-cell>
          <table:table-cell table:style-name="TC20">
            <text:p text:style-name="P4"><text:span text:style-name="C0">m³</text:span></text:p>
          </table:table-cell>
          <table:table-cell table:style-name="TC20">
            <text:p text:style-name="P30"><text:span text:style-name="C0">0,9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7 (0,70*0,40*0,40)</text:span></text:p>
          </table:table-cell>
          <table:table-cell table:style-name="TC20">
            <text:p text:style-name="P4"><text:span text:style-name="C0">m³</text:span></text:p>
          </table:table-cell>
          <table:table-cell table:style-name="TC20">
            <text:p text:style-name="P30"><text:span text:style-name="C0">0,1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8 ((3,35+0,50)*0,40*0,40)</text:span></text:p>
          </table:table-cell>
          <table:table-cell table:style-name="TC20">
            <text:p text:style-name="P4"><text:span text:style-name="C0">m³</text:span></text:p>
          </table:table-cell>
          <table:table-cell table:style-name="TC20">
            <text:p text:style-name="P30"><text:span text:style-name="C0">0,6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19 ((1,45+1,45+3,35)*0,40*0,40)</text:span></text:p>
          </table:table-cell>
          <table:table-cell table:style-name="TC20">
            <text:p text:style-name="P4"><text:span text:style-name="C0">m³</text:span></text:p>
          </table:table-cell>
          <table:table-cell table:style-name="TC20">
            <text:p text:style-name="P30"><text:span text:style-name="C0">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0 ((2,50+3,05+1,70)*0,40*0,40)</text:span></text:p>
          </table:table-cell>
          <table:table-cell table:style-name="TC20">
            <text:p text:style-name="P4"><text:span text:style-name="C0">m³</text:span></text:p>
          </table:table-cell>
          <table:table-cell table:style-name="TC20">
            <text:p text:style-name="P30"><text:span text:style-name="C0">1,1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1 ((2,15+2,15+2,80+3,30+3,55)*0,40*0,40)</text:span></text:p>
          </table:table-cell>
          <table:table-cell table:style-name="TC20">
            <text:p text:style-name="P4"><text:span text:style-name="C0">m³</text:span></text:p>
          </table:table-cell>
          <table:table-cell table:style-name="TC20">
            <text:p text:style-name="P30"><text:span text:style-name="C0">2,23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2 ((3,35+3,65+1,15)*0,40*0,40)</text:span></text:p>
          </table:table-cell>
          <table:table-cell table:style-name="TC20">
            <text:p text:style-name="P4"><text:span text:style-name="C0">m³</text:span></text:p>
          </table:table-cell>
          <table:table-cell table:style-name="TC20">
            <text:p text:style-name="P30"><text:span text:style-name="C0">1,3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3 ((2,35+3,35+2,10)*0,40*0,40)</text:span></text:p>
          </table:table-cell>
          <table:table-cell table:style-name="TC20">
            <text:p text:style-name="P4"><text:span text:style-name="C0">m³</text:span></text:p>
          </table:table-cell>
          <table:table-cell table:style-name="TC20">
            <text:p text:style-name="P30"><text:span text:style-name="C0">1,2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4 (1,80*0,40*0,40)</text:span></text:p>
          </table:table-cell>
          <table:table-cell table:style-name="TC20">
            <text:p text:style-name="P4"><text:span text:style-name="C0">m³</text:span></text:p>
          </table:table-cell>
          <table:table-cell table:style-name="TC20">
            <text:p text:style-name="P30"><text:span text:style-name="C0">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6 ((0,80+2,15)*0,40*0,40)</text:span></text:p>
          </table:table-cell>
          <table:table-cell table:style-name="TC20">
            <text:p text:style-name="P4"><text:span text:style-name="C0">m³</text:span></text:p>
          </table:table-cell>
          <table:table-cell table:style-name="TC20">
            <text:p text:style-name="P30"><text:span text:style-name="C0">0,4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7 ((1,10+3,65+2,20)*0,40*0,40)</text:span></text:p>
          </table:table-cell>
          <table:table-cell table:style-name="TC20">
            <text:p text:style-name="P4"><text:span text:style-name="C0">m³</text:span></text:p>
          </table:table-cell>
          <table:table-cell table:style-name="TC20">
            <text:p text:style-name="P30"><text:span text:style-name="C0">1,1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8 ((3,65+3,90+3,55)*0,40*0,40)</text:span></text:p>
          </table:table-cell>
          <table:table-cell table:style-name="TC20">
            <text:p text:style-name="P4"><text:span text:style-name="C0">m³</text:span></text:p>
          </table:table-cell>
          <table:table-cell table:style-name="TC20">
            <text:p text:style-name="P30"><text:span text:style-name="C0">1,7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29 ((1,05+3,55)*0,40*0,40)</text:span></text:p>
          </table:table-cell>
          <table:table-cell table:style-name="TC20">
            <text:p text:style-name="P4"><text:span text:style-name="C0">m³</text:span></text:p>
          </table:table-cell>
          <table:table-cell table:style-name="TC20">
            <text:p text:style-name="P30"><text:span text:style-name="C0">0,7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0 ((2,75+3,05)*0,40*0,40)</text:span></text:p>
          </table:table-cell>
          <table:table-cell table:style-name="TC20">
            <text:p text:style-name="P4"><text:span text:style-name="C0">m³</text:span></text:p>
          </table:table-cell>
          <table:table-cell table:style-name="TC20">
            <text:p text:style-name="P30"><text:span text:style-name="C0">0,9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1 (3,05*0,40*0,40)</text:span></text:p>
          </table:table-cell>
          <table:table-cell table:style-name="TC20">
            <text:p text:style-name="P4"><text:span text:style-name="C0">m³</text:span></text:p>
          </table:table-cell>
          <table:table-cell table:style-name="TC20">
            <text:p text:style-name="P30"><text:span text:style-name="C0">0,4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2 ((2,30+0,90)*0,40*0,40)</text:span></text:p>
          </table:table-cell>
          <table:table-cell table:style-name="TC20">
            <text:p text:style-name="P4"><text:span text:style-name="C0">m³</text:span></text:p>
          </table:table-cell>
          <table:table-cell table:style-name="TC20">
            <text:p text:style-name="P30"><text:span text:style-name="C0">0,5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3 ((1,10+3,65+1,15)*0,40*0,40)</text:span></text:p>
          </table:table-cell>
          <table:table-cell table:style-name="TC20">
            <text:p text:style-name="P4"><text:span text:style-name="C0">m³</text:span></text:p>
          </table:table-cell>
          <table:table-cell table:style-name="TC20">
            <text:p text:style-name="P30"><text:span text:style-name="C0">0,9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4 ((3,65+3,90+3,60)*0,40*0,40)</text:span></text:p>
          </table:table-cell>
          <table:table-cell table:style-name="TC20">
            <text:p text:style-name="P4"><text:span text:style-name="C0">m³</text:span></text:p>
          </table:table-cell>
          <table:table-cell table:style-name="TC20">
            <text:p text:style-name="P30"><text:span text:style-name="C0">1,7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5 ((1,10+3,60)*0,40*0,40)</text:span></text:p>
          </table:table-cell>
          <table:table-cell table:style-name="TC20">
            <text:p text:style-name="P4"><text:span text:style-name="C0">m³</text:span></text:p>
          </table:table-cell>
          <table:table-cell table:style-name="TC20">
            <text:p text:style-name="P30"><text:span text:style-name="C0">0,7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6 ((2,70+3,00)*0,40*0,40)</text:span></text:p>
          </table:table-cell>
          <table:table-cell table:style-name="TC20">
            <text:p text:style-name="P4"><text:span text:style-name="C0">m³</text:span></text:p>
          </table:table-cell>
          <table:table-cell table:style-name="TC20">
            <text:p text:style-name="P30"><text:span text:style-name="C0">0,9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7 ((3,30+3,00)*0,40*0,40)</text:span></text:p>
          </table:table-cell>
          <table:table-cell table:style-name="TC20">
            <text:p text:style-name="P4"><text:span text:style-name="C0">m³</text:span></text:p>
          </table:table-cell>
          <table:table-cell table:style-name="TC20">
            <text:p text:style-name="P30"><text:span text:style-name="C0">1,0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8 ((2,10+2,90)*0,40*0,40)</text:span></text:p>
          </table:table-cell>
          <table:table-cell table:style-name="TC20">
            <text:p text:style-name="P4"><text:span text:style-name="C0">m³</text:span></text:p>
          </table:table-cell>
          <table:table-cell table:style-name="TC20">
            <text:p text:style-name="P30"><text:span text:style-name="C0">0,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39 ((2,30+3,15)*0,40*0,40)</text:span></text:p>
          </table:table-cell>
          <table:table-cell table:style-name="TC20">
            <text:p text:style-name="P4"><text:span text:style-name="C0">m³</text:span></text:p>
          </table:table-cell>
          <table:table-cell table:style-name="TC20">
            <text:p text:style-name="P30"><text:span text:style-name="C0">0,8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0 ((1,10+1,50)*0,40*0,40)</text:span></text:p>
          </table:table-cell>
          <table:table-cell table:style-name="TC20">
            <text:p text:style-name="P4"><text:span text:style-name="C0">m³</text:span></text:p>
          </table:table-cell>
          <table:table-cell table:style-name="TC20">
            <text:p text:style-name="P30"><text:span text:style-name="C0">0,4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1 ((3,60+3,70)*0,40*0,40)</text:span></text:p>
          </table:table-cell>
          <table:table-cell table:style-name="TC20">
            <text:p text:style-name="P4"><text:span text:style-name="C0">m³</text:span></text:p>
          </table:table-cell>
          <table:table-cell table:style-name="TC20">
            <text:p text:style-name="P30"><text:span text:style-name="C0">1,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2 ((1,85+3,80)*0,40*0,40)</text:span></text:p>
          </table:table-cell>
          <table:table-cell table:style-name="TC20">
            <text:p text:style-name="P4"><text:span text:style-name="C0">m³</text:span></text:p>
          </table:table-cell>
          <table:table-cell table:style-name="TC20">
            <text:p text:style-name="P30"><text:span text:style-name="C0">0,9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3 ((2,30+4,00)*0,40*0,40)</text:span></text:p>
          </table:table-cell>
          <table:table-cell table:style-name="TC20">
            <text:p text:style-name="P4"><text:span text:style-name="C0">m³</text:span></text:p>
          </table:table-cell>
          <table:table-cell table:style-name="TC20">
            <text:p text:style-name="P30"><text:span text:style-name="C0">1,0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4 (0,85*0,40*0,40)</text:span></text:p>
          </table:table-cell>
          <table:table-cell table:style-name="TC20">
            <text:p text:style-name="P4"><text:span text:style-name="C0">m³</text:span></text:p>
          </table:table-cell>
          <table:table-cell table:style-name="TC20">
            <text:p text:style-name="P30"><text:span text:style-name="C0">0,1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5 ((1,45+3,60+4,00)*0,40*0,40)</text:span></text:p>
          </table:table-cell>
          <table:table-cell table:style-name="TC20">
            <text:p text:style-name="P4"><text:span text:style-name="C0">m³</text:span></text:p>
          </table:table-cell>
          <table:table-cell table:style-name="TC20">
            <text:p text:style-name="P30"><text:span text:style-name="C0">1,4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6 ((3,60+4,00+3,50)*0,40*0,40)</text:span></text:p>
          </table:table-cell>
          <table:table-cell table:style-name="TC20">
            <text:p text:style-name="P4"><text:span text:style-name="C0">m³</text:span></text:p>
          </table:table-cell>
          <table:table-cell table:style-name="TC20">
            <text:p text:style-name="P30"><text:span text:style-name="C0">1,7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7 ((3,80+3,50)*0,40*0,40)</text:span></text:p>
          </table:table-cell>
          <table:table-cell table:style-name="TC20">
            <text:p text:style-name="P4"><text:span text:style-name="C0">m³</text:span></text:p>
          </table:table-cell>
          <table:table-cell table:style-name="TC20">
            <text:p text:style-name="P30"><text:span text:style-name="C0">1,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8 ((3,20+3,50)*0,40*0,40)</text:span></text:p>
          </table:table-cell>
          <table:table-cell table:style-name="TC20">
            <text:p text:style-name="P4"><text:span text:style-name="C0">m³</text:span></text:p>
          </table:table-cell>
          <table:table-cell table:style-name="TC20">
            <text:p text:style-name="P30"><text:span text:style-name="C0">1,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49 ((3,60+3,50)*0,40*0,40)</text:span></text:p>
          </table:table-cell>
          <table:table-cell table:style-name="TC20">
            <text:p text:style-name="P4"><text:span text:style-name="C0">m³</text:span></text:p>
          </table:table-cell>
          <table:table-cell table:style-name="TC20">
            <text:p text:style-name="P30"><text:span text:style-name="C0">1,1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3,408</text:span></text:p>
          </table:table-cell>
          <table:table-cell table:style-name="TC20">
            <text:p text:style-name="P30"><text:span text:style-name="C0">108,49</text:span></text:p>
          </table:table-cell>
          <table:table-cell table:style-name="TC22">
            <text:p text:style-name="P30"><text:span text:style-name="C37">4.709,33</text:span></text:p>
          </table:table-cell>
        </table:table-row>
        <table:table-row>
          <table:table-cell table:style-name="TC18">
            <text:p text:style-name="P4"><text:span text:style-name="C33">2.1.7</text:span></text:p>
          </table:table-cell>
          <table:table-cell table:style-name="TC20">
            <text:p text:style-name="P28"><text:span text:style-name="C0">01.A04.C30.00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di fondazion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i precedenti (57,647+59,481+126,403+142,771+43,408)</text:span></text:p>
          </table:table-cell>
          <table:table-cell table:style-name="TC20">
            <text:p text:style-name="P4"><text:span text:style-name="C0">m³</text:span></text:p>
          </table:table-cell>
          <table:table-cell table:style-name="TC20">
            <text:p text:style-name="P30"><text:span text:style-name="C0">429,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29,710</text:span></text:p>
          </table:table-cell>
          <table:table-cell table:style-name="TC20">
            <text:p text:style-name="P30"><text:span text:style-name="C0">20,30</text:span></text:p>
          </table:table-cell>
          <table:table-cell table:style-name="TC22">
            <text:p text:style-name="P30"><text:span text:style-name="C37">8.723,11</text:span></text:p>
          </table:table-cell>
        </table:table-row>
        <table:table-row>
          <table:table-cell table:style-name="TC18">
            <text:p text:style-name="P4"><text:span text:style-name="C33">2.1.8</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i precedenti (57,647+59,481+126,403+142,771+43,408)</text:span></text:p>
          </table:table-cell>
          <table:table-cell table:style-name="TC20">
            <text:p text:style-name="P4"><text:span text:style-name="C0">m³</text:span></text:p>
          </table:table-cell>
          <table:table-cell table:style-name="TC20">
            <text:p text:style-name="P30"><text:span text:style-name="C0">429,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29,710</text:span></text:p>
          </table:table-cell>
          <table:table-cell table:style-name="TC20">
            <text:p text:style-name="P30"><text:span text:style-name="C0">8,12</text:span></text:p>
          </table:table-cell>
          <table:table-cell table:style-name="TC22">
            <text:p text:style-name="P30"><text:span text:style-name="C37">3.489,25</text:span></text:p>
          </table:table-cell>
        </table:table-row>
        <table:table-row>
          <table:table-cell table:style-name="TC18">
            <text:p text:style-name="P4"><text:span text:style-name="C33">2.1.9</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o controterr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o e fondazione (74,6 kg/ml) (((41,30-0,30)+(11,20-0,30)+2,56+(25,85-0,30)+11,74+12,96+(25,26-0,30))*76,4)</text:span></text:p>
          </table:table-cell>
          <table:table-cell table:style-name="TC20">
            <text:p text:style-name="P4"><text:span text:style-name="C0">kg</text:span></text:p>
          </table:table-cell>
          <table:table-cell table:style-name="TC20">
            <text:p text:style-name="P30"><text:span text:style-name="C0">9.906,7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etti lati rampa</text:span></text:p>
            <text:p text:style-name="P28"/>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fondazione</text:span></text:p>
            <text:p text:style-name="P28"><text:span text:style-name="C0"> (stima</text:span></text:p>
            <text:p text:style-name="P28"><text:span text:style-name="C0"> 50</text:span></text:p>
            <text:p text:style-name="P28"><text:span text:style-name="C0"> kg/mc</text:span></text:p>
            <text:p text:style-name="P28"><text:span text:style-name="C0"> di</text:span></text:p>
            <text:p text:style-name="P28"><text:span text:style-name="C0"> cls)</text:span></text:p>
            <text:p text:style-name="P28"><text:span text:style-name="C0"> (((3,35+15,90)*1,20*0,40+3,65*1,00*0,40)*50,00)</text:span></text:p>
          </table:table-cell>
          <table:table-cell table:style-name="TC20">
            <text:p text:style-name="P4"><text:span text:style-name="C0">kg</text:span></text:p>
          </table:table-cell>
          <table:table-cell table:style-name="TC20">
            <text:p text:style-name="P30"><text:span text:style-name="C0">535,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muro (stima 60,4 kg/ml di muro) <text:s/>((14,82+3,35)*60,4)</text:span></text:p>
          </table:table-cell>
          <table:table-cell table:style-name="TC20">
            <text:p text:style-name="P4"><text:span text:style-name="C0">kg</text:span></text:p>
          </table:table-cell>
          <table:table-cell table:style-name="TC20">
            <text:p text:style-name="P30"><text:span text:style-name="C0">1.097,4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inti e travi collegamen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linti (stima 50 kg/mc di cls) (50,00*142,771)</text:span></text:p>
          </table:table-cell>
          <table:table-cell table:style-name="TC20">
            <text:p text:style-name="P4"><text:span text:style-name="C0">kg</text:span></text:p>
          </table:table-cell>
          <table:table-cell table:style-name="TC20">
            <text:p text:style-name="P30"><text:span text:style-name="C0">7.138,5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i collegamento (stima 48 kg/mc di cls - 4 Ø14 + staffa</text:span></text:p>
            <text:p text:style-name="P28"><text:span text:style-name="C0">Ø8/20 cm) (48,00*43,408)</text:span></text:p>
          </table:table-cell>
          <table:table-cell table:style-name="TC20">
            <text:p text:style-name="P4"><text:span text:style-name="C0">kg</text:span></text:p>
          </table:table-cell>
          <table:table-cell table:style-name="TC20">
            <text:p text:style-name="P30"><text:span text:style-name="C0">2.083,5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20.761,390</text:span></text:p>
          </table:table-cell>
          <table:table-cell table:style-name="TC20">
            <text:p text:style-name="P30"><text:span text:style-name="C0">1,41</text:span></text:p>
          </table:table-cell>
          <table:table-cell table:style-name="TC22">
            <text:p text:style-name="P30"><text:span text:style-name="C37">29.273,56</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Fondazioni e muri controterr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17.550,39</text:span></text:p>
          </table:table-cell>
        </table:table-row>
        <table:table-row>
          <table:table-cell table:style-name="TC24">
            <text:p text:style-name="P4"><text:span text:style-name="C25">2.2</text:span></text:p>
          </table:table-cell>
          <table:table-cell table:style-name="TC27">
            <text:p text:style-name="P28"/>
          </table:table-cell>
          <table:table-cell table:style-name="TC27">
            <text:p text:style-name="P28"><text:span text:style-name="C29">Travi e solai PT</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2.1</text:span></text:p>
          </table:table-cell>
          <table:table-cell table:style-name="TC20">
            <text:p text:style-name="P28"><text:span text:style-name="C0">NPS01</text:span></text:p>
          </table:table-cell>
          <table:table-cell table:style-name="TC20">
            <text:p text:style-name="P28"><text:span text:style-name="C0">Realizzazione di solaio piano in lastre alveolari precompresse autoportanti.</text:span></text:p>
            <text:p text:style-name="P28"><text:span text:style-name="C0">Il prezzo è comprensivo di:</text:span></text:p>
            <text:p text:style-name="P28"><text:span text:style-name="C0">- fornitura lastre alveolari precompresse con finitura dell'intradosso da cassero in acciaio, dotate di marcatura CE, prodotte in stabilimenti con sistema qualità certificato secondo la norma UNI EN ISO 9001. Le lastre alveolari saranno predisposte con: intagli alle testate per ferri e getti di collegamento strutturale e di continuità; intagli secondo forometria di progetto;</text:span></text:p>
            <text:p text:style-name="P28"><text:span text:style-name="C0">- fornitura e posa armature in acciaio lento di completamento (momenti di continuità e taglio) </text:span></text:p>
            <text:p text:style-name="P28"><text:span text:style-name="C0">- fornitura e posa rete elettrosaldata diam. 8 maglia 20x20 su soletta di completamento </text:span></text:p>
            <text:p text:style-name="P28"><text:span text:style-name="C0">- fornitura e getto in cantiere con calcestruzzo di classe Rck &gt;=37 N/mm2 consistenza S5 per collegamento strutturale e continuità e per soletta superiore sp. 5 cm</text:span></text:p>
            <text:p text:style-name="P28"><text:span text:style-name="C0">- le opere di puntellamento, eseguite con elementi tubolari metallici, necessarie sulle travi di appoggio</text:span></text:p>
            <text:p text:style-name="P28"><text:span text:style-name="C0">- la movimentazione del materiale in cantiere.</text:span></text:p>
            <text:p text:style-name="P28"><text:span text:style-name="C0">Il prezzo comprende la manodopera, i materiali, i noli e tutte le opere accessorie necessarie per realizzare la lavorazione a perfetta regola d'ar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olaio PT</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13,20+25,45)*(11,20+24,75+0,95))</text:span></text:p>
          </table:table-cell>
          <table:table-cell table:style-name="TC20">
            <text:p text:style-name="P4"><text:span text:style-name="C0">m²</text:span></text:p>
          </table:table-cell>
          <table:table-cell table:style-name="TC20">
            <text:p text:style-name="P30"><text:span text:style-name="C0">1.426,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0,70*5,05)</text:span></text:p>
          </table:table-cell>
          <table:table-cell table:style-name="TC20">
            <text:p text:style-name="P4"><text:span text:style-name="C0">m²</text:span></text:p>
          </table:table-cell>
          <table:table-cell table:style-name="TC20">
            <text:p text:style-name="P30"><text:span text:style-name="C0">3,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2,55*(24,75+0,95))</text:span></text:p>
          </table:table-cell>
          <table:table-cell table:style-name="TC20">
            <text:p text:style-name="P4"><text:span text:style-name="C0">m²</text:span></text:p>
          </table:table-cell>
          <table:table-cell table:style-name="TC20">
            <text:p text:style-name="P30"><text:span text:style-name="C0">-65,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0,95*25,45/2)</text:span></text:p>
          </table:table-cell>
          <table:table-cell table:style-name="TC20">
            <text:p text:style-name="P4"><text:span text:style-name="C0">m²</text:span></text:p>
          </table:table-cell>
          <table:table-cell table:style-name="TC20">
            <text:p text:style-name="P30"><text:span text:style-name="C0">-12,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 (-13,20*11,65)</text:span></text:p>
          </table:table-cell>
          <table:table-cell table:style-name="TC20">
            <text:p text:style-name="P4"><text:span text:style-name="C0">m²</text:span></text:p>
          </table:table-cell>
          <table:table-cell table:style-name="TC20">
            <text:p text:style-name="P30"><text:span text:style-name="C0">-15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forometri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5,50*3,10))</text:span></text:p>
          </table:table-cell>
          <table:table-cell table:style-name="TC20">
            <text:p text:style-name="P4"><text:span text:style-name="C0">m²</text:span></text:p>
          </table:table-cell>
          <table:table-cell table:style-name="TC20">
            <text:p text:style-name="P30"><text:span text:style-name="C0">-17,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ascensore (-(1,70*2,25))</text:span></text:p>
          </table:table-cell>
          <table:table-cell table:style-name="TC20">
            <text:p text:style-name="P4"><text:span text:style-name="C0">m²</text:span></text:p>
          </table:table-cell>
          <table:table-cell table:style-name="TC20">
            <text:p text:style-name="P30"><text:span text:style-name="C0">-3,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erazioni (-(2*4,60*1,50+1,70*4,20+4,00*1,00+3,00*1,00))</text:span></text:p>
          </table:table-cell>
          <table:table-cell table:style-name="TC20">
            <text:p text:style-name="P4"><text:span text:style-name="C0">m²</text:span></text:p>
          </table:table-cell>
          <table:table-cell table:style-name="TC20">
            <text:p text:style-name="P30"><text:span text:style-name="C0">-27,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proiezione in pianta travi</text:span></text:p>
            <text:p text:style-name="P28"/>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2 (-1,60*0,5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3 (-(1,65+4,25+2,35+1,50)*0,50)</text:span></text:p>
          </table:table-cell>
          <table:table-cell table:style-name="TC20">
            <text:p text:style-name="P4"><text:span text:style-name="C0">m²</text:span></text:p>
          </table:table-cell>
          <table:table-cell table:style-name="TC20">
            <text:p text:style-name="P30"><text:span text:style-name="C0">-4,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4 (-(1,65+4,25)*0,50)</text:span></text:p>
          </table:table-cell>
          <table:table-cell table:style-name="TC20">
            <text:p text:style-name="P4"><text:span text:style-name="C0">m²</text:span></text:p>
          </table:table-cell>
          <table:table-cell table:style-name="TC20">
            <text:p text:style-name="P30"><text:span text:style-name="C0">-2,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5 (-1,60*0,5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6 (-1,60*0,5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7 (-(1,65+1,15)*0,6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9 (-(3,05+2,15+4,10)*0,50)</text:span></text:p>
          </table:table-cell>
          <table:table-cell table:style-name="TC20">
            <text:p text:style-name="P4"><text:span text:style-name="C0">m²</text:span></text:p>
          </table:table-cell>
          <table:table-cell table:style-name="TC20">
            <text:p text:style-name="P30"><text:span text:style-name="C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0 (-(3,40+1,90+3,25+3,40)*0,50)</text:span></text:p>
          </table:table-cell>
          <table:table-cell table:style-name="TC20">
            <text:p text:style-name="P4"><text:span text:style-name="C0">m²</text:span></text:p>
          </table:table-cell>
          <table:table-cell table:style-name="TC20">
            <text:p text:style-name="P30"><text:span text:style-name="C0">-5,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1 (-(4,40+2,15+1,70)*0,60)</text:span></text:p>
          </table:table-cell>
          <table:table-cell table:style-name="TC20">
            <text:p text:style-name="P4"><text:span text:style-name="C0">m²</text:span></text:p>
          </table:table-cell>
          <table:table-cell table:style-name="TC20">
            <text:p text:style-name="P30"><text:span text:style-name="C0">-4,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2 (-((3,35+3,90)*0,60+(3,40+2,20+4,50)*0,60))</text:span></text:p>
          </table:table-cell>
          <table:table-cell table:style-name="TC20">
            <text:p text:style-name="P4"><text:span text:style-name="C0">m²</text:span></text:p>
          </table:table-cell>
          <table:table-cell table:style-name="TC20">
            <text:p text:style-name="P30"><text:span text:style-name="C0">-10,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3 (-5,05*0,40)</text:span></text:p>
          </table:table-cell>
          <table:table-cell table:style-name="TC20">
            <text:p text:style-name="P4"><text:span text:style-name="C0">m²</text:span></text:p>
          </table:table-cell>
          <table:table-cell table:style-name="TC20">
            <text:p text:style-name="P30"><text:span text:style-name="C0">-2,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4 (-(0,35*0,50+(4,50+7,40)*0,70+4,10*0,70))</text:span></text:p>
          </table:table-cell>
          <table:table-cell table:style-name="TC20">
            <text:p text:style-name="P4"><text:span text:style-name="C0">m²</text:span></text:p>
          </table:table-cell>
          <table:table-cell table:style-name="TC20">
            <text:p text:style-name="P30"><text:span text:style-name="C0">-1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5 (-(2,33*1,48)*0,50)</text:span></text:p>
          </table:table-cell>
          <table:table-cell table:style-name="TC20">
            <text:p text:style-name="P4"><text:span text:style-name="C0">m²</text:span></text:p>
          </table:table-cell>
          <table:table-cell table:style-name="TC20">
            <text:p text:style-name="P30"><text:span text:style-name="C0">-1,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6 (-(4,25+3,10+4,60+4,65)*0,50)</text:span></text:p>
          </table:table-cell>
          <table:table-cell table:style-name="TC20">
            <text:p text:style-name="P4"><text:span text:style-name="C0">m²</text:span></text:p>
          </table:table-cell>
          <table:table-cell table:style-name="TC20">
            <text:p text:style-name="P30"><text:span text:style-name="C0">-8,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7 (-3,55*0,70)</text:span></text:p>
          </table:table-cell>
          <table:table-cell table:style-name="TC20">
            <text:p text:style-name="P4"><text:span text:style-name="C0">m²</text:span></text:p>
          </table:table-cell>
          <table:table-cell table:style-name="TC20">
            <text:p text:style-name="P30"><text:span text:style-name="C0">-2,4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8 (-(3,65+3,55+3,40)*0,50)</text:span></text:p>
          </table:table-cell>
          <table:table-cell table:style-name="TC20">
            <text:p text:style-name="P4"><text:span text:style-name="C0">m²</text:span></text:p>
          </table:table-cell>
          <table:table-cell table:style-name="TC20">
            <text:p text:style-name="P30"><text:span text:style-name="C0">-5,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9 (-3,35*0,70)</text:span></text:p>
          </table:table-cell>
          <table:table-cell table:style-name="TC20">
            <text:p text:style-name="P4"><text:span text:style-name="C0">m²</text:span></text:p>
          </table:table-cell>
          <table:table-cell table:style-name="TC20">
            <text:p text:style-name="P30"><text:span text:style-name="C0">-2,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0 (-(3,25*0,70+4,55*0,70+9,60*0,50))</text:span></text:p>
          </table:table-cell>
          <table:table-cell table:style-name="TC20">
            <text:p text:style-name="P4"><text:span text:style-name="C0">m²</text:span></text:p>
          </table:table-cell>
          <table:table-cell table:style-name="TC20">
            <text:p text:style-name="P30"><text:span text:style-name="C0">-10,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1 (-3,10*0,40)</text:span></text:p>
          </table:table-cell>
          <table:table-cell table:style-name="TC20">
            <text:p text:style-name="P4"><text:span text:style-name="C0">m²</text:span></text:p>
          </table:table-cell>
          <table:table-cell table:style-name="TC20">
            <text:p text:style-name="P30"><text:span text:style-name="C0">-1,2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2 (-(3,50+2,00)*0,30)</text:span></text:p>
          </table:table-cell>
          <table:table-cell table:style-name="TC20">
            <text:p text:style-name="P4"><text:span text:style-name="C0">m²</text:span></text:p>
          </table:table-cell>
          <table:table-cell table:style-name="TC20">
            <text:p text:style-name="P30"><text:span text:style-name="C0">-1,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3 (-(3,45+2,20)*0,60)</text:span></text:p>
          </table:table-cell>
          <table:table-cell table:style-name="TC20">
            <text:p text:style-name="P4"><text:span text:style-name="C0">m²</text:span></text:p>
          </table:table-cell>
          <table:table-cell table:style-name="TC20">
            <text:p text:style-name="P30"><text:span text:style-name="C0">-3,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4 (-(12,85*0,70+9,70*0,60))</text:span></text:p>
          </table:table-cell>
          <table:table-cell table:style-name="TC20">
            <text:p text:style-name="P4"><text:span text:style-name="C0">m²</text:span></text:p>
          </table:table-cell>
          <table:table-cell table:style-name="TC20">
            <text:p text:style-name="P30"><text:span text:style-name="C0">-14,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6 (-4,60*0,60)</text:span></text:p>
          </table:table-cell>
          <table:table-cell table:style-name="TC20">
            <text:p text:style-name="P4"><text:span text:style-name="C0">m²</text:span></text:p>
          </table:table-cell>
          <table:table-cell table:style-name="TC20">
            <text:p text:style-name="P30"><text:span text:style-name="C0">-2,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7 (-3,25*0,40)</text:span></text:p>
          </table:table-cell>
          <table:table-cell table:style-name="TC20">
            <text:p text:style-name="P4"><text:span text:style-name="C0">m²</text:span></text:p>
          </table:table-cell>
          <table:table-cell table:style-name="TC20">
            <text:p text:style-name="P30"><text:span text:style-name="C0">-1,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8 (-1,95*0,50)</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9 (-(12,90*0,70+(13,50+3,65)*0,70))</text:span></text:p>
          </table:table-cell>
          <table:table-cell table:style-name="TC20">
            <text:p text:style-name="P4"><text:span text:style-name="C0">m²</text:span></text:p>
          </table:table-cell>
          <table:table-cell table:style-name="TC20">
            <text:p text:style-name="P30"><text:span text:style-name="C0">-21,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0 (-4,60*0,30)</text:span></text:p>
          </table:table-cell>
          <table:table-cell table:style-name="TC20">
            <text:p text:style-name="P4"><text:span text:style-name="C0">m²</text:span></text:p>
          </table:table-cell>
          <table:table-cell table:style-name="TC20">
            <text:p text:style-name="P30"><text:span text:style-name="C0">-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1 (-2,50*0,50)</text:span></text:p>
          </table:table-cell>
          <table:table-cell table:style-name="TC20">
            <text:p text:style-name="P4"><text:span text:style-name="C0">m²</text:span></text:p>
          </table:table-cell>
          <table:table-cell table:style-name="TC20">
            <text:p text:style-name="P30"><text:span text:style-name="C0">-1,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2 (-2,55*0,60)</text:span></text:p>
          </table:table-cell>
          <table:table-cell table:style-name="TC20">
            <text:p text:style-name="P4"><text:span text:style-name="C0">m²</text:span></text:p>
          </table:table-cell>
          <table:table-cell table:style-name="TC20">
            <text:p text:style-name="P30"><text:span text:style-name="C0">-1,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3 (-25,00*0,70)</text:span></text:p>
          </table:table-cell>
          <table:table-cell table:style-name="TC20">
            <text:p text:style-name="P4"><text:span text:style-name="C0">m²</text:span></text:p>
          </table:table-cell>
          <table:table-cell table:style-name="TC20">
            <text:p text:style-name="P30"><text:span text:style-name="C0">-1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4 (-25,00*0,70)</text:span></text:p>
          </table:table-cell>
          <table:table-cell table:style-name="TC20">
            <text:p text:style-name="P4"><text:span text:style-name="C0">m²</text:span></text:p>
          </table:table-cell>
          <table:table-cell table:style-name="TC20">
            <text:p text:style-name="P30"><text:span text:style-name="C0">-1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5 (-(4,60+0,60)*0,70)</text:span></text:p>
          </table:table-cell>
          <table:table-cell table:style-name="TC20">
            <text:p text:style-name="P4"><text:span text:style-name="C0">m²</text:span></text:p>
          </table:table-cell>
          <table:table-cell table:style-name="TC20">
            <text:p text:style-name="P30"><text:span text:style-name="C0">-3,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6 (-(4,60+0,40)*0,70)</text:span></text:p>
          </table:table-cell>
          <table:table-cell table:style-name="TC20">
            <text:p text:style-name="P4"><text:span text:style-name="C0">m²</text:span></text:p>
          </table:table-cell>
          <table:table-cell table:style-name="TC20">
            <text:p text:style-name="P30"><text:span text:style-name="C0">-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7 (-4,60*0,70)</text:span></text:p>
          </table:table-cell>
          <table:table-cell table:style-name="TC20">
            <text:p text:style-name="P4"><text:span text:style-name="C0">m²</text:span></text:p>
          </table:table-cell>
          <table:table-cell table:style-name="TC20">
            <text:p text:style-name="P30"><text:span text:style-name="C0">-3,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8 (-((4,30+4,80+4,60)*0,70+9,10*0,70))</text:span></text:p>
          </table:table-cell>
          <table:table-cell table:style-name="TC20">
            <text:p text:style-name="P4"><text:span text:style-name="C0">m²</text:span></text:p>
          </table:table-cell>
          <table:table-cell table:style-name="TC20">
            <text:p text:style-name="P30"><text:span text:style-name="C0">-15,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1 (-(5,70*0,70+2,50*0,70))</text:span></text:p>
          </table:table-cell>
          <table:table-cell table:style-name="TC20">
            <text:p text:style-name="P4"><text:span text:style-name="C0">m²</text:span></text:p>
          </table:table-cell>
          <table:table-cell table:style-name="TC20">
            <text:p text:style-name="P30"><text:span text:style-name="C0">-5,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2 (-(3,70+4,00)*0,70)</text:span></text:p>
          </table:table-cell>
          <table:table-cell table:style-name="TC20">
            <text:p text:style-name="P4"><text:span text:style-name="C0">m²</text:span></text:p>
          </table:table-cell>
          <table:table-cell table:style-name="TC20">
            <text:p text:style-name="P30"><text:span text:style-name="C0">-5,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3 (-(3,70+3,15)*0,70)</text:span></text:p>
          </table:table-cell>
          <table:table-cell table:style-name="TC20">
            <text:p text:style-name="P4"><text:span text:style-name="C0">m²</text:span></text:p>
          </table:table-cell>
          <table:table-cell table:style-name="TC20">
            <text:p text:style-name="P30"><text:span text:style-name="C0">-4,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4 (-(4,25+4,40+2,15)*0,30)</text:span></text:p>
          </table:table-cell>
          <table:table-cell table:style-name="TC20">
            <text:p text:style-name="P4"><text:span text:style-name="C0">m²</text:span></text:p>
          </table:table-cell>
          <table:table-cell table:style-name="TC20">
            <text:p text:style-name="P30"><text:span text:style-name="C0">-3,2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5 (-0,52*0,50)</text:span></text:p>
          </table:table-cell>
          <table:table-cell table:style-name="TC20">
            <text:p text:style-name="P4"><text:span text:style-name="C0">m²</text:span></text:p>
          </table:table-cell>
          <table:table-cell table:style-name="TC20">
            <text:p text:style-name="P30"><text:span text:style-name="C0">-0,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6 (-(2,50+2,95)*0,50)</text:span></text:p>
          </table:table-cell>
          <table:table-cell table:style-name="TC20">
            <text:p text:style-name="P4"><text:span text:style-name="C0">m²</text:span></text:p>
          </table:table-cell>
          <table:table-cell table:style-name="TC20">
            <text:p text:style-name="P30"><text:span text:style-name="C0">-2,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7 (-(4,60+2,25)*0,50)</text:span></text:p>
          </table:table-cell>
          <table:table-cell table:style-name="TC20">
            <text:p text:style-name="P4"><text:span text:style-name="C0">m²</text:span></text:p>
          </table:table-cell>
          <table:table-cell table:style-name="TC20">
            <text:p text:style-name="P30"><text:span text:style-name="C0">-3,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8 (-4,30*0,70)</text:span></text:p>
          </table:table-cell>
          <table:table-cell table:style-name="TC20">
            <text:p text:style-name="P4"><text:span text:style-name="C0">m²</text:span></text:p>
          </table:table-cell>
          <table:table-cell table:style-name="TC20">
            <text:p text:style-name="P30"><text:span text:style-name="C0">-3,0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10 (-4,35*0,70)</text:span></text:p>
          </table:table-cell>
          <table:table-cell table:style-name="TC20">
            <text:p text:style-name="P4"><text:span text:style-name="C0">m²</text:span></text:p>
          </table:table-cell>
          <table:table-cell table:style-name="TC20">
            <text:p text:style-name="P30"><text:span text:style-name="C0">-3,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text:s/>(-1,95*0,50 )</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70)</text:span></text:p>
          </table:table-cell>
          <table:table-cell table:style-name="TC20">
            <text:p text:style-name="P4"><text:span text:style-name="C0">m²</text:span></text:p>
          </table:table-cell>
          <table:table-cell table:style-name="TC20">
            <text:p text:style-name="P30"><text:span text:style-name="C0">-1,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2,40*0,7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text:span></text:p>
          </table:table-cell>
          <table:table-cell table:style-name="TC20">
            <text:p text:style-name="P4"><text:span text:style-name="C0">m²</text:span></text:p>
          </table:table-cell>
          <table:table-cell table:style-name="TC20">
            <text:p text:style-name="P30"><text:span text:style-name="C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2,40*0,60)</text:span></text:p>
          </table:table-cell>
          <table:table-cell table:style-name="TC20">
            <text:p text:style-name="P4"><text:span text:style-name="C0">m²</text:span></text:p>
          </table:table-cell>
          <table:table-cell table:style-name="TC20">
            <text:p text:style-name="P30"><text:span text:style-name="C0">-1,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2,40*0,60)</text:span></text:p>
          </table:table-cell>
          <table:table-cell table:style-name="TC20">
            <text:p text:style-name="P4"><text:span text:style-name="C0">m²</text:span></text:p>
          </table:table-cell>
          <table:table-cell table:style-name="TC20">
            <text:p text:style-name="P30"><text:span text:style-name="C0">-1,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70)</text:span></text:p>
          </table:table-cell>
          <table:table-cell table:style-name="TC20">
            <text:p text:style-name="P4"><text:span text:style-name="C0">m²</text:span></text:p>
          </table:table-cell>
          <table:table-cell table:style-name="TC20">
            <text:p text:style-name="P30"><text:span text:style-name="C0">-1,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30)</text:span></text:p>
          </table:table-cell>
          <table:table-cell table:style-name="TC20">
            <text:p text:style-name="P4"><text:span text:style-name="C0">m²</text:span></text:p>
          </table:table-cell>
          <table:table-cell table:style-name="TC20">
            <text:p text:style-name="P30"><text:span text:style-name="C0">-0,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5)</text:span></text:p>
          </table:table-cell>
          <table:table-cell table:style-name="TC20">
            <text:p text:style-name="P4"><text:span text:style-name="C0">m²</text:span></text:p>
          </table:table-cell>
          <table:table-cell table:style-name="TC20">
            <text:p text:style-name="P30"><text:span text:style-name="C0">-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911,05</text:span></text:p>
          </table:table-cell>
          <table:table-cell table:style-name="TC20">
            <text:p text:style-name="P30"><text:span text:style-name="C0">57,72</text:span></text:p>
          </table:table-cell>
          <table:table-cell table:style-name="TC22">
            <text:p text:style-name="P30"><text:span text:style-name="C37">52.585,81</text:span></text:p>
          </table:table-cell>
        </table:table-row>
        <table:table-row>
          <table:table-cell table:style-name="TC18">
            <text:p text:style-name="P4"><text:span text:style-name="C33">2.2.2</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1 ( 0,70*0,30*0,40 )</text:span></text:p>
          </table:table-cell>
          <table:table-cell table:style-name="TC20">
            <text:p text:style-name="P4"><text:span text:style-name="C0">m³</text:span></text:p>
          </table:table-cell>
          <table:table-cell table:style-name="TC20">
            <text:p text:style-name="P30"><text:span text:style-name="C0">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2 (1,60*0,50*0,30)</text:span></text:p>
          </table:table-cell>
          <table:table-cell table:style-name="TC20">
            <text:p text:style-name="P4"><text:span text:style-name="C0">m³</text:span></text:p>
          </table:table-cell>
          <table:table-cell table:style-name="TC20">
            <text:p text:style-name="P30"><text:span text:style-name="C0">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3 ((1,65+4,25+2,35+1,50)*0,50*0,40)</text:span></text:p>
          </table:table-cell>
          <table:table-cell table:style-name="TC20">
            <text:p text:style-name="P4"><text:span text:style-name="C0">m³</text:span></text:p>
          </table:table-cell>
          <table:table-cell table:style-name="TC20">
            <text:p text:style-name="P30"><text:span text:style-name="C0">1,9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4 ((1,65+4,25)*0,50*0,40)</text:span></text:p>
          </table:table-cell>
          <table:table-cell table:style-name="TC20">
            <text:p text:style-name="P4"><text:span text:style-name="C0">m³</text:span></text:p>
          </table:table-cell>
          <table:table-cell table:style-name="TC20">
            <text:p text:style-name="P30"><text:span text:style-name="C0">1,1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5 (1,60*0,50*0,30)</text:span></text:p>
          </table:table-cell>
          <table:table-cell table:style-name="TC20">
            <text:p text:style-name="P4"><text:span text:style-name="C0">m³</text:span></text:p>
          </table:table-cell>
          <table:table-cell table:style-name="TC20">
            <text:p text:style-name="P30"><text:span text:style-name="C0">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6 (1,60*0,50*0,30)</text:span></text:p>
          </table:table-cell>
          <table:table-cell table:style-name="TC20">
            <text:p text:style-name="P4"><text:span text:style-name="C0">m³</text:span></text:p>
          </table:table-cell>
          <table:table-cell table:style-name="TC20">
            <text:p text:style-name="P30"><text:span text:style-name="C0">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7 ((1,65+1,15)*0,60*0,40)</text:span></text:p>
          </table:table-cell>
          <table:table-cell table:style-name="TC20">
            <text:p text:style-name="P4"><text:span text:style-name="C0">m³</text:span></text:p>
          </table:table-cell>
          <table:table-cell table:style-name="TC20">
            <text:p text:style-name="P30"><text:span text:style-name="C0">0,6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8 (0,70*(0,30+2*0,40)+0,30*0,40)</text:span></text:p>
          </table:table-cell>
          <table:table-cell table:style-name="TC20">
            <text:p text:style-name="P4"><text:span text:style-name="C0">m³</text:span></text:p>
          </table:table-cell>
          <table:table-cell table:style-name="TC20">
            <text:p text:style-name="P30"><text:span text:style-name="C0">0,8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9 ((3,05+2,15)*0,50*0,40+4,10*0,50*0,55)</text:span></text:p>
          </table:table-cell>
          <table:table-cell table:style-name="TC20">
            <text:p text:style-name="P4"><text:span text:style-name="C0">m³</text:span></text:p>
          </table:table-cell>
          <table:table-cell table:style-name="TC20">
            <text:p text:style-name="P30"><text:span text:style-name="C0">2,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0 ((3,40+1,90+3,25+3,40)*0,50*0,40)</text:span></text:p>
          </table:table-cell>
          <table:table-cell table:style-name="TC20">
            <text:p text:style-name="P4"><text:span text:style-name="C0">m³</text:span></text:p>
          </table:table-cell>
          <table:table-cell table:style-name="TC20">
            <text:p text:style-name="P30"><text:span text:style-name="C0">2,3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1 ((4,40+2,15+1,70)*0,60*0,40)</text:span></text:p>
          </table:table-cell>
          <table:table-cell table:style-name="TC20">
            <text:p text:style-name="P4"><text:span text:style-name="C0">m³</text:span></text:p>
          </table:table-cell>
          <table:table-cell table:style-name="TC20">
            <text:p text:style-name="P30"><text:span text:style-name="C0">1,9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2 ((3,35+3,90)*0,60*0,40+(3,40+2,20+4,50)*0,60*0,40)</text:span></text:p>
          </table:table-cell>
          <table:table-cell table:style-name="TC20">
            <text:p text:style-name="P4"><text:span text:style-name="C0">m³</text:span></text:p>
          </table:table-cell>
          <table:table-cell table:style-name="TC20">
            <text:p text:style-name="P30"><text:span text:style-name="C0">4,1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3 (5,05*0,40*0,30)</text:span></text:p>
          </table:table-cell>
          <table:table-cell table:style-name="TC20">
            <text:p text:style-name="P4"><text:span text:style-name="C0">m³</text:span></text:p>
          </table:table-cell>
          <table:table-cell table:style-name="TC20">
            <text:p text:style-name="P30"><text:span text:style-name="C0">0,6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4 (0,35*0,50*0,40+(4,50+7,40)*0,70*0,40+4,10*0,70*0,55)</text:span></text:p>
          </table:table-cell>
          <table:table-cell table:style-name="TC20">
            <text:p text:style-name="P4"><text:span text:style-name="C0">m³</text:span></text:p>
          </table:table-cell>
          <table:table-cell table:style-name="TC20">
            <text:p text:style-name="P30"><text:span text:style-name="C0">4,9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5 ((2,33*1,48)*0,50*0,40)</text:span></text:p>
          </table:table-cell>
          <table:table-cell table:style-name="TC20">
            <text:p text:style-name="P4"><text:span text:style-name="C0">m³</text:span></text:p>
          </table:table-cell>
          <table:table-cell table:style-name="TC20">
            <text:p text:style-name="P30"><text:span text:style-name="C0">0,6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6 ((4,25+3,10+4,60+4,65)*0,50*0,40)</text:span></text:p>
          </table:table-cell>
          <table:table-cell table:style-name="TC20">
            <text:p text:style-name="P4"><text:span text:style-name="C0">m³</text:span></text:p>
          </table:table-cell>
          <table:table-cell table:style-name="TC20">
            <text:p text:style-name="P30"><text:span text:style-name="C0">3,3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7 (3,55*0,70*0,40)</text:span></text:p>
          </table:table-cell>
          <table:table-cell table:style-name="TC20">
            <text:p text:style-name="P4"><text:span text:style-name="C0">m³</text:span></text:p>
          </table:table-cell>
          <table:table-cell table:style-name="TC20">
            <text:p text:style-name="P30"><text:span text:style-name="C0">0,9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8 ((3,65+3,55+3,40)*0,50*0,40)</text:span></text:p>
          </table:table-cell>
          <table:table-cell table:style-name="TC20">
            <text:p text:style-name="P4"><text:span text:style-name="C0">m³</text:span></text:p>
          </table:table-cell>
          <table:table-cell table:style-name="TC20">
            <text:p text:style-name="P30"><text:span text:style-name="C0">2,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9 (3,35*0,70*0,40)</text:span></text:p>
          </table:table-cell>
          <table:table-cell table:style-name="TC20">
            <text:p text:style-name="P4"><text:span text:style-name="C0">m³</text:span></text:p>
          </table:table-cell>
          <table:table-cell table:style-name="TC20">
            <text:p text:style-name="P30"><text:span text:style-name="C0">0,9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0 (3,25*0,70*0,40+4,55*0,70*0,55+9,60*0,50*0,40)</text:span></text:p>
          </table:table-cell>
          <table:table-cell table:style-name="TC20">
            <text:p text:style-name="P4"><text:span text:style-name="C0">m³</text:span></text:p>
          </table:table-cell>
          <table:table-cell table:style-name="TC20">
            <text:p text:style-name="P30"><text:span text:style-name="C0">4,5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1 (3,10*0,40*0,30)</text:span></text:p>
          </table:table-cell>
          <table:table-cell table:style-name="TC20">
            <text:p text:style-name="P4"><text:span text:style-name="C0">m³</text:span></text:p>
          </table:table-cell>
          <table:table-cell table:style-name="TC20">
            <text:p text:style-name="P30"><text:span text:style-name="C0">0,3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2 ((3,50+2,00)*0,30*0,30)</text:span></text:p>
          </table:table-cell>
          <table:table-cell table:style-name="TC20">
            <text:p text:style-name="P4"><text:span text:style-name="C0">m³</text:span></text:p>
          </table:table-cell>
          <table:table-cell table:style-name="TC20">
            <text:p text:style-name="P30"><text:span text:style-name="C0">0,4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3 ((3,45+2,20)*0,60*0,40)</text:span></text:p>
          </table:table-cell>
          <table:table-cell table:style-name="TC20">
            <text:p text:style-name="P4"><text:span text:style-name="C0">m³</text:span></text:p>
          </table:table-cell>
          <table:table-cell table:style-name="TC20">
            <text:p text:style-name="P30"><text:span text:style-name="C0">1,3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4 (12,85*0,70*0,55+9,70*0,60*0,40)</text:span></text:p>
          </table:table-cell>
          <table:table-cell table:style-name="TC20">
            <text:p text:style-name="P4"><text:span text:style-name="C0">m³</text:span></text:p>
          </table:table-cell>
          <table:table-cell table:style-name="TC20">
            <text:p text:style-name="P30"><text:span text:style-name="C0">7,2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6 (4,60*0,60*0,40)</text:span></text:p>
          </table:table-cell>
          <table:table-cell table:style-name="TC20">
            <text:p text:style-name="P4"><text:span text:style-name="C0">m³</text:span></text:p>
          </table:table-cell>
          <table:table-cell table:style-name="TC20">
            <text:p text:style-name="P30"><text:span text:style-name="C0">1,1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7 (3,25*0,40*0,30)</text:span></text:p>
          </table:table-cell>
          <table:table-cell table:style-name="TC20">
            <text:p text:style-name="P4"><text:span text:style-name="C0">m³</text:span></text:p>
          </table:table-cell>
          <table:table-cell table:style-name="TC20">
            <text:p text:style-name="P30"><text:span text:style-name="C0">0,3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8 (1,95*0,50*0,30)</text:span></text:p>
          </table:table-cell>
          <table:table-cell table:style-name="TC20">
            <text:p text:style-name="P4"><text:span text:style-name="C0">m³</text:span></text:p>
          </table:table-cell>
          <table:table-cell table:style-name="TC20">
            <text:p text:style-name="P30"><text:span text:style-name="C0">0,29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9 (12,90*0,70*0,55+(13,50+3,65)*0,70*0,40)</text:span></text:p>
          </table:table-cell>
          <table:table-cell table:style-name="TC20">
            <text:p text:style-name="P4"><text:span text:style-name="C0">m³</text:span></text:p>
          </table:table-cell>
          <table:table-cell table:style-name="TC20">
            <text:p text:style-name="P30"><text:span text:style-name="C0">9,7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0 (4,60*0,30*0,30)</text:span></text:p>
          </table:table-cell>
          <table:table-cell table:style-name="TC20">
            <text:p text:style-name="P4"><text:span text:style-name="C0">m³</text:span></text:p>
          </table:table-cell>
          <table:table-cell table:style-name="TC20">
            <text:p text:style-name="P30"><text:span text:style-name="C0">0,41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1 (2,50*0,50*0,40)</text:span></text:p>
          </table:table-cell>
          <table:table-cell table:style-name="TC20">
            <text:p text:style-name="P4"><text:span text:style-name="C0">m³</text:span></text:p>
          </table:table-cell>
          <table:table-cell table:style-name="TC20">
            <text:p text:style-name="P30"><text:span text:style-name="C0">0,5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2 (2,55*0,60*0,40)</text:span></text:p>
          </table:table-cell>
          <table:table-cell table:style-name="TC20">
            <text:p text:style-name="P4"><text:span text:style-name="C0">m³</text:span></text:p>
          </table:table-cell>
          <table:table-cell table:style-name="TC20">
            <text:p text:style-name="P30"><text:span text:style-name="C0">0,6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3 (25,00*0,70*0,55)</text:span></text:p>
          </table:table-cell>
          <table:table-cell table:style-name="TC20">
            <text:p text:style-name="P4"><text:span text:style-name="C0">m³</text:span></text:p>
          </table:table-cell>
          <table:table-cell table:style-name="TC20">
            <text:p text:style-name="P30"><text:span text:style-name="C0">9,6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4 (25,00*0,70*0,55)</text:span></text:p>
          </table:table-cell>
          <table:table-cell table:style-name="TC20">
            <text:p text:style-name="P4"><text:span text:style-name="C0">m³</text:span></text:p>
          </table:table-cell>
          <table:table-cell table:style-name="TC20">
            <text:p text:style-name="P30"><text:span text:style-name="C0">9,6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5 ((4,60+0,60)*0,70*0,50)</text:span></text:p>
          </table:table-cell>
          <table:table-cell table:style-name="TC20">
            <text:p text:style-name="P4"><text:span text:style-name="C0">m³</text:span></text:p>
          </table:table-cell>
          <table:table-cell table:style-name="TC20">
            <text:p text:style-name="P30"><text:span text:style-name="C0">1,8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6 ((4,60+0,40)*0,70*0,50)</text:span></text:p>
          </table:table-cell>
          <table:table-cell table:style-name="TC20">
            <text:p text:style-name="P4"><text:span text:style-name="C0">m³</text:span></text:p>
          </table:table-cell>
          <table:table-cell table:style-name="TC20">
            <text:p text:style-name="P30"><text:span text:style-name="C0">1,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7 (4,60*0,70*0,50)</text:span></text:p>
          </table:table-cell>
          <table:table-cell table:style-name="TC20">
            <text:p text:style-name="P4"><text:span text:style-name="C0">m³</text:span></text:p>
          </table:table-cell>
          <table:table-cell table:style-name="TC20">
            <text:p text:style-name="P30"><text:span text:style-name="C0">1,6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8 ((4,30+4,80+4,60+9,10)*0,70*0,50)</text:span></text:p>
          </table:table-cell>
          <table:table-cell table:style-name="TC20">
            <text:p text:style-name="P4"><text:span text:style-name="C0">m³</text:span></text:p>
          </table:table-cell>
          <table:table-cell table:style-name="TC20">
            <text:p text:style-name="P30"><text:span text:style-name="C0">7,9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1 (5,70*0,70*0,45+2,50*0,70*0,45)</text:span></text:p>
          </table:table-cell>
          <table:table-cell table:style-name="TC20">
            <text:p text:style-name="P4"><text:span text:style-name="C0">m³</text:span></text:p>
          </table:table-cell>
          <table:table-cell table:style-name="TC20">
            <text:p text:style-name="P30"><text:span text:style-name="C0">2,5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2 ((3,70+4,00)*0,70*0,45)</text:span></text:p>
          </table:table-cell>
          <table:table-cell table:style-name="TC20">
            <text:p text:style-name="P4"><text:span text:style-name="C0">m³</text:span></text:p>
          </table:table-cell>
          <table:table-cell table:style-name="TC20">
            <text:p text:style-name="P30"><text:span text:style-name="C0">2,4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3 ((3,70+3,15)*0,70*0,45)</text:span></text:p>
          </table:table-cell>
          <table:table-cell table:style-name="TC20">
            <text:p text:style-name="P4"><text:span text:style-name="C0">m³</text:span></text:p>
          </table:table-cell>
          <table:table-cell table:style-name="TC20">
            <text:p text:style-name="P30"><text:span text:style-name="C0">2,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4 ((4,25+4,40+2,15)*0,30*0,30)</text:span></text:p>
          </table:table-cell>
          <table:table-cell table:style-name="TC20">
            <text:p text:style-name="P4"><text:span text:style-name="C0">m³</text:span></text:p>
          </table:table-cell>
          <table:table-cell table:style-name="TC20">
            <text:p text:style-name="P30"><text:span text:style-name="C0">0,9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5 (0,52*0,50*0,30)</text:span></text:p>
          </table:table-cell>
          <table:table-cell table:style-name="TC20">
            <text:p text:style-name="P4"><text:span text:style-name="C0">m³</text:span></text:p>
          </table:table-cell>
          <table:table-cell table:style-name="TC20">
            <text:p text:style-name="P30"><text:span text:style-name="C0">0,0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6 ((2,50+2,95)*0,50*0,30)</text:span></text:p>
          </table:table-cell>
          <table:table-cell table:style-name="TC20">
            <text:p text:style-name="P4"><text:span text:style-name="C0">m³</text:span></text:p>
          </table:table-cell>
          <table:table-cell table:style-name="TC20">
            <text:p text:style-name="P30"><text:span text:style-name="C0">0,81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7 ((4,60+2,25)*0,50*0,30)</text:span></text:p>
          </table:table-cell>
          <table:table-cell table:style-name="TC20">
            <text:p text:style-name="P4"><text:span text:style-name="C0">m³</text:span></text:p>
          </table:table-cell>
          <table:table-cell table:style-name="TC20">
            <text:p text:style-name="P30"><text:span text:style-name="C0">1,0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8 (4,30*0,70*0,45)</text:span></text:p>
          </table:table-cell>
          <table:table-cell table:style-name="TC20">
            <text:p text:style-name="P4"><text:span text:style-name="C0">m³</text:span></text:p>
          </table:table-cell>
          <table:table-cell table:style-name="TC20">
            <text:p text:style-name="P30"><text:span text:style-name="C0">1,3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10 (4,35*0,70*0,45)</text:span></text:p>
          </table:table-cell>
          <table:table-cell table:style-name="TC20">
            <text:p text:style-name="P4"><text:span text:style-name="C0">m³</text:span></text:p>
          </table:table-cell>
          <table:table-cell table:style-name="TC20">
            <text:p text:style-name="P30"><text:span text:style-name="C0">1,3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ext:p text:style-name="P28"/>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40)</text:span></text:p>
          </table:table-cell>
          <table:table-cell table:style-name="TC20">
            <text:p text:style-name="P4"><text:span text:style-name="C0">m³</text:span></text:p>
          </table:table-cell>
          <table:table-cell table:style-name="TC20">
            <text:p text:style-name="P30"><text:span text:style-name="C0">0,1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40)</text:span></text:p>
          </table:table-cell>
          <table:table-cell table:style-name="TC20">
            <text:p text:style-name="P4"><text:span text:style-name="C0">m³</text:span></text:p>
          </table:table-cell>
          <table:table-cell table:style-name="TC20">
            <text:p text:style-name="P30"><text:span text:style-name="C0">0,1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70-0,30)*0,55)</text:span></text:p>
          </table:table-cell>
          <table:table-cell table:style-name="TC20">
            <text:p text:style-name="P4"><text:span text:style-name="C0">m³</text:span></text:p>
          </table:table-cell>
          <table:table-cell table:style-name="TC20">
            <text:p text:style-name="P30"><text:span text:style-name="C0">0,3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2,40*(0,70-0,30)*0,55)</text:span></text:p>
          </table:table-cell>
          <table:table-cell table:style-name="TC20">
            <text:p text:style-name="P4"><text:span text:style-name="C0">m³</text:span></text:p>
          </table:table-cell>
          <table:table-cell table:style-name="TC20">
            <text:p text:style-name="P30"><text:span text:style-name="C0">0,5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0,40)</text:span></text:p>
          </table:table-cell>
          <table:table-cell table:style-name="TC20">
            <text:p text:style-name="P4"><text:span text:style-name="C0">m³</text:span></text:p>
          </table:table-cell>
          <table:table-cell table:style-name="TC20">
            <text:p text:style-name="P30"><text:span text:style-name="C0">0,5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2,40*(0,60-0,30)*0,40)</text:span></text:p>
          </table:table-cell>
          <table:table-cell table:style-name="TC20">
            <text:p text:style-name="P4"><text:span text:style-name="C0">m³</text:span></text:p>
          </table:table-cell>
          <table:table-cell table:style-name="TC20">
            <text:p text:style-name="P30"><text:span text:style-name="C0">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2,40*(0,60-0,30)*0,40)</text:span></text:p>
          </table:table-cell>
          <table:table-cell table:style-name="TC20">
            <text:p text:style-name="P4"><text:span text:style-name="C0">m³</text:span></text:p>
          </table:table-cell>
          <table:table-cell table:style-name="TC20">
            <text:p text:style-name="P30"><text:span text:style-name="C0">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70-0,30)*0,45)</text:span></text:p>
          </table:table-cell>
          <table:table-cell table:style-name="TC20">
            <text:p text:style-name="P4"><text:span text:style-name="C0">m³</text:span></text:p>
          </table:table-cell>
          <table:table-cell table:style-name="TC20">
            <text:p text:style-name="P30"><text:span text:style-name="C0">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text:span></text:p>
          </table:table-cell>
          <table:table-cell table:style-name="TC20">
            <text:p text:style-name="P4"><text:span text:style-name="C0">m³</text:span></text:p>
          </table:table-cell>
          <table:table-cell table:style-name="TC20">
            <text:p text:style-name="P30"><text:span text:style-name="C0">0,2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5*(0,70-0,30))</text:span></text:p>
          </table:table-cell>
          <table:table-cell table:style-name="TC20">
            <text:p text:style-name="P4"><text:span text:style-name="C0">m³</text:span></text:p>
          </table:table-cell>
          <table:table-cell table:style-name="TC20">
            <text:p text:style-name="P30"><text:span text:style-name="C0">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05,382</text:span></text:p>
          </table:table-cell>
          <table:table-cell table:style-name="TC20">
            <text:p text:style-name="P30"><text:span text:style-name="C0">123,35</text:span></text:p>
          </table:table-cell>
          <table:table-cell table:style-name="TC22">
            <text:p text:style-name="P30"><text:span text:style-name="C37">12.998,87</text:span></text:p>
          </table:table-cell>
        </table:table-row>
        <table:table-row>
          <table:table-cell table:style-name="TC18">
            <text:p text:style-name="P4"><text:span text:style-name="C33">2.2.3</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05,382)</text:span></text:p>
          </table:table-cell>
          <table:table-cell table:style-name="TC20">
            <text:p text:style-name="P4"><text:span text:style-name="C0">m³</text:span></text:p>
          </table:table-cell>
          <table:table-cell table:style-name="TC20">
            <text:p text:style-name="P30"><text:span text:style-name="C0">105,3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05,382</text:span></text:p>
          </table:table-cell>
          <table:table-cell table:style-name="TC20">
            <text:p text:style-name="P30"><text:span text:style-name="C0">3,00</text:span></text:p>
          </table:table-cell>
          <table:table-cell table:style-name="TC22">
            <text:p text:style-name="P30"><text:span text:style-name="C37">316,15</text:span></text:p>
          </table:table-cell>
        </table:table-row>
        <table:table-row>
          <table:table-cell table:style-name="TC18">
            <text:p text:style-name="P4"><text:span text:style-name="C33">2.2.4</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05,382)</text:span></text:p>
          </table:table-cell>
          <table:table-cell table:style-name="TC20">
            <text:p text:style-name="P4"><text:span text:style-name="C0">m³</text:span></text:p>
          </table:table-cell>
          <table:table-cell table:style-name="TC20">
            <text:p text:style-name="P30"><text:span text:style-name="C0">105,3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05,382</text:span></text:p>
          </table:table-cell>
          <table:table-cell table:style-name="TC20">
            <text:p text:style-name="P30"><text:span text:style-name="C0">24,74</text:span></text:p>
          </table:table-cell>
          <table:table-cell table:style-name="TC22">
            <text:p text:style-name="P30"><text:span text:style-name="C37">2.607,15</text:span></text:p>
          </table:table-cell>
        </table:table-row>
        <table:table-row>
          <table:table-cell table:style-name="TC18">
            <text:p text:style-name="P4"><text:span text:style-name="C33">2.2.5</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05,382)</text:span></text:p>
          </table:table-cell>
          <table:table-cell table:style-name="TC20">
            <text:p text:style-name="P4"><text:span text:style-name="C0">m³</text:span></text:p>
          </table:table-cell>
          <table:table-cell table:style-name="TC20">
            <text:p text:style-name="P30"><text:span text:style-name="C0">105,3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05,382</text:span></text:p>
          </table:table-cell>
          <table:table-cell table:style-name="TC20">
            <text:p text:style-name="P30"><text:span text:style-name="C0">8,12</text:span></text:p>
          </table:table-cell>
          <table:table-cell table:style-name="TC22">
            <text:p text:style-name="P30"><text:span text:style-name="C37">855,70</text:span></text:p>
          </table:table-cell>
        </table:table-row>
        <table:table-row>
          <table:table-cell table:style-name="TC18">
            <text:p text:style-name="P4"><text:span text:style-name="C33">2.2.6</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 <text:s/>predimensionamento <text:s/>è <text:s/>stato <text:s/>stimata <text:s/>un'incidenza di 160 kg/mc (kg ferro su mc di cls) (160,00*105,382)</text:span></text:p>
          </table:table-cell>
          <table:table-cell table:style-name="TC20">
            <text:p text:style-name="P4"><text:span text:style-name="C0">kg</text:span></text:p>
          </table:table-cell>
          <table:table-cell table:style-name="TC20">
            <text:p text:style-name="P30"><text:span text:style-name="C0">16.861,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16.861,120</text:span></text:p>
          </table:table-cell>
          <table:table-cell table:style-name="TC20">
            <text:p text:style-name="P30"><text:span text:style-name="C0">1,41</text:span></text:p>
          </table:table-cell>
          <table:table-cell table:style-name="TC22">
            <text:p text:style-name="P30"><text:span text:style-name="C37">23.774,18</text:span></text:p>
          </table:table-cell>
        </table:table-row>
        <table:table-row>
          <table:table-cell table:style-name="TC18">
            <text:p text:style-name="P4"><text:span text:style-name="C33">2.2.7</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1 (0,70*(0,30+2*0,40)+0,30*0,40)</text:span></text:p>
          </table:table-cell>
          <table:table-cell table:style-name="TC20">
            <text:p text:style-name="P4"><text:span text:style-name="C0">m²</text:span></text:p>
          </table:table-cell>
          <table:table-cell table:style-name="TC20">
            <text:p text:style-name="P30"><text:span text:style-name="C0">0,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2 (1,60*0,5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3 ((1,65+4,25+2,35+1,50)*(0,50+2*0,10))</text:span></text:p>
          </table:table-cell>
          <table:table-cell table:style-name="TC20">
            <text:p text:style-name="P4"><text:span text:style-name="C0">m²</text:span></text:p>
          </table:table-cell>
          <table:table-cell table:style-name="TC20">
            <text:p text:style-name="P30"><text:span text:style-name="C0">6,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4 ((1,65+4,25)*(0,50+2*0,10))</text:span></text:p>
          </table:table-cell>
          <table:table-cell table:style-name="TC20">
            <text:p text:style-name="P4"><text:span text:style-name="C0">m²</text:span></text:p>
          </table:table-cell>
          <table:table-cell table:style-name="TC20">
            <text:p text:style-name="P30"><text:span text:style-name="C0">4,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5 (1,60*0,5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6 (1,60*0,50)</text:span></text:p>
          </table:table-cell>
          <table:table-cell table:style-name="TC20">
            <text:p text:style-name="P4"><text:span text:style-name="C0">m²</text:span></text:p>
          </table:table-cell>
          <table:table-cell table:style-name="TC20">
            <text:p text:style-name="P30"><text:span text:style-name="C0">0,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7 ((1,65+1,15)*(0,60+0,10+0,40))</text:span></text:p>
          </table:table-cell>
          <table:table-cell table:style-name="TC20">
            <text:p text:style-name="P4"><text:span text:style-name="C0">m²</text:span></text:p>
          </table:table-cell>
          <table:table-cell table:style-name="TC20">
            <text:p text:style-name="P30"><text:span text:style-name="C0">3,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8 (0,70*(0,30+2*0,40)+0,30*0,40)</text:span></text:p>
          </table:table-cell>
          <table:table-cell table:style-name="TC20">
            <text:p text:style-name="P4"><text:span text:style-name="C0">m²</text:span></text:p>
          </table:table-cell>
          <table:table-cell table:style-name="TC20">
            <text:p text:style-name="P30"><text:span text:style-name="C0">0,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09 ((3,05+2,15)*(0,50+2*0,10)+4,10*(0,50*2*0,25))</text:span></text:p>
          </table:table-cell>
          <table:table-cell table:style-name="TC20">
            <text:p text:style-name="P4"><text:span text:style-name="C0">m²</text:span></text:p>
          </table:table-cell>
          <table:table-cell table:style-name="TC20">
            <text:p text:style-name="P30"><text:span text:style-name="C0">4,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0 ((3,40+1,90+3,25+3,40)*(0,50+2*0,10))</text:span></text:p>
          </table:table-cell>
          <table:table-cell table:style-name="TC20">
            <text:p text:style-name="P4"><text:span text:style-name="C0">m²</text:span></text:p>
          </table:table-cell>
          <table:table-cell table:style-name="TC20">
            <text:p text:style-name="P30"><text:span text:style-name="C0">8,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1 ((4,40+2,15+1,70)*(0,60+2*0,10))</text:span></text:p>
          </table:table-cell>
          <table:table-cell table:style-name="TC20">
            <text:p text:style-name="P4"><text:span text:style-name="C0">m²</text:span></text:p>
          </table:table-cell>
          <table:table-cell table:style-name="TC20">
            <text:p text:style-name="P30"><text:span text:style-name="C0">6,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2 ((3,35+3,90)*(0,60+0,10+0,40)+(3,40+2,20+4,50)*(0,60+2*0,10))</text:span></text:p>
          </table:table-cell>
          <table:table-cell table:style-name="TC20">
            <text:p text:style-name="P4"><text:span text:style-name="C0">m²</text:span></text:p>
          </table:table-cell>
          <table:table-cell table:style-name="TC20">
            <text:p text:style-name="P30"><text:span text:style-name="C0">16,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3 (5,05*(0,40+0,30))</text:span></text:p>
          </table:table-cell>
          <table:table-cell table:style-name="TC20">
            <text:p text:style-name="P4"><text:span text:style-name="C0">m²</text:span></text:p>
          </table:table-cell>
          <table:table-cell table:style-name="TC20">
            <text:p text:style-name="P30"><text:span text:style-name="C0">3,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4 (0,35*(0,50+2*0,10)+(4,50+7,40)*(0,70+2*0,10)+4,10*(0,70+2*0,25))</text:span></text:p>
          </table:table-cell>
          <table:table-cell table:style-name="TC20">
            <text:p text:style-name="P4"><text:span text:style-name="C0">m²</text:span></text:p>
          </table:table-cell>
          <table:table-cell table:style-name="TC20">
            <text:p text:style-name="P30"><text:span text:style-name="C0">15,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5 ((2,33*1,48)*(0,50+2*0,10))</text:span></text:p>
          </table:table-cell>
          <table:table-cell table:style-name="TC20">
            <text:p text:style-name="P4"><text:span text:style-name="C0">m²</text:span></text:p>
          </table:table-cell>
          <table:table-cell table:style-name="TC20">
            <text:p text:style-name="P30"><text:span text:style-name="C0">2,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6 ((4,25+3,10+4,60+4,65)*(0,50+2*0,10))</text:span></text:p>
          </table:table-cell>
          <table:table-cell table:style-name="TC20">
            <text:p text:style-name="P4"><text:span text:style-name="C0">m²</text:span></text:p>
          </table:table-cell>
          <table:table-cell table:style-name="TC20">
            <text:p text:style-name="P30"><text:span text:style-name="C0">11,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7 (3,55*(0,70+2*0,10))</text:span></text:p>
          </table:table-cell>
          <table:table-cell table:style-name="TC20">
            <text:p text:style-name="P4"><text:span text:style-name="C0">m²</text:span></text:p>
          </table:table-cell>
          <table:table-cell table:style-name="TC20">
            <text:p text:style-name="P30"><text:span text:style-name="C0">3,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8 ((3,65+3,55+3,40)*(0,50+2*0,10))</text:span></text:p>
          </table:table-cell>
          <table:table-cell table:style-name="TC20">
            <text:p text:style-name="P4"><text:span text:style-name="C0">m²</text:span></text:p>
          </table:table-cell>
          <table:table-cell table:style-name="TC20">
            <text:p text:style-name="P30"><text:span text:style-name="C0">7,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19 (3,35*(0,70+2*0,10))</text:span></text:p>
          </table:table-cell>
          <table:table-cell table:style-name="TC20">
            <text:p text:style-name="P4"><text:span text:style-name="C0">m²</text:span></text:p>
          </table:table-cell>
          <table:table-cell table:style-name="TC20">
            <text:p text:style-name="P30"><text:span text:style-name="C0">3,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0 (3,25*(0,70+2*0,10)+4,55*(0,70+2*0,25)+9,60*(0,50+2*0,10))</text:span></text:p>
          </table:table-cell>
          <table:table-cell table:style-name="TC20">
            <text:p text:style-name="P4"><text:span text:style-name="C0">m²</text:span></text:p>
          </table:table-cell>
          <table:table-cell table:style-name="TC20">
            <text:p text:style-name="P30"><text:span text:style-name="C0">15,1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1 (3,10*(0,40))</text:span></text:p>
          </table:table-cell>
          <table:table-cell table:style-name="TC20">
            <text:p text:style-name="P4"><text:span text:style-name="C0">m²</text:span></text:p>
          </table:table-cell>
          <table:table-cell table:style-name="TC20">
            <text:p text:style-name="P30"><text:span text:style-name="C0">1,2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2 ((3,50+2,00)*(0,30+0,30))</text:span></text:p>
          </table:table-cell>
          <table:table-cell table:style-name="TC20">
            <text:p text:style-name="P4"><text:span text:style-name="C0">m²</text:span></text:p>
          </table:table-cell>
          <table:table-cell table:style-name="TC20">
            <text:p text:style-name="P30"><text:span text:style-name="C0">3,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3 ((3,45+2,20)*(0,60+2*0,10))</text:span></text:p>
          </table:table-cell>
          <table:table-cell table:style-name="TC20">
            <text:p text:style-name="P4"><text:span text:style-name="C0">m²</text:span></text:p>
          </table:table-cell>
          <table:table-cell table:style-name="TC20">
            <text:p text:style-name="P30"><text:span text:style-name="C0">4,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4 (12,85*(0,70+2*0,25)+9,70*(0,60+2*0,10))</text:span></text:p>
          </table:table-cell>
          <table:table-cell table:style-name="TC20">
            <text:p text:style-name="P4"><text:span text:style-name="C0">m²</text:span></text:p>
          </table:table-cell>
          <table:table-cell table:style-name="TC20">
            <text:p text:style-name="P30"><text:span text:style-name="C0">23,1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6 (4,60*(0,60+2*0,10))</text:span></text:p>
          </table:table-cell>
          <table:table-cell table:style-name="TC20">
            <text:p text:style-name="P4"><text:span text:style-name="C0">m²</text:span></text:p>
          </table:table-cell>
          <table:table-cell table:style-name="TC20">
            <text:p text:style-name="P30"><text:span text:style-name="C0">3,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7 (3,25*0,40)</text:span></text:p>
          </table:table-cell>
          <table:table-cell table:style-name="TC20">
            <text:p text:style-name="P4"><text:span text:style-name="C0">m²</text:span></text:p>
          </table:table-cell>
          <table:table-cell table:style-name="TC20">
            <text:p text:style-name="P30"><text:span text:style-name="C0">1,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8 (1,95*0,50)</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9 (12,90*(0,70+2*0,25)+(13,50+3,65)*(0,70+2*0,10))</text:span></text:p>
          </table:table-cell>
          <table:table-cell table:style-name="TC20">
            <text:p text:style-name="P4"><text:span text:style-name="C0">m²</text:span></text:p>
          </table:table-cell>
          <table:table-cell table:style-name="TC20">
            <text:p text:style-name="P30"><text:span text:style-name="C0">30,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0 (4,60*0,30)</text:span></text:p>
          </table:table-cell>
          <table:table-cell table:style-name="TC20">
            <text:p text:style-name="P4"><text:span text:style-name="C0">m²</text:span></text:p>
          </table:table-cell>
          <table:table-cell table:style-name="TC20">
            <text:p text:style-name="P30"><text:span text:style-name="C0">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1 (2,50*(0,50+2*0,10))</text:span></text:p>
          </table:table-cell>
          <table:table-cell table:style-name="TC20">
            <text:p text:style-name="P4"><text:span text:style-name="C0">m²</text:span></text:p>
          </table:table-cell>
          <table:table-cell table:style-name="TC20">
            <text:p text:style-name="P30"><text:span text:style-name="C0">1,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2 (2,55*(0,60+2*0,10))</text:span></text:p>
          </table:table-cell>
          <table:table-cell table:style-name="TC20">
            <text:p text:style-name="P4"><text:span text:style-name="C0">m²</text:span></text:p>
          </table:table-cell>
          <table:table-cell table:style-name="TC20">
            <text:p text:style-name="P30"><text:span text:style-name="C0">2,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3 (25,00*(0,70+2*0,25))</text:span></text:p>
          </table:table-cell>
          <table:table-cell table:style-name="TC20">
            <text:p text:style-name="P4"><text:span text:style-name="C0">m²</text:span></text:p>
          </table:table-cell>
          <table:table-cell table:style-name="TC20">
            <text:p text:style-name="P30"><text:span text:style-name="C0">3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4 (25,00*(0,70+2*0,25))</text:span></text:p>
          </table:table-cell>
          <table:table-cell table:style-name="TC20">
            <text:p text:style-name="P4"><text:span text:style-name="C0">m²</text:span></text:p>
          </table:table-cell>
          <table:table-cell table:style-name="TC20">
            <text:p text:style-name="P30"><text:span text:style-name="C0">3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5 ((4,60+0,60)*(0,70+2*0,20))</text:span></text:p>
          </table:table-cell>
          <table:table-cell table:style-name="TC20">
            <text:p text:style-name="P4"><text:span text:style-name="C0">m²</text:span></text:p>
          </table:table-cell>
          <table:table-cell table:style-name="TC20">
            <text:p text:style-name="P30"><text:span text:style-name="C0">5,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6 ((4,60+0,40)*(0,70+2*0,20))</text:span></text:p>
          </table:table-cell>
          <table:table-cell table:style-name="TC20">
            <text:p text:style-name="P4"><text:span text:style-name="C0">m²</text:span></text:p>
          </table:table-cell>
          <table:table-cell table:style-name="TC20">
            <text:p text:style-name="P30"><text:span text:style-name="C0">5,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7 (4,60*(0,70+2*0,20))</text:span></text:p>
          </table:table-cell>
          <table:table-cell table:style-name="TC20">
            <text:p text:style-name="P4"><text:span text:style-name="C0">m²</text:span></text:p>
          </table:table-cell>
          <table:table-cell table:style-name="TC20">
            <text:p text:style-name="P30"><text:span text:style-name="C0">5,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38 ((4,30+4,80+4,60)*(0,70+2*0,20)+9,10*(0,70+0,20))</text:span></text:p>
          </table:table-cell>
          <table:table-cell table:style-name="TC20">
            <text:p text:style-name="P4"><text:span text:style-name="C0">m²</text:span></text:p>
          </table:table-cell>
          <table:table-cell table:style-name="TC20">
            <text:p text:style-name="P30"><text:span text:style-name="C0">23,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1 (5,70*(0,45+0,70+0,15)+2,50*(0,70+2*0,15))</text:span></text:p>
          </table:table-cell>
          <table:table-cell table:style-name="TC20">
            <text:p text:style-name="P4"><text:span text:style-name="C0">m²</text:span></text:p>
          </table:table-cell>
          <table:table-cell table:style-name="TC20">
            <text:p text:style-name="P30"><text:span text:style-name="C0">9,9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2 ((3,70+4,00)*(0,70+2*0,15))</text:span></text:p>
          </table:table-cell>
          <table:table-cell table:style-name="TC20">
            <text:p text:style-name="P4"><text:span text:style-name="C0">m²</text:span></text:p>
          </table:table-cell>
          <table:table-cell table:style-name="TC20">
            <text:p text:style-name="P30"><text:span text:style-name="C0">7,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3 ((3,70+3,15)*(0,70+2*0,15))</text:span></text:p>
          </table:table-cell>
          <table:table-cell table:style-name="TC20">
            <text:p text:style-name="P4"><text:span text:style-name="C0">m²</text:span></text:p>
          </table:table-cell>
          <table:table-cell table:style-name="TC20">
            <text:p text:style-name="P30"><text:span text:style-name="C0">6,8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4 ((4,25+4,40+2,15)*0,30)</text:span></text:p>
          </table:table-cell>
          <table:table-cell table:style-name="TC20">
            <text:p text:style-name="P4"><text:span text:style-name="C0">m²</text:span></text:p>
          </table:table-cell>
          <table:table-cell table:style-name="TC20">
            <text:p text:style-name="P30"><text:span text:style-name="C0">3,2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5 (0,52*0,50)</text:span></text:p>
          </table:table-cell>
          <table:table-cell table:style-name="TC20">
            <text:p text:style-name="P4"><text:span text:style-name="C0">m²</text:span></text:p>
          </table:table-cell>
          <table:table-cell table:style-name="TC20">
            <text:p text:style-name="P30"><text:span text:style-name="C0">0,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6 ((2,50+2,95)*(0,50+0,30))</text:span></text:p>
          </table:table-cell>
          <table:table-cell table:style-name="TC20">
            <text:p text:style-name="P4"><text:span text:style-name="C0">m²</text:span></text:p>
          </table:table-cell>
          <table:table-cell table:style-name="TC20">
            <text:p text:style-name="P30"><text:span text:style-name="C0">4,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7 ((4,60+2,25)*0,50)</text:span></text:p>
          </table:table-cell>
          <table:table-cell table:style-name="TC20">
            <text:p text:style-name="P4"><text:span text:style-name="C0">m²</text:span></text:p>
          </table:table-cell>
          <table:table-cell table:style-name="TC20">
            <text:p text:style-name="P30"><text:span text:style-name="C0">3,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08 (4,30*(0,70+2*0,15))</text:span></text:p>
          </table:table-cell>
          <table:table-cell table:style-name="TC20">
            <text:p text:style-name="P4"><text:span text:style-name="C0">m²</text:span></text:p>
          </table:table-cell>
          <table:table-cell table:style-name="TC20">
            <text:p text:style-name="P30"><text:span text:style-name="C0">4,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110 (4,35*(0,70+0,15+0,45))</text:span></text:p>
          </table:table-cell>
          <table:table-cell table:style-name="TC20">
            <text:p text:style-name="P4"><text:span text:style-name="C0">m²</text:span></text:p>
          </table:table-cell>
          <table:table-cell table:style-name="TC20">
            <text:p text:style-name="P30"><text:span text:style-name="C0">5,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avedi PT (2*(3,00+1,00)*0,30+2*(2*(1,70+3,20))*0,30+2*(2*(4,60+1,50))*0,30)</text:span></text:p>
          </table:table-cell>
          <table:table-cell table:style-name="TC20">
            <text:p text:style-name="P4"><text:span text:style-name="C0">m²</text:span></text:p>
          </table:table-cell>
          <table:table-cell table:style-name="TC20">
            <text:p text:style-name="P30"><text:span text:style-name="C0">15,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PT ((2*(5,40+3,10))*0,30)</text:span></text:p>
          </table:table-cell>
          <table:table-cell table:style-name="TC20">
            <text:p text:style-name="P4"><text:span text:style-name="C0">m²</text:span></text:p>
          </table:table-cell>
          <table:table-cell table:style-name="TC20">
            <text:p text:style-name="P30"><text:span text:style-name="C0">5,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 PT</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2*0,10))</text:span></text:p>
          </table:table-cell>
          <table:table-cell table:style-name="TC20">
            <text:p text:style-name="P4"><text:span text:style-name="C0">m²</text:span></text:p>
          </table:table-cell>
          <table:table-cell table:style-name="TC20">
            <text:p text:style-name="P30"><text:span text:style-name="C0">0,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2*0,1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70-0,30)+2*0,25))</text:span></text:p>
          </table:table-cell>
          <table:table-cell table:style-name="TC20">
            <text:p text:style-name="P4"><text:span text:style-name="C0">m²</text:span></text:p>
          </table:table-cell>
          <table:table-cell table:style-name="TC20">
            <text:p text:style-name="P30"><text:span text:style-name="C0">1,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2,40*((0,70-0,30)+2*0,25))</text:span></text:p>
          </table:table-cell>
          <table:table-cell table:style-name="TC20">
            <text:p text:style-name="P4"><text:span text:style-name="C0">m²</text:span></text:p>
          </table:table-cell>
          <table:table-cell table:style-name="TC20">
            <text:p text:style-name="P30"><text:span text:style-name="C0">2,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2*0,10)))</text:span></text:p>
          </table:table-cell>
          <table:table-cell table:style-name="TC20">
            <text:p text:style-name="P4"><text:span text:style-name="C0">m²</text:span></text:p>
          </table:table-cell>
          <table:table-cell table:style-name="TC20">
            <text:p text:style-name="P30"><text:span text:style-name="C0">2,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2,40*((0,60-0,30)+(0,10+0,40)))</text:span></text:p>
          </table:table-cell>
          <table:table-cell table:style-name="TC20">
            <text:p text:style-name="P4"><text:span text:style-name="C0">m²</text:span></text:p>
          </table:table-cell>
          <table:table-cell table:style-name="TC20">
            <text:p text:style-name="P30"><text:span text:style-name="C0">1,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2,40*((0,60-0,30)+(2*0,10)))</text:span></text:p>
          </table:table-cell>
          <table:table-cell table:style-name="TC20">
            <text:p text:style-name="P4"><text:span text:style-name="C0">m²</text:span></text:p>
          </table:table-cell>
          <table:table-cell table:style-name="TC20">
            <text:p text:style-name="P30"><text:span text:style-name="C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2*0,15+(0,70-0,30)))</text:span></text:p>
          </table:table-cell>
          <table:table-cell table:style-name="TC20">
            <text:p text:style-name="P4"><text:span text:style-name="C0">m²</text:span></text:p>
          </table:table-cell>
          <table:table-cell table:style-name="TC20">
            <text:p text:style-name="P30"><text:span text:style-name="C0">1,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30+(0,50-0,30)))</text:span></text:p>
          </table:table-cell>
          <table:table-cell table:style-name="TC20">
            <text:p text:style-name="P4"><text:span text:style-name="C0">m²</text:span></text:p>
          </table:table-cell>
          <table:table-cell table:style-name="TC20">
            <text:p text:style-name="P30"><text:span text:style-name="C0">0,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5+(0,70-0,30)+0,15))</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370,46</text:span></text:p>
          </table:table-cell>
          <table:table-cell table:style-name="TC20">
            <text:p text:style-name="P30"><text:span text:style-name="C0">40,51</text:span></text:p>
          </table:table-cell>
          <table:table-cell table:style-name="TC22">
            <text:p text:style-name="P30"><text:span text:style-name="C37">15.007,33</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e solai PT</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08.145,19</text:span></text:p>
          </table:table-cell>
        </table:table-row>
        <table:table-row>
          <table:table-cell table:style-name="TC24">
            <text:p text:style-name="P4"><text:span text:style-name="C25">2.3</text:span></text:p>
          </table:table-cell>
          <table:table-cell table:style-name="TC27">
            <text:p text:style-name="P28"/>
          </table:table-cell>
          <table:table-cell table:style-name="TC27">
            <text:p text:style-name="P28"><text:span text:style-name="C29">Travi e solai P1</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3.1</text:span></text:p>
          </table:table-cell>
          <table:table-cell table:style-name="TC20">
            <text:p text:style-name="P28"><text:span text:style-name="C0">NPS02</text:span></text:p>
          </table:table-cell>
          <table:table-cell table:style-name="TC20">
            <text:p text:style-name="P28"><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8"><text:span text:style-name="C0">Il prezzo comprende la manodopera, i materiali, i noli e tutte le opere accessorie necessarie per realizzare la lavorazione a perfetta regola d'ar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0,70*2,20+27,55*(2,20+4,50+5,05)+0,70*5,05+14,40*13,50+3,95*11,75)</text:span></text:p>
          </table:table-cell>
          <table:table-cell table:style-name="TC20">
            <text:p text:style-name="P4"><text:span text:style-name="C0">m²</text:span></text:p>
          </table:table-cell>
          <table:table-cell table:style-name="TC20">
            <text:p text:style-name="P30"><text:span text:style-name="C0">569,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 balconi (2*3,00*1,30+6,00*1,30)</text:span></text:p>
          </table:table-cell>
          <table:table-cell table:style-name="TC20">
            <text:p text:style-name="P4"><text:span text:style-name="C0">m²</text:span></text:p>
          </table:table-cell>
          <table:table-cell table:style-name="TC20">
            <text:p text:style-name="P30"><text:span text:style-name="C0">15,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forometri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5,50*3,10)</text:span></text:p>
          </table:table-cell>
          <table:table-cell table:style-name="TC20">
            <text:p text:style-name="P4"><text:span text:style-name="C0">m²</text:span></text:p>
          </table:table-cell>
          <table:table-cell table:style-name="TC20">
            <text:p text:style-name="P30"><text:span text:style-name="C0">-17,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ascensore (-1,70*2,25)</text:span></text:p>
          </table:table-cell>
          <table:table-cell table:style-name="TC20">
            <text:p text:style-name="P4"><text:span text:style-name="C0">m²</text:span></text:p>
          </table:table-cell>
          <table:table-cell table:style-name="TC20">
            <text:p text:style-name="P30"><text:span text:style-name="C0">-3,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B (5,90*(2,55+2,35)+7,75*(0,95+2,55+2,35)+0,85*2,35)</text:span></text:p>
          </table:table-cell>
          <table:table-cell table:style-name="TC20">
            <text:p text:style-name="P4"><text:span text:style-name="C0">m²</text:span></text:p>
          </table:table-cell>
          <table:table-cell table:style-name="TC20">
            <text:p text:style-name="P30"><text:span text:style-name="C0">76,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proiezione in pianta trav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1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2 (-((0,40+0,85+3,30+4,00+3,10)*0,40+(6,50+6,50)*0,40))</text:span></text:p>
          </table:table-cell>
          <table:table-cell table:style-name="TC20">
            <text:p text:style-name="P4"><text:span text:style-name="C0">m²</text:span></text:p>
          </table:table-cell>
          <table:table-cell table:style-name="TC20">
            <text:p text:style-name="P30"><text:span text:style-name="C0">-9,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3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4 (-(4,20+4,30+1,60)*0,50)</text:span></text:p>
          </table:table-cell>
          <table:table-cell table:style-name="TC20">
            <text:p text:style-name="P4"><text:span text:style-name="C0">m²</text:span></text:p>
          </table:table-cell>
          <table:table-cell table:style-name="TC20">
            <text:p text:style-name="P30"><text:span text:style-name="C0">-5,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5 (-(4,20+4,30)*0,40)</text:span></text:p>
          </table:table-cell>
          <table:table-cell table:style-name="TC20">
            <text:p text:style-name="P4"><text:span text:style-name="C0">m²</text:span></text:p>
          </table:table-cell>
          <table:table-cell table:style-name="TC20">
            <text:p text:style-name="P30"><text:span text:style-name="C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6 (-((4,20+4,30+1,60)*0,50+(3,10+4,60+4,60)*0,50))</text:span></text:p>
          </table:table-cell>
          <table:table-cell table:style-name="TC20">
            <text:p text:style-name="P4"><text:span text:style-name="C0">m²</text:span></text:p>
          </table:table-cell>
          <table:table-cell table:style-name="TC20">
            <text:p text:style-name="P30"><text:span text:style-name="C0">-1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7 (-4,30*0,60)</text:span></text:p>
          </table:table-cell>
          <table:table-cell table:style-name="TC20">
            <text:p text:style-name="P4"><text:span text:style-name="C0">m²</text:span></text:p>
          </table:table-cell>
          <table:table-cell table:style-name="TC20">
            <text:p text:style-name="P30"><text:span text:style-name="C0">-2,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8 (-(1,65+1,15)*0,50)</text:span></text:p>
          </table:table-cell>
          <table:table-cell table:style-name="TC20">
            <text:p text:style-name="P4"><text:span text:style-name="C0">m²</text:span></text:p>
          </table:table-cell>
          <table:table-cell table:style-name="TC20">
            <text:p text:style-name="P30"><text:span text:style-name="C0">-1,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9 (-0,40*0,50)</text:span></text:p>
          </table:table-cell>
          <table:table-cell table:style-name="TC20">
            <text:p text:style-name="P4"><text:span text:style-name="C0">m²</text:span></text:p>
          </table:table-cell>
          <table:table-cell table:style-name="TC20">
            <text:p text:style-name="P30"><text:span text:style-name="C0">-0,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0 (-(3,05+4,10+2,15)*0,50)</text:span></text:p>
          </table:table-cell>
          <table:table-cell table:style-name="TC20">
            <text:p text:style-name="P4"><text:span text:style-name="C0">m²</text:span></text:p>
          </table:table-cell>
          <table:table-cell table:style-name="TC20">
            <text:p text:style-name="P30"><text:span text:style-name="C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1 (-(3,40+1,90+3,25+3,40)*0,50)</text:span></text:p>
          </table:table-cell>
          <table:table-cell table:style-name="TC20">
            <text:p text:style-name="P4"><text:span text:style-name="C0">m²</text:span></text:p>
          </table:table-cell>
          <table:table-cell table:style-name="TC20">
            <text:p text:style-name="P30"><text:span text:style-name="C0">-5,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2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3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4 (-(3,05+4,25)*0,40)</text:span></text:p>
          </table:table-cell>
          <table:table-cell table:style-name="TC20">
            <text:p text:style-name="P4"><text:span text:style-name="C0">m²</text:span></text:p>
          </table:table-cell>
          <table:table-cell table:style-name="TC20">
            <text:p text:style-name="P30"><text:span text:style-name="C0">-2,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5 (-((3,35+3,90)*0,50+(3,40+2,20)*0,50+4,50*0,40))</text:span></text:p>
          </table:table-cell>
          <table:table-cell table:style-name="TC20">
            <text:p text:style-name="P4"><text:span text:style-name="C0">m²</text:span></text:p>
          </table:table-cell>
          <table:table-cell table:style-name="TC20">
            <text:p text:style-name="P30"><text:span text:style-name="C0">-8,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7 (-4,40*0,40)</text:span></text:p>
          </table:table-cell>
          <table:table-cell table:style-name="TC20">
            <text:p text:style-name="P4"><text:span text:style-name="C0">m²</text:span></text:p>
          </table:table-cell>
          <table:table-cell table:style-name="TC20">
            <text:p text:style-name="P30"><text:span text:style-name="C0">-1,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8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9 (-((4,55+2,80)*0,50+3,65*0,50))</text:span></text:p>
          </table:table-cell>
          <table:table-cell table:style-name="TC20">
            <text:p text:style-name="P4"><text:span text:style-name="C0">m²</text:span></text:p>
          </table:table-cell>
          <table:table-cell table:style-name="TC20">
            <text:p text:style-name="P30"><text:span text:style-name="C0">-5,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0 (-(3,55+3,40)*0,50)</text:span></text:p>
          </table:table-cell>
          <table:table-cell table:style-name="TC20">
            <text:p text:style-name="P4"><text:span text:style-name="C0">m²</text:span></text:p>
          </table:table-cell>
          <table:table-cell table:style-name="TC20">
            <text:p text:style-name="P30"><text:span text:style-name="C0">-3,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1 (-(0,40+3,15)*0,50)</text:span></text:p>
          </table:table-cell>
          <table:table-cell table:style-name="TC20">
            <text:p text:style-name="P4"><text:span text:style-name="C0">m²</text:span></text:p>
          </table:table-cell>
          <table:table-cell table:style-name="TC20">
            <text:p text:style-name="P30"><text:span text:style-name="C0">-1,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2 (-((4,50+2,75)*0,40+4,20*0,50+4,90*0,50))</text:span></text:p>
          </table:table-cell>
          <table:table-cell table:style-name="TC20">
            <text:p text:style-name="P4"><text:span text:style-name="C0">m²</text:span></text:p>
          </table:table-cell>
          <table:table-cell table:style-name="TC20">
            <text:p text:style-name="P30"><text:span text:style-name="C0">-7,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3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4 (-(3,25*0,40+3,50*0,40))</text:span></text:p>
          </table:table-cell>
          <table:table-cell table:style-name="TC20">
            <text:p text:style-name="P4"><text:span text:style-name="C0">m²</text:span></text:p>
          </table:table-cell>
          <table:table-cell table:style-name="TC20">
            <text:p text:style-name="P30"><text:span text:style-name="C0">-2,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5 (-(3,45+2,20)*0,50)</text:span></text:p>
          </table:table-cell>
          <table:table-cell table:style-name="TC20">
            <text:p text:style-name="P4"><text:span text:style-name="C0">m²</text:span></text:p>
          </table:table-cell>
          <table:table-cell table:style-name="TC20">
            <text:p text:style-name="P30"><text:span text:style-name="C0">-2,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6 (-(4,30*0,50+4,95*0,50))</text:span></text:p>
          </table:table-cell>
          <table:table-cell table:style-name="TC20">
            <text:p text:style-name="P4"><text:span text:style-name="C0">m²</text:span></text:p>
          </table:table-cell>
          <table:table-cell table:style-name="TC20">
            <text:p text:style-name="P30"><text:span text:style-name="C0">-4,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7 (-(4,60*0,50+4,50*0,50))</text:span></text:p>
          </table:table-cell>
          <table:table-cell table:style-name="TC20">
            <text:p text:style-name="P4"><text:span text:style-name="C0">m²</text:span></text:p>
          </table:table-cell>
          <table:table-cell table:style-name="TC20">
            <text:p text:style-name="P30"><text:span text:style-name="C0">-4,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8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9 (-4,8*0,60)</text:span></text:p>
          </table:table-cell>
          <table:table-cell table:style-name="TC20">
            <text:p text:style-name="P4"><text:span text:style-name="C0">m²</text:span></text:p>
          </table:table-cell>
          <table:table-cell table:style-name="TC20">
            <text:p text:style-name="P30"><text:span text:style-name="C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0 (-(3,30+2,50)*0,50)</text:span></text:p>
          </table:table-cell>
          <table:table-cell table:style-name="TC20">
            <text:p text:style-name="P4"><text:span text:style-name="C0">m²</text:span></text:p>
          </table:table-cell>
          <table:table-cell table:style-name="TC20">
            <text:p text:style-name="P30"><text:span text:style-name="C0">-2,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1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2 (-((4,15+3,40+3,65)*0,60+4,70*0,60))</text:span></text:p>
          </table:table-cell>
          <table:table-cell table:style-name="TC20">
            <text:p text:style-name="P4"><text:span text:style-name="C0">m²</text:span></text:p>
          </table:table-cell>
          <table:table-cell table:style-name="TC20">
            <text:p text:style-name="P30"><text:span text:style-name="C0">-9,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3 (-2,55*0,50)</text:span></text:p>
          </table:table-cell>
          <table:table-cell table:style-name="TC20">
            <text:p text:style-name="P4"><text:span text:style-name="C0">m²</text:span></text:p>
          </table:table-cell>
          <table:table-cell table:style-name="TC20">
            <text:p text:style-name="P30"><text:span text:style-name="C0">-1,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4 (-(2,30+5,10+3,30+3,45)*0,50)</text:span></text:p>
          </table:table-cell>
          <table:table-cell table:style-name="TC20">
            <text:p text:style-name="P4"><text:span text:style-name="C0">m²</text:span></text:p>
          </table:table-cell>
          <table:table-cell table:style-name="TC20">
            <text:p text:style-name="P30"><text:span text:style-name="C0">-7,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1 (-(4,95*0,50+0,50*0,25))</text:span></text:p>
          </table:table-cell>
          <table:table-cell table:style-name="TC20">
            <text:p text:style-name="P4"><text:span text:style-name="C0">m²</text:span></text:p>
          </table:table-cell>
          <table:table-cell table:style-name="TC20">
            <text:p text:style-name="P30"><text:span text:style-name="C0">-2,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2 (-(4,60+2,10)*0,40)</text:span></text:p>
          </table:table-cell>
          <table:table-cell table:style-name="TC20">
            <text:p text:style-name="P4"><text:span text:style-name="C0">m²</text:span></text:p>
          </table:table-cell>
          <table:table-cell table:style-name="TC20">
            <text:p text:style-name="P30"><text:span text:style-name="C0">-2,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3 (-2,80*0,50)</text:span></text:p>
          </table:table-cell>
          <table:table-cell table:style-name="TC20">
            <text:p text:style-name="P4"><text:span text:style-name="C0">m²</text:span></text:p>
          </table:table-cell>
          <table:table-cell table:style-name="TC20">
            <text:p text:style-name="P30"><text:span text:style-name="C0">-1,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4 (-5,55*0,40)</text:span></text:p>
          </table:table-cell>
          <table:table-cell table:style-name="TC20">
            <text:p text:style-name="P4"><text:span text:style-name="C0">m²</text:span></text:p>
          </table:table-cell>
          <table:table-cell table:style-name="TC20">
            <text:p text:style-name="P30"><text:span text:style-name="C0">-2,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5 (-3,00*0,50)</text:span></text:p>
          </table:table-cell>
          <table:table-cell table:style-name="TC20">
            <text:p text:style-name="P4"><text:span text:style-name="C0">m²</text:span></text:p>
          </table:table-cell>
          <table:table-cell table:style-name="TC20">
            <text:p text:style-name="P30"><text:span text:style-name="C0">-1,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6 (-4,30*0,40)</text:span></text:p>
          </table:table-cell>
          <table:table-cell table:style-name="TC20">
            <text:p text:style-name="P4"><text:span text:style-name="C0">m²</text:span></text:p>
          </table:table-cell>
          <table:table-cell table:style-name="TC20">
            <text:p text:style-name="P30"><text:span text:style-name="C0">-1,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7 (-2,05*0,50)</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8 (-4,35*0,40)</text:span></text:p>
          </table:table-cell>
          <table:table-cell table:style-name="TC20">
            <text:p text:style-name="P4"><text:span text:style-name="C0">m²</text:span></text:p>
          </table:table-cell>
          <table:table-cell table:style-name="TC20">
            <text:p text:style-name="P30"><text:span text:style-name="C0">-1,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4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2,40*0,50)</text:span></text:p>
          </table:table-cell>
          <table:table-cell table:style-name="TC20">
            <text:p text:style-name="P4"><text:span text:style-name="C0">m²</text:span></text:p>
          </table:table-cell>
          <table:table-cell table:style-name="TC20">
            <text:p text:style-name="P30"><text:span text:style-name="C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text:span></text:p>
          </table:table-cell>
          <table:table-cell table:style-name="TC20">
            <text:p text:style-name="P4"><text:span text:style-name="C0">m²</text:span></text:p>
          </table:table-cell>
          <table:table-cell table:style-name="TC20">
            <text:p text:style-name="P30"><text:span text:style-name="C0">-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2,40*0,50)</text:span></text:p>
          </table:table-cell>
          <table:table-cell table:style-name="TC20">
            <text:p text:style-name="P4"><text:span text:style-name="C0">m²</text:span></text:p>
          </table:table-cell>
          <table:table-cell table:style-name="TC20">
            <text:p text:style-name="P30"><text:span text:style-name="C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2,40*0,50)</text:span></text:p>
          </table:table-cell>
          <table:table-cell table:style-name="TC20">
            <text:p text:style-name="P4"><text:span text:style-name="C0">m²</text:span></text:p>
          </table:table-cell>
          <table:table-cell table:style-name="TC20">
            <text:p text:style-name="P30"><text:span text:style-name="C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text:span></text:p>
          </table:table-cell>
          <table:table-cell table:style-name="TC20">
            <text:p text:style-name="P4"><text:span text:style-name="C0">m²</text:span></text:p>
          </table:table-cell>
          <table:table-cell table:style-name="TC20">
            <text:p text:style-name="P30"><text:span text:style-name="C0">-0,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text:span></text:p>
          </table:table-cell>
          <table:table-cell table:style-name="TC20">
            <text:p text:style-name="P4"><text:span text:style-name="C0">m²</text:span></text:p>
          </table:table-cell>
          <table:table-cell table:style-name="TC20">
            <text:p text:style-name="P30"><text:span text:style-name="C0">-0,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486,52</text:span></text:p>
          </table:table-cell>
          <table:table-cell table:style-name="TC20">
            <text:p text:style-name="P30"><text:span text:style-name="C0">83,61</text:span></text:p>
          </table:table-cell>
          <table:table-cell table:style-name="TC22">
            <text:p text:style-name="P30"><text:span text:style-name="C37">40.677,94</text:span></text:p>
          </table:table-cell>
        </table:table-row>
        <table:table-row>
          <table:table-cell table:style-name="TC18">
            <text:p text:style-name="P4"><text:span text:style-name="C33">2.3.2</text:span></text:p>
          </table:table-cell>
          <table:table-cell table:style-name="TC20">
            <text:p text:style-name="P28"><text:span text:style-name="C0">01.A07.F70.005</text:span></text:p>
          </table:table-cell>
          <table:table-cell table:style-name="TC20">
            <text:p text:style-name="P28"><text:span text:style-name="C0">Realizzazione di solaio piano in struttura mista acciaio e calcestruzzo con struttura portante in acciaio, soletta avente l'intradosso sagomato con lamiera grecata, e soprastante getto in calcestruzzo (Rck &gt;= 25 N/mm²) opportunamente collegati a mezzo di connettori, stesa di rete elettrosaldata Ø 5 maglia 150x150 mm Compreso ogni opera accessoria per la corretta posa in opera.</text:span></text:p>
            <text:p text:style-name="P28"><text:span text:style-name="C0">Spessore soletta 10 c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Balconi ((2*3,80+6,80)*1,40)</text:span></text:p>
          </table:table-cell>
          <table:table-cell table:style-name="TC20">
            <text:p text:style-name="P4"><text:span text:style-name="C0">m²</text:span></text:p>
          </table:table-cell>
          <table:table-cell table:style-name="TC20">
            <text:p text:style-name="P30"><text:span text:style-name="C0">2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20,16</text:span></text:p>
          </table:table-cell>
          <table:table-cell table:style-name="TC20">
            <text:p text:style-name="P30"><text:span text:style-name="C0">91,81</text:span></text:p>
          </table:table-cell>
          <table:table-cell table:style-name="TC22">
            <text:p text:style-name="P30"><text:span text:style-name="C37">1.850,89</text:span></text:p>
          </table:table-cell>
        </table:table-row>
        <table:table-row>
          <table:table-cell table:style-name="TC18">
            <text:p text:style-name="P4"><text:span text:style-name="C33">2.3.3</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1 (1,60*0,40*0,25)</text:span></text:p>
          </table:table-cell>
          <table:table-cell table:style-name="TC20">
            <text:p text:style-name="P4"><text:span text:style-name="C0">m³</text:span></text:p>
          </table:table-cell>
          <table:table-cell table:style-name="TC20">
            <text:p text:style-name="P30"><text:span text:style-name="C0">0,1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2 ((0,40+0,85+3,30+4,00+3,10)*0,40*0,25+(6,50+6,50)*(0,30*0,10+0,40*0,25))</text:span></text:p>
          </table:table-cell>
          <table:table-cell table:style-name="TC20">
            <text:p text:style-name="P4"><text:span text:style-name="C0">m³</text:span></text:p>
          </table:table-cell>
          <table:table-cell table:style-name="TC20">
            <text:p text:style-name="P30"><text:span text:style-name="C0">2,8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3 (1,60*0,40*0,25)</text:span></text:p>
          </table:table-cell>
          <table:table-cell table:style-name="TC20">
            <text:p text:style-name="P4"><text:span text:style-name="C0">m³</text:span></text:p>
          </table:table-cell>
          <table:table-cell table:style-name="TC20">
            <text:p text:style-name="P30"><text:span text:style-name="C0">0,1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4 ((4,20+4,30+1,60)*0,50*0,25)</text:span></text:p>
          </table:table-cell>
          <table:table-cell table:style-name="TC20">
            <text:p text:style-name="P4"><text:span text:style-name="C0">m³</text:span></text:p>
          </table:table-cell>
          <table:table-cell table:style-name="TC20">
            <text:p text:style-name="P30"><text:span text:style-name="C0">1,2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5 ((4,20+4,30)*0,40*0,25)</text:span></text:p>
          </table:table-cell>
          <table:table-cell table:style-name="TC20">
            <text:p text:style-name="P4"><text:span text:style-name="C0">m³</text:span></text:p>
          </table:table-cell>
          <table:table-cell table:style-name="TC20">
            <text:p text:style-name="P30"><text:span text:style-name="C0">0,8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6 ((4,20+4,30+1,60)*0,50*0,25+(3,10+4,60+4,60)*(0,50*0,25+0,10*0,30))</text:span></text:p>
          </table:table-cell>
          <table:table-cell table:style-name="TC20">
            <text:p text:style-name="P4"><text:span text:style-name="C0">m³</text:span></text:p>
          </table:table-cell>
          <table:table-cell table:style-name="TC20">
            <text:p text:style-name="P30"><text:span text:style-name="C0">3,1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7 (4,30*0,60*0,25)</text:span></text:p>
          </table:table-cell>
          <table:table-cell table:style-name="TC20">
            <text:p text:style-name="P4"><text:span text:style-name="C0">m³</text:span></text:p>
          </table:table-cell>
          <table:table-cell table:style-name="TC20">
            <text:p text:style-name="P30"><text:span text:style-name="C0">0,6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8 ((1,65+1,15)*(0,50*0,25+0,10*0,30))</text:span></text:p>
          </table:table-cell>
          <table:table-cell table:style-name="TC20">
            <text:p text:style-name="P4"><text:span text:style-name="C0">m³</text:span></text:p>
          </table:table-cell>
          <table:table-cell table:style-name="TC20">
            <text:p text:style-name="P30"><text:span text:style-name="C0">0,43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9 (0,40*(0,50*0,25+0,10*0,30))</text:span></text:p>
          </table:table-cell>
          <table:table-cell table:style-name="TC20">
            <text:p text:style-name="P4"><text:span text:style-name="C0">m³</text:span></text:p>
          </table:table-cell>
          <table:table-cell table:style-name="TC20">
            <text:p text:style-name="P30"><text:span text:style-name="C0">0,0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0 ((3,05+4,10+2,15)*(0,50*0,25+0,30*0,10))</text:span></text:p>
          </table:table-cell>
          <table:table-cell table:style-name="TC20">
            <text:p text:style-name="P4"><text:span text:style-name="C0">m³</text:span></text:p>
          </table:table-cell>
          <table:table-cell table:style-name="TC20">
            <text:p text:style-name="P30"><text:span text:style-name="C0">1,4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1 ((3,40+1,90+3,25+3,40)*(0,50*0,25+0,10*0,30))</text:span></text:p>
          </table:table-cell>
          <table:table-cell table:style-name="TC20">
            <text:p text:style-name="P4"><text:span text:style-name="C0">m³</text:span></text:p>
          </table:table-cell>
          <table:table-cell table:style-name="TC20">
            <text:p text:style-name="P30"><text:span text:style-name="C0">1,8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2 (4,45*0,60*0,25)</text:span></text:p>
          </table:table-cell>
          <table:table-cell table:style-name="TC20">
            <text:p text:style-name="P4"><text:span text:style-name="C0">m³</text:span></text:p>
          </table:table-cell>
          <table:table-cell table:style-name="TC20">
            <text:p text:style-name="P30"><text:span text:style-name="C0">0,6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3 ((4,40+2,15+1,75)*0,60*0,25)</text:span></text:p>
          </table:table-cell>
          <table:table-cell table:style-name="TC20">
            <text:p text:style-name="P4"><text:span text:style-name="C0">m³</text:span></text:p>
          </table:table-cell>
          <table:table-cell table:style-name="TC20">
            <text:p text:style-name="P30"><text:span text:style-name="C0">1,2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4 ((3,05+4,25)*0,40*0,25)</text:span></text:p>
          </table:table-cell>
          <table:table-cell table:style-name="TC20">
            <text:p text:style-name="P4"><text:span text:style-name="C0">m³</text:span></text:p>
          </table:table-cell>
          <table:table-cell table:style-name="TC20">
            <text:p text:style-name="P30"><text:span text:style-name="C0">0,7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5 ((3,35+3,90)*(0,50*0,25+0,10*0,30)+(3,40+2,20)*0,50*0,25+4,50*0,40*0,25)</text:span></text:p>
          </table:table-cell>
          <table:table-cell table:style-name="TC20">
            <text:p text:style-name="P4"><text:span text:style-name="C0">m³</text:span></text:p>
          </table:table-cell>
          <table:table-cell table:style-name="TC20">
            <text:p text:style-name="P30"><text:span text:style-name="C0">2,2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7 (4,40*0,40*0,25)</text:span></text:p>
          </table:table-cell>
          <table:table-cell table:style-name="TC20">
            <text:p text:style-name="P4"><text:span text:style-name="C0">m³</text:span></text:p>
          </table:table-cell>
          <table:table-cell table:style-name="TC20">
            <text:p text:style-name="P30"><text:span text:style-name="C0">0,4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8 (3,55*0,60*0,25)</text:span></text:p>
          </table:table-cell>
          <table:table-cell table:style-name="TC20">
            <text:p text:style-name="P4"><text:span text:style-name="C0">m³</text:span></text:p>
          </table:table-cell>
          <table:table-cell table:style-name="TC20">
            <text:p text:style-name="P30"><text:span text:style-name="C0">0,5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9 ((4,55+2,80)*(0,50*0,25+0,10*0,30))</text:span></text:p>
          </table:table-cell>
          <table:table-cell table:style-name="TC20">
            <text:p text:style-name="P4"><text:span text:style-name="C0">m³</text:span></text:p>
          </table:table-cell>
          <table:table-cell table:style-name="TC20">
            <text:p text:style-name="P30"><text:span text:style-name="C0">1,1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0 ((3,55+3,40)*0,50*0,25)</text:span></text:p>
          </table:table-cell>
          <table:table-cell table:style-name="TC20">
            <text:p text:style-name="P4"><text:span text:style-name="C0">m³</text:span></text:p>
          </table:table-cell>
          <table:table-cell table:style-name="TC20">
            <text:p text:style-name="P30"><text:span text:style-name="C0">0,8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1 ((0,40+3,15)*(0,50*0,25+0,10*0,30))</text:span></text:p>
          </table:table-cell>
          <table:table-cell table:style-name="TC20">
            <text:p text:style-name="P4"><text:span text:style-name="C0">m³</text:span></text:p>
          </table:table-cell>
          <table:table-cell table:style-name="TC20">
            <text:p text:style-name="P30"><text:span text:style-name="C0">0,5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2 ((4,50+2,75)*0,40*0,25+4,20*0,50*0,25+4,90*0,50*0,25)</text:span></text:p>
          </table:table-cell>
          <table:table-cell table:style-name="TC20">
            <text:p text:style-name="P4"><text:span text:style-name="C0">m³</text:span></text:p>
          </table:table-cell>
          <table:table-cell table:style-name="TC20">
            <text:p text:style-name="P30"><text:span text:style-name="C0">1,8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3 (3,10*0,50*0,25)</text:span></text:p>
          </table:table-cell>
          <table:table-cell table:style-name="TC20">
            <text:p text:style-name="P4"><text:span text:style-name="C0">m³</text:span></text:p>
          </table:table-cell>
          <table:table-cell table:style-name="TC20">
            <text:p text:style-name="P30"><text:span text:style-name="C0">0,3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4 (3,25*0,40*0,25+3,50*(0,40*0,25+0,10*0,30))</text:span></text:p>
          </table:table-cell>
          <table:table-cell table:style-name="TC20">
            <text:p text:style-name="P4"><text:span text:style-name="C0">m³</text:span></text:p>
          </table:table-cell>
          <table:table-cell table:style-name="TC20">
            <text:p text:style-name="P30"><text:span text:style-name="C0">0,7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5 ((3,45+2,20)*(0,50*0,25+0,10*0,30))</text:span></text:p>
          </table:table-cell>
          <table:table-cell table:style-name="TC20">
            <text:p text:style-name="P4"><text:span text:style-name="C0">m³</text:span></text:p>
          </table:table-cell>
          <table:table-cell table:style-name="TC20">
            <text:p text:style-name="P30"><text:span text:style-name="C0">0,8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6 ((4,30)*0,50*0,25+4,95*(0,50*0,25+0,10*0,30))</text:span></text:p>
          </table:table-cell>
          <table:table-cell table:style-name="TC20">
            <text:p text:style-name="P4"><text:span text:style-name="C0">m³</text:span></text:p>
          </table:table-cell>
          <table:table-cell table:style-name="TC20">
            <text:p text:style-name="P30"><text:span text:style-name="C0">1,3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7 (4,60*(0,50*0,25+0,10*0,30)+4,50*0,50*0,25)</text:span></text:p>
          </table:table-cell>
          <table:table-cell table:style-name="TC20">
            <text:p text:style-name="P4"><text:span text:style-name="C0">m³</text:span></text:p>
          </table:table-cell>
          <table:table-cell table:style-name="TC20">
            <text:p text:style-name="P30"><text:span text:style-name="C0">1,2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8 (4,50*0,50*0,25)</text:span></text:p>
          </table:table-cell>
          <table:table-cell table:style-name="TC20">
            <text:p text:style-name="P4"><text:span text:style-name="C0">m³</text:span></text:p>
          </table:table-cell>
          <table:table-cell table:style-name="TC20">
            <text:p text:style-name="P30"><text:span text:style-name="C0">0,5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9 (4,8*0,60*0,25)</text:span></text:p>
          </table:table-cell>
          <table:table-cell table:style-name="TC20">
            <text:p text:style-name="P4"><text:span text:style-name="C0">m³</text:span></text:p>
          </table:table-cell>
          <table:table-cell table:style-name="TC20">
            <text:p text:style-name="P30"><text:span text:style-name="C0">0,7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0 ((3,30+2,50)*0,50*0,25)</text:span></text:p>
          </table:table-cell>
          <table:table-cell table:style-name="TC20">
            <text:p text:style-name="P4"><text:span text:style-name="C0">m³</text:span></text:p>
          </table:table-cell>
          <table:table-cell table:style-name="TC20">
            <text:p text:style-name="P30"><text:span text:style-name="C0">0,7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1 (2,10*0,40*0,25)</text:span></text:p>
          </table:table-cell>
          <table:table-cell table:style-name="TC20">
            <text:p text:style-name="P4"><text:span text:style-name="C0">m³</text:span></text:p>
          </table:table-cell>
          <table:table-cell table:style-name="TC20">
            <text:p text:style-name="P30"><text:span text:style-name="C0">0,2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2 ((4,15+3,40+3,65)*0,60*0,25+4,70*(0,60*0,25+0,10*0,30))</text:span></text:p>
          </table:table-cell>
          <table:table-cell table:style-name="TC20">
            <text:p text:style-name="P4"><text:span text:style-name="C0">m³</text:span></text:p>
          </table:table-cell>
          <table:table-cell table:style-name="TC20">
            <text:p text:style-name="P30"><text:span text:style-name="C0">2,5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3 (2,55*(0,50*0,25+0,10*0,30))</text:span></text:p>
          </table:table-cell>
          <table:table-cell table:style-name="TC20">
            <text:p text:style-name="P4"><text:span text:style-name="C0">m³</text:span></text:p>
          </table:table-cell>
          <table:table-cell table:style-name="TC20">
            <text:p text:style-name="P30"><text:span text:style-name="C0">0,3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4 ((2,30+5,10+3,30+3,45)*(0,50*0,25+0,35*0,10))</text:span></text:p>
          </table:table-cell>
          <table:table-cell table:style-name="TC20">
            <text:p text:style-name="P4"><text:span text:style-name="C0">m³</text:span></text:p>
          </table:table-cell>
          <table:table-cell table:style-name="TC20">
            <text:p text:style-name="P30"><text:span text:style-name="C0">2,2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1 (4,95*0,50*0,25)</text:span></text:p>
          </table:table-cell>
          <table:table-cell table:style-name="TC20">
            <text:p text:style-name="P4"><text:span text:style-name="C0">m³</text:span></text:p>
          </table:table-cell>
          <table:table-cell table:style-name="TC20">
            <text:p text:style-name="P30"><text:span text:style-name="C0">0,6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2 ((4,60+2,10)*(0,40*0,25+0,10*0,30)+0,85*(0,30*0,35))</text:span></text:p>
          </table:table-cell>
          <table:table-cell table:style-name="TC20">
            <text:p text:style-name="P4"><text:span text:style-name="C0">m³</text:span></text:p>
          </table:table-cell>
          <table:table-cell table:style-name="TC20">
            <text:p text:style-name="P30"><text:span text:style-name="C0">0,9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3 (2,80*0,50*0,25)</text:span></text:p>
          </table:table-cell>
          <table:table-cell table:style-name="TC20">
            <text:p text:style-name="P4"><text:span text:style-name="C0">m³</text:span></text:p>
          </table:table-cell>
          <table:table-cell table:style-name="TC20">
            <text:p text:style-name="P30"><text:span text:style-name="C0">0,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4 (5,55*(0,40*0,25+0,10*0,30))</text:span></text:p>
          </table:table-cell>
          <table:table-cell table:style-name="TC20">
            <text:p text:style-name="P4"><text:span text:style-name="C0">m³</text:span></text:p>
          </table:table-cell>
          <table:table-cell table:style-name="TC20">
            <text:p text:style-name="P30"><text:span text:style-name="C0">0,7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5 (3,00*0,50*0,25)</text:span></text:p>
          </table:table-cell>
          <table:table-cell table:style-name="TC20">
            <text:p text:style-name="P4"><text:span text:style-name="C0">m³</text:span></text:p>
          </table:table-cell>
          <table:table-cell table:style-name="TC20">
            <text:p text:style-name="P30"><text:span text:style-name="C0">0,3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6 (4,30*(0,40*0,25+0,10*0,30))</text:span></text:p>
          </table:table-cell>
          <table:table-cell table:style-name="TC20">
            <text:p text:style-name="P4"><text:span text:style-name="C0">m³</text:span></text:p>
          </table:table-cell>
          <table:table-cell table:style-name="TC20">
            <text:p text:style-name="P30"><text:span text:style-name="C0">0,5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7 (2,05*0,50*0,25)</text:span></text:p>
          </table:table-cell>
          <table:table-cell table:style-name="TC20">
            <text:p text:style-name="P4"><text:span text:style-name="C0">m³</text:span></text:p>
          </table:table-cell>
          <table:table-cell table:style-name="TC20">
            <text:p text:style-name="P30"><text:span text:style-name="C0">0,2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8 (4,35*(0,40*0,25+0,10*0,30))</text:span></text:p>
          </table:table-cell>
          <table:table-cell table:style-name="TC20">
            <text:p text:style-name="P4"><text:span text:style-name="C0">m³</text:span></text:p>
          </table:table-cell>
          <table:table-cell table:style-name="TC20">
            <text:p text:style-name="P30"><text:span text:style-name="C0">0,5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9 ((5,40+6,70+1,15)*0,30*0,35)</text:span></text:p>
          </table:table-cell>
          <table:table-cell table:style-name="TC20">
            <text:p text:style-name="P4"><text:span text:style-name="C0">m³</text:span></text:p>
          </table:table-cell>
          <table:table-cell table:style-name="TC20">
            <text:p text:style-name="P30"><text:span text:style-name="C0">1,39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text:span text:style-name="C0">m³</text:span></text:p>
          </table:table-cell>
          <table:table-cell table:style-name="TC20">
            <text:p text:style-name="P30"><text:span text:style-name="C0">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³</text:span></text:p>
          </table:table-cell>
          <table:table-cell table:style-name="TC20">
            <text:p text:style-name="P30"><text:span text:style-name="C0">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40-0,30)*0,25)</text:span></text:p>
          </table:table-cell>
          <table:table-cell table:style-name="TC20">
            <text:p text:style-name="P4"><text:span text:style-name="C0">m³</text:span></text:p>
          </table:table-cell>
          <table:table-cell table:style-name="TC20">
            <text:p text:style-name="P30"><text:span text:style-name="C0">0,0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2,40*(0,50-0,30)*0,25)</text:span></text:p>
          </table:table-cell>
          <table:table-cell table:style-name="TC20">
            <text:p text:style-name="P4"><text:span text:style-name="C0">m³</text:span></text:p>
          </table:table-cell>
          <table:table-cell table:style-name="TC20">
            <text:p text:style-name="P30"><text:span text:style-name="C0">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³</text:span></text:p>
          </table:table-cell>
          <table:table-cell table:style-name="TC20">
            <text:p text:style-name="P30"><text:span text:style-name="C0">0,0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2,40*(0,50-0,30)*0,25)</text:span></text:p>
          </table:table-cell>
          <table:table-cell table:style-name="TC20">
            <text:p text:style-name="P4"><text:span text:style-name="C0">m³</text:span></text:p>
          </table:table-cell>
          <table:table-cell table:style-name="TC20">
            <text:p text:style-name="P30"><text:span text:style-name="C0">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2,40*(0,50-0,30)*0,25)</text:span></text:p>
          </table:table-cell>
          <table:table-cell table:style-name="TC20">
            <text:p text:style-name="P4"><text:span text:style-name="C0">m³</text:span></text:p>
          </table:table-cell>
          <table:table-cell table:style-name="TC20">
            <text:p text:style-name="P30"><text:span text:style-name="C0">0,1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0,30)*0,25)</text:span></text:p>
          </table:table-cell>
          <table:table-cell table:style-name="TC20">
            <text:p text:style-name="P4"><text:span text:style-name="C0">m³</text:span></text:p>
          </table:table-cell>
          <table:table-cell table:style-name="TC20">
            <text:p text:style-name="P30"><text:span text:style-name="C0">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0,30)*0,25)</text:span></text:p>
          </table:table-cell>
          <table:table-cell table:style-name="TC20">
            <text:p text:style-name="P4"><text:span text:style-name="C0">m³</text:span></text:p>
          </table:table-cell>
          <table:table-cell table:style-name="TC20">
            <text:p text:style-name="P30"><text:span text:style-name="C0">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0,25)</text:span></text:p>
          </table:table-cell>
          <table:table-cell table:style-name="TC20">
            <text:p text:style-name="P4"><text:span text:style-name="C0">m³</text:span></text:p>
          </table:table-cell>
          <table:table-cell table:style-name="TC20">
            <text:p text:style-name="P30"><text:span text:style-name="C0">0,0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30)*0,25)</text:span></text:p>
          </table:table-cell>
          <table:table-cell table:style-name="TC20">
            <text:p text:style-name="P4"><text:span text:style-name="C0">m³</text:span></text:p>
          </table:table-cell>
          <table:table-cell table:style-name="TC20">
            <text:p text:style-name="P30"><text:span text:style-name="C0">0,0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1,868</text:span></text:p>
          </table:table-cell>
          <table:table-cell table:style-name="TC20">
            <text:p text:style-name="P30"><text:span text:style-name="C0">123,35</text:span></text:p>
          </table:table-cell>
          <table:table-cell table:style-name="TC22">
            <text:p text:style-name="P30"><text:span text:style-name="C37">5.164,42</text:span></text:p>
          </table:table-cell>
        </table:table-row>
        <table:table-row>
          <table:table-cell table:style-name="TC18">
            <text:p text:style-name="P4"><text:span text:style-name="C33">2.3.4</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41,868)</text:span></text:p>
          </table:table-cell>
          <table:table-cell table:style-name="TC20">
            <text:p text:style-name="P4"><text:span text:style-name="C0">m³</text:span></text:p>
          </table:table-cell>
          <table:table-cell table:style-name="TC20">
            <text:p text:style-name="P30"><text:span text:style-name="C0">41,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1,868</text:span></text:p>
          </table:table-cell>
          <table:table-cell table:style-name="TC20">
            <text:p text:style-name="P30"><text:span text:style-name="C0">3,00</text:span></text:p>
          </table:table-cell>
          <table:table-cell table:style-name="TC22">
            <text:p text:style-name="P30"><text:span text:style-name="C37">125,60</text:span></text:p>
          </table:table-cell>
        </table:table-row>
        <table:table-row>
          <table:table-cell table:style-name="TC18">
            <text:p text:style-name="P4"><text:span text:style-name="C33">2.3.5</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41,868)</text:span></text:p>
          </table:table-cell>
          <table:table-cell table:style-name="TC20">
            <text:p text:style-name="P4"><text:span text:style-name="C0">m³</text:span></text:p>
          </table:table-cell>
          <table:table-cell table:style-name="TC20">
            <text:p text:style-name="P30"><text:span text:style-name="C0">41,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1,868</text:span></text:p>
          </table:table-cell>
          <table:table-cell table:style-name="TC20">
            <text:p text:style-name="P30"><text:span text:style-name="C0">24,74</text:span></text:p>
          </table:table-cell>
          <table:table-cell table:style-name="TC22">
            <text:p text:style-name="P30"><text:span text:style-name="C37">1.035,81</text:span></text:p>
          </table:table-cell>
        </table:table-row>
        <table:table-row>
          <table:table-cell table:style-name="TC18">
            <text:p text:style-name="P4"><text:span text:style-name="C33">2.3.6</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41,868)</text:span></text:p>
          </table:table-cell>
          <table:table-cell table:style-name="TC20">
            <text:p text:style-name="P4"><text:span text:style-name="C0">m³</text:span></text:p>
          </table:table-cell>
          <table:table-cell table:style-name="TC20">
            <text:p text:style-name="P30"><text:span text:style-name="C0">41,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41,868</text:span></text:p>
          </table:table-cell>
          <table:table-cell table:style-name="TC20">
            <text:p text:style-name="P30"><text:span text:style-name="C0">8,12</text:span></text:p>
          </table:table-cell>
          <table:table-cell table:style-name="TC22">
            <text:p text:style-name="P30"><text:span text:style-name="C37">339,97</text:span></text:p>
          </table:table-cell>
        </table:table-row>
        <table:table-row>
          <table:table-cell table:style-name="TC18">
            <text:p text:style-name="P4"><text:span text:style-name="C33">2.3.7</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la <text:s/>verifica <text:s/>preliminare <text:s/>della <text:s/>struttura <text:s/>è <text:s/>stato </text:span></text:p>
            <text:p text:style-name="P28"><text:span text:style-name="C0">stimata <text:s/>un <text:s/>incidenza <text:s/>di <text:s/>220 <text:s/>kg/mc (220,00*41,868 )</text:span></text:p>
          </table:table-cell>
          <table:table-cell table:style-name="TC20">
            <text:p text:style-name="P4"><text:span text:style-name="C0">kg</text:span></text:p>
          </table:table-cell>
          <table:table-cell table:style-name="TC20">
            <text:p text:style-name="P30"><text:span text:style-name="C0">9.210,9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9.210,960</text:span></text:p>
          </table:table-cell>
          <table:table-cell table:style-name="TC20">
            <text:p text:style-name="P30"><text:span text:style-name="C0">1,41</text:span></text:p>
          </table:table-cell>
          <table:table-cell table:style-name="TC22">
            <text:p text:style-name="P30"><text:span text:style-name="C37">12.987,45</text:span></text:p>
          </table:table-cell>
        </table:table-row>
        <table:table-row>
          <table:table-cell table:style-name="TC18">
            <text:p text:style-name="P4"><text:span text:style-name="C33">2.3.8</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1 (1,60*(0,40+0,25))</text:span></text:p>
          </table:table-cell>
          <table:table-cell table:style-name="TC20">
            <text:p text:style-name="P4"><text:span text:style-name="C0">m²</text:span></text:p>
          </table:table-cell>
          <table:table-cell table:style-name="TC20">
            <text:p text:style-name="P30"><text:span text:style-name="C0">1,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2 ((0,40+0,85+3,30+4,00+3,10)*(0,40+0,25)+(6,50+6,50)*(0,35+0,40+0,10))</text:span></text:p>
          </table:table-cell>
          <table:table-cell table:style-name="TC20">
            <text:p text:style-name="P4"><text:span text:style-name="C0">m²</text:span></text:p>
          </table:table-cell>
          <table:table-cell table:style-name="TC20">
            <text:p text:style-name="P30"><text:span text:style-name="C0">18,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3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4 ((4,20+4,30+1,60)*0,50)</text:span></text:p>
          </table:table-cell>
          <table:table-cell table:style-name="TC20">
            <text:p text:style-name="P4"><text:span text:style-name="C0">m²</text:span></text:p>
          </table:table-cell>
          <table:table-cell table:style-name="TC20">
            <text:p text:style-name="P30"><text:span text:style-name="C0">5,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5 ((4,20+4,30)*0,40)</text:span></text:p>
          </table:table-cell>
          <table:table-cell table:style-name="TC20">
            <text:p text:style-name="P4"><text:span text:style-name="C0">m²</text:span></text:p>
          </table:table-cell>
          <table:table-cell table:style-name="TC20">
            <text:p text:style-name="P30"><text:span text:style-name="C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6 ((4,20+4,30+1,60)*0,50+(3,10+4,60+4,60)*(0,50+0,10+0,35))</text:span></text:p>
          </table:table-cell>
          <table:table-cell table:style-name="TC20">
            <text:p text:style-name="P4"><text:span text:style-name="C0">m²</text:span></text:p>
          </table:table-cell>
          <table:table-cell table:style-name="TC20">
            <text:p text:style-name="P30"><text:span text:style-name="C0">16,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7 (4,30*0,60)</text:span></text:p>
          </table:table-cell>
          <table:table-cell table:style-name="TC20">
            <text:p text:style-name="P4"><text:span text:style-name="C0">m²</text:span></text:p>
          </table:table-cell>
          <table:table-cell table:style-name="TC20">
            <text:p text:style-name="P30"><text:span text:style-name="C0">2,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8 ((1,65+1,15)*(0,50+0,10+0,35))</text:span></text:p>
          </table:table-cell>
          <table:table-cell table:style-name="TC20">
            <text:p text:style-name="P4"><text:span text:style-name="C0">m²</text:span></text:p>
          </table:table-cell>
          <table:table-cell table:style-name="TC20">
            <text:p text:style-name="P30"><text:span text:style-name="C0">2,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09 (0,40*(0,50+2*0,10))</text:span></text:p>
          </table:table-cell>
          <table:table-cell table:style-name="TC20">
            <text:p text:style-name="P4"><text:span text:style-name="C0">m²</text:span></text:p>
          </table:table-cell>
          <table:table-cell table:style-name="TC20">
            <text:p text:style-name="P30"><text:span text:style-name="C0">0,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0 ((3,05+4,10+2,15)*(0,50+2*0,10))</text:span></text:p>
          </table:table-cell>
          <table:table-cell table:style-name="TC20">
            <text:p text:style-name="P4"><text:span text:style-name="C0">m²</text:span></text:p>
          </table:table-cell>
          <table:table-cell table:style-name="TC20">
            <text:p text:style-name="P30"><text:span text:style-name="C0">6,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1 ((3,40+1,90+3,25+3,40)*(0,50+2*0,10))</text:span></text:p>
          </table:table-cell>
          <table:table-cell table:style-name="TC20">
            <text:p text:style-name="P4"><text:span text:style-name="C0">m²</text:span></text:p>
          </table:table-cell>
          <table:table-cell table:style-name="TC20">
            <text:p text:style-name="P30"><text:span text:style-name="C0">8,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2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3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4 ((3,05+4,25)*0,40)</text:span></text:p>
          </table:table-cell>
          <table:table-cell table:style-name="TC20">
            <text:p text:style-name="P4"><text:span text:style-name="C0">m²</text:span></text:p>
          </table:table-cell>
          <table:table-cell table:style-name="TC20">
            <text:p text:style-name="P30"><text:span text:style-name="C0">2,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5 ((3,35+3,90)*(0,50+0,10+0,35)+(3,40+2,20)*0,50+4,50*0,40)</text:span></text:p>
          </table:table-cell>
          <table:table-cell table:style-name="TC20">
            <text:p text:style-name="P4"><text:span text:style-name="C0">m²</text:span></text:p>
          </table:table-cell>
          <table:table-cell table:style-name="TC20">
            <text:p text:style-name="P30"><text:span text:style-name="C0">11,4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7 (4,40*(0,40+0,25))</text:span></text:p>
          </table:table-cell>
          <table:table-cell table:style-name="TC20">
            <text:p text:style-name="P4"><text:span text:style-name="C0">m²</text:span></text:p>
          </table:table-cell>
          <table:table-cell table:style-name="TC20">
            <text:p text:style-name="P30"><text:span text:style-name="C0">2,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8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19 ((4,55+2,80)*(0,50+2*0,10)+3,65*0,50)</text:span></text:p>
          </table:table-cell>
          <table:table-cell table:style-name="TC20">
            <text:p text:style-name="P4"><text:span text:style-name="C0">m²</text:span></text:p>
          </table:table-cell>
          <table:table-cell table:style-name="TC20">
            <text:p text:style-name="P30"><text:span text:style-name="C0">6,9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0 ((3,55+3,40)*0,50)</text:span></text:p>
          </table:table-cell>
          <table:table-cell table:style-name="TC20">
            <text:p text:style-name="P4"><text:span text:style-name="C0">m²</text:span></text:p>
          </table:table-cell>
          <table:table-cell table:style-name="TC20">
            <text:p text:style-name="P30"><text:span text:style-name="C0">3,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1 ((0,40+3,15)*(0,50+0,10+0,35))</text:span></text:p>
          </table:table-cell>
          <table:table-cell table:style-name="TC20">
            <text:p text:style-name="P4"><text:span text:style-name="C0">m²</text:span></text:p>
          </table:table-cell>
          <table:table-cell table:style-name="TC20">
            <text:p text:style-name="P30"><text:span text:style-name="C0">3,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2 ((4,50+2,75)*0,40+4,20*0,50+4,90*(0,50+0,25))</text:span></text:p>
          </table:table-cell>
          <table:table-cell table:style-name="TC20">
            <text:p text:style-name="P4"><text:span text:style-name="C0">m²</text:span></text:p>
          </table:table-cell>
          <table:table-cell table:style-name="TC20">
            <text:p text:style-name="P30"><text:span text:style-name="C0">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3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4 (3,25*0,40+3,50*(0,40+0,10+0,35))</text:span></text:p>
          </table:table-cell>
          <table:table-cell table:style-name="TC20">
            <text:p text:style-name="P4"><text:span text:style-name="C0">m²</text:span></text:p>
          </table:table-cell>
          <table:table-cell table:style-name="TC20">
            <text:p text:style-name="P30"><text:span text:style-name="C0">4,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5 ((3,45+2,20)*(0,50+0,10+0,35))</text:span></text:p>
          </table:table-cell>
          <table:table-cell table:style-name="TC20">
            <text:p text:style-name="P4"><text:span text:style-name="C0">m²</text:span></text:p>
          </table:table-cell>
          <table:table-cell table:style-name="TC20">
            <text:p text:style-name="P30"><text:span text:style-name="C0">5,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6 ((4,30)*0,50+4,95*(0,50+0,10+0,35))</text:span></text:p>
          </table:table-cell>
          <table:table-cell table:style-name="TC20">
            <text:p text:style-name="P4"><text:span text:style-name="C0">m²</text:span></text:p>
          </table:table-cell>
          <table:table-cell table:style-name="TC20">
            <text:p text:style-name="P30"><text:span text:style-name="C0">6,8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7 (4,60*(0,50+2*0,10)+4,50*0,50)</text:span></text:p>
          </table:table-cell>
          <table:table-cell table:style-name="TC20">
            <text:p text:style-name="P4"><text:span text:style-name="C0">m²</text:span></text:p>
          </table:table-cell>
          <table:table-cell table:style-name="TC20">
            <text:p text:style-name="P30"><text:span text:style-name="C0">5,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8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29 (4,8*0,60)</text:span></text:p>
          </table:table-cell>
          <table:table-cell table:style-name="TC20">
            <text:p text:style-name="P4"><text:span text:style-name="C0">m²</text:span></text:p>
          </table:table-cell>
          <table:table-cell table:style-name="TC20">
            <text:p text:style-name="P30"><text:span text:style-name="C0">2,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0 ((3,30+2,50)*0,50)</text:span></text:p>
          </table:table-cell>
          <table:table-cell table:style-name="TC20">
            <text:p text:style-name="P4"><text:span text:style-name="C0">m²</text:span></text:p>
          </table:table-cell>
          <table:table-cell table:style-name="TC20">
            <text:p text:style-name="P30"><text:span text:style-name="C0">2,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1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2 ((4,15+3,40+3,65)*0,60+4,70*(0,60+2*0,10))</text:span></text:p>
          </table:table-cell>
          <table:table-cell table:style-name="TC20">
            <text:p text:style-name="P4"><text:span text:style-name="C0">m²</text:span></text:p>
          </table:table-cell>
          <table:table-cell table:style-name="TC20">
            <text:p text:style-name="P30"><text:span text:style-name="C0">10,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3 (2,55*(0,50+0,10+0,35))</text:span></text:p>
          </table:table-cell>
          <table:table-cell table:style-name="TC20">
            <text:p text:style-name="P4"><text:span text:style-name="C0">m²</text:span></text:p>
          </table:table-cell>
          <table:table-cell table:style-name="TC20">
            <text:p text:style-name="P30"><text:span text:style-name="C0">2,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234 ((2,30+5,10+3,30+3,45)*(0,50+0,35+0,10))</text:span></text:p>
          </table:table-cell>
          <table:table-cell table:style-name="TC20">
            <text:p text:style-name="P4"><text:span text:style-name="C0">m²</text:span></text:p>
          </table:table-cell>
          <table:table-cell table:style-name="TC20">
            <text:p text:style-name="P30"><text:span text:style-name="C0">13,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1 (4,95*0,50+0,50*0,25)</text:span></text:p>
          </table:table-cell>
          <table:table-cell table:style-name="TC20">
            <text:p text:style-name="P4"><text:span text:style-name="C0">m²</text:span></text:p>
          </table:table-cell>
          <table:table-cell table:style-name="TC20">
            <text:p text:style-name="P30"><text:span text:style-name="C0">2,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2 ((4,60+2,10)*(0,40+0,10+0,35)+0,85*(0,30+2*0,35)+0,30*0,35)</text:span></text:p>
          </table:table-cell>
          <table:table-cell table:style-name="TC20">
            <text:p text:style-name="P4"><text:span text:style-name="C0">m²</text:span></text:p>
          </table:table-cell>
          <table:table-cell table:style-name="TC20">
            <text:p text:style-name="P30"><text:span text:style-name="C0">6,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3 (2,80*0,50)</text:span></text:p>
          </table:table-cell>
          <table:table-cell table:style-name="TC20">
            <text:p text:style-name="P4"><text:span text:style-name="C0">m²</text:span></text:p>
          </table:table-cell>
          <table:table-cell table:style-name="TC20">
            <text:p text:style-name="P30"><text:span text:style-name="C0">1,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4 (5,55*(0,40+0,10+0,35))</text:span></text:p>
          </table:table-cell>
          <table:table-cell table:style-name="TC20">
            <text:p text:style-name="P4"><text:span text:style-name="C0">m²</text:span></text:p>
          </table:table-cell>
          <table:table-cell table:style-name="TC20">
            <text:p text:style-name="P30"><text:span text:style-name="C0">4,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5 (3,00*(0,50+0,25))</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6 (4,30*(0,40+0,10+0,35))</text:span></text:p>
          </table:table-cell>
          <table:table-cell table:style-name="TC20">
            <text:p text:style-name="P4"><text:span text:style-name="C0">m²</text:span></text:p>
          </table:table-cell>
          <table:table-cell table:style-name="TC20">
            <text:p text:style-name="P30"><text:span text:style-name="C0">3,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7 (2,05*0,50)</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8 (4,35*(0,40+0,10+0,35))</text:span></text:p>
          </table:table-cell>
          <table:table-cell table:style-name="TC20">
            <text:p text:style-name="P4"><text:span text:style-name="C0">m²</text:span></text:p>
          </table:table-cell>
          <table:table-cell table:style-name="TC20">
            <text:p text:style-name="P30"><text:span text:style-name="C0">3,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209 ((5,40+6,70+1,15)*(0,30+2*0,35))</text:span></text:p>
          </table:table-cell>
          <table:table-cell table:style-name="TC20">
            <text:p text:style-name="P4"><text:span text:style-name="C0">m²</text:span></text:p>
          </table:table-cell>
          <table:table-cell table:style-name="TC20">
            <text:p text:style-name="P30"><text:span text:style-name="C0">13,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text:span></text:p>
          </table:table-cell>
          <table:table-cell table:style-name="TC20">
            <text:p text:style-name="P4"><text:span text:style-name="C0">m²</text:span></text:p>
          </table:table-cell>
          <table:table-cell table:style-name="TC20">
            <text:p text:style-name="P30"><text:span text:style-name="C0">0,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text:span></text:p>
          </table:table-cell>
          <table:table-cell table:style-name="TC20">
            <text:p text:style-name="P4"><text:span text:style-name="C0">m²</text:span></text:p>
          </table:table-cell>
          <table:table-cell table:style-name="TC20">
            <text:p text:style-name="P30"><text:span text:style-name="C0">0,3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40-0,30+0,25))</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2,40*((0,50-0,30)+0,25)+0,30*0,25)</text:span></text:p>
          </table:table-cell>
          <table:table-cell table:style-name="TC20">
            <text:p text:style-name="P4"><text:span text:style-name="C0">m²</text:span></text:p>
          </table:table-cell>
          <table:table-cell table:style-name="TC20">
            <text:p text:style-name="P30"><text:span text:style-name="C0">1,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²</text:span></text:p>
          </table:table-cell>
          <table:table-cell table:style-name="TC20">
            <text:p text:style-name="P30"><text:span text:style-name="C0">0,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2,40*((0,50-0,30)+0,25))</text:span></text:p>
          </table:table-cell>
          <table:table-cell table:style-name="TC20">
            <text:p text:style-name="P4"><text:span text:style-name="C0">m²</text:span></text:p>
          </table:table-cell>
          <table:table-cell table:style-name="TC20">
            <text:p text:style-name="P30"><text:span text:style-name="C0">1,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2,40*((0,50-0,30)+0,25))</text:span></text:p>
          </table:table-cell>
          <table:table-cell table:style-name="TC20">
            <text:p text:style-name="P4"><text:span text:style-name="C0">m²</text:span></text:p>
          </table:table-cell>
          <table:table-cell table:style-name="TC20">
            <text:p text:style-name="P30"><text:span text:style-name="C0">1,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0,30)+0,25)+0,25*0,3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0,30)+0,25))</text:span></text:p>
          </table:table-cell>
          <table:table-cell table:style-name="TC20">
            <text:p text:style-name="P4"><text:span text:style-name="C0">m²</text:span></text:p>
          </table:table-cell>
          <table:table-cell table:style-name="TC20">
            <text:p text:style-name="P30"><text:span text:style-name="C0">0,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0,25))</text:span></text:p>
          </table:table-cell>
          <table:table-cell table:style-name="TC20">
            <text:p text:style-name="P4"><text:span text:style-name="C0">m²</text:span></text:p>
          </table:table-cell>
          <table:table-cell table:style-name="TC20">
            <text:p text:style-name="P30"><text:span text:style-name="C0">0,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30)+0,25))</text:span></text:p>
          </table:table-cell>
          <table:table-cell table:style-name="TC20">
            <text:p text:style-name="P4"><text:span text:style-name="C0">m²</text:span></text:p>
          </table:table-cell>
          <table:table-cell table:style-name="TC20">
            <text:p text:style-name="P30"><text:span text:style-name="C0">0,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221,22</text:span></text:p>
          </table:table-cell>
          <table:table-cell table:style-name="TC20">
            <text:p text:style-name="P30"><text:span text:style-name="C0">40,51</text:span></text:p>
          </table:table-cell>
          <table:table-cell table:style-name="TC22">
            <text:p text:style-name="P30"><text:span text:style-name="C37">8.961,62</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e solai P1</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71.143,70</text:span></text:p>
          </table:table-cell>
        </table:table-row>
        <table:table-row>
          <table:table-cell table:style-name="TC24">
            <text:p text:style-name="P4"><text:span text:style-name="C25">2.4</text:span></text:p>
          </table:table-cell>
          <table:table-cell table:style-name="TC27">
            <text:p text:style-name="P28"/>
          </table:table-cell>
          <table:table-cell table:style-name="TC27">
            <text:p text:style-name="P28"><text:span text:style-name="C29">Travi e solai P2</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4.1</text:span></text:p>
          </table:table-cell>
          <table:table-cell table:style-name="TC20">
            <text:p text:style-name="P28"><text:span text:style-name="C0">NPS02</text:span></text:p>
          </table:table-cell>
          <table:table-cell table:style-name="TC20">
            <text:p text:style-name="P28"><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8"><text:span text:style-name="C0">Il prezzo comprende la manodopera, i materiali, i noli e tutte le opere accessorie necessarie per realizzare la lavorazione a perfetta regola d'ar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2</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27,55*(4,85+5,00)+0,70*5,00+14,40*13,50+3,95*7,95)</text:span></text:p>
          </table:table-cell>
          <table:table-cell table:style-name="TC20">
            <text:p text:style-name="P4"><text:span text:style-name="C0">m²</text:span></text:p>
          </table:table-cell>
          <table:table-cell table:style-name="TC20">
            <text:p text:style-name="P30"><text:span text:style-name="C0">500,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 balconi (2*3,00*1,30+6,00*1,30)</text:span></text:p>
          </table:table-cell>
          <table:table-cell table:style-name="TC20">
            <text:p text:style-name="P4"><text:span text:style-name="C0">m²</text:span></text:p>
          </table:table-cell>
          <table:table-cell table:style-name="TC20">
            <text:p text:style-name="P30"><text:span text:style-name="C0">15,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5,50*3,10)</text:span></text:p>
          </table:table-cell>
          <table:table-cell table:style-name="TC20">
            <text:p text:style-name="P4"><text:span text:style-name="C0">m²</text:span></text:p>
          </table:table-cell>
          <table:table-cell table:style-name="TC20">
            <text:p text:style-name="P30"><text:span text:style-name="C0">-17,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ascensore (-1,70*2,25)</text:span></text:p>
          </table:table-cell>
          <table:table-cell table:style-name="TC20">
            <text:p text:style-name="P4"><text:span text:style-name="C0">m²</text:span></text:p>
          </table:table-cell>
          <table:table-cell table:style-name="TC20">
            <text:p text:style-name="P30"><text:span text:style-name="C0">-3,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B (5,90*(2,55+2,35)+7,75*(0,95+2,55+2,35)+0,85*2,35)</text:span></text:p>
          </table:table-cell>
          <table:table-cell table:style-name="TC20">
            <text:p text:style-name="P4"><text:span text:style-name="C0">m²</text:span></text:p>
          </table:table-cell>
          <table:table-cell table:style-name="TC20">
            <text:p text:style-name="P30"><text:span text:style-name="C0">76,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proiezione in pianta trav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2 (-(3,05+4,10+2,15)*0,50 )</text:span></text:p>
          </table:table-cell>
          <table:table-cell table:style-name="TC20">
            <text:p text:style-name="P4"><text:span text:style-name="C0">m²</text:span></text:p>
          </table:table-cell>
          <table:table-cell table:style-name="TC20">
            <text:p text:style-name="P30"><text:span text:style-name="C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3 (-(4,20+4,30)*0,50 )</text:span></text:p>
          </table:table-cell>
          <table:table-cell table:style-name="TC20">
            <text:p text:style-name="P4"><text:span text:style-name="C0">m²</text:span></text:p>
          </table:table-cell>
          <table:table-cell table:style-name="TC20">
            <text:p text:style-name="P30"><text:span text:style-name="C0">-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4 (-4,20*0,40 )</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5 (-((4,20+4,30)*0,50+(3,10+4,60+4,60)*0,50))</text:span></text:p>
          </table:table-cell>
          <table:table-cell table:style-name="TC20">
            <text:p text:style-name="P4"><text:span text:style-name="C0">m²</text:span></text:p>
          </table:table-cell>
          <table:table-cell table:style-name="TC20">
            <text:p text:style-name="P30"><text:span text:style-name="C0">-1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6 (-(3,40+1,90+3,25+3,40)*0,50 )</text:span></text:p>
          </table:table-cell>
          <table:table-cell table:style-name="TC20">
            <text:p text:style-name="P4"><text:span text:style-name="C0">m²</text:span></text:p>
          </table:table-cell>
          <table:table-cell table:style-name="TC20">
            <text:p text:style-name="P30"><text:span text:style-name="C0">-5,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7 (-4,45*0,60 )</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8 (-(4,40+2,15+1,75)*0,60 )</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9 (-1,25*0,50 )</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0 (-(4,40*0,40+3,10*0,40))</text:span></text:p>
          </table:table-cell>
          <table:table-cell table:style-name="TC20">
            <text:p text:style-name="P4"><text:span text:style-name="C0">m²</text:span></text:p>
          </table:table-cell>
          <table:table-cell table:style-name="TC20">
            <text:p text:style-name="P30"><text:span text:style-name="C0">-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1 (-((4,00+3,95+3,55)*0,50+2,40*0,50+4,70*0,40))</text:span></text:p>
          </table:table-cell>
          <table:table-cell table:style-name="TC20">
            <text:p text:style-name="P4"><text:span text:style-name="C0">m²</text:span></text:p>
          </table:table-cell>
          <table:table-cell table:style-name="TC20">
            <text:p text:style-name="P30"><text:span text:style-name="C0">-8,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2 (-(0,40*0,40+(4,55+4,20+3,30+3,70)*0,60))</text:span></text:p>
          </table:table-cell>
          <table:table-cell table:style-name="TC20">
            <text:p text:style-name="P4"><text:span text:style-name="C0">m²</text:span></text:p>
          </table:table-cell>
          <table:table-cell table:style-name="TC20">
            <text:p text:style-name="P30"><text:span text:style-name="C0">-9,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3 (-4,40*0,40 )</text:span></text:p>
          </table:table-cell>
          <table:table-cell table:style-name="TC20">
            <text:p text:style-name="P4"><text:span text:style-name="C0">m²</text:span></text:p>
          </table:table-cell>
          <table:table-cell table:style-name="TC20">
            <text:p text:style-name="P30"><text:span text:style-name="C0">-1,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4 (-3,55*0,60 )</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5 (-((4,60+2,80)*0,50+3,65*0,50))</text:span></text:p>
          </table:table-cell>
          <table:table-cell table:style-name="TC20">
            <text:p text:style-name="P4"><text:span text:style-name="C0">m²</text:span></text:p>
          </table:table-cell>
          <table:table-cell table:style-name="TC20">
            <text:p text:style-name="P30"><text:span text:style-name="C0">-5,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6 (-(3,54+3,40)*0,50 )</text:span></text:p>
          </table:table-cell>
          <table:table-cell table:style-name="TC20">
            <text:p text:style-name="P4"><text:span text:style-name="C0">m²</text:span></text:p>
          </table:table-cell>
          <table:table-cell table:style-name="TC20">
            <text:p text:style-name="P30"><text:span text:style-name="C0">-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7 (-(0,40+3,15)*0,40 )</text:span></text:p>
          </table:table-cell>
          <table:table-cell table:style-name="TC20">
            <text:p text:style-name="P4"><text:span text:style-name="C0">m²</text:span></text:p>
          </table:table-cell>
          <table:table-cell table:style-name="TC20">
            <text:p text:style-name="P30"><text:span text:style-name="C0">-1,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8 (-(4,20*0,50+4,90*0,50))</text:span></text:p>
          </table:table-cell>
          <table:table-cell table:style-name="TC20">
            <text:p text:style-name="P4"><text:span text:style-name="C0">m²</text:span></text:p>
          </table:table-cell>
          <table:table-cell table:style-name="TC20">
            <text:p text:style-name="P30"><text:span text:style-name="C0">-4,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9 (-3,10*0,50 )</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0 (-3,35*0,40 )</text:span></text:p>
          </table:table-cell>
          <table:table-cell table:style-name="TC20">
            <text:p text:style-name="P4"><text:span text:style-name="C0">m²</text:span></text:p>
          </table:table-cell>
          <table:table-cell table:style-name="TC20">
            <text:p text:style-name="P30"><text:span text:style-name="C0">-1,3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1 (-2,31*0,50 )</text:span></text:p>
          </table:table-cell>
          <table:table-cell table:style-name="TC20">
            <text:p text:style-name="P4"><text:span text:style-name="C0">m²</text:span></text:p>
          </table:table-cell>
          <table:table-cell table:style-name="TC20">
            <text:p text:style-name="P30"><text:span text:style-name="C0">-1,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2 (-(4,50*0,50+5,00*0,50))</text:span></text:p>
          </table:table-cell>
          <table:table-cell table:style-name="TC20">
            <text:p text:style-name="P4"><text:span text:style-name="C0">m²</text:span></text:p>
          </table:table-cell>
          <table:table-cell table:style-name="TC20">
            <text:p text:style-name="P30"><text:span text:style-name="C0">-4,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3 (-(4,70*0,50+4,65*0,50))</text:span></text:p>
          </table:table-cell>
          <table:table-cell table:style-name="TC20">
            <text:p text:style-name="P4"><text:span text:style-name="C0">m²</text:span></text:p>
          </table:table-cell>
          <table:table-cell table:style-name="TC20">
            <text:p text:style-name="P30"><text:span text:style-name="C0">-4,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4 (-4,50*0,50 )</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5 (-4,65*0,60 )</text:span></text:p>
          </table:table-cell>
          <table:table-cell table:style-name="TC20">
            <text:p text:style-name="P4"><text:span text:style-name="C0">m²</text:span></text:p>
          </table:table-cell>
          <table:table-cell table:style-name="TC20">
            <text:p text:style-name="P30"><text:span text:style-name="C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6 (-3,35*0,50 )</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7 (-2,10*0,40 )</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8 (-((4,20+3,50+3,70)*0,60*0,25+4,80*0,60))</text:span></text:p>
          </table:table-cell>
          <table:table-cell table:style-name="TC20">
            <text:p text:style-name="P4"><text:span text:style-name="C0">m²</text:span></text:p>
          </table:table-cell>
          <table:table-cell table:style-name="TC20">
            <text:p text:style-name="P30"><text:span text:style-name="C0">-4,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9 (-3,25*0,50 )</text:span></text:p>
          </table:table-cell>
          <table:table-cell table:style-name="TC20">
            <text:p text:style-name="P4"><text:span text:style-name="C0">m²</text:span></text:p>
          </table:table-cell>
          <table:table-cell table:style-name="TC20">
            <text:p text:style-name="P30"><text:span text:style-name="C0">-1,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30 (-(2,90+5,10+3,40+3,60)*0,50)</text:span></text:p>
          </table:table-cell>
          <table:table-cell table:style-name="TC20">
            <text:p text:style-name="P4"><text:span text:style-name="C0">m²</text:span></text:p>
          </table:table-cell>
          <table:table-cell table:style-name="TC20">
            <text:p text:style-name="P30"><text:span text:style-name="C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1 (-(4,00*0,50+0,45*0,50))</text:span></text:p>
          </table:table-cell>
          <table:table-cell table:style-name="TC20">
            <text:p text:style-name="P4"><text:span text:style-name="C0">m²</text:span></text:p>
          </table:table-cell>
          <table:table-cell table:style-name="TC20">
            <text:p text:style-name="P30"><text:span text:style-name="C0">-2,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2 (-(4,60+2,15)*0,40 )</text:span></text:p>
          </table:table-cell>
          <table:table-cell table:style-name="TC20">
            <text:p text:style-name="P4"><text:span text:style-name="C0">m²</text:span></text:p>
          </table:table-cell>
          <table:table-cell table:style-name="TC20">
            <text:p text:style-name="P30"><text:span text:style-name="C0">-2,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3 (-(2,75*0,50+1,70*0,50))</text:span></text:p>
          </table:table-cell>
          <table:table-cell table:style-name="TC20">
            <text:p text:style-name="P4"><text:span text:style-name="C0">m²</text:span></text:p>
          </table:table-cell>
          <table:table-cell table:style-name="TC20">
            <text:p text:style-name="P30"><text:span text:style-name="C0">-2,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4 (-(1,75+2,20)*0,40 )</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5 (-2,95*0,50 )</text:span></text:p>
          </table:table-cell>
          <table:table-cell table:style-name="TC20">
            <text:p text:style-name="P4"><text:span text:style-name="C0">m²</text:span></text:p>
          </table:table-cell>
          <table:table-cell table:style-name="TC20">
            <text:p text:style-name="P30"><text:span text:style-name="C0">-1,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6 (-4,30*0,40 )</text:span></text:p>
          </table:table-cell>
          <table:table-cell table:style-name="TC20">
            <text:p text:style-name="P4"><text:span text:style-name="C0">m²</text:span></text:p>
          </table:table-cell>
          <table:table-cell table:style-name="TC20">
            <text:p text:style-name="P30"><text:span text:style-name="C0">-1,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7 (-2,05*0,50 )</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8 (-(4,35+4,60)*0,40 )</text:span></text:p>
          </table:table-cell>
          <table:table-cell table:style-name="TC20">
            <text:p text:style-name="P4"><text:span text:style-name="C0">m²</text:span></text:p>
          </table:table-cell>
          <table:table-cell table:style-name="TC20">
            <text:p text:style-name="P30"><text:span text:style-name="C0">-3,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 )</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 )</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 )</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 )</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 )</text:span></text:p>
          </table:table-cell>
          <table:table-cell table:style-name="TC20">
            <text:p text:style-name="P4"><text:span text:style-name="C0">m²</text:span></text:p>
          </table:table-cell>
          <table:table-cell table:style-name="TC20">
            <text:p text:style-name="P30"><text:span text:style-name="C0">-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 )</text:span></text:p>
          </table:table-cell>
          <table:table-cell table:style-name="TC20">
            <text:p text:style-name="P4"><text:span text:style-name="C0">m²</text:span></text:p>
          </table:table-cell>
          <table:table-cell table:style-name="TC20">
            <text:p text:style-name="P30"><text:span text:style-name="C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 )</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 )</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 )</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 )</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25 )</text:span></text:p>
          </table:table-cell>
          <table:table-cell table:style-name="TC20">
            <text:p text:style-name="P4"><text:span text:style-name="C0">m²</text:span></text:p>
          </table:table-cell>
          <table:table-cell table:style-name="TC20">
            <text:p text:style-name="P30"><text:span text:style-name="C0">-0,2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25 )</text:span></text:p>
          </table:table-cell>
          <table:table-cell table:style-name="TC20">
            <text:p text:style-name="P4"><text:span text:style-name="C0">m²</text:span></text:p>
          </table:table-cell>
          <table:table-cell table:style-name="TC20">
            <text:p text:style-name="P30"><text:span text:style-name="C0">-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434,56</text:span></text:p>
          </table:table-cell>
          <table:table-cell table:style-name="TC20">
            <text:p text:style-name="P30"><text:span text:style-name="C0">83,61</text:span></text:p>
          </table:table-cell>
          <table:table-cell table:style-name="TC22">
            <text:p text:style-name="P30"><text:span text:style-name="C37">36.333,56</text:span></text:p>
          </table:table-cell>
        </table:table-row>
        <table:table-row>
          <table:table-cell table:style-name="TC18">
            <text:p text:style-name="P4"><text:span text:style-name="C33">2.4.2</text:span></text:p>
          </table:table-cell>
          <table:table-cell table:style-name="TC20">
            <text:p text:style-name="P28"><text:span text:style-name="C0">01.A07.F70.005</text:span></text:p>
          </table:table-cell>
          <table:table-cell table:style-name="TC20">
            <text:p text:style-name="P28"><text:span text:style-name="C0">Realizzazione di solaio piano in struttura mista acciaio e calcestruzzo con struttura portante in acciaio, soletta avente l'intradosso sagomato con lamiera grecata, e soprastante getto in calcestruzzo (Rck &gt;= 25 N/mm²) opportunamente collegati a mezzo di connettori, stesa di rete elettrosaldata Ø 5 maglia 150x150 mm Compreso ogni opera accessoria per la corretta posa in opera.</text:span></text:p>
            <text:p text:style-name="P28"><text:span text:style-name="C0">Spessore soletta 10 c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Balconi ((2*3,80+6,80)*1,40)</text:span></text:p>
          </table:table-cell>
          <table:table-cell table:style-name="TC20">
            <text:p text:style-name="P4"><text:span text:style-name="C0">m²</text:span></text:p>
          </table:table-cell>
          <table:table-cell table:style-name="TC20">
            <text:p text:style-name="P30"><text:span text:style-name="C0">2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20,16</text:span></text:p>
          </table:table-cell>
          <table:table-cell table:style-name="TC20">
            <text:p text:style-name="P30"><text:span text:style-name="C0">91,81</text:span></text:p>
          </table:table-cell>
          <table:table-cell table:style-name="TC22">
            <text:p text:style-name="P30"><text:span text:style-name="C37">1.850,89</text:span></text:p>
          </table:table-cell>
        </table:table-row>
        <table:table-row>
          <table:table-cell table:style-name="TC18">
            <text:p text:style-name="P4"><text:span text:style-name="C33">2.4.3</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1 (0,40*0,30*0,35)</text:span></text:p>
          </table:table-cell>
          <table:table-cell table:style-name="TC20">
            <text:p text:style-name="P4"><text:span text:style-name="C0">m³</text:span></text:p>
          </table:table-cell>
          <table:table-cell table:style-name="TC20">
            <text:p text:style-name="P30"><text:span text:style-name="C0">0,0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2 ((3,05+4,10+2,15)*(0,50*0,25+0,10*0,30))</text:span></text:p>
          </table:table-cell>
          <table:table-cell table:style-name="TC20">
            <text:p text:style-name="P4"><text:span text:style-name="C0">m³</text:span></text:p>
          </table:table-cell>
          <table:table-cell table:style-name="TC20">
            <text:p text:style-name="P30"><text:span text:style-name="C0">1,4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3 ((4,20+4,30)*0,50*0,25)</text:span></text:p>
          </table:table-cell>
          <table:table-cell table:style-name="TC20">
            <text:p text:style-name="P4"><text:span text:style-name="C0">m³</text:span></text:p>
          </table:table-cell>
          <table:table-cell table:style-name="TC20">
            <text:p text:style-name="P30"><text:span text:style-name="C0">1,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4 (4,20*0,40*0,25)</text:span></text:p>
          </table:table-cell>
          <table:table-cell table:style-name="TC20">
            <text:p text:style-name="P4"><text:span text:style-name="C0">m³</text:span></text:p>
          </table:table-cell>
          <table:table-cell table:style-name="TC20">
            <text:p text:style-name="P30"><text:span text:style-name="C0">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5 ((4,20+4,30)*0,50*0,25+(3,10+4,60+4,60)*(0,50*0,25+0,10*0,30))</text:span></text:p>
          </table:table-cell>
          <table:table-cell table:style-name="TC20">
            <text:p text:style-name="P4"><text:span text:style-name="C0">m³</text:span></text:p>
          </table:table-cell>
          <table:table-cell table:style-name="TC20">
            <text:p text:style-name="P30"><text:span text:style-name="C0">2,9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6 ((3,40+1,90+3,25+3,40)*(0,50*0,25+0,10*0,30))</text:span></text:p>
          </table:table-cell>
          <table:table-cell table:style-name="TC20">
            <text:p text:style-name="P4"><text:span text:style-name="C0">m³</text:span></text:p>
          </table:table-cell>
          <table:table-cell table:style-name="TC20">
            <text:p text:style-name="P30"><text:span text:style-name="C0">1,8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7 (4,45*0,60*0,25)</text:span></text:p>
          </table:table-cell>
          <table:table-cell table:style-name="TC20">
            <text:p text:style-name="P4"><text:span text:style-name="C0">m³</text:span></text:p>
          </table:table-cell>
          <table:table-cell table:style-name="TC20">
            <text:p text:style-name="P30"><text:span text:style-name="C0">0,6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8 ((4,40+2,15+1,75)*0,60*0,25)</text:span></text:p>
          </table:table-cell>
          <table:table-cell table:style-name="TC20">
            <text:p text:style-name="P4"><text:span text:style-name="C0">m³</text:span></text:p>
          </table:table-cell>
          <table:table-cell table:style-name="TC20">
            <text:p text:style-name="P30"><text:span text:style-name="C0">1,2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9 (1,25*(0,50*0,25+0,10*0,30))</text:span></text:p>
          </table:table-cell>
          <table:table-cell table:style-name="TC20">
            <text:p text:style-name="P4"><text:span text:style-name="C0">m³</text:span></text:p>
          </table:table-cell>
          <table:table-cell table:style-name="TC20">
            <text:p text:style-name="P30"><text:span text:style-name="C0">0,1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0 (4,40*0,40*0,25+3,10*0,40*0,25)</text:span></text:p>
          </table:table-cell>
          <table:table-cell table:style-name="TC20">
            <text:p text:style-name="P4"><text:span text:style-name="C0">m³</text:span></text:p>
          </table:table-cell>
          <table:table-cell table:style-name="TC20">
            <text:p text:style-name="P30"><text:span text:style-name="C0">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1 ((4,00+3,95+3,55)*(0,50*0,25+0,10*0,30)+2,40*0,50*0,25+4,70*0,40*0,25)</text:span></text:p>
          </table:table-cell>
          <table:table-cell table:style-name="TC20">
            <text:p text:style-name="P4"><text:span text:style-name="C0">m³</text:span></text:p>
          </table:table-cell>
          <table:table-cell table:style-name="TC20">
            <text:p text:style-name="P30"><text:span text:style-name="C0">2,5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2 (0,40*0,40*0,25+(4,55+4,20+3,30+3,70)*0,60*0,25)</text:span></text:p>
          </table:table-cell>
          <table:table-cell table:style-name="TC20">
            <text:p text:style-name="P4"><text:span text:style-name="C0">m³</text:span></text:p>
          </table:table-cell>
          <table:table-cell table:style-name="TC20">
            <text:p text:style-name="P30"><text:span text:style-name="C0">2,4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3 (4,40*0,40*0,25)</text:span></text:p>
          </table:table-cell>
          <table:table-cell table:style-name="TC20">
            <text:p text:style-name="P4"><text:span text:style-name="C0">m³</text:span></text:p>
          </table:table-cell>
          <table:table-cell table:style-name="TC20">
            <text:p text:style-name="P30"><text:span text:style-name="C0">0,4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4 (3,55*0,60*0,25)</text:span></text:p>
          </table:table-cell>
          <table:table-cell table:style-name="TC20">
            <text:p text:style-name="P4"><text:span text:style-name="C0">m³</text:span></text:p>
          </table:table-cell>
          <table:table-cell table:style-name="TC20">
            <text:p text:style-name="P30"><text:span text:style-name="C0">0,5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5 ((4,60+2,80)*(0,50*0,25+0,10*0,30)+3,65*0,50*0,25)</text:span></text:p>
          </table:table-cell>
          <table:table-cell table:style-name="TC20">
            <text:p text:style-name="P4"><text:span text:style-name="C0">m³</text:span></text:p>
          </table:table-cell>
          <table:table-cell table:style-name="TC20">
            <text:p text:style-name="P30"><text:span text:style-name="C0">1,6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6 ((3,54+3,40)*0,50*0,25)</text:span></text:p>
          </table:table-cell>
          <table:table-cell table:style-name="TC20">
            <text:p text:style-name="P4"><text:span text:style-name="C0">m³</text:span></text:p>
          </table:table-cell>
          <table:table-cell table:style-name="TC20">
            <text:p text:style-name="P30"><text:span text:style-name="C0">0,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7 ((0,40+3,15)*(0,40*0,25+0,10*0,30))</text:span></text:p>
          </table:table-cell>
          <table:table-cell table:style-name="TC20">
            <text:p text:style-name="P4"><text:span text:style-name="C0">m³</text:span></text:p>
          </table:table-cell>
          <table:table-cell table:style-name="TC20">
            <text:p text:style-name="P30"><text:span text:style-name="C0">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8 (4,20*0,50*0,25+4,90*0,50*0,25)</text:span></text:p>
          </table:table-cell>
          <table:table-cell table:style-name="TC20">
            <text:p text:style-name="P4"><text:span text:style-name="C0">m³</text:span></text:p>
          </table:table-cell>
          <table:table-cell table:style-name="TC20">
            <text:p text:style-name="P30"><text:span text:style-name="C0">1,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9 (3,10*0,50*0,25)</text:span></text:p>
          </table:table-cell>
          <table:table-cell table:style-name="TC20">
            <text:p text:style-name="P4"><text:span text:style-name="C0">m³</text:span></text:p>
          </table:table-cell>
          <table:table-cell table:style-name="TC20">
            <text:p text:style-name="P30"><text:span text:style-name="C0">0,3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0 (3,35*0,40*0,25+3,47*0,35*0,30)</text:span></text:p>
          </table:table-cell>
          <table:table-cell table:style-name="TC20">
            <text:p text:style-name="P4"><text:span text:style-name="C0">m³</text:span></text:p>
          </table:table-cell>
          <table:table-cell table:style-name="TC20">
            <text:p text:style-name="P30"><text:span text:style-name="C0">0,69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1 (2,31*(0,50*0,25+0,10*0,30)+3,55*0,30*0,35)</text:span></text:p>
          </table:table-cell>
          <table:table-cell table:style-name="TC20">
            <text:p text:style-name="P4"><text:span text:style-name="C0">m³</text:span></text:p>
          </table:table-cell>
          <table:table-cell table:style-name="TC20">
            <text:p text:style-name="P30"><text:span text:style-name="C0">0,73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2 (4,50*0,50*0,25+5,00*(0,50*0,25+0,10*0,30))</text:span></text:p>
          </table:table-cell>
          <table:table-cell table:style-name="TC20">
            <text:p text:style-name="P4"><text:span text:style-name="C0">m³</text:span></text:p>
          </table:table-cell>
          <table:table-cell table:style-name="TC20">
            <text:p text:style-name="P30"><text:span text:style-name="C0">1,3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3 (4,70*0,50*0,25+4,65*(0,50*0,25+0,10*0,30))</text:span></text:p>
          </table:table-cell>
          <table:table-cell table:style-name="TC20">
            <text:p text:style-name="P4"><text:span text:style-name="C0">m³</text:span></text:p>
          </table:table-cell>
          <table:table-cell table:style-name="TC20">
            <text:p text:style-name="P30"><text:span text:style-name="C0">1,3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4 (4,50*0,50*0,25)</text:span></text:p>
          </table:table-cell>
          <table:table-cell table:style-name="TC20">
            <text:p text:style-name="P4"><text:span text:style-name="C0">m³</text:span></text:p>
          </table:table-cell>
          <table:table-cell table:style-name="TC20">
            <text:p text:style-name="P30"><text:span text:style-name="C0">0,5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5 (4,65*0,60*0,25)</text:span></text:p>
          </table:table-cell>
          <table:table-cell table:style-name="TC20">
            <text:p text:style-name="P4"><text:span text:style-name="C0">m³</text:span></text:p>
          </table:table-cell>
          <table:table-cell table:style-name="TC20">
            <text:p text:style-name="P30"><text:span text:style-name="C0">0,6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6 (3,35*0,50*0,25)</text:span></text:p>
          </table:table-cell>
          <table:table-cell table:style-name="TC20">
            <text:p text:style-name="P4"><text:span text:style-name="C0">m³</text:span></text:p>
          </table:table-cell>
          <table:table-cell table:style-name="TC20">
            <text:p text:style-name="P30"><text:span text:style-name="C0">0,4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7 (2,10*0,40*0,25)</text:span></text:p>
          </table:table-cell>
          <table:table-cell table:style-name="TC20">
            <text:p text:style-name="P4"><text:span text:style-name="C0">m³</text:span></text:p>
          </table:table-cell>
          <table:table-cell table:style-name="TC20">
            <text:p text:style-name="P30"><text:span text:style-name="C0">0,2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8 ((4,20+3,50+3,70)*0,60*0,25+4,80*(0,60*0,25+0,10*0,30))</text:span></text:p>
          </table:table-cell>
          <table:table-cell table:style-name="TC20">
            <text:p text:style-name="P4"><text:span text:style-name="C0">m³</text:span></text:p>
          </table:table-cell>
          <table:table-cell table:style-name="TC20">
            <text:p text:style-name="P30"><text:span text:style-name="C0">2,5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9 (3,25*(0,50*0,25+0,10*0,30))</text:span></text:p>
          </table:table-cell>
          <table:table-cell table:style-name="TC20">
            <text:p text:style-name="P4"><text:span text:style-name="C0">m³</text:span></text:p>
          </table:table-cell>
          <table:table-cell table:style-name="TC20">
            <text:p text:style-name="P30"><text:span text:style-name="C0">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30 ((2,90+5,10+3,40+3,60)*(0,50*0,25+0,10*0,30))</text:span></text:p>
          </table:table-cell>
          <table:table-cell table:style-name="TC20">
            <text:p text:style-name="P4"><text:span text:style-name="C0">m³</text:span></text:p>
          </table:table-cell>
          <table:table-cell table:style-name="TC20">
            <text:p text:style-name="P30"><text:span text:style-name="C0">2,3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1 (4,00*0,50*0,25+0,45*0,50*0,25)</text:span></text:p>
          </table:table-cell>
          <table:table-cell table:style-name="TC20">
            <text:p text:style-name="P4"><text:span text:style-name="C0">m³</text:span></text:p>
          </table:table-cell>
          <table:table-cell table:style-name="TC20">
            <text:p text:style-name="P30"><text:span text:style-name="C0">0,5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2 ((4,60+2,15)*(0,40*0,30+0,10*0,30)+0,85*0,30*0,35)</text:span></text:p>
          </table:table-cell>
          <table:table-cell table:style-name="TC20">
            <text:p text:style-name="P4"><text:span text:style-name="C0">m³</text:span></text:p>
          </table:table-cell>
          <table:table-cell table:style-name="TC20">
            <text:p text:style-name="P30"><text:span text:style-name="C0">1,1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3 (2,75*0,50*0,25+1,70*(0,50*0,25+0,10*0,30))</text:span></text:p>
          </table:table-cell>
          <table:table-cell table:style-name="TC20">
            <text:p text:style-name="P4"><text:span text:style-name="C0">m³</text:span></text:p>
          </table:table-cell>
          <table:table-cell table:style-name="TC20">
            <text:p text:style-name="P30"><text:span text:style-name="C0">0,60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4 ((1,75+2,20)*(0,40*0,25+0,10*0,30))</text:span></text:p>
          </table:table-cell>
          <table:table-cell table:style-name="TC20">
            <text:p text:style-name="P4"><text:span text:style-name="C0">m³</text:span></text:p>
          </table:table-cell>
          <table:table-cell table:style-name="TC20">
            <text:p text:style-name="P30"><text:span text:style-name="C0">0,51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5 (2,95*0,50*0,25)</text:span></text:p>
          </table:table-cell>
          <table:table-cell table:style-name="TC20">
            <text:p text:style-name="P4"><text:span text:style-name="C0">m³</text:span></text:p>
          </table:table-cell>
          <table:table-cell table:style-name="TC20">
            <text:p text:style-name="P30"><text:span text:style-name="C0">0,3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6 (4,30*(0,40*0,25+0,10*0,30))</text:span></text:p>
          </table:table-cell>
          <table:table-cell table:style-name="TC20">
            <text:p text:style-name="P4"><text:span text:style-name="C0">m³</text:span></text:p>
          </table:table-cell>
          <table:table-cell table:style-name="TC20">
            <text:p text:style-name="P30"><text:span text:style-name="C0">0,5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7 (2,05*0,50*0,25)</text:span></text:p>
          </table:table-cell>
          <table:table-cell table:style-name="TC20">
            <text:p text:style-name="P4"><text:span text:style-name="C0">m³</text:span></text:p>
          </table:table-cell>
          <table:table-cell table:style-name="TC20">
            <text:p text:style-name="P30"><text:span text:style-name="C0">0,2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8 ((4,35+4,60)*(0,40*0,25+0,10*0,30))</text:span></text:p>
          </table:table-cell>
          <table:table-cell table:style-name="TC20">
            <text:p text:style-name="P4"><text:span text:style-name="C0">m³</text:span></text:p>
          </table:table-cell>
          <table:table-cell table:style-name="TC20">
            <text:p text:style-name="P30"><text:span text:style-name="C0">1,1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³</text:span></text:p>
          </table:table-cell>
          <table:table-cell table:style-name="TC20">
            <text:p text:style-name="P30"><text:span text:style-name="C0">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³</text:span></text:p>
          </table:table-cell>
          <table:table-cell table:style-name="TC20">
            <text:p text:style-name="P30"><text:span text:style-name="C0">0,0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0,25)</text:span></text:p>
          </table:table-cell>
          <table:table-cell table:style-name="TC20">
            <text:p text:style-name="P4"><text:span text:style-name="C0">m³</text:span></text:p>
          </table:table-cell>
          <table:table-cell table:style-name="TC20">
            <text:p text:style-name="P30"><text:span text:style-name="C0">0,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0,30)*0,25)</text:span></text:p>
          </table:table-cell>
          <table:table-cell table:style-name="TC20">
            <text:p text:style-name="P4"><text:span text:style-name="C0">m³</text:span></text:p>
          </table:table-cell>
          <table:table-cell table:style-name="TC20">
            <text:p text:style-name="P30"><text:span text:style-name="C0">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0,30)*0,25)</text:span></text:p>
          </table:table-cell>
          <table:table-cell table:style-name="TC20">
            <text:p text:style-name="P4"><text:span text:style-name="C0">m³</text:span></text:p>
          </table:table-cell>
          <table:table-cell table:style-name="TC20">
            <text:p text:style-name="P30"><text:span text:style-name="C0">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0,25)</text:span></text:p>
          </table:table-cell>
          <table:table-cell table:style-name="TC20">
            <text:p text:style-name="P4"><text:span text:style-name="C0">m³</text:span></text:p>
          </table:table-cell>
          <table:table-cell table:style-name="TC20">
            <text:p text:style-name="P30"><text:span text:style-name="C0">0,0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30)*0,25)</text:span></text:p>
          </table:table-cell>
          <table:table-cell table:style-name="TC20">
            <text:p text:style-name="P4"><text:span text:style-name="C0">m³</text:span></text:p>
          </table:table-cell>
          <table:table-cell table:style-name="TC20">
            <text:p text:style-name="P30"><text:span text:style-name="C0">0,0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73</text:span></text:p>
          </table:table-cell>
          <table:table-cell table:style-name="TC20">
            <text:p text:style-name="P30"><text:span text:style-name="C0">123,35</text:span></text:p>
          </table:table-cell>
          <table:table-cell table:style-name="TC22">
            <text:p text:style-name="P30"><text:span text:style-name="C37">4.770,31</text:span></text:p>
          </table:table-cell>
        </table:table-row>
        <table:table-row>
          <table:table-cell table:style-name="TC18">
            <text:p text:style-name="P4"><text:span text:style-name="C33">2.4.4</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8,673)</text:span></text:p>
          </table:table-cell>
          <table:table-cell table:style-name="TC20">
            <text:p text:style-name="P4"><text:span text:style-name="C0">m³</text:span></text:p>
          </table:table-cell>
          <table:table-cell table:style-name="TC20">
            <text:p text:style-name="P30"><text:span text:style-name="C0">38,6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73</text:span></text:p>
          </table:table-cell>
          <table:table-cell table:style-name="TC20">
            <text:p text:style-name="P30"><text:span text:style-name="C0">3,00</text:span></text:p>
          </table:table-cell>
          <table:table-cell table:style-name="TC22">
            <text:p text:style-name="P30"><text:span text:style-name="C37">116,02</text:span></text:p>
          </table:table-cell>
        </table:table-row>
        <table:table-row>
          <table:table-cell table:style-name="TC18">
            <text:p text:style-name="P4"><text:span text:style-name="C33">2.4.5</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8,673)</text:span></text:p>
          </table:table-cell>
          <table:table-cell table:style-name="TC20">
            <text:p text:style-name="P4"><text:span text:style-name="C0">m³</text:span></text:p>
          </table:table-cell>
          <table:table-cell table:style-name="TC20">
            <text:p text:style-name="P30"><text:span text:style-name="C0">38,6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73</text:span></text:p>
          </table:table-cell>
          <table:table-cell table:style-name="TC20">
            <text:p text:style-name="P30"><text:span text:style-name="C0">24,74</text:span></text:p>
          </table:table-cell>
          <table:table-cell table:style-name="TC22">
            <text:p text:style-name="P30"><text:span text:style-name="C37">956,77</text:span></text:p>
          </table:table-cell>
        </table:table-row>
        <table:table-row>
          <table:table-cell table:style-name="TC18">
            <text:p text:style-name="P4"><text:span text:style-name="C33">2.4.6</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8,673)</text:span></text:p>
          </table:table-cell>
          <table:table-cell table:style-name="TC20">
            <text:p text:style-name="P4"><text:span text:style-name="C0">m³</text:span></text:p>
          </table:table-cell>
          <table:table-cell table:style-name="TC20">
            <text:p text:style-name="P30"><text:span text:style-name="C0">38,6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73</text:span></text:p>
          </table:table-cell>
          <table:table-cell table:style-name="TC20">
            <text:p text:style-name="P30"><text:span text:style-name="C0">8,12</text:span></text:p>
          </table:table-cell>
          <table:table-cell table:style-name="TC22">
            <text:p text:style-name="P30"><text:span text:style-name="C37">314,02</text:span></text:p>
          </table:table-cell>
        </table:table-row>
        <table:table-row>
          <table:table-cell table:style-name="TC18">
            <text:p text:style-name="P4"><text:span text:style-name="C33">2.4.7</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 <text:s/>predimensionamento <text:s/>è <text:s/>stato <text:s/>stimata <text:s/>un </text:span></text:p>
            <text:p text:style-name="P28"><text:span text:style-name="C0">incidenza di 160 kg/mc (kg ferro su mc di cls) (160,00*38,673)</text:span></text:p>
          </table:table-cell>
          <table:table-cell table:style-name="TC20">
            <text:p text:style-name="P4"><text:span text:style-name="C0">kg</text:span></text:p>
          </table:table-cell>
          <table:table-cell table:style-name="TC20">
            <text:p text:style-name="P30"><text:span text:style-name="C0">6.187,6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6.187,680</text:span></text:p>
          </table:table-cell>
          <table:table-cell table:style-name="TC20">
            <text:p text:style-name="P30"><text:span text:style-name="C0">1,41</text:span></text:p>
          </table:table-cell>
          <table:table-cell table:style-name="TC22">
            <text:p text:style-name="P30"><text:span text:style-name="C37">8.724,63</text:span></text:p>
          </table:table-cell>
        </table:table-row>
        <table:table-row>
          <table:table-cell table:style-name="TC18">
            <text:p text:style-name="P4"><text:span text:style-name="C33">2.4.8</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1 (0,40*(0,30+2*0,35)+0,30*0,35)</text:span></text:p>
          </table:table-cell>
          <table:table-cell table:style-name="TC20">
            <text:p text:style-name="P4"><text:span text:style-name="C0">m²</text:span></text:p>
          </table:table-cell>
          <table:table-cell table:style-name="TC20">
            <text:p text:style-name="P30"><text:span text:style-name="C0">0,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2 ((3,05+4,10+2,15)*(0,50+0,10+0,35))</text:span></text:p>
          </table:table-cell>
          <table:table-cell table:style-name="TC20">
            <text:p text:style-name="P4"><text:span text:style-name="C0">m²</text:span></text:p>
          </table:table-cell>
          <table:table-cell table:style-name="TC20">
            <text:p text:style-name="P30"><text:span text:style-name="C0">8,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3 ((4,20+4,30)*0,50)</text:span></text:p>
          </table:table-cell>
          <table:table-cell table:style-name="TC20">
            <text:p text:style-name="P4"><text:span text:style-name="C0">m²</text:span></text:p>
          </table:table-cell>
          <table:table-cell table:style-name="TC20">
            <text:p text:style-name="P30"><text:span text:style-name="C0">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5 ((4,20+4,30)*0,50+(3,10+4,60+4,60)*(0,50+0,10+0,35))</text:span></text:p>
          </table:table-cell>
          <table:table-cell table:style-name="TC20">
            <text:p text:style-name="P4"><text:span text:style-name="C0">m²</text:span></text:p>
          </table:table-cell>
          <table:table-cell table:style-name="TC20">
            <text:p text:style-name="P30"><text:span text:style-name="C0">15,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6 ((3,40+1,90+3,25+3,40)*(0,50+0,10+0,35))</text:span></text:p>
          </table:table-cell>
          <table:table-cell table:style-name="TC20">
            <text:p text:style-name="P4"><text:span text:style-name="C0">m²</text:span></text:p>
          </table:table-cell>
          <table:table-cell table:style-name="TC20">
            <text:p text:style-name="P30"><text:span text:style-name="C0">11,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7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8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09 (1,25*(0,50+0,10+0,35))</text:span></text:p>
          </table:table-cell>
          <table:table-cell table:style-name="TC20">
            <text:p text:style-name="P4"><text:span text:style-name="C0">m²</text:span></text:p>
          </table:table-cell>
          <table:table-cell table:style-name="TC20">
            <text:p text:style-name="P30"><text:span text:style-name="C0">1,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0 (4,40*0,40+3,10*(0,40+0,25))</text:span></text:p>
          </table:table-cell>
          <table:table-cell table:style-name="TC20">
            <text:p text:style-name="P4"><text:span text:style-name="C0">m²</text:span></text:p>
          </table:table-cell>
          <table:table-cell table:style-name="TC20">
            <text:p text:style-name="P30"><text:span text:style-name="C0">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1 ((4,00+3,95+3,55)*(0,50+0,10+0,35)+2,40*0,50+4,70*0,40)</text:span></text:p>
          </table:table-cell>
          <table:table-cell table:style-name="TC20">
            <text:p text:style-name="P4"><text:span text:style-name="C0">m²</text:span></text:p>
          </table:table-cell>
          <table:table-cell table:style-name="TC20">
            <text:p text:style-name="P30"><text:span text:style-name="C0">14,0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2 (0,40*(0,40+0,25)+(4,55+4,20+3,30+3,70)*0,60)</text:span></text:p>
          </table:table-cell>
          <table:table-cell table:style-name="TC20">
            <text:p text:style-name="P4"><text:span text:style-name="C0">m²</text:span></text:p>
          </table:table-cell>
          <table:table-cell table:style-name="TC20">
            <text:p text:style-name="P30"><text:span text:style-name="C0">9,7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3 (4,40*(0,40+0,25))</text:span></text:p>
          </table:table-cell>
          <table:table-cell table:style-name="TC20">
            <text:p text:style-name="P4"><text:span text:style-name="C0">m²</text:span></text:p>
          </table:table-cell>
          <table:table-cell table:style-name="TC20">
            <text:p text:style-name="P30"><text:span text:style-name="C0">2,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4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5 ((4,60+2,80)*(0,50+2*0,10)+3,65*0,50)</text:span></text:p>
          </table:table-cell>
          <table:table-cell table:style-name="TC20">
            <text:p text:style-name="P4"><text:span text:style-name="C0">m²</text:span></text:p>
          </table:table-cell>
          <table:table-cell table:style-name="TC20">
            <text:p text:style-name="P30"><text:span text:style-name="C0">7,0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6 ((3,54+3,40)*0,50)</text:span></text:p>
          </table:table-cell>
          <table:table-cell table:style-name="TC20">
            <text:p text:style-name="P4"><text:span text:style-name="C0">m²</text:span></text:p>
          </table:table-cell>
          <table:table-cell table:style-name="TC20">
            <text:p text:style-name="P30"><text:span text:style-name="C0">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7 ((0,40+3,15)*(0,40+0,10+0,25))</text:span></text:p>
          </table:table-cell>
          <table:table-cell table:style-name="TC20">
            <text:p text:style-name="P4"><text:span text:style-name="C0">m²</text:span></text:p>
          </table:table-cell>
          <table:table-cell table:style-name="TC20">
            <text:p text:style-name="P30"><text:span text:style-name="C0">2,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8 (4,20*0,50+4,90*(0,50+0,25))</text:span></text:p>
          </table:table-cell>
          <table:table-cell table:style-name="TC20">
            <text:p text:style-name="P4"><text:span text:style-name="C0">m²</text:span></text:p>
          </table:table-cell>
          <table:table-cell table:style-name="TC20">
            <text:p text:style-name="P30"><text:span text:style-name="C0">5,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19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0 (3,35*0,40+3,47*(0,35+0,30+0,35))</text:span></text:p>
          </table:table-cell>
          <table:table-cell table:style-name="TC20">
            <text:p text:style-name="P4"><text:span text:style-name="C0">m²</text:span></text:p>
          </table:table-cell>
          <table:table-cell table:style-name="TC20">
            <text:p text:style-name="P30"><text:span text:style-name="C0">4,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1 (2,31*(0,50+0,10+0,35)+3,55*(0,30+2*0,35))</text:span></text:p>
          </table:table-cell>
          <table:table-cell table:style-name="TC20">
            <text:p text:style-name="P4"><text:span text:style-name="C0">m²</text:span></text:p>
          </table:table-cell>
          <table:table-cell table:style-name="TC20">
            <text:p text:style-name="P30"><text:span text:style-name="C0">5,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2 (4,50*0,50+5,00*(0,50+0,10+0,35))</text:span></text:p>
          </table:table-cell>
          <table:table-cell table:style-name="TC20">
            <text:p text:style-name="P4"><text:span text:style-name="C0">m²</text:span></text:p>
          </table:table-cell>
          <table:table-cell table:style-name="TC20">
            <text:p text:style-name="P30"><text:span text:style-name="C0">7,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3 (4,70*0,50+4,65*(0,50+2*0,10))</text:span></text:p>
          </table:table-cell>
          <table:table-cell table:style-name="TC20">
            <text:p text:style-name="P4"><text:span text:style-name="C0">m²</text:span></text:p>
          </table:table-cell>
          <table:table-cell table:style-name="TC20">
            <text:p text:style-name="P30"><text:span text:style-name="C0">5,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4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5 (4,65*0,60)</text:span></text:p>
          </table:table-cell>
          <table:table-cell table:style-name="TC20">
            <text:p text:style-name="P4"><text:span text:style-name="C0">m²</text:span></text:p>
          </table:table-cell>
          <table:table-cell table:style-name="TC20">
            <text:p text:style-name="P30"><text:span text:style-name="C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6 (3,35*0,5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7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8 ((4,20+3,50+3,70)*0,60+4,80*(0,60+2*0,10))</text:span></text:p>
          </table:table-cell>
          <table:table-cell table:style-name="TC20">
            <text:p text:style-name="P4"><text:span text:style-name="C0">m²</text:span></text:p>
          </table:table-cell>
          <table:table-cell table:style-name="TC20">
            <text:p text:style-name="P30"><text:span text:style-name="C0">1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29 (3,25*(0,50+0,10+0,35))</text:span></text:p>
          </table:table-cell>
          <table:table-cell table:style-name="TC20">
            <text:p text:style-name="P4"><text:span text:style-name="C0">m²</text:span></text:p>
          </table:table-cell>
          <table:table-cell table:style-name="TC20">
            <text:p text:style-name="P30"><text:span text:style-name="C0">3,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330 ((2,90+5,10+3,40+3,60)*(0,50+0,10+0,35))</text:span></text:p>
          </table:table-cell>
          <table:table-cell table:style-name="TC20">
            <text:p text:style-name="P4"><text:span text:style-name="C0">m²</text:span></text:p>
          </table:table-cell>
          <table:table-cell table:style-name="TC20">
            <text:p text:style-name="P30"><text:span text:style-name="C0">1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1 (4,00*0,50+0,45*(0,50+0,25))</text:span></text:p>
          </table:table-cell>
          <table:table-cell table:style-name="TC20">
            <text:p text:style-name="P4"><text:span text:style-name="C0">m²</text:span></text:p>
          </table:table-cell>
          <table:table-cell table:style-name="TC20">
            <text:p text:style-name="P30"><text:span text:style-name="C0">2,3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2 ((4,60+2,15)*(0,40+0,35+0,10)+0,85*(0,30+2*0,35)+0,30*0,35)</text:span></text:p>
          </table:table-cell>
          <table:table-cell table:style-name="TC20">
            <text:p text:style-name="P4"><text:span text:style-name="C0">m²</text:span></text:p>
          </table:table-cell>
          <table:table-cell table:style-name="TC20">
            <text:p text:style-name="P30"><text:span text:style-name="C0">6,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3 (2,75*0,50+1,70*(0,50+2*0,10))</text:span></text:p>
          </table:table-cell>
          <table:table-cell table:style-name="TC20">
            <text:p text:style-name="P4"><text:span text:style-name="C0">m²</text:span></text:p>
          </table:table-cell>
          <table:table-cell table:style-name="TC20">
            <text:p text:style-name="P30"><text:span text:style-name="C0">2,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4 ((1,75+2,20)*(0,40+2*0,10))</text:span></text:p>
          </table:table-cell>
          <table:table-cell table:style-name="TC20">
            <text:p text:style-name="P4"><text:span text:style-name="C0">m²</text:span></text:p>
          </table:table-cell>
          <table:table-cell table:style-name="TC20">
            <text:p text:style-name="P30"><text:span text:style-name="C0">2,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5 (2,95*(0,50+0,25))</text:span></text:p>
          </table:table-cell>
          <table:table-cell table:style-name="TC20">
            <text:p text:style-name="P4"><text:span text:style-name="C0">m²</text:span></text:p>
          </table:table-cell>
          <table:table-cell table:style-name="TC20">
            <text:p text:style-name="P30"><text:span text:style-name="C0">2,2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6 (4,30*(0,40+0,35+0,10))</text:span></text:p>
          </table:table-cell>
          <table:table-cell table:style-name="TC20">
            <text:p text:style-name="P4"><text:span text:style-name="C0">m²</text:span></text:p>
          </table:table-cell>
          <table:table-cell table:style-name="TC20">
            <text:p text:style-name="P30"><text:span text:style-name="C0">3,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7 (2,05*0,50)</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308 ((4,35+4,60)*(0,40+0,35+0,10))</text:span></text:p>
          </table:table-cell>
          <table:table-cell table:style-name="TC20">
            <text:p text:style-name="P4"><text:span text:style-name="C0">m²</text:span></text:p>
          </table:table-cell>
          <table:table-cell table:style-name="TC20">
            <text:p text:style-name="P30"><text:span text:style-name="C0">7,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text:span text:style-name="C0">m²</text:span></text:p>
          </table:table-cell>
          <table:table-cell table:style-name="TC20">
            <text:p text:style-name="P30"><text:span text:style-name="C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²</text:span></text:p>
          </table:table-cell>
          <table:table-cell table:style-name="TC20">
            <text:p text:style-name="P30"><text:span text:style-name="C0">0,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²</text:span></text:p>
          </table:table-cell>
          <table:table-cell table:style-name="TC20">
            <text:p text:style-name="P30"><text:span text:style-name="C0">0,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text:span></text:p>
          </table:table-cell>
          <table:table-cell table:style-name="TC20">
            <text:p text:style-name="P4"><text:span text:style-name="C0">m²</text:span></text:p>
          </table:table-cell>
          <table:table-cell table:style-name="TC20">
            <text:p text:style-name="P30"><text:span text:style-name="C0">1,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0,30)+0,25)+0,25*0,3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0,30)+0,25))</text:span></text:p>
          </table:table-cell>
          <table:table-cell table:style-name="TC20">
            <text:p text:style-name="P4"><text:span text:style-name="C0">m²</text:span></text:p>
          </table:table-cell>
          <table:table-cell table:style-name="TC20">
            <text:p text:style-name="P30"><text:span text:style-name="C0">0,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0,25))</text:span></text:p>
          </table:table-cell>
          <table:table-cell table:style-name="TC20">
            <text:p text:style-name="P4"><text:span text:style-name="C0">m²</text:span></text:p>
          </table:table-cell>
          <table:table-cell table:style-name="TC20">
            <text:p text:style-name="P30"><text:span text:style-name="C0">0,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30)+0,25))</text:span></text:p>
          </table:table-cell>
          <table:table-cell table:style-name="TC20">
            <text:p text:style-name="P4"><text:span text:style-name="C0">m²</text:span></text:p>
          </table:table-cell>
          <table:table-cell table:style-name="TC20">
            <text:p text:style-name="P30"><text:span text:style-name="C0">0,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201,01</text:span></text:p>
          </table:table-cell>
          <table:table-cell table:style-name="TC20">
            <text:p text:style-name="P30"><text:span text:style-name="C0">40,51</text:span></text:p>
          </table:table-cell>
          <table:table-cell table:style-name="TC22">
            <text:p text:style-name="P30"><text:span text:style-name="C37">8.142,92</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e solai P2</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61.209,12</text:span></text:p>
          </table:table-cell>
        </table:table-row>
        <table:table-row>
          <table:table-cell table:style-name="TC24">
            <text:p text:style-name="P4"><text:span text:style-name="C25">2.5</text:span></text:p>
          </table:table-cell>
          <table:table-cell table:style-name="TC27">
            <text:p text:style-name="P28"/>
          </table:table-cell>
          <table:table-cell table:style-name="TC27">
            <text:p text:style-name="P28"><text:span text:style-name="C29">Travi e solai P3</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5.1</text:span></text:p>
          </table:table-cell>
          <table:table-cell table:style-name="TC20">
            <text:p text:style-name="P28"><text:span text:style-name="C0">NPS02</text:span></text:p>
          </table:table-cell>
          <table:table-cell table:style-name="TC20">
            <text:p text:style-name="P28"><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8"><text:span text:style-name="C0">Il prezzo comprende la manodopera, i materiali, i noli e tutte le opere accessorie necessarie per realizzare la lavorazione a perfetta regola d'ar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A (27,55*(4,85+5,00)+0,70*5,00+14,40*13,50+3,95*11,75)</text:span></text:p>
          </table:table-cell>
          <table:table-cell table:style-name="TC20">
            <text:p text:style-name="P4"><text:span text:style-name="C0">m²</text:span></text:p>
          </table:table-cell>
          <table:table-cell table:style-name="TC20">
            <text:p text:style-name="P30"><text:span text:style-name="C0">515,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A - balconi (2*3,00*1,30+6,00*1,30+3,00*1,30)</text:span></text:p>
          </table:table-cell>
          <table:table-cell table:style-name="TC20">
            <text:p text:style-name="P4"><text:span text:style-name="C0">m²</text:span></text:p>
          </table:table-cell>
          <table:table-cell table:style-name="TC20">
            <text:p text:style-name="P30"><text:span text:style-name="C0">19,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5,50*3,10))</text:span></text:p>
          </table:table-cell>
          <table:table-cell table:style-name="TC20">
            <text:p text:style-name="P4"><text:span text:style-name="C0">m²</text:span></text:p>
          </table:table-cell>
          <table:table-cell table:style-name="TC20">
            <text:p text:style-name="P30"><text:span text:style-name="C0">-17,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ascensore (-(1,70*2,25))</text:span></text:p>
          </table:table-cell>
          <table:table-cell table:style-name="TC20">
            <text:p text:style-name="P4"><text:span text:style-name="C0">m²</text:span></text:p>
          </table:table-cell>
          <table:table-cell table:style-name="TC20">
            <text:p text:style-name="P30"><text:span text:style-name="C0">-3,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B (5,90*4,90+8,60*(0,95+4,90))</text:span></text:p>
          </table:table-cell>
          <table:table-cell table:style-name="TC20">
            <text:p text:style-name="P4"><text:span text:style-name="C0">m²</text:span></text:p>
          </table:table-cell>
          <table:table-cell table:style-name="TC20">
            <text:p text:style-name="P30"><text:span text:style-name="C0">79,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proiezione in pianta trav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2 (-(3,05+4,10+2,15)*0,50)</text:span></text:p>
          </table:table-cell>
          <table:table-cell table:style-name="TC20">
            <text:p text:style-name="P4"><text:span text:style-name="C0">m²</text:span></text:p>
          </table:table-cell>
          <table:table-cell table:style-name="TC20">
            <text:p text:style-name="P30"><text:span text:style-name="C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3 (-(4,20+4,30)*0,50)</text:span></text:p>
          </table:table-cell>
          <table:table-cell table:style-name="TC20">
            <text:p text:style-name="P4"><text:span text:style-name="C0">m²</text:span></text:p>
          </table:table-cell>
          <table:table-cell table:style-name="TC20">
            <text:p text:style-name="P30"><text:span text:style-name="C0">-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5 (-((4,20+4,30)*0,50+(3,10+4,60+4,60)*0,50))</text:span></text:p>
          </table:table-cell>
          <table:table-cell table:style-name="TC20">
            <text:p text:style-name="P4"><text:span text:style-name="C0">m²</text:span></text:p>
          </table:table-cell>
          <table:table-cell table:style-name="TC20">
            <text:p text:style-name="P30"><text:span text:style-name="C0">-1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6 (-(3,40+1,90+3,25+3,40)*0,50)</text:span></text:p>
          </table:table-cell>
          <table:table-cell table:style-name="TC20">
            <text:p text:style-name="P4"><text:span text:style-name="C0">m²</text:span></text:p>
          </table:table-cell>
          <table:table-cell table:style-name="TC20">
            <text:p text:style-name="P30"><text:span text:style-name="C0">-5,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7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8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9 (-1,25*0,50)</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0 (-(4,40*0,40+3,10*0,40))</text:span></text:p>
          </table:table-cell>
          <table:table-cell table:style-name="TC20">
            <text:p text:style-name="P4"><text:span text:style-name="C0">m²</text:span></text:p>
          </table:table-cell>
          <table:table-cell table:style-name="TC20">
            <text:p text:style-name="P30"><text:span text:style-name="C0">-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1 (-((4,00+3,95)*0,50+(3,55+2,40)*0,60+4,70*0,40))</text:span></text:p>
          </table:table-cell>
          <table:table-cell table:style-name="TC20">
            <text:p text:style-name="P4"><text:span text:style-name="C0">m²</text:span></text:p>
          </table:table-cell>
          <table:table-cell table:style-name="TC20">
            <text:p text:style-name="P30"><text:span text:style-name="C0">-9,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2 (-(0,40*0,40+(4,55+4,20+3,30+3,70)*0,60))</text:span></text:p>
          </table:table-cell>
          <table:table-cell table:style-name="TC20">
            <text:p text:style-name="P4"><text:span text:style-name="C0">m²</text:span></text:p>
          </table:table-cell>
          <table:table-cell table:style-name="TC20">
            <text:p text:style-name="P30"><text:span text:style-name="C0">-9,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3 (-4,40*0,40)</text:span></text:p>
          </table:table-cell>
          <table:table-cell table:style-name="TC20">
            <text:p text:style-name="P4"><text:span text:style-name="C0">m²</text:span></text:p>
          </table:table-cell>
          <table:table-cell table:style-name="TC20">
            <text:p text:style-name="P30"><text:span text:style-name="C0">-1,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4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5 (-((4,60+2,80)*0,50+3,65*0,50))</text:span></text:p>
          </table:table-cell>
          <table:table-cell table:style-name="TC20">
            <text:p text:style-name="P4"><text:span text:style-name="C0">m²</text:span></text:p>
          </table:table-cell>
          <table:table-cell table:style-name="TC20">
            <text:p text:style-name="P30"><text:span text:style-name="C0">-5,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6 (-(3,54+3,40)*0,50)</text:span></text:p>
          </table:table-cell>
          <table:table-cell table:style-name="TC20">
            <text:p text:style-name="P4"><text:span text:style-name="C0">m²</text:span></text:p>
          </table:table-cell>
          <table:table-cell table:style-name="TC20">
            <text:p text:style-name="P30"><text:span text:style-name="C0">-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7 (-(0,40+3,15)*0,40)</text:span></text:p>
          </table:table-cell>
          <table:table-cell table:style-name="TC20">
            <text:p text:style-name="P4"><text:span text:style-name="C0">m²</text:span></text:p>
          </table:table-cell>
          <table:table-cell table:style-name="TC20">
            <text:p text:style-name="P30"><text:span text:style-name="C0">-1,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8 (-(4,20*0,50+4,90*0,50))</text:span></text:p>
          </table:table-cell>
          <table:table-cell table:style-name="TC20">
            <text:p text:style-name="P4"><text:span text:style-name="C0">m²</text:span></text:p>
          </table:table-cell>
          <table:table-cell table:style-name="TC20">
            <text:p text:style-name="P30"><text:span text:style-name="C0">-4,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9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0 (-(3,35*0,40+3,47*0,40))</text:span></text:p>
          </table:table-cell>
          <table:table-cell table:style-name="TC20">
            <text:p text:style-name="P4"><text:span text:style-name="C0">m²</text:span></text:p>
          </table:table-cell>
          <table:table-cell table:style-name="TC20">
            <text:p text:style-name="P30"><text:span text:style-name="C0">-2,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1 (-(2,31+3,55)*0,50)</text:span></text:p>
          </table:table-cell>
          <table:table-cell table:style-name="TC20">
            <text:p text:style-name="P4"><text:span text:style-name="C0">m²</text:span></text:p>
          </table:table-cell>
          <table:table-cell table:style-name="TC20">
            <text:p text:style-name="P30"><text:span text:style-name="C0">-2,9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2 (-(4,50*0,50+5,00*0,50))</text:span></text:p>
          </table:table-cell>
          <table:table-cell table:style-name="TC20">
            <text:p text:style-name="P4"><text:span text:style-name="C0">m²</text:span></text:p>
          </table:table-cell>
          <table:table-cell table:style-name="TC20">
            <text:p text:style-name="P30"><text:span text:style-name="C0">-4,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3 (-(4,70*0,50+4,65*0,50))</text:span></text:p>
          </table:table-cell>
          <table:table-cell table:style-name="TC20">
            <text:p text:style-name="P4"><text:span text:style-name="C0">m²</text:span></text:p>
          </table:table-cell>
          <table:table-cell table:style-name="TC20">
            <text:p text:style-name="P30"><text:span text:style-name="C0">-4,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4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5 (-4,65*0,60)</text:span></text:p>
          </table:table-cell>
          <table:table-cell table:style-name="TC20">
            <text:p text:style-name="P4"><text:span text:style-name="C0">m²</text:span></text:p>
          </table:table-cell>
          <table:table-cell table:style-name="TC20">
            <text:p text:style-name="P30"><text:span text:style-name="C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6 (-3,35*0,5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7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8 (-((4,20+3,50+3,70)*0,60+4,80*0,60))</text:span></text:p>
          </table:table-cell>
          <table:table-cell table:style-name="TC20">
            <text:p text:style-name="P4"><text:span text:style-name="C0">m²</text:span></text:p>
          </table:table-cell>
          <table:table-cell table:style-name="TC20">
            <text:p text:style-name="P30"><text:span text:style-name="C0">-9,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9 (-3,25*0,50)</text:span></text:p>
          </table:table-cell>
          <table:table-cell table:style-name="TC20">
            <text:p text:style-name="P4"><text:span text:style-name="C0">m²</text:span></text:p>
          </table:table-cell>
          <table:table-cell table:style-name="TC20">
            <text:p text:style-name="P30"><text:span text:style-name="C0">-1,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30 (-(2,90+5,10+3,40+3,60)*0,50)</text:span></text:p>
          </table:table-cell>
          <table:table-cell table:style-name="TC20">
            <text:p text:style-name="P4"><text:span text:style-name="C0">m²</text:span></text:p>
          </table:table-cell>
          <table:table-cell table:style-name="TC20">
            <text:p text:style-name="P30"><text:span text:style-name="C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1 (-(4,00*0,40+0,45*0,40))</text:span></text:p>
          </table:table-cell>
          <table:table-cell table:style-name="TC20">
            <text:p text:style-name="P4"><text:span text:style-name="C0">m²</text:span></text:p>
          </table:table-cell>
          <table:table-cell table:style-name="TC20">
            <text:p text:style-name="P30"><text:span text:style-name="C0">-1,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2 (-(4,60+2,15)*0,40)</text:span></text:p>
          </table:table-cell>
          <table:table-cell table:style-name="TC20">
            <text:p text:style-name="P4"><text:span text:style-name="C0">m²</text:span></text:p>
          </table:table-cell>
          <table:table-cell table:style-name="TC20">
            <text:p text:style-name="P30"><text:span text:style-name="C0">-2,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3 (-(2,75*0,50+1,70*0,50))</text:span></text:p>
          </table:table-cell>
          <table:table-cell table:style-name="TC20">
            <text:p text:style-name="P4"><text:span text:style-name="C0">m²</text:span></text:p>
          </table:table-cell>
          <table:table-cell table:style-name="TC20">
            <text:p text:style-name="P30"><text:span text:style-name="C0">-2,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4 (-(1,75+2,20)*0,40)</text:span></text:p>
          </table:table-cell>
          <table:table-cell table:style-name="TC20">
            <text:p text:style-name="P4"><text:span text:style-name="C0">m²</text:span></text:p>
          </table:table-cell>
          <table:table-cell table:style-name="TC20">
            <text:p text:style-name="P30"><text:span text:style-name="C0">-1,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5 (-2,95*0,50)</text:span></text:p>
          </table:table-cell>
          <table:table-cell table:style-name="TC20">
            <text:p text:style-name="P4"><text:span text:style-name="C0">m²</text:span></text:p>
          </table:table-cell>
          <table:table-cell table:style-name="TC20">
            <text:p text:style-name="P30"><text:span text:style-name="C0">-1,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6 (-4,30*0,40)</text:span></text:p>
          </table:table-cell>
          <table:table-cell table:style-name="TC20">
            <text:p text:style-name="P4"><text:span text:style-name="C0">m²</text:span></text:p>
          </table:table-cell>
          <table:table-cell table:style-name="TC20">
            <text:p text:style-name="P30"><text:span text:style-name="C0">-1,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7 (-2,05*0,50)</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8 (-(4,35+4,60)*0,40)</text:span></text:p>
          </table:table-cell>
          <table:table-cell table:style-name="TC20">
            <text:p text:style-name="P4"><text:span text:style-name="C0">m²</text:span></text:p>
          </table:table-cell>
          <table:table-cell table:style-name="TC20">
            <text:p text:style-name="P30"><text:span text:style-name="C0">-3,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text:span text:style-name="C0">m²</text:span></text:p>
          </table:table-cell>
          <table:table-cell table:style-name="TC20">
            <text:p text:style-name="P30"><text:span text:style-name="C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text:span></text:p>
          </table:table-cell>
          <table:table-cell table:style-name="TC20">
            <text:p text:style-name="P4"><text:span text:style-name="C0">m²</text:span></text:p>
          </table:table-cell>
          <table:table-cell table:style-name="TC20">
            <text:p text:style-name="P30"><text:span text:style-name="C0">-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text:span></text:p>
          </table:table-cell>
          <table:table-cell table:style-name="TC20">
            <text:p text:style-name="P4"><text:span text:style-name="C0">m²</text:span></text:p>
          </table:table-cell>
          <table:table-cell table:style-name="TC20">
            <text:p text:style-name="P30"><text:span text:style-name="C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text:span></text:p>
          </table:table-cell>
          <table:table-cell table:style-name="TC20">
            <text:p text:style-name="P4"><text:span text:style-name="C0">m²</text:span></text:p>
          </table:table-cell>
          <table:table-cell table:style-name="TC20">
            <text:p text:style-name="P30"><text:span text:style-name="C0">-0,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text:span></text:p>
          </table:table-cell>
          <table:table-cell table:style-name="TC20">
            <text:p text:style-name="P4"><text:span text:style-name="C0">m²</text:span></text:p>
          </table:table-cell>
          <table:table-cell table:style-name="TC20">
            <text:p text:style-name="P30"><text:span text:style-name="C0">-0,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446,92</text:span></text:p>
          </table:table-cell>
          <table:table-cell table:style-name="TC20">
            <text:p text:style-name="P30"><text:span text:style-name="C0">83,61</text:span></text:p>
          </table:table-cell>
          <table:table-cell table:style-name="TC22">
            <text:p text:style-name="P30"><text:span text:style-name="C37">37.366,98</text:span></text:p>
          </table:table-cell>
        </table:table-row>
        <table:table-row>
          <table:table-cell table:style-name="TC18">
            <text:p text:style-name="P4"><text:span text:style-name="C33">2.5.2</text:span></text:p>
          </table:table-cell>
          <table:table-cell table:style-name="TC20">
            <text:p text:style-name="P28"><text:span text:style-name="C0">01.A07.F70.005</text:span></text:p>
          </table:table-cell>
          <table:table-cell table:style-name="TC20">
            <text:p text:style-name="P28"><text:span text:style-name="C0">Realizzazione di solaio piano in struttura mista acciaio e calcestruzzo con struttura portante in acciaio, soletta avente l'intradosso sagomato con lamiera grecata, e soprastante getto in calcestruzzo (Rck &gt;= 25 N/mm²) opportunamente collegati a mezzo di connettori, stesa di rete elettrosaldata Ø 5 maglia 150x150 mm Compreso ogni opera accessoria per la corretta posa in opera.</text:span></text:p>
            <text:p text:style-name="P28"><text:span text:style-name="C0">Spessore soletta 10 c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Balconi ((2*3,80+6,80)*1,40)</text:span></text:p>
          </table:table-cell>
          <table:table-cell table:style-name="TC20">
            <text:p text:style-name="P4"><text:span text:style-name="C0">m²</text:span></text:p>
          </table:table-cell>
          <table:table-cell table:style-name="TC20">
            <text:p text:style-name="P30"><text:span text:style-name="C0">2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20,16</text:span></text:p>
          </table:table-cell>
          <table:table-cell table:style-name="TC20">
            <text:p text:style-name="P30"><text:span text:style-name="C0">91,81</text:span></text:p>
          </table:table-cell>
          <table:table-cell table:style-name="TC22">
            <text:p text:style-name="P30"><text:span text:style-name="C37">1.850,89</text:span></text:p>
          </table:table-cell>
        </table:table-row>
        <table:table-row>
          <table:table-cell table:style-name="TC18">
            <text:p text:style-name="P4"><text:span text:style-name="C33">2.5.3</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1 (0,40*0,30*0,35)</text:span></text:p>
          </table:table-cell>
          <table:table-cell table:style-name="TC20">
            <text:p text:style-name="P4"><text:span text:style-name="C0">m³</text:span></text:p>
          </table:table-cell>
          <table:table-cell table:style-name="TC20">
            <text:p text:style-name="P30"><text:span text:style-name="C0">0,0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2 ((3,05+4,10+2,15)*(0,50*0,25+0,10*0,30))</text:span></text:p>
          </table:table-cell>
          <table:table-cell table:style-name="TC20">
            <text:p text:style-name="P4"><text:span text:style-name="C0">m³</text:span></text:p>
          </table:table-cell>
          <table:table-cell table:style-name="TC20">
            <text:p text:style-name="P30"><text:span text:style-name="C0">1,4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3 ((4,20+4,30)*0,50*0,25)</text:span></text:p>
          </table:table-cell>
          <table:table-cell table:style-name="TC20">
            <text:p text:style-name="P4"><text:span text:style-name="C0">m³</text:span></text:p>
          </table:table-cell>
          <table:table-cell table:style-name="TC20">
            <text:p text:style-name="P30"><text:span text:style-name="C0">1,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4 (4,20*0,40*0,25)</text:span></text:p>
          </table:table-cell>
          <table:table-cell table:style-name="TC20">
            <text:p text:style-name="P4"><text:span text:style-name="C0">m³</text:span></text:p>
          </table:table-cell>
          <table:table-cell table:style-name="TC20">
            <text:p text:style-name="P30"><text:span text:style-name="C0">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5 ((4,20+4,30)*0,50*0,25+(3,10+4,60+4,60)*(0,50*0,25+0,10*0,30))</text:span></text:p>
          </table:table-cell>
          <table:table-cell table:style-name="TC20">
            <text:p text:style-name="P4"><text:span text:style-name="C0">m³</text:span></text:p>
          </table:table-cell>
          <table:table-cell table:style-name="TC20">
            <text:p text:style-name="P30"><text:span text:style-name="C0">2,9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6 ((3,40+1,90+3,25+3,40)*(0,50*0,25+0,10*0,30))</text:span></text:p>
          </table:table-cell>
          <table:table-cell table:style-name="TC20">
            <text:p text:style-name="P4"><text:span text:style-name="C0">m³</text:span></text:p>
          </table:table-cell>
          <table:table-cell table:style-name="TC20">
            <text:p text:style-name="P30"><text:span text:style-name="C0">1,8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7 (4,45*0,60*0,25)</text:span></text:p>
          </table:table-cell>
          <table:table-cell table:style-name="TC20">
            <text:p text:style-name="P4"><text:span text:style-name="C0">m³</text:span></text:p>
          </table:table-cell>
          <table:table-cell table:style-name="TC20">
            <text:p text:style-name="P30"><text:span text:style-name="C0">0,6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8 ((4,40+2,15+1,75)*0,60*0,25)</text:span></text:p>
          </table:table-cell>
          <table:table-cell table:style-name="TC20">
            <text:p text:style-name="P4"><text:span text:style-name="C0">m³</text:span></text:p>
          </table:table-cell>
          <table:table-cell table:style-name="TC20">
            <text:p text:style-name="P30"><text:span text:style-name="C0">1,2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9 (1,25*(0,50*0,25+0,10*0,30))</text:span></text:p>
          </table:table-cell>
          <table:table-cell table:style-name="TC20">
            <text:p text:style-name="P4"><text:span text:style-name="C0">m³</text:span></text:p>
          </table:table-cell>
          <table:table-cell table:style-name="TC20">
            <text:p text:style-name="P30"><text:span text:style-name="C0">0,1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0 (4,40*0,40*0,25+3,10*0,40*0,25)</text:span></text:p>
          </table:table-cell>
          <table:table-cell table:style-name="TC20">
            <text:p text:style-name="P4"><text:span text:style-name="C0">m³</text:span></text:p>
          </table:table-cell>
          <table:table-cell table:style-name="TC20">
            <text:p text:style-name="P30"><text:span text:style-name="C0">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1 ((4,00+3,95)*(0,50*0,25+0,10*0,30)+(3,55+2,40)*0,60*0,25+4,70*0,40*0,25)</text:span></text:p>
          </table:table-cell>
          <table:table-cell table:style-name="TC20">
            <text:p text:style-name="P4"><text:span text:style-name="C0">m³</text:span></text:p>
          </table:table-cell>
          <table:table-cell table:style-name="TC20">
            <text:p text:style-name="P30"><text:span text:style-name="C0">2,5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2 (0,40*0,40*0,25+(4,55+4,20+3,30+3,70)*0,60*0,25)</text:span></text:p>
          </table:table-cell>
          <table:table-cell table:style-name="TC20">
            <text:p text:style-name="P4"><text:span text:style-name="C0">m³</text:span></text:p>
          </table:table-cell>
          <table:table-cell table:style-name="TC20">
            <text:p text:style-name="P30"><text:span text:style-name="C0">2,4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3 (4,40*0,40*0,25)</text:span></text:p>
          </table:table-cell>
          <table:table-cell table:style-name="TC20">
            <text:p text:style-name="P4"><text:span text:style-name="C0">m³</text:span></text:p>
          </table:table-cell>
          <table:table-cell table:style-name="TC20">
            <text:p text:style-name="P30"><text:span text:style-name="C0">0,4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4 (3,55*0,60*0,25)</text:span></text:p>
          </table:table-cell>
          <table:table-cell table:style-name="TC20">
            <text:p text:style-name="P4"><text:span text:style-name="C0">m³</text:span></text:p>
          </table:table-cell>
          <table:table-cell table:style-name="TC20">
            <text:p text:style-name="P30"><text:span text:style-name="C0">0,5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5 ((4,60+2,80)*(0,50*0,25+0,10*0,30)+3,65*0,50*0,25)</text:span></text:p>
          </table:table-cell>
          <table:table-cell table:style-name="TC20">
            <text:p text:style-name="P4"><text:span text:style-name="C0">m³</text:span></text:p>
          </table:table-cell>
          <table:table-cell table:style-name="TC20">
            <text:p text:style-name="P30"><text:span text:style-name="C0">1,6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6 ((3,54+3,40)*0,50*0,25)</text:span></text:p>
          </table:table-cell>
          <table:table-cell table:style-name="TC20">
            <text:p text:style-name="P4"><text:span text:style-name="C0">m³</text:span></text:p>
          </table:table-cell>
          <table:table-cell table:style-name="TC20">
            <text:p text:style-name="P30"><text:span text:style-name="C0">0,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7 ((0,40+3,15)*(0,40*0,25+0,10*0,30))</text:span></text:p>
          </table:table-cell>
          <table:table-cell table:style-name="TC20">
            <text:p text:style-name="P4"><text:span text:style-name="C0">m³</text:span></text:p>
          </table:table-cell>
          <table:table-cell table:style-name="TC20">
            <text:p text:style-name="P30"><text:span text:style-name="C0">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8 (4,20*0,50*0,25+4,90*0,50*0,25)</text:span></text:p>
          </table:table-cell>
          <table:table-cell table:style-name="TC20">
            <text:p text:style-name="P4"><text:span text:style-name="C0">m³</text:span></text:p>
          </table:table-cell>
          <table:table-cell table:style-name="TC20">
            <text:p text:style-name="P30"><text:span text:style-name="C0">1,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9 (3,10*0,50*0,25)</text:span></text:p>
          </table:table-cell>
          <table:table-cell table:style-name="TC20">
            <text:p text:style-name="P4"><text:span text:style-name="C0">m³</text:span></text:p>
          </table:table-cell>
          <table:table-cell table:style-name="TC20">
            <text:p text:style-name="P30"><text:span text:style-name="C0">0,3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0 (3,35*0,40*0,25+3,47*(0,35*0,25+0,10*0,30))</text:span></text:p>
          </table:table-cell>
          <table:table-cell table:style-name="TC20">
            <text:p text:style-name="P4"><text:span text:style-name="C0">m³</text:span></text:p>
          </table:table-cell>
          <table:table-cell table:style-name="TC20">
            <text:p text:style-name="P30"><text:span text:style-name="C0">0,7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1 ((2,31+3,55)*(0,50*0,25+0,10*0,30))</text:span></text:p>
          </table:table-cell>
          <table:table-cell table:style-name="TC20">
            <text:p text:style-name="P4"><text:span text:style-name="C0">m³</text:span></text:p>
          </table:table-cell>
          <table:table-cell table:style-name="TC20">
            <text:p text:style-name="P30"><text:span text:style-name="C0">0,9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2 (4,50*0,50*0,25+5,00*(0,50*0,25+0,10*0,30))</text:span></text:p>
          </table:table-cell>
          <table:table-cell table:style-name="TC20">
            <text:p text:style-name="P4"><text:span text:style-name="C0">m³</text:span></text:p>
          </table:table-cell>
          <table:table-cell table:style-name="TC20">
            <text:p text:style-name="P30"><text:span text:style-name="C0">1,3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3 (4,70*0,50*0,25+4,65*(0,50*0,25+0,10*0,30))</text:span></text:p>
          </table:table-cell>
          <table:table-cell table:style-name="TC20">
            <text:p text:style-name="P4"><text:span text:style-name="C0">m³</text:span></text:p>
          </table:table-cell>
          <table:table-cell table:style-name="TC20">
            <text:p text:style-name="P30"><text:span text:style-name="C0">1,3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4 (4,50*0,50*0,25)</text:span></text:p>
          </table:table-cell>
          <table:table-cell table:style-name="TC20">
            <text:p text:style-name="P4"><text:span text:style-name="C0">m³</text:span></text:p>
          </table:table-cell>
          <table:table-cell table:style-name="TC20">
            <text:p text:style-name="P30"><text:span text:style-name="C0">0,5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5 (4,65*0,60*0,25)</text:span></text:p>
          </table:table-cell>
          <table:table-cell table:style-name="TC20">
            <text:p text:style-name="P4"><text:span text:style-name="C0">m³</text:span></text:p>
          </table:table-cell>
          <table:table-cell table:style-name="TC20">
            <text:p text:style-name="P30"><text:span text:style-name="C0">0,6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6 (3,35*0,50*0,25)</text:span></text:p>
          </table:table-cell>
          <table:table-cell table:style-name="TC20">
            <text:p text:style-name="P4"><text:span text:style-name="C0">m³</text:span></text:p>
          </table:table-cell>
          <table:table-cell table:style-name="TC20">
            <text:p text:style-name="P30"><text:span text:style-name="C0">0,4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7 (2,10*0,40*0,25)</text:span></text:p>
          </table:table-cell>
          <table:table-cell table:style-name="TC20">
            <text:p text:style-name="P4"><text:span text:style-name="C0">m³</text:span></text:p>
          </table:table-cell>
          <table:table-cell table:style-name="TC20">
            <text:p text:style-name="P30"><text:span text:style-name="C0">0,2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8 ((4,20+3,50+3,70)*0,60*0,25+4,80*(0,60*0,25+0,10*0,30))</text:span></text:p>
          </table:table-cell>
          <table:table-cell table:style-name="TC20">
            <text:p text:style-name="P4"><text:span text:style-name="C0">m³</text:span></text:p>
          </table:table-cell>
          <table:table-cell table:style-name="TC20">
            <text:p text:style-name="P30"><text:span text:style-name="C0">2,5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9 (3,25*(0,50*0,25+0,10*0,30))</text:span></text:p>
          </table:table-cell>
          <table:table-cell table:style-name="TC20">
            <text:p text:style-name="P4"><text:span text:style-name="C0">m³</text:span></text:p>
          </table:table-cell>
          <table:table-cell table:style-name="TC20">
            <text:p text:style-name="P30"><text:span text:style-name="C0">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30 ((2,90+5,10+3,40+3,60)*(0,50*0,25+0,10*0,30))</text:span></text:p>
          </table:table-cell>
          <table:table-cell table:style-name="TC20">
            <text:p text:style-name="P4"><text:span text:style-name="C0">m³</text:span></text:p>
          </table:table-cell>
          <table:table-cell table:style-name="TC20">
            <text:p text:style-name="P30"><text:span text:style-name="C0">2,3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1 (4,00*0,40*0,25+0,45*0,40*0,25)</text:span></text:p>
          </table:table-cell>
          <table:table-cell table:style-name="TC20">
            <text:p text:style-name="P4"><text:span text:style-name="C0">m³</text:span></text:p>
          </table:table-cell>
          <table:table-cell table:style-name="TC20">
            <text:p text:style-name="P30"><text:span text:style-name="C0">0,4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2 ((4,60+2,15)*(0,40*0,25+0,10*0,30)+0,85*(0,30*0,35))</text:span></text:p>
          </table:table-cell>
          <table:table-cell table:style-name="TC20">
            <text:p text:style-name="P4"><text:span text:style-name="C0">m³</text:span></text:p>
          </table:table-cell>
          <table:table-cell table:style-name="TC20">
            <text:p text:style-name="P30"><text:span text:style-name="C0">0,9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3 (2,75*0,50*0,25+1,70*(0,50*0,25+0,10*0,30))</text:span></text:p>
          </table:table-cell>
          <table:table-cell table:style-name="TC20">
            <text:p text:style-name="P4"><text:span text:style-name="C0">m³</text:span></text:p>
          </table:table-cell>
          <table:table-cell table:style-name="TC20">
            <text:p text:style-name="P30"><text:span text:style-name="C0">0,60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4 ((1,75+2,20)*(0,40*0,25+0,10*0,30))</text:span></text:p>
          </table:table-cell>
          <table:table-cell table:style-name="TC20">
            <text:p text:style-name="P4"><text:span text:style-name="C0">m³</text:span></text:p>
          </table:table-cell>
          <table:table-cell table:style-name="TC20">
            <text:p text:style-name="P30"><text:span text:style-name="C0">0,51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5 (2,95*0,50*0,25)</text:span></text:p>
          </table:table-cell>
          <table:table-cell table:style-name="TC20">
            <text:p text:style-name="P4"><text:span text:style-name="C0">m³</text:span></text:p>
          </table:table-cell>
          <table:table-cell table:style-name="TC20">
            <text:p text:style-name="P30"><text:span text:style-name="C0">0,3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6 (4,30*(0,40*0,25+0,10*0,30))</text:span></text:p>
          </table:table-cell>
          <table:table-cell table:style-name="TC20">
            <text:p text:style-name="P4"><text:span text:style-name="C0">m³</text:span></text:p>
          </table:table-cell>
          <table:table-cell table:style-name="TC20">
            <text:p text:style-name="P30"><text:span text:style-name="C0">0,5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7 (2,05*0,50*0,25)</text:span></text:p>
          </table:table-cell>
          <table:table-cell table:style-name="TC20">
            <text:p text:style-name="P4"><text:span text:style-name="C0">m³</text:span></text:p>
          </table:table-cell>
          <table:table-cell table:style-name="TC20">
            <text:p text:style-name="P30"><text:span text:style-name="C0">0,2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8 ((4,35+4,60)*(0,40*0,25+0,10*0,30))</text:span></text:p>
          </table:table-cell>
          <table:table-cell table:style-name="TC20">
            <text:p text:style-name="P4"><text:span text:style-name="C0">m³</text:span></text:p>
          </table:table-cell>
          <table:table-cell table:style-name="TC20">
            <text:p text:style-name="P30"><text:span text:style-name="C0">1,1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³</text:span></text:p>
          </table:table-cell>
          <table:table-cell table:style-name="TC20">
            <text:p text:style-name="P30"><text:span text:style-name="C0">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³</text:span></text:p>
          </table:table-cell>
          <table:table-cell table:style-name="TC20">
            <text:p text:style-name="P30"><text:span text:style-name="C0">0,0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0,25)</text:span></text:p>
          </table:table-cell>
          <table:table-cell table:style-name="TC20">
            <text:p text:style-name="P4"><text:span text:style-name="C0">m³</text:span></text:p>
          </table:table-cell>
          <table:table-cell table:style-name="TC20">
            <text:p text:style-name="P30"><text:span text:style-name="C0">0,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0,30)*0,25)</text:span></text:p>
          </table:table-cell>
          <table:table-cell table:style-name="TC20">
            <text:p text:style-name="P4"><text:span text:style-name="C0">m³</text:span></text:p>
          </table:table-cell>
          <table:table-cell table:style-name="TC20">
            <text:p text:style-name="P30"><text:span text:style-name="C0">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0,30)*0,25)</text:span></text:p>
          </table:table-cell>
          <table:table-cell table:style-name="TC20">
            <text:p text:style-name="P4"><text:span text:style-name="C0">m³</text:span></text:p>
          </table:table-cell>
          <table:table-cell table:style-name="TC20">
            <text:p text:style-name="P30"><text:span text:style-name="C0">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0,25)</text:span></text:p>
          </table:table-cell>
          <table:table-cell table:style-name="TC20">
            <text:p text:style-name="P4"><text:span text:style-name="C0">m³</text:span></text:p>
          </table:table-cell>
          <table:table-cell table:style-name="TC20">
            <text:p text:style-name="P30"><text:span text:style-name="C0">0,0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30)*0,25)</text:span></text:p>
          </table:table-cell>
          <table:table-cell table:style-name="TC20">
            <text:p text:style-name="P4"><text:span text:style-name="C0">m³</text:span></text:p>
          </table:table-cell>
          <table:table-cell table:style-name="TC20">
            <text:p text:style-name="P30"><text:span text:style-name="C0">0,0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90</text:span></text:p>
          </table:table-cell>
          <table:table-cell table:style-name="TC20">
            <text:p text:style-name="P30"><text:span text:style-name="C0">123,35</text:span></text:p>
          </table:table-cell>
          <table:table-cell table:style-name="TC22">
            <text:p text:style-name="P30"><text:span text:style-name="C37">4.772,41</text:span></text:p>
          </table:table-cell>
        </table:table-row>
        <table:table-row>
          <table:table-cell table:style-name="TC18">
            <text:p text:style-name="P4"><text:span text:style-name="C33">2.5.4</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8,690)</text:span></text:p>
          </table:table-cell>
          <table:table-cell table:style-name="TC20">
            <text:p text:style-name="P4"><text:span text:style-name="C0">m³</text:span></text:p>
          </table:table-cell>
          <table:table-cell table:style-name="TC20">
            <text:p text:style-name="P30"><text:span text:style-name="C0">38,6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90</text:span></text:p>
          </table:table-cell>
          <table:table-cell table:style-name="TC20">
            <text:p text:style-name="P30"><text:span text:style-name="C0">3,00</text:span></text:p>
          </table:table-cell>
          <table:table-cell table:style-name="TC22">
            <text:p text:style-name="P30"><text:span text:style-name="C37">116,07</text:span></text:p>
          </table:table-cell>
        </table:table-row>
        <table:table-row>
          <table:table-cell table:style-name="TC18">
            <text:p text:style-name="P4"><text:span text:style-name="C33">2.5.5</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8,690)</text:span></text:p>
          </table:table-cell>
          <table:table-cell table:style-name="TC20">
            <text:p text:style-name="P4"><text:span text:style-name="C0">m³</text:span></text:p>
          </table:table-cell>
          <table:table-cell table:style-name="TC20">
            <text:p text:style-name="P30"><text:span text:style-name="C0">38,6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90</text:span></text:p>
          </table:table-cell>
          <table:table-cell table:style-name="TC20">
            <text:p text:style-name="P30"><text:span text:style-name="C0">24,74</text:span></text:p>
          </table:table-cell>
          <table:table-cell table:style-name="TC22">
            <text:p text:style-name="P30"><text:span text:style-name="C37">957,19</text:span></text:p>
          </table:table-cell>
        </table:table-row>
        <table:table-row>
          <table:table-cell table:style-name="TC18">
            <text:p text:style-name="P4"><text:span text:style-name="C33">2.5.6</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8,690)</text:span></text:p>
          </table:table-cell>
          <table:table-cell table:style-name="TC20">
            <text:p text:style-name="P4"><text:span text:style-name="C0">m³</text:span></text:p>
          </table:table-cell>
          <table:table-cell table:style-name="TC20">
            <text:p text:style-name="P30"><text:span text:style-name="C0">38,6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8,690</text:span></text:p>
          </table:table-cell>
          <table:table-cell table:style-name="TC20">
            <text:p text:style-name="P30"><text:span text:style-name="C0">8,12</text:span></text:p>
          </table:table-cell>
          <table:table-cell table:style-name="TC22">
            <text:p text:style-name="P30"><text:span text:style-name="C37">314,16</text:span></text:p>
          </table:table-cell>
        </table:table-row>
        <table:table-row>
          <table:table-cell table:style-name="TC18">
            <text:p text:style-name="P4"><text:span text:style-name="C33">2.5.7</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la <text:s/>verifica <text:s/>preliminare <text:s/>della <text:s/>struttura <text:s/>è <text:s/>stato </text:span></text:p>
            <text:p text:style-name="P28"><text:span text:style-name="C0">stimata <text:s/>un <text:s/>incidenza <text:s/>di <text:s/>210 <text:s/>kg/mc (210*38,690)</text:span></text:p>
          </table:table-cell>
          <table:table-cell table:style-name="TC20">
            <text:p text:style-name="P4"><text:span text:style-name="C0">kg</text:span></text:p>
          </table:table-cell>
          <table:table-cell table:style-name="TC20">
            <text:p text:style-name="P30"><text:span text:style-name="C0">8.124,9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8.124,900</text:span></text:p>
          </table:table-cell>
          <table:table-cell table:style-name="TC20">
            <text:p text:style-name="P30"><text:span text:style-name="C0">1,41</text:span></text:p>
          </table:table-cell>
          <table:table-cell table:style-name="TC22">
            <text:p text:style-name="P30"><text:span text:style-name="C37">11.456,11</text:span></text:p>
          </table:table-cell>
        </table:table-row>
        <table:table-row>
          <table:table-cell table:style-name="TC18">
            <text:p text:style-name="P4"><text:span text:style-name="C33">2.5.8</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1 (0,40*(0,30+2*0,35)+0,30*0,35)</text:span></text:p>
          </table:table-cell>
          <table:table-cell table:style-name="TC20">
            <text:p text:style-name="P4"><text:span text:style-name="C0">m²</text:span></text:p>
          </table:table-cell>
          <table:table-cell table:style-name="TC20">
            <text:p text:style-name="P30"><text:span text:style-name="C0">0,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2 ((3,05+4,10+2,15)*(0,50+0,10+0,35))</text:span></text:p>
          </table:table-cell>
          <table:table-cell table:style-name="TC20">
            <text:p text:style-name="P4"><text:span text:style-name="C0">m²</text:span></text:p>
          </table:table-cell>
          <table:table-cell table:style-name="TC20">
            <text:p text:style-name="P30"><text:span text:style-name="C0">8,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3 ((4,20+4,30)*0,50)</text:span></text:p>
          </table:table-cell>
          <table:table-cell table:style-name="TC20">
            <text:p text:style-name="P4"><text:span text:style-name="C0">m²</text:span></text:p>
          </table:table-cell>
          <table:table-cell table:style-name="TC20">
            <text:p text:style-name="P30"><text:span text:style-name="C0">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5 ((4,20+4,30)*0,50+(3,10+4,60+4,60)*(0,50+0,10+0,35))</text:span></text:p>
          </table:table-cell>
          <table:table-cell table:style-name="TC20">
            <text:p text:style-name="P4"><text:span text:style-name="C0">m²</text:span></text:p>
          </table:table-cell>
          <table:table-cell table:style-name="TC20">
            <text:p text:style-name="P30"><text:span text:style-name="C0">15,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6 ((3,40+1,90+3,25+3,40)*(0,50+0,10+0,35))</text:span></text:p>
          </table:table-cell>
          <table:table-cell table:style-name="TC20">
            <text:p text:style-name="P4"><text:span text:style-name="C0">m²</text:span></text:p>
          </table:table-cell>
          <table:table-cell table:style-name="TC20">
            <text:p text:style-name="P30"><text:span text:style-name="C0">11,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7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8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9 (1,25*(0,50+0,10+0,35))</text:span></text:p>
          </table:table-cell>
          <table:table-cell table:style-name="TC20">
            <text:p text:style-name="P4"><text:span text:style-name="C0">m²</text:span></text:p>
          </table:table-cell>
          <table:table-cell table:style-name="TC20">
            <text:p text:style-name="P30"><text:span text:style-name="C0">1,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0 (4,40*0,40+3,10*(0,40+0,25))</text:span></text:p>
          </table:table-cell>
          <table:table-cell table:style-name="TC20">
            <text:p text:style-name="P4"><text:span text:style-name="C0">m²</text:span></text:p>
          </table:table-cell>
          <table:table-cell table:style-name="TC20">
            <text:p text:style-name="P30"><text:span text:style-name="C0">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1 ((4,00+3,95)*(0,50+0,10+0,35)+(3,55+2,40)*0,60+4,70*0,40)</text:span></text:p>
          </table:table-cell>
          <table:table-cell table:style-name="TC20">
            <text:p text:style-name="P4"><text:span text:style-name="C0">m²</text:span></text:p>
          </table:table-cell>
          <table:table-cell table:style-name="TC20">
            <text:p text:style-name="P30"><text:span text:style-name="C0">1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2 (0,40*(0,40+0,25)+(4,55+4,20+3,30+3,70)*0,60)</text:span></text:p>
          </table:table-cell>
          <table:table-cell table:style-name="TC20">
            <text:p text:style-name="P4"><text:span text:style-name="C0">m²</text:span></text:p>
          </table:table-cell>
          <table:table-cell table:style-name="TC20">
            <text:p text:style-name="P30"><text:span text:style-name="C0">9,7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3 (4,40*(0,40+0,25))</text:span></text:p>
          </table:table-cell>
          <table:table-cell table:style-name="TC20">
            <text:p text:style-name="P4"><text:span text:style-name="C0">m²</text:span></text:p>
          </table:table-cell>
          <table:table-cell table:style-name="TC20">
            <text:p text:style-name="P30"><text:span text:style-name="C0">2,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4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5 ((4,60+2,80)*(0,50+2*0,10)+3,65*0,50)</text:span></text:p>
          </table:table-cell>
          <table:table-cell table:style-name="TC20">
            <text:p text:style-name="P4"><text:span text:style-name="C0">m²</text:span></text:p>
          </table:table-cell>
          <table:table-cell table:style-name="TC20">
            <text:p text:style-name="P30"><text:span text:style-name="C0">7,0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6 ((3,54+3,40)*0,50)</text:span></text:p>
          </table:table-cell>
          <table:table-cell table:style-name="TC20">
            <text:p text:style-name="P4"><text:span text:style-name="C0">m²</text:span></text:p>
          </table:table-cell>
          <table:table-cell table:style-name="TC20">
            <text:p text:style-name="P30"><text:span text:style-name="C0">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7 ((0,40+3,15)*(0,40+0,10+0,25))</text:span></text:p>
          </table:table-cell>
          <table:table-cell table:style-name="TC20">
            <text:p text:style-name="P4"><text:span text:style-name="C0">m²</text:span></text:p>
          </table:table-cell>
          <table:table-cell table:style-name="TC20">
            <text:p text:style-name="P30"><text:span text:style-name="C0">2,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8 (4,20*0,50+4,90*(0,50+0,25))</text:span></text:p>
          </table:table-cell>
          <table:table-cell table:style-name="TC20">
            <text:p text:style-name="P4"><text:span text:style-name="C0">m²</text:span></text:p>
          </table:table-cell>
          <table:table-cell table:style-name="TC20">
            <text:p text:style-name="P30"><text:span text:style-name="C0">5,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9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0 (3,35*0,40+3,47*(0,35+0,40+0,10))</text:span></text:p>
          </table:table-cell>
          <table:table-cell table:style-name="TC20">
            <text:p text:style-name="P4"><text:span text:style-name="C0">m²</text:span></text:p>
          </table:table-cell>
          <table:table-cell table:style-name="TC20">
            <text:p text:style-name="P30"><text:span text:style-name="C0">4,2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1 ((2,31+3,55)*(0,50+0,10+0,35))</text:span></text:p>
          </table:table-cell>
          <table:table-cell table:style-name="TC20">
            <text:p text:style-name="P4"><text:span text:style-name="C0">m²</text:span></text:p>
          </table:table-cell>
          <table:table-cell table:style-name="TC20">
            <text:p text:style-name="P30"><text:span text:style-name="C0">5,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2 (4,50*0,50+5,00*(0,50+0,10+0,35))</text:span></text:p>
          </table:table-cell>
          <table:table-cell table:style-name="TC20">
            <text:p text:style-name="P4"><text:span text:style-name="C0">m²</text:span></text:p>
          </table:table-cell>
          <table:table-cell table:style-name="TC20">
            <text:p text:style-name="P30"><text:span text:style-name="C0">7,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3 (4,70*0,50+4,65*(0,50+2*0,10))</text:span></text:p>
          </table:table-cell>
          <table:table-cell table:style-name="TC20">
            <text:p text:style-name="P4"><text:span text:style-name="C0">m²</text:span></text:p>
          </table:table-cell>
          <table:table-cell table:style-name="TC20">
            <text:p text:style-name="P30"><text:span text:style-name="C0">5,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4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5 (4,65*0,60)</text:span></text:p>
          </table:table-cell>
          <table:table-cell table:style-name="TC20">
            <text:p text:style-name="P4"><text:span text:style-name="C0">m²</text:span></text:p>
          </table:table-cell>
          <table:table-cell table:style-name="TC20">
            <text:p text:style-name="P30"><text:span text:style-name="C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6 (3,35*0,5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7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8 ((4,20+3,50+3,70)*0,60+4,80*(0,60+2*0,10))</text:span></text:p>
          </table:table-cell>
          <table:table-cell table:style-name="TC20">
            <text:p text:style-name="P4"><text:span text:style-name="C0">m²</text:span></text:p>
          </table:table-cell>
          <table:table-cell table:style-name="TC20">
            <text:p text:style-name="P30"><text:span text:style-name="C0">1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9 (3,25*(0,50+0,10+0,35))</text:span></text:p>
          </table:table-cell>
          <table:table-cell table:style-name="TC20">
            <text:p text:style-name="P4"><text:span text:style-name="C0">m²</text:span></text:p>
          </table:table-cell>
          <table:table-cell table:style-name="TC20">
            <text:p text:style-name="P30"><text:span text:style-name="C0">3,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30 ((2,90+5,10+3,40+3,60)*(0,50+0,10+0,35))</text:span></text:p>
          </table:table-cell>
          <table:table-cell table:style-name="TC20">
            <text:p text:style-name="P4"><text:span text:style-name="C0">m²</text:span></text:p>
          </table:table-cell>
          <table:table-cell table:style-name="TC20">
            <text:p text:style-name="P30"><text:span text:style-name="C0">1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1 (4,00*0,40+0,45*(0,40+0,25))</text:span></text:p>
          </table:table-cell>
          <table:table-cell table:style-name="TC20">
            <text:p text:style-name="P4"><text:span text:style-name="C0">m²</text:span></text:p>
          </table:table-cell>
          <table:table-cell table:style-name="TC20">
            <text:p text:style-name="P30"><text:span text:style-name="C0">1,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2 ((4,60+2,15)*(0,40+0,35+0,10)+0,85*(0,30+2*0,35)+0,30*0,35)</text:span></text:p>
          </table:table-cell>
          <table:table-cell table:style-name="TC20">
            <text:p text:style-name="P4"><text:span text:style-name="C0">m²</text:span></text:p>
          </table:table-cell>
          <table:table-cell table:style-name="TC20">
            <text:p text:style-name="P30"><text:span text:style-name="C0">6,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3 (2,75*0,50+1,70*(0,50+2*0,10))</text:span></text:p>
          </table:table-cell>
          <table:table-cell table:style-name="TC20">
            <text:p text:style-name="P4"><text:span text:style-name="C0">m²</text:span></text:p>
          </table:table-cell>
          <table:table-cell table:style-name="TC20">
            <text:p text:style-name="P30"><text:span text:style-name="C0">2,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4 ((1,75+2,20)*(0,40+2*0,10))</text:span></text:p>
          </table:table-cell>
          <table:table-cell table:style-name="TC20">
            <text:p text:style-name="P4"><text:span text:style-name="C0">m²</text:span></text:p>
          </table:table-cell>
          <table:table-cell table:style-name="TC20">
            <text:p text:style-name="P30"><text:span text:style-name="C0">2,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5 (2,95*(0,50+0,25))</text:span></text:p>
          </table:table-cell>
          <table:table-cell table:style-name="TC20">
            <text:p text:style-name="P4"><text:span text:style-name="C0">m²</text:span></text:p>
          </table:table-cell>
          <table:table-cell table:style-name="TC20">
            <text:p text:style-name="P30"><text:span text:style-name="C0">2,2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6 (4,30*(0,40+0,35+0,10))</text:span></text:p>
          </table:table-cell>
          <table:table-cell table:style-name="TC20">
            <text:p text:style-name="P4"><text:span text:style-name="C0">m²</text:span></text:p>
          </table:table-cell>
          <table:table-cell table:style-name="TC20">
            <text:p text:style-name="P30"><text:span text:style-name="C0">3,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7 (2,05*0,50)</text:span></text:p>
          </table:table-cell>
          <table:table-cell table:style-name="TC20">
            <text:p text:style-name="P4"><text:span text:style-name="C0">m²</text:span></text:p>
          </table:table-cell>
          <table:table-cell table:style-name="TC20">
            <text:p text:style-name="P30"><text:span text:style-name="C0">1,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B408 ((4,35+4,60)*(0,40+0,35+0,10))</text:span></text:p>
          </table:table-cell>
          <table:table-cell table:style-name="TC20">
            <text:p text:style-name="P4"><text:span text:style-name="C0">m²</text:span></text:p>
          </table:table-cell>
          <table:table-cell table:style-name="TC20">
            <text:p text:style-name="P30"><text:span text:style-name="C0">7,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²</text:span></text:p>
          </table:table-cell>
          <table:table-cell table:style-name="TC20">
            <text:p text:style-name="P30"><text:span text:style-name="C0">0,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²</text:span></text:p>
          </table:table-cell>
          <table:table-cell table:style-name="TC20">
            <text:p text:style-name="P30"><text:span text:style-name="C0">0,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text:span></text:p>
          </table:table-cell>
          <table:table-cell table:style-name="TC20">
            <text:p text:style-name="P4"><text:span text:style-name="C0">m²</text:span></text:p>
          </table:table-cell>
          <table:table-cell table:style-name="TC20">
            <text:p text:style-name="P30"><text:span text:style-name="C0">1,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1 (1,60*((0,40-0,30)+0,25)+0,25*0,30)</text:span></text:p>
          </table:table-cell>
          <table:table-cell table:style-name="TC20">
            <text:p text:style-name="P4"><text:span text:style-name="C0">m²</text:span></text:p>
          </table:table-cell>
          <table:table-cell table:style-name="TC20">
            <text:p text:style-name="P30"><text:span text:style-name="C0">0,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2 (1,60*((0,40-0,30)+0,25))</text:span></text:p>
          </table:table-cell>
          <table:table-cell table:style-name="TC20">
            <text:p text:style-name="P4"><text:span text:style-name="C0">m²</text:span></text:p>
          </table:table-cell>
          <table:table-cell table:style-name="TC20">
            <text:p text:style-name="P30"><text:span text:style-name="C0">0,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3 (1,65*((0,50-0,30)+0,25))</text:span></text:p>
          </table:table-cell>
          <table:table-cell table:style-name="TC20">
            <text:p text:style-name="P4"><text:span text:style-name="C0">m²</text:span></text:p>
          </table:table-cell>
          <table:table-cell table:style-name="TC20">
            <text:p text:style-name="P30"><text:span text:style-name="C0">0,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B04 (1,55*((0,40-0,30)+0,25))</text:span></text:p>
          </table:table-cell>
          <table:table-cell table:style-name="TC20">
            <text:p text:style-name="P4"><text:span text:style-name="C0">m²</text:span></text:p>
          </table:table-cell>
          <table:table-cell table:style-name="TC20">
            <text:p text:style-name="P30"><text:span text:style-name="C0">0,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98,86</text:span></text:p>
          </table:table-cell>
          <table:table-cell table:style-name="TC20">
            <text:p text:style-name="P30"><text:span text:style-name="C0">40,51</text:span></text:p>
          </table:table-cell>
          <table:table-cell table:style-name="TC22">
            <text:p text:style-name="P30"><text:span text:style-name="C37">8.055,82</text:span></text:p>
          </table:table-cell>
        </table:table-row>
        <table:table-row>
          <table:table-cell table:style-name="TC18">
            <text:p text:style-name="P4"><text:span text:style-name="C33">2.5.9</text:span></text:p>
          </table:table-cell>
          <table:table-cell table:style-name="TC20">
            <text:p text:style-name="P28"><text:span text:style-name="C0">09.P02.A80.005</text:span></text:p>
          </table:table-cell>
          <table:table-cell table:style-name="TC20">
            <text:p text:style-name="P28"><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UPN 300 ((2*3,75+6,75)*46,2)</text:span></text:p>
          </table:table-cell>
          <table:table-cell table:style-name="TC20">
            <text:p text:style-name="P4"><text:span text:style-name="C0">kg</text:span></text:p>
          </table:table-cell>
          <table:table-cell table:style-name="TC20">
            <text:p text:style-name="P30"><text:span text:style-name="C0">658,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IPE 140 ((6*1,65+5*1,50)*12,9)</text:span></text:p>
          </table:table-cell>
          <table:table-cell table:style-name="TC20">
            <text:p text:style-name="P4"><text:span text:style-name="C0">kg</text:span></text:p>
          </table:table-cell>
          <table:table-cell table:style-name="TC20">
            <text:p text:style-name="P30"><text:span text:style-name="C0">224,4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882,810</text:span></text:p>
          </table:table-cell>
          <table:table-cell table:style-name="TC20">
            <text:p text:style-name="P30"><text:span text:style-name="C0">2,98</text:span></text:p>
          </table:table-cell>
          <table:table-cell table:style-name="TC22">
            <text:p text:style-name="P30"><text:span text:style-name="C37">2.630,77</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e solai P3</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67.520,40</text:span></text:p>
          </table:table-cell>
        </table:table-row>
        <table:table-row>
          <table:table-cell table:style-name="TC24">
            <text:p text:style-name="P4"><text:span text:style-name="C25">2.6</text:span></text:p>
          </table:table-cell>
          <table:table-cell table:style-name="TC27">
            <text:p text:style-name="P28"/>
          </table:table-cell>
          <table:table-cell table:style-name="TC27">
            <text:p text:style-name="P28"><text:span text:style-name="C29">Travi e solai P4</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6.1</text:span></text:p>
          </table:table-cell>
          <table:table-cell table:style-name="TC20">
            <text:p text:style-name="P28"><text:span text:style-name="C0">NPS02</text:span></text:p>
          </table:table-cell>
          <table:table-cell table:style-name="TC20">
            <text:p text:style-name="P28"><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8"><text:span text:style-name="C0">Il prezzo comprende la manodopera, i materiali, i noli e tutte le opere accessorie necessarie per realizzare la lavorazione a perfetta regola d'ar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27,55*(4,85+5,00)+0,70*5,00+14,40*13,50+3,95*11,75)</text:span></text:p>
          </table:table-cell>
          <table:table-cell table:style-name="TC20">
            <text:p text:style-name="P4"><text:span text:style-name="C0">m²</text:span></text:p>
          </table:table-cell>
          <table:table-cell table:style-name="TC20">
            <text:p text:style-name="P30"><text:span text:style-name="C0">515,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 balconi (2*3,00*1,30+6,00*1,30+3,00*1,30)</text:span></text:p>
          </table:table-cell>
          <table:table-cell table:style-name="TC20">
            <text:p text:style-name="P4"><text:span text:style-name="C0">m²</text:span></text:p>
          </table:table-cell>
          <table:table-cell table:style-name="TC20">
            <text:p text:style-name="P30"><text:span text:style-name="C0">19,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5,50*3,10)</text:span></text:p>
          </table:table-cell>
          <table:table-cell table:style-name="TC20">
            <text:p text:style-name="P4"><text:span text:style-name="C0">m²</text:span></text:p>
          </table:table-cell>
          <table:table-cell table:style-name="TC20">
            <text:p text:style-name="P30"><text:span text:style-name="C0">-17,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ascensore (-1,70*2,25)</text:span></text:p>
          </table:table-cell>
          <table:table-cell table:style-name="TC20">
            <text:p text:style-name="P4"><text:span text:style-name="C0">m²</text:span></text:p>
          </table:table-cell>
          <table:table-cell table:style-name="TC20">
            <text:p text:style-name="P30"><text:span text:style-name="C0">-3,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proiezione in pianta trav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2 (-(3,05+4,10+2,15)*0,50)</text:span></text:p>
          </table:table-cell>
          <table:table-cell table:style-name="TC20">
            <text:p text:style-name="P4"><text:span text:style-name="C0">m²</text:span></text:p>
          </table:table-cell>
          <table:table-cell table:style-name="TC20">
            <text:p text:style-name="P30"><text:span text:style-name="C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3 (-(4,20+4,30)*0,50)</text:span></text:p>
          </table:table-cell>
          <table:table-cell table:style-name="TC20">
            <text:p text:style-name="P4"><text:span text:style-name="C0">m²</text:span></text:p>
          </table:table-cell>
          <table:table-cell table:style-name="TC20">
            <text:p text:style-name="P30"><text:span text:style-name="C0">-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5 (-((4,20+4,30)*0,50+(3,10+4,60+4,60)*0,50))</text:span></text:p>
          </table:table-cell>
          <table:table-cell table:style-name="TC20">
            <text:p text:style-name="P4"><text:span text:style-name="C0">m²</text:span></text:p>
          </table:table-cell>
          <table:table-cell table:style-name="TC20">
            <text:p text:style-name="P30"><text:span text:style-name="C0">-1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6 (-(3,40+1,90+3,25+3,40)*0,50)</text:span></text:p>
          </table:table-cell>
          <table:table-cell table:style-name="TC20">
            <text:p text:style-name="P4"><text:span text:style-name="C0">m²</text:span></text:p>
          </table:table-cell>
          <table:table-cell table:style-name="TC20">
            <text:p text:style-name="P30"><text:span text:style-name="C0">-5,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7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8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9 (-1,25*0,50)</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0 (-(4,40*0,40+3,10*0,40))</text:span></text:p>
          </table:table-cell>
          <table:table-cell table:style-name="TC20">
            <text:p text:style-name="P4"><text:span text:style-name="C0">m²</text:span></text:p>
          </table:table-cell>
          <table:table-cell table:style-name="TC20">
            <text:p text:style-name="P30"><text:span text:style-name="C0">-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1 (-((4,00+3,95)*0,50+(3,55+2,40)*0,60+4,70*0,40))</text:span></text:p>
          </table:table-cell>
          <table:table-cell table:style-name="TC20">
            <text:p text:style-name="P4"><text:span text:style-name="C0">m²</text:span></text:p>
          </table:table-cell>
          <table:table-cell table:style-name="TC20">
            <text:p text:style-name="P30"><text:span text:style-name="C0">-9,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2 (-(0,40*0,40+(4,55+4,20+3,30+3,70)*0,60))</text:span></text:p>
          </table:table-cell>
          <table:table-cell table:style-name="TC20">
            <text:p text:style-name="P4"><text:span text:style-name="C0">m²</text:span></text:p>
          </table:table-cell>
          <table:table-cell table:style-name="TC20">
            <text:p text:style-name="P30"><text:span text:style-name="C0">-9,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3 (-4,40*0,40)</text:span></text:p>
          </table:table-cell>
          <table:table-cell table:style-name="TC20">
            <text:p text:style-name="P4"><text:span text:style-name="C0">m²</text:span></text:p>
          </table:table-cell>
          <table:table-cell table:style-name="TC20">
            <text:p text:style-name="P30"><text:span text:style-name="C0">-1,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4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5 (-((4,60+2,80)*0,50+3,65*0,50))</text:span></text:p>
          </table:table-cell>
          <table:table-cell table:style-name="TC20">
            <text:p text:style-name="P4"><text:span text:style-name="C0">m²</text:span></text:p>
          </table:table-cell>
          <table:table-cell table:style-name="TC20">
            <text:p text:style-name="P30"><text:span text:style-name="C0">-5,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6 (-(3,54+3,40)*0,50)</text:span></text:p>
          </table:table-cell>
          <table:table-cell table:style-name="TC20">
            <text:p text:style-name="P4"><text:span text:style-name="C0">m²</text:span></text:p>
          </table:table-cell>
          <table:table-cell table:style-name="TC20">
            <text:p text:style-name="P30"><text:span text:style-name="C0">-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7 (-(0,40+3,15)*0,40)</text:span></text:p>
          </table:table-cell>
          <table:table-cell table:style-name="TC20">
            <text:p text:style-name="P4"><text:span text:style-name="C0">m²</text:span></text:p>
          </table:table-cell>
          <table:table-cell table:style-name="TC20">
            <text:p text:style-name="P30"><text:span text:style-name="C0">-1,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8 (-(4,20*0,50+4,90*0,50))</text:span></text:p>
          </table:table-cell>
          <table:table-cell table:style-name="TC20">
            <text:p text:style-name="P4"><text:span text:style-name="C0">m²</text:span></text:p>
          </table:table-cell>
          <table:table-cell table:style-name="TC20">
            <text:p text:style-name="P30"><text:span text:style-name="C0">-4,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9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0 (-(3,35*0,40+3,47*0,40))</text:span></text:p>
          </table:table-cell>
          <table:table-cell table:style-name="TC20">
            <text:p text:style-name="P4"><text:span text:style-name="C0">m²</text:span></text:p>
          </table:table-cell>
          <table:table-cell table:style-name="TC20">
            <text:p text:style-name="P30"><text:span text:style-name="C0">-2,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1 (-(2,31+3,55)*0,50)</text:span></text:p>
          </table:table-cell>
          <table:table-cell table:style-name="TC20">
            <text:p text:style-name="P4"><text:span text:style-name="C0">m²</text:span></text:p>
          </table:table-cell>
          <table:table-cell table:style-name="TC20">
            <text:p text:style-name="P30"><text:span text:style-name="C0">-2,9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2 (-(4,50*0,50+5,00*0,50))</text:span></text:p>
          </table:table-cell>
          <table:table-cell table:style-name="TC20">
            <text:p text:style-name="P4"><text:span text:style-name="C0">m²</text:span></text:p>
          </table:table-cell>
          <table:table-cell table:style-name="TC20">
            <text:p text:style-name="P30"><text:span text:style-name="C0">-4,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3 (-(4,70*0,50+4,65*0,50))</text:span></text:p>
          </table:table-cell>
          <table:table-cell table:style-name="TC20">
            <text:p text:style-name="P4"><text:span text:style-name="C0">m²</text:span></text:p>
          </table:table-cell>
          <table:table-cell table:style-name="TC20">
            <text:p text:style-name="P30"><text:span text:style-name="C0">-4,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4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5 (-4,65*0,60)</text:span></text:p>
          </table:table-cell>
          <table:table-cell table:style-name="TC20">
            <text:p text:style-name="P4"><text:span text:style-name="C0">m²</text:span></text:p>
          </table:table-cell>
          <table:table-cell table:style-name="TC20">
            <text:p text:style-name="P30"><text:span text:style-name="C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6 (-3,35*0,5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7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8 (-((4,20+3,50+3,70)*0,60+4,80*0,60))</text:span></text:p>
          </table:table-cell>
          <table:table-cell table:style-name="TC20">
            <text:p text:style-name="P4"><text:span text:style-name="C0">m²</text:span></text:p>
          </table:table-cell>
          <table:table-cell table:style-name="TC20">
            <text:p text:style-name="P30"><text:span text:style-name="C0">-9,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9 (-3,25*0,50)</text:span></text:p>
          </table:table-cell>
          <table:table-cell table:style-name="TC20">
            <text:p text:style-name="P4"><text:span text:style-name="C0">m²</text:span></text:p>
          </table:table-cell>
          <table:table-cell table:style-name="TC20">
            <text:p text:style-name="P30"><text:span text:style-name="C0">-1,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30 (-(2,90+5,10+3,40+3,60)*0,50)</text:span></text:p>
          </table:table-cell>
          <table:table-cell table:style-name="TC20">
            <text:p text:style-name="P4"><text:span text:style-name="C0">m²</text:span></text:p>
          </table:table-cell>
          <table:table-cell table:style-name="TC20">
            <text:p text:style-name="P30"><text:span text:style-name="C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text:span text:style-name="C0">m²</text:span></text:p>
          </table:table-cell>
          <table:table-cell table:style-name="TC20">
            <text:p text:style-name="P30"><text:span text:style-name="C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text:span></text:p>
          </table:table-cell>
          <table:table-cell table:style-name="TC20">
            <text:p text:style-name="P4"><text:span text:style-name="C0">m²</text:span></text:p>
          </table:table-cell>
          <table:table-cell table:style-name="TC20">
            <text:p text:style-name="P30"><text:span text:style-name="C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text:span></text:p>
          </table:table-cell>
          <table:table-cell table:style-name="TC20">
            <text:p text:style-name="P4"><text:span text:style-name="C0">m²</text:span></text:p>
          </table:table-cell>
          <table:table-cell table:style-name="TC20">
            <text:p text:style-name="P30"><text:span text:style-name="C0">-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text:span></text:p>
          </table:table-cell>
          <table:table-cell table:style-name="TC20">
            <text:p text:style-name="P4"><text:span text:style-name="C0">m²</text:span></text:p>
          </table:table-cell>
          <table:table-cell table:style-name="TC20">
            <text:p text:style-name="P30"><text:span text:style-name="C0">-2,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text:span></text:p>
          </table:table-cell>
          <table:table-cell table:style-name="TC20">
            <text:p text:style-name="P4"><text:span text:style-name="C0">m²</text:span></text:p>
          </table:table-cell>
          <table:table-cell table:style-name="TC20">
            <text:p text:style-name="P30"><text:span text:style-name="C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386,53</text:span></text:p>
          </table:table-cell>
          <table:table-cell table:style-name="TC20">
            <text:p text:style-name="P30"><text:span text:style-name="C0">83,61</text:span></text:p>
          </table:table-cell>
          <table:table-cell table:style-name="TC22">
            <text:p text:style-name="P30"><text:span text:style-name="C37">32.317,77</text:span></text:p>
          </table:table-cell>
        </table:table-row>
        <table:table-row>
          <table:table-cell table:style-name="TC18">
            <text:p text:style-name="P4"><text:span text:style-name="C33">2.6.2</text:span></text:p>
          </table:table-cell>
          <table:table-cell table:style-name="TC20">
            <text:p text:style-name="P28"><text:span text:style-name="C0">01.A07.F70.005</text:span></text:p>
          </table:table-cell>
          <table:table-cell table:style-name="TC20">
            <text:p text:style-name="P28"><text:span text:style-name="C0">Realizzazione di solaio piano in struttura mista acciaio e calcestruzzo con struttura portante in acciaio, soletta avente l'intradosso sagomato con lamiera grecata, e soprastante getto in calcestruzzo (Rck &gt;= 25 N/mm²) opportunamente collegati a mezzo di connettori, stesa di rete elettrosaldata Ø 5 maglia 150x150 mm Compreso ogni opera accessoria per la corretta posa in opera.</text:span></text:p>
            <text:p text:style-name="P28"><text:span text:style-name="C0">Spessore soletta 10 c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Balconi ((2*3,80+6,80)*1,40)</text:span></text:p>
          </table:table-cell>
          <table:table-cell table:style-name="TC20">
            <text:p text:style-name="P4"><text:span text:style-name="C0">m²</text:span></text:p>
          </table:table-cell>
          <table:table-cell table:style-name="TC20">
            <text:p text:style-name="P30"><text:span text:style-name="C0">2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20,16</text:span></text:p>
          </table:table-cell>
          <table:table-cell table:style-name="TC20">
            <text:p text:style-name="P30"><text:span text:style-name="C0">91,81</text:span></text:p>
          </table:table-cell>
          <table:table-cell table:style-name="TC22">
            <text:p text:style-name="P30"><text:span text:style-name="C37">1.850,89</text:span></text:p>
          </table:table-cell>
        </table:table-row>
        <table:table-row>
          <table:table-cell table:style-name="TC18">
            <text:p text:style-name="P4"><text:span text:style-name="C33">2.6.3</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1 (0,40*0,30*0,35)</text:span></text:p>
          </table:table-cell>
          <table:table-cell table:style-name="TC20">
            <text:p text:style-name="P4"><text:span text:style-name="C0">m³</text:span></text:p>
          </table:table-cell>
          <table:table-cell table:style-name="TC20">
            <text:p text:style-name="P30"><text:span text:style-name="C0">0,0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2 ((3,05+4,10+2,15)*(0,50*0,25+0,10*0,30))</text:span></text:p>
          </table:table-cell>
          <table:table-cell table:style-name="TC20">
            <text:p text:style-name="P4"><text:span text:style-name="C0">m³</text:span></text:p>
          </table:table-cell>
          <table:table-cell table:style-name="TC20">
            <text:p text:style-name="P30"><text:span text:style-name="C0">1,4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3 ((4,20+4,30)*0,50*0,25)</text:span></text:p>
          </table:table-cell>
          <table:table-cell table:style-name="TC20">
            <text:p text:style-name="P4"><text:span text:style-name="C0">m³</text:span></text:p>
          </table:table-cell>
          <table:table-cell table:style-name="TC20">
            <text:p text:style-name="P30"><text:span text:style-name="C0">1,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4 (4,20*0,40*0,25)</text:span></text:p>
          </table:table-cell>
          <table:table-cell table:style-name="TC20">
            <text:p text:style-name="P4"><text:span text:style-name="C0">m³</text:span></text:p>
          </table:table-cell>
          <table:table-cell table:style-name="TC20">
            <text:p text:style-name="P30"><text:span text:style-name="C0">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5 ((4,20+4,30)*0,50*0,25+(3,10+4,60+4,60)*(0,50*0,25+0,10*0,30))</text:span></text:p>
          </table:table-cell>
          <table:table-cell table:style-name="TC20">
            <text:p text:style-name="P4"><text:span text:style-name="C0">m³</text:span></text:p>
          </table:table-cell>
          <table:table-cell table:style-name="TC20">
            <text:p text:style-name="P30"><text:span text:style-name="C0">2,9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6 ((3,40+1,90+3,25+3,40)*(0,50*0,25+0,10*0,30))</text:span></text:p>
          </table:table-cell>
          <table:table-cell table:style-name="TC20">
            <text:p text:style-name="P4"><text:span text:style-name="C0">m³</text:span></text:p>
          </table:table-cell>
          <table:table-cell table:style-name="TC20">
            <text:p text:style-name="P30"><text:span text:style-name="C0">1,8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7 (4,45*0,60*0,25)</text:span></text:p>
          </table:table-cell>
          <table:table-cell table:style-name="TC20">
            <text:p text:style-name="P4"><text:span text:style-name="C0">m³</text:span></text:p>
          </table:table-cell>
          <table:table-cell table:style-name="TC20">
            <text:p text:style-name="P30"><text:span text:style-name="C0">0,6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8 ((4,40+2,15+1,75)*0,60*0,25)</text:span></text:p>
          </table:table-cell>
          <table:table-cell table:style-name="TC20">
            <text:p text:style-name="P4"><text:span text:style-name="C0">m³</text:span></text:p>
          </table:table-cell>
          <table:table-cell table:style-name="TC20">
            <text:p text:style-name="P30"><text:span text:style-name="C0">1,2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09 (1,25*(0,50*0,25+0,10*0,30))</text:span></text:p>
          </table:table-cell>
          <table:table-cell table:style-name="TC20">
            <text:p text:style-name="P4"><text:span text:style-name="C0">m³</text:span></text:p>
          </table:table-cell>
          <table:table-cell table:style-name="TC20">
            <text:p text:style-name="P30"><text:span text:style-name="C0">0,1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0 (4,40*0,40*0,25+3,10*0,40*0,25)</text:span></text:p>
          </table:table-cell>
          <table:table-cell table:style-name="TC20">
            <text:p text:style-name="P4"><text:span text:style-name="C0">m³</text:span></text:p>
          </table:table-cell>
          <table:table-cell table:style-name="TC20">
            <text:p text:style-name="P30"><text:span text:style-name="C0">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1 ((4,00+3,95)*(0,50*0,25+0,10*0,30)+(3,55+2,40)*0,60*0,25+4,70*0,40*0,25)</text:span></text:p>
          </table:table-cell>
          <table:table-cell table:style-name="TC20">
            <text:p text:style-name="P4"><text:span text:style-name="C0">m³</text:span></text:p>
          </table:table-cell>
          <table:table-cell table:style-name="TC20">
            <text:p text:style-name="P30"><text:span text:style-name="C0">2,5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2 (0,40*0,40*0,25+(4,55+4,20+3,30+3,70)*0,60*0,25)</text:span></text:p>
          </table:table-cell>
          <table:table-cell table:style-name="TC20">
            <text:p text:style-name="P4"><text:span text:style-name="C0">m³</text:span></text:p>
          </table:table-cell>
          <table:table-cell table:style-name="TC20">
            <text:p text:style-name="P30"><text:span text:style-name="C0">2,4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3 (4,40*0,40*0,25)</text:span></text:p>
          </table:table-cell>
          <table:table-cell table:style-name="TC20">
            <text:p text:style-name="P4"><text:span text:style-name="C0">m³</text:span></text:p>
          </table:table-cell>
          <table:table-cell table:style-name="TC20">
            <text:p text:style-name="P30"><text:span text:style-name="C0">0,4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4 (3,55*0,60*0,25)</text:span></text:p>
          </table:table-cell>
          <table:table-cell table:style-name="TC20">
            <text:p text:style-name="P4"><text:span text:style-name="C0">m³</text:span></text:p>
          </table:table-cell>
          <table:table-cell table:style-name="TC20">
            <text:p text:style-name="P30"><text:span text:style-name="C0">0,5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5 ((4,60+2,80)*(0,50*0,25+0,10*0,30)+3,65*0,50*0,25)</text:span></text:p>
          </table:table-cell>
          <table:table-cell table:style-name="TC20">
            <text:p text:style-name="P4"><text:span text:style-name="C0">m³</text:span></text:p>
          </table:table-cell>
          <table:table-cell table:style-name="TC20">
            <text:p text:style-name="P30"><text:span text:style-name="C0">1,60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6 ((3,54+3,40)*0,50*0,25)</text:span></text:p>
          </table:table-cell>
          <table:table-cell table:style-name="TC20">
            <text:p text:style-name="P4"><text:span text:style-name="C0">m³</text:span></text:p>
          </table:table-cell>
          <table:table-cell table:style-name="TC20">
            <text:p text:style-name="P30"><text:span text:style-name="C0">0,8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7 ((0,40+3,15)*(0,40*0,25+0,10*0,30))</text:span></text:p>
          </table:table-cell>
          <table:table-cell table:style-name="TC20">
            <text:p text:style-name="P4"><text:span text:style-name="C0">m³</text:span></text:p>
          </table:table-cell>
          <table:table-cell table:style-name="TC20">
            <text:p text:style-name="P30"><text:span text:style-name="C0">0,4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8 (4,20*0,50*0,25+4,90*0,50*0,25)</text:span></text:p>
          </table:table-cell>
          <table:table-cell table:style-name="TC20">
            <text:p text:style-name="P4"><text:span text:style-name="C0">m³</text:span></text:p>
          </table:table-cell>
          <table:table-cell table:style-name="TC20">
            <text:p text:style-name="P30"><text:span text:style-name="C0">1,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19 (3,10*0,50*0,25)</text:span></text:p>
          </table:table-cell>
          <table:table-cell table:style-name="TC20">
            <text:p text:style-name="P4"><text:span text:style-name="C0">m³</text:span></text:p>
          </table:table-cell>
          <table:table-cell table:style-name="TC20">
            <text:p text:style-name="P30"><text:span text:style-name="C0">0,3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0 (3,35*0,40*0,25+3,47*(0,35*0,25+0,10*0,30))</text:span></text:p>
          </table:table-cell>
          <table:table-cell table:style-name="TC20">
            <text:p text:style-name="P4"><text:span text:style-name="C0">m³</text:span></text:p>
          </table:table-cell>
          <table:table-cell table:style-name="TC20">
            <text:p text:style-name="P30"><text:span text:style-name="C0">0,7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1 ((2,31+3,55)*(0,50*0,25+0,10*0,30))</text:span></text:p>
          </table:table-cell>
          <table:table-cell table:style-name="TC20">
            <text:p text:style-name="P4"><text:span text:style-name="C0">m³</text:span></text:p>
          </table:table-cell>
          <table:table-cell table:style-name="TC20">
            <text:p text:style-name="P30"><text:span text:style-name="C0">0,9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2 (4,50*0,50*0,25+5,00*(0,50*0,25+0,10*0,30))</text:span></text:p>
          </table:table-cell>
          <table:table-cell table:style-name="TC20">
            <text:p text:style-name="P4"><text:span text:style-name="C0">m³</text:span></text:p>
          </table:table-cell>
          <table:table-cell table:style-name="TC20">
            <text:p text:style-name="P30"><text:span text:style-name="C0">1,3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3 (4,70*0,50*0,25+4,65*(0,50*0,25+0,10*0,30))</text:span></text:p>
          </table:table-cell>
          <table:table-cell table:style-name="TC20">
            <text:p text:style-name="P4"><text:span text:style-name="C0">m³</text:span></text:p>
          </table:table-cell>
          <table:table-cell table:style-name="TC20">
            <text:p text:style-name="P30"><text:span text:style-name="C0">1,3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4 (4,50*0,50*0,25)</text:span></text:p>
          </table:table-cell>
          <table:table-cell table:style-name="TC20">
            <text:p text:style-name="P4"><text:span text:style-name="C0">m³</text:span></text:p>
          </table:table-cell>
          <table:table-cell table:style-name="TC20">
            <text:p text:style-name="P30"><text:span text:style-name="C0">0,5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5 (4,65*0,60*0,25)</text:span></text:p>
          </table:table-cell>
          <table:table-cell table:style-name="TC20">
            <text:p text:style-name="P4"><text:span text:style-name="C0">m³</text:span></text:p>
          </table:table-cell>
          <table:table-cell table:style-name="TC20">
            <text:p text:style-name="P30"><text:span text:style-name="C0">0,6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6 (3,35*0,50*0,25)</text:span></text:p>
          </table:table-cell>
          <table:table-cell table:style-name="TC20">
            <text:p text:style-name="P4"><text:span text:style-name="C0">m³</text:span></text:p>
          </table:table-cell>
          <table:table-cell table:style-name="TC20">
            <text:p text:style-name="P30"><text:span text:style-name="C0">0,4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7 (2,10*0,40*0,25)</text:span></text:p>
          </table:table-cell>
          <table:table-cell table:style-name="TC20">
            <text:p text:style-name="P4"><text:span text:style-name="C0">m³</text:span></text:p>
          </table:table-cell>
          <table:table-cell table:style-name="TC20">
            <text:p text:style-name="P30"><text:span text:style-name="C0">0,2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8 ((4,20+3,50+3,70)*0,60*0,25+4,80*(0,60*0,25+0,10*0,30))</text:span></text:p>
          </table:table-cell>
          <table:table-cell table:style-name="TC20">
            <text:p text:style-name="P4"><text:span text:style-name="C0">m³</text:span></text:p>
          </table:table-cell>
          <table:table-cell table:style-name="TC20">
            <text:p text:style-name="P30"><text:span text:style-name="C0">2,5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29 (3,25*(0,50*0,25+0,10*0,30))</text:span></text:p>
          </table:table-cell>
          <table:table-cell table:style-name="TC20">
            <text:p text:style-name="P4"><text:span text:style-name="C0">m³</text:span></text:p>
          </table:table-cell>
          <table:table-cell table:style-name="TC20">
            <text:p text:style-name="P30"><text:span text:style-name="C0">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430 ((2,90+5,10+3,40+3,60)*(0,50*0,25+0,10*0,30))</text:span></text:p>
          </table:table-cell>
          <table:table-cell table:style-name="TC20">
            <text:p text:style-name="P4"><text:span text:style-name="C0">m³</text:span></text:p>
          </table:table-cell>
          <table:table-cell table:style-name="TC20">
            <text:p text:style-name="P30"><text:span text:style-name="C0">2,3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³</text:span></text:p>
          </table:table-cell>
          <table:table-cell table:style-name="TC20">
            <text:p text:style-name="P30"><text:span text:style-name="C0">0,0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³</text:span></text:p>
          </table:table-cell>
          <table:table-cell table:style-name="TC20">
            <text:p text:style-name="P30"><text:span text:style-name="C0">0,0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0,25)</text:span></text:p>
          </table:table-cell>
          <table:table-cell table:style-name="TC20">
            <text:p text:style-name="P4"><text:span text:style-name="C0">m³</text:span></text:p>
          </table:table-cell>
          <table:table-cell table:style-name="TC20">
            <text:p text:style-name="P30"><text:span text:style-name="C0">0,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0,30)*0,25)</text:span></text:p>
          </table:table-cell>
          <table:table-cell table:style-name="TC20">
            <text:p text:style-name="P4"><text:span text:style-name="C0">m³</text:span></text:p>
          </table:table-cell>
          <table:table-cell table:style-name="TC20">
            <text:p text:style-name="P30"><text:span text:style-name="C0">0,0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3,607</text:span></text:p>
          </table:table-cell>
          <table:table-cell table:style-name="TC20">
            <text:p text:style-name="P30"><text:span text:style-name="C0">123,35</text:span></text:p>
          </table:table-cell>
          <table:table-cell table:style-name="TC22">
            <text:p text:style-name="P30"><text:span text:style-name="C37">4.145,42</text:span></text:p>
          </table:table-cell>
        </table:table-row>
        <table:table-row>
          <table:table-cell table:style-name="TC18">
            <text:p text:style-name="P4"><text:span text:style-name="C33">2.6.4</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33,607)</text:span></text:p>
          </table:table-cell>
          <table:table-cell table:style-name="TC20">
            <text:p text:style-name="P4"><text:span text:style-name="C0">m³</text:span></text:p>
          </table:table-cell>
          <table:table-cell table:style-name="TC20">
            <text:p text:style-name="P30"><text:span text:style-name="C0">33,60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33,607</text:span></text:p>
          </table:table-cell>
          <table:table-cell table:style-name="TC20">
            <text:p text:style-name="P30"><text:span text:style-name="C0">3,00</text:span></text:p>
          </table:table-cell>
          <table:table-cell table:style-name="TC22">
            <text:p text:style-name="P30"><text:span text:style-name="C37">100,82</text:span></text:p>
          </table:table-cell>
        </table:table-row>
        <table:table-row>
          <table:table-cell table:style-name="TC18">
            <text:p text:style-name="P4"><text:span text:style-name="C33">2.6.5</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la <text:s/>verifica <text:s/>preliminare <text:s/>della <text:s/>struttura <text:s/>è <text:s/>stato </text:span></text:p>
            <text:p text:style-name="P28"><text:span text:style-name="C0">stimata <text:s/>un <text:s/>incidenza <text:s/>di <text:s/>210 <text:s/>kg/mc <text:s/>(kg <text:s/>ferro <text:s/>su <text:s/>mc <text:s/>di <text:s/>cls) (310,00*33,607)</text:span></text:p>
          </table:table-cell>
          <table:table-cell table:style-name="TC20">
            <text:p text:style-name="P4"><text:span text:style-name="C0">kg</text:span></text:p>
          </table:table-cell>
          <table:table-cell table:style-name="TC20">
            <text:p text:style-name="P30"><text:span text:style-name="C0">10.418,1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10.418,170</text:span></text:p>
          </table:table-cell>
          <table:table-cell table:style-name="TC20">
            <text:p text:style-name="P30"><text:span text:style-name="C0">1,41</text:span></text:p>
          </table:table-cell>
          <table:table-cell table:style-name="TC22">
            <text:p text:style-name="P30"><text:span text:style-name="C37">14.689,62</text:span></text:p>
          </table:table-cell>
        </table:table-row>
        <table:table-row>
          <table:table-cell table:style-name="TC18">
            <text:p text:style-name="P4"><text:span text:style-name="C33">2.6.6</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1 (0,40*(0,30+2*0,35)+0,30*0,35)</text:span></text:p>
          </table:table-cell>
          <table:table-cell table:style-name="TC20">
            <text:p text:style-name="P4"><text:span text:style-name="C0">m²</text:span></text:p>
          </table:table-cell>
          <table:table-cell table:style-name="TC20">
            <text:p text:style-name="P30"><text:span text:style-name="C0">0,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2 ((3,05+4,10+2,15)*(0,50+0,10+0,35))</text:span></text:p>
          </table:table-cell>
          <table:table-cell table:style-name="TC20">
            <text:p text:style-name="P4"><text:span text:style-name="C0">m²</text:span></text:p>
          </table:table-cell>
          <table:table-cell table:style-name="TC20">
            <text:p text:style-name="P30"><text:span text:style-name="C0">8,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3 ((4,20+4,30)*0,50)</text:span></text:p>
          </table:table-cell>
          <table:table-cell table:style-name="TC20">
            <text:p text:style-name="P4"><text:span text:style-name="C0">m²</text:span></text:p>
          </table:table-cell>
          <table:table-cell table:style-name="TC20">
            <text:p text:style-name="P30"><text:span text:style-name="C0">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5 ((4,20+4,30)*0,50+(3,10+4,60+4,60)*(0,50+0,10+0,35))</text:span></text:p>
          </table:table-cell>
          <table:table-cell table:style-name="TC20">
            <text:p text:style-name="P4"><text:span text:style-name="C0">m²</text:span></text:p>
          </table:table-cell>
          <table:table-cell table:style-name="TC20">
            <text:p text:style-name="P30"><text:span text:style-name="C0">15,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6 ((3,40+1,90+3,25+3,40)*(0,50+0,10+0,35))</text:span></text:p>
          </table:table-cell>
          <table:table-cell table:style-name="TC20">
            <text:p text:style-name="P4"><text:span text:style-name="C0">m²</text:span></text:p>
          </table:table-cell>
          <table:table-cell table:style-name="TC20">
            <text:p text:style-name="P30"><text:span text:style-name="C0">11,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7 (4,45*0,60)</text:span></text:p>
          </table:table-cell>
          <table:table-cell table:style-name="TC20">
            <text:p text:style-name="P4"><text:span text:style-name="C0">m²</text:span></text:p>
          </table:table-cell>
          <table:table-cell table:style-name="TC20">
            <text:p text:style-name="P30"><text:span text:style-name="C0">2,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8 ((4,40+2,15+1,75)*0,60)</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09 (1,25*(0,50+0,10+0,35))</text:span></text:p>
          </table:table-cell>
          <table:table-cell table:style-name="TC20">
            <text:p text:style-name="P4"><text:span text:style-name="C0">m²</text:span></text:p>
          </table:table-cell>
          <table:table-cell table:style-name="TC20">
            <text:p text:style-name="P30"><text:span text:style-name="C0">1,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0 (4,40*0,40+3,10*(0,40+0,25))</text:span></text:p>
          </table:table-cell>
          <table:table-cell table:style-name="TC20">
            <text:p text:style-name="P4"><text:span text:style-name="C0">m²</text:span></text:p>
          </table:table-cell>
          <table:table-cell table:style-name="TC20">
            <text:p text:style-name="P30"><text:span text:style-name="C0">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1 ((4,00+3,95)*(0,50+0,10+0,35)+(3,55+2,40)*0,60+4,70*0,40)</text:span></text:p>
          </table:table-cell>
          <table:table-cell table:style-name="TC20">
            <text:p text:style-name="P4"><text:span text:style-name="C0">m²</text:span></text:p>
          </table:table-cell>
          <table:table-cell table:style-name="TC20">
            <text:p text:style-name="P30"><text:span text:style-name="C0">1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2 (0,40*(0,40+0,25)+(4,55+4,20+3,30+3,70)*0,60)</text:span></text:p>
          </table:table-cell>
          <table:table-cell table:style-name="TC20">
            <text:p text:style-name="P4"><text:span text:style-name="C0">m²</text:span></text:p>
          </table:table-cell>
          <table:table-cell table:style-name="TC20">
            <text:p text:style-name="P30"><text:span text:style-name="C0">9,7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3 (4,40*(0,40+0,25))</text:span></text:p>
          </table:table-cell>
          <table:table-cell table:style-name="TC20">
            <text:p text:style-name="P4"><text:span text:style-name="C0">m²</text:span></text:p>
          </table:table-cell>
          <table:table-cell table:style-name="TC20">
            <text:p text:style-name="P30"><text:span text:style-name="C0">2,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4 (3,55*0,60)</text:span></text:p>
          </table:table-cell>
          <table:table-cell table:style-name="TC20">
            <text:p text:style-name="P4"><text:span text:style-name="C0">m²</text:span></text:p>
          </table:table-cell>
          <table:table-cell table:style-name="TC20">
            <text:p text:style-name="P30"><text:span text:style-name="C0">2,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5 ((4,60+2,80)*(0,50+2*0,10)+3,65*0,50)</text:span></text:p>
          </table:table-cell>
          <table:table-cell table:style-name="TC20">
            <text:p text:style-name="P4"><text:span text:style-name="C0">m²</text:span></text:p>
          </table:table-cell>
          <table:table-cell table:style-name="TC20">
            <text:p text:style-name="P30"><text:span text:style-name="C0">7,0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6 ((3,54+3,40)*0,50)</text:span></text:p>
          </table:table-cell>
          <table:table-cell table:style-name="TC20">
            <text:p text:style-name="P4"><text:span text:style-name="C0">m²</text:span></text:p>
          </table:table-cell>
          <table:table-cell table:style-name="TC20">
            <text:p text:style-name="P30"><text:span text:style-name="C0">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7 ((0,40+3,15)*(0,40+0,10+0,25))</text:span></text:p>
          </table:table-cell>
          <table:table-cell table:style-name="TC20">
            <text:p text:style-name="P4"><text:span text:style-name="C0">m²</text:span></text:p>
          </table:table-cell>
          <table:table-cell table:style-name="TC20">
            <text:p text:style-name="P30"><text:span text:style-name="C0">2,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8 (4,20*0,50+4,90*(0,50+0,25))</text:span></text:p>
          </table:table-cell>
          <table:table-cell table:style-name="TC20">
            <text:p text:style-name="P4"><text:span text:style-name="C0">m²</text:span></text:p>
          </table:table-cell>
          <table:table-cell table:style-name="TC20">
            <text:p text:style-name="P30"><text:span text:style-name="C0">5,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19 (3,10*0,5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0 (3,35*0,40+3,47*(0,35+0,40+0,10))</text:span></text:p>
          </table:table-cell>
          <table:table-cell table:style-name="TC20">
            <text:p text:style-name="P4"><text:span text:style-name="C0">m²</text:span></text:p>
          </table:table-cell>
          <table:table-cell table:style-name="TC20">
            <text:p text:style-name="P30"><text:span text:style-name="C0">4,2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1 ((2,31+3,55)*(0,50+0,10+0,35))</text:span></text:p>
          </table:table-cell>
          <table:table-cell table:style-name="TC20">
            <text:p text:style-name="P4"><text:span text:style-name="C0">m²</text:span></text:p>
          </table:table-cell>
          <table:table-cell table:style-name="TC20">
            <text:p text:style-name="P30"><text:span text:style-name="C0">5,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2 (4,50*0,50+5,00*(0,50+0,10+0,35))</text:span></text:p>
          </table:table-cell>
          <table:table-cell table:style-name="TC20">
            <text:p text:style-name="P4"><text:span text:style-name="C0">m²</text:span></text:p>
          </table:table-cell>
          <table:table-cell table:style-name="TC20">
            <text:p text:style-name="P30"><text:span text:style-name="C0">7,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3 (4,70*0,50+4,65*(0,50+2*0,10))</text:span></text:p>
          </table:table-cell>
          <table:table-cell table:style-name="TC20">
            <text:p text:style-name="P4"><text:span text:style-name="C0">m²</text:span></text:p>
          </table:table-cell>
          <table:table-cell table:style-name="TC20">
            <text:p text:style-name="P30"><text:span text:style-name="C0">5,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4 (4,50*0,50)</text:span></text:p>
          </table:table-cell>
          <table:table-cell table:style-name="TC20">
            <text:p text:style-name="P4"><text:span text:style-name="C0">m²</text:span></text:p>
          </table:table-cell>
          <table:table-cell table:style-name="TC20">
            <text:p text:style-name="P30"><text:span text:style-name="C0">2,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5 (4,65*0,60)</text:span></text:p>
          </table:table-cell>
          <table:table-cell table:style-name="TC20">
            <text:p text:style-name="P4"><text:span text:style-name="C0">m²</text:span></text:p>
          </table:table-cell>
          <table:table-cell table:style-name="TC20">
            <text:p text:style-name="P30"><text:span text:style-name="C0">2,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6 (3,35*0,5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7 (2,10*0,40)</text:span></text:p>
          </table:table-cell>
          <table:table-cell table:style-name="TC20">
            <text:p text:style-name="P4"><text:span text:style-name="C0">m²</text:span></text:p>
          </table:table-cell>
          <table:table-cell table:style-name="TC20">
            <text:p text:style-name="P30"><text:span text:style-name="C0">0,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8 ((4,20+3,50+3,70)*0,60+4,80*(0,60+2*0,10))</text:span></text:p>
          </table:table-cell>
          <table:table-cell table:style-name="TC20">
            <text:p text:style-name="P4"><text:span text:style-name="C0">m²</text:span></text:p>
          </table:table-cell>
          <table:table-cell table:style-name="TC20">
            <text:p text:style-name="P30"><text:span text:style-name="C0">1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29 (3,25*(0,50+0,10+0,35))</text:span></text:p>
          </table:table-cell>
          <table:table-cell table:style-name="TC20">
            <text:p text:style-name="P4"><text:span text:style-name="C0">m²</text:span></text:p>
          </table:table-cell>
          <table:table-cell table:style-name="TC20">
            <text:p text:style-name="P30"><text:span text:style-name="C0">3,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530 ((2,90+5,10+3,40+3,60)*(0,50+0,10+0,35))</text:span></text:p>
          </table:table-cell>
          <table:table-cell table:style-name="TC20">
            <text:p text:style-name="P4"><text:span text:style-name="C0">m²</text:span></text:p>
          </table:table-cell>
          <table:table-cell table:style-name="TC20">
            <text:p text:style-name="P30"><text:span text:style-name="C0">1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50-0,30)+0,25))</text:span></text:p>
          </table:table-cell>
          <table:table-cell table:style-name="TC20">
            <text:p text:style-name="P4"><text:span text:style-name="C0">m²</text:span></text:p>
          </table:table-cell>
          <table:table-cell table:style-name="TC20">
            <text:p text:style-name="P30"><text:span text:style-name="C0">0,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²</text:span></text:p>
          </table:table-cell>
          <table:table-cell table:style-name="TC20">
            <text:p text:style-name="P30"><text:span text:style-name="C0">0,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60-0,25))</text:span></text:p>
          </table:table-cell>
          <table:table-cell table:style-name="TC20">
            <text:p text:style-name="P4"><text:span text:style-name="C0">m²</text:span></text:p>
          </table:table-cell>
          <table:table-cell table:style-name="TC20">
            <text:p text:style-name="P30"><text:span text:style-name="C0">1,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50-0,30)+0,25))</text:span></text:p>
          </table:table-cell>
          <table:table-cell table:style-name="TC20">
            <text:p text:style-name="P4"><text:span text:style-name="C0">m²</text:span></text:p>
          </table:table-cell>
          <table:table-cell table:style-name="TC20">
            <text:p text:style-name="P30"><text:span text:style-name="C0">0,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68,35</text:span></text:p>
          </table:table-cell>
          <table:table-cell table:style-name="TC20">
            <text:p text:style-name="P30"><text:span text:style-name="C0">40,51</text:span></text:p>
          </table:table-cell>
          <table:table-cell table:style-name="TC22">
            <text:p text:style-name="P30"><text:span text:style-name="C37">6.819,86</text:span></text:p>
          </table:table-cell>
        </table:table-row>
        <table:table-row>
          <table:table-cell table:style-name="TC18">
            <text:p text:style-name="P4"><text:span text:style-name="C33">2.6.7</text:span></text:p>
          </table:table-cell>
          <table:table-cell table:style-name="TC20">
            <text:p text:style-name="P28"><text:span text:style-name="C0">09.P02.A80.005</text:span></text:p>
          </table:table-cell>
          <table:table-cell table:style-name="TC20">
            <text:p text:style-name="P28"><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UPN 300 ((2*3,75+6,75)*46,2)</text:span></text:p>
          </table:table-cell>
          <table:table-cell table:style-name="TC20">
            <text:p text:style-name="P4"><text:span text:style-name="C0">kg</text:span></text:p>
          </table:table-cell>
          <table:table-cell table:style-name="TC20">
            <text:p text:style-name="P30"><text:span text:style-name="C0">658,3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IPE 140 ((6*1,65+5*1,50)*12,9)</text:span></text:p>
          </table:table-cell>
          <table:table-cell table:style-name="TC20">
            <text:p text:style-name="P4"><text:span text:style-name="C0">kg</text:span></text:p>
          </table:table-cell>
          <table:table-cell table:style-name="TC20">
            <text:p text:style-name="P30"><text:span text:style-name="C0">224,4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882,810</text:span></text:p>
          </table:table-cell>
          <table:table-cell table:style-name="TC20">
            <text:p text:style-name="P30"><text:span text:style-name="C0">2,98</text:span></text:p>
          </table:table-cell>
          <table:table-cell table:style-name="TC22">
            <text:p text:style-name="P30"><text:span text:style-name="C37">2.630,77</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e solai P4</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62.555,15</text:span></text:p>
          </table:table-cell>
        </table:table-row>
        <table:table-row>
          <table:table-cell table:style-name="TC24">
            <text:p text:style-name="P4"><text:span text:style-name="C25">2.7</text:span></text:p>
          </table:table-cell>
          <table:table-cell table:style-name="TC27">
            <text:p text:style-name="P28"/>
          </table:table-cell>
          <table:table-cell table:style-name="TC27">
            <text:p text:style-name="P28"><text:span text:style-name="C29">Travi e solai P5</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7.1</text:span></text:p>
          </table:table-cell>
          <table:table-cell table:style-name="TC20">
            <text:p text:style-name="P28"><text:span text:style-name="C0">NPS02</text:span></text:p>
          </table:table-cell>
          <table:table-cell table:style-name="TC20">
            <text:p text:style-name="P28"><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8"><text:span text:style-name="C0">Il prezzo comprende la manodopera, i materiali, i noli e tutte le opere accessorie necessarie per realizzare la lavorazione a perfetta regola d'ar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A (27,55*(4,85+5,00)+0,70*5,00+14,40*13,50+3,95*11,75)</text:span></text:p>
          </table:table-cell>
          <table:table-cell table:style-name="TC20">
            <text:p text:style-name="P4"><text:span text:style-name="C0">m²</text:span></text:p>
          </table:table-cell>
          <table:table-cell table:style-name="TC20">
            <text:p text:style-name="P30"><text:span text:style-name="C0">515,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scala (-3,10*0,80)</text:span></text:p>
          </table:table-cell>
          <table:table-cell table:style-name="TC20">
            <text:p text:style-name="P4"><text:span text:style-name="C0">m²</text:span></text:p>
          </table:table-cell>
          <table:table-cell table:style-name="TC20">
            <text:p text:style-name="P30"><text:span text:style-name="C0">-2,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vano ascensore (-1,70*2,25)</text:span></text:p>
          </table:table-cell>
          <table:table-cell table:style-name="TC20">
            <text:p text:style-name="P4"><text:span text:style-name="C0">m²</text:span></text:p>
          </table:table-cell>
          <table:table-cell table:style-name="TC20">
            <text:p text:style-name="P30"><text:span text:style-name="C0">-3,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 dedurre proiezione in pianta trav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2 (-(3,05+4,10+2,15)*0,40)</text:span></text:p>
          </table:table-cell>
          <table:table-cell table:style-name="TC20">
            <text:p text:style-name="P4"><text:span text:style-name="C0">m²</text:span></text:p>
          </table:table-cell>
          <table:table-cell table:style-name="TC20">
            <text:p text:style-name="P30"><text:span text:style-name="C0">-3,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3 (-(4,20+4,30)*0,40)</text:span></text:p>
          </table:table-cell>
          <table:table-cell table:style-name="TC20">
            <text:p text:style-name="P4"><text:span text:style-name="C0">m²</text:span></text:p>
          </table:table-cell>
          <table:table-cell table:style-name="TC20">
            <text:p text:style-name="P30"><text:span text:style-name="C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5 (-((4,20+4,30)*0,50+(3,10+4,60+4,60)*0,50))</text:span></text:p>
          </table:table-cell>
          <table:table-cell table:style-name="TC20">
            <text:p text:style-name="P4"><text:span text:style-name="C0">m²</text:span></text:p>
          </table:table-cell>
          <table:table-cell table:style-name="TC20">
            <text:p text:style-name="P30"><text:span text:style-name="C0">-1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6 (-(4,40+2,15+1,75)*0,50)</text:span></text:p>
          </table:table-cell>
          <table:table-cell table:style-name="TC20">
            <text:p text:style-name="P4"><text:span text:style-name="C0">m²</text:span></text:p>
          </table:table-cell>
          <table:table-cell table:style-name="TC20">
            <text:p text:style-name="P30"><text:span text:style-name="C0">-4,1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7 (-1,25*0,40)</text:span></text:p>
          </table:table-cell>
          <table:table-cell table:style-name="TC20">
            <text:p text:style-name="P4"><text:span text:style-name="C0">m²</text:span></text:p>
          </table:table-cell>
          <table:table-cell table:style-name="TC20">
            <text:p text:style-name="P30"><text:span text:style-name="C0">-0,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9 (-(4,40*0,40+3,10*0,40))</text:span></text:p>
          </table:table-cell>
          <table:table-cell table:style-name="TC20">
            <text:p text:style-name="P4"><text:span text:style-name="C0">m²</text:span></text:p>
          </table:table-cell>
          <table:table-cell table:style-name="TC20">
            <text:p text:style-name="P30"><text:span text:style-name="C0">-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0 (-((4,00+3,95)*0,40+(3,55+2,40)*0,50+4,70*0,40))</text:span></text:p>
          </table:table-cell>
          <table:table-cell table:style-name="TC20">
            <text:p text:style-name="P4"><text:span text:style-name="C0">m²</text:span></text:p>
          </table:table-cell>
          <table:table-cell table:style-name="TC20">
            <text:p text:style-name="P30"><text:span text:style-name="C0">-8,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1 (-(0,40*0,40+(4,55+4,20+3,30+3,70)*0,50))</text:span></text:p>
          </table:table-cell>
          <table:table-cell table:style-name="TC20">
            <text:p text:style-name="P4"><text:span text:style-name="C0">m²</text:span></text:p>
          </table:table-cell>
          <table:table-cell table:style-name="TC20">
            <text:p text:style-name="P30"><text:span text:style-name="C0">-8,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2 (-4,40*0,40)</text:span></text:p>
          </table:table-cell>
          <table:table-cell table:style-name="TC20">
            <text:p text:style-name="P4"><text:span text:style-name="C0">m²</text:span></text:p>
          </table:table-cell>
          <table:table-cell table:style-name="TC20">
            <text:p text:style-name="P30"><text:span text:style-name="C0">-1,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3 (-((4,60+2,80)*0,40+3,65*0,40))</text:span></text:p>
          </table:table-cell>
          <table:table-cell table:style-name="TC20">
            <text:p text:style-name="P4"><text:span text:style-name="C0">m²</text:span></text:p>
          </table:table-cell>
          <table:table-cell table:style-name="TC20">
            <text:p text:style-name="P30"><text:span text:style-name="C0">-4,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4 (-(3,54+3,40)*0,40)</text:span></text:p>
          </table:table-cell>
          <table:table-cell table:style-name="TC20">
            <text:p text:style-name="P4"><text:span text:style-name="C0">m²</text:span></text:p>
          </table:table-cell>
          <table:table-cell table:style-name="TC20">
            <text:p text:style-name="P30"><text:span text:style-name="C0">-2,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6 (-((0,40+3,15)*0,40+7,75*0,50+(4,18+4,90)*0,50))</text:span></text:p>
          </table:table-cell>
          <table:table-cell table:style-name="TC20">
            <text:p text:style-name="P4"><text:span text:style-name="C0">m²</text:span></text:p>
          </table:table-cell>
          <table:table-cell table:style-name="TC20">
            <text:p text:style-name="P30"><text:span text:style-name="C0">-9,8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8 (-(2,31+3,55)*0,40)</text:span></text:p>
          </table:table-cell>
          <table:table-cell table:style-name="TC20">
            <text:p text:style-name="P4"><text:span text:style-name="C0">m²</text:span></text:p>
          </table:table-cell>
          <table:table-cell table:style-name="TC20">
            <text:p text:style-name="P30"><text:span text:style-name="C0">-2,3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9 (-(3,40*0,40+3,48*0,40))</text:span></text:p>
          </table:table-cell>
          <table:table-cell table:style-name="TC20">
            <text:p text:style-name="P4"><text:span text:style-name="C0">m²</text:span></text:p>
          </table:table-cell>
          <table:table-cell table:style-name="TC20">
            <text:p text:style-name="P30"><text:span text:style-name="C0">-2,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0 (-(4,50+5,00)*0,50)</text:span></text:p>
          </table:table-cell>
          <table:table-cell table:style-name="TC20">
            <text:p text:style-name="P4"><text:span text:style-name="C0">m²</text:span></text:p>
          </table:table-cell>
          <table:table-cell table:style-name="TC20">
            <text:p text:style-name="P30"><text:span text:style-name="C0">-4,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1 (-(3,40+1,90+3,25+3,40)*0,40)</text:span></text:p>
          </table:table-cell>
          <table:table-cell table:style-name="TC20">
            <text:p text:style-name="P4"><text:span text:style-name="C0">m²</text:span></text:p>
          </table:table-cell>
          <table:table-cell table:style-name="TC20">
            <text:p text:style-name="P30"><text:span text:style-name="C0">-4,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2 (-(3,10+4,65+4,70)*0,50)</text:span></text:p>
          </table:table-cell>
          <table:table-cell table:style-name="TC20">
            <text:p text:style-name="P4"><text:span text:style-name="C0">m²</text:span></text:p>
          </table:table-cell>
          <table:table-cell table:style-name="TC20">
            <text:p text:style-name="P30"><text:span text:style-name="C0">-6,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3 (-4,65*0,50)</text:span></text:p>
          </table:table-cell>
          <table:table-cell table:style-name="TC20">
            <text:p text:style-name="P4"><text:span text:style-name="C0">m²</text:span></text:p>
          </table:table-cell>
          <table:table-cell table:style-name="TC20">
            <text:p text:style-name="P30"><text:span text:style-name="C0">-2,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5 (-(3,40+3,47)*0,40)</text:span></text:p>
          </table:table-cell>
          <table:table-cell table:style-name="TC20">
            <text:p text:style-name="P4"><text:span text:style-name="C0">m²</text:span></text:p>
          </table:table-cell>
          <table:table-cell table:style-name="TC20">
            <text:p text:style-name="P30"><text:span text:style-name="C0">-2,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6 (-(4,20+4,80+3,50+3,70)*0,50)</text:span></text:p>
          </table:table-cell>
          <table:table-cell table:style-name="TC20">
            <text:p text:style-name="P4"><text:span text:style-name="C0">m²</text:span></text:p>
          </table:table-cell>
          <table:table-cell table:style-name="TC20">
            <text:p text:style-name="P30"><text:span text:style-name="C0">-8,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7 (-3,25*0,50)</text:span></text:p>
          </table:table-cell>
          <table:table-cell table:style-name="TC20">
            <text:p text:style-name="P4"><text:span text:style-name="C0">m²</text:span></text:p>
          </table:table-cell>
          <table:table-cell table:style-name="TC20">
            <text:p text:style-name="P30"><text:span text:style-name="C0">-1,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8 (-(2,90+5,10+3,40+3,60)*0,50)</text:span></text:p>
          </table:table-cell>
          <table:table-cell table:style-name="TC20">
            <text:p text:style-name="P4"><text:span text:style-name="C0">m²</text:span></text:p>
          </table:table-cell>
          <table:table-cell table:style-name="TC20">
            <text:p text:style-name="P30"><text:span text:style-name="C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40)</text:span></text:p>
          </table:table-cell>
          <table:table-cell table:style-name="TC20">
            <text:p text:style-name="P4"><text:span text:style-name="C0">m²</text:span></text:p>
          </table:table-cell>
          <table:table-cell table:style-name="TC20">
            <text:p text:style-name="P30"><text:span text:style-name="C0">-0,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4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4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4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text:span></text:p>
          </table:table-cell>
          <table:table-cell table:style-name="TC20">
            <text:p text:style-name="P4"><text:span text:style-name="C0">m²</text:span></text:p>
          </table:table-cell>
          <table:table-cell table:style-name="TC20">
            <text:p text:style-name="P30"><text:span text:style-name="C0">-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50)</text:span></text:p>
          </table:table-cell>
          <table:table-cell table:style-name="TC20">
            <text:p text:style-name="P4"><text:span text:style-name="C0">m²</text:span></text:p>
          </table:table-cell>
          <table:table-cell table:style-name="TC20">
            <text:p text:style-name="P30"><text:span text:style-name="C0">-2,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4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40)</text:span></text:p>
          </table:table-cell>
          <table:table-cell table:style-name="TC20">
            <text:p text:style-name="P4"><text:span text:style-name="C0">m²</text:span></text:p>
          </table:table-cell>
          <table:table-cell table:style-name="TC20">
            <text:p text:style-name="P30"><text:span text:style-name="C0">-0,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397,40</text:span></text:p>
          </table:table-cell>
          <table:table-cell table:style-name="TC20">
            <text:p text:style-name="P30"><text:span text:style-name="C0">83,61</text:span></text:p>
          </table:table-cell>
          <table:table-cell table:style-name="TC22">
            <text:p text:style-name="P30"><text:span text:style-name="C37">33.226,61</text:span></text:p>
          </table:table-cell>
        </table:table-row>
        <table:table-row>
          <table:table-cell table:style-name="TC18">
            <text:p text:style-name="P4"><text:span text:style-name="C33">2.7.2</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1 (0,40*0,30*0,35)</text:span></text:p>
          </table:table-cell>
          <table:table-cell table:style-name="TC20">
            <text:p text:style-name="P4"><text:span text:style-name="C0">m³</text:span></text:p>
          </table:table-cell>
          <table:table-cell table:style-name="TC20">
            <text:p text:style-name="P30"><text:span text:style-name="C0">0,0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2 ((3,05+4,10+2,15)*(0,40*0,25+0,10*0,30))</text:span></text:p>
          </table:table-cell>
          <table:table-cell table:style-name="TC20">
            <text:p text:style-name="P4"><text:span text:style-name="C0">m³</text:span></text:p>
          </table:table-cell>
          <table:table-cell table:style-name="TC20">
            <text:p text:style-name="P30"><text:span text:style-name="C0">1,2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3 ((4,20+4,30)*0,40*0,25)</text:span></text:p>
          </table:table-cell>
          <table:table-cell table:style-name="TC20">
            <text:p text:style-name="P4"><text:span text:style-name="C0">m³</text:span></text:p>
          </table:table-cell>
          <table:table-cell table:style-name="TC20">
            <text:p text:style-name="P30"><text:span text:style-name="C0">0,8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4 (4,20*0,40*0,25)</text:span></text:p>
          </table:table-cell>
          <table:table-cell table:style-name="TC20">
            <text:p text:style-name="P4"><text:span text:style-name="C0">m³</text:span></text:p>
          </table:table-cell>
          <table:table-cell table:style-name="TC20">
            <text:p text:style-name="P30"><text:span text:style-name="C0">0,4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5 ((4,20+4,30)*0,50*0,25+(3,10+4,60+4,60)*(0,50*0,25+0,10*0,30))</text:span></text:p>
          </table:table-cell>
          <table:table-cell table:style-name="TC20">
            <text:p text:style-name="P4"><text:span text:style-name="C0">m³</text:span></text:p>
          </table:table-cell>
          <table:table-cell table:style-name="TC20">
            <text:p text:style-name="P30"><text:span text:style-name="C0">2,96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6 ((4,40+2,15+1,75)*0,50*0,25)</text:span></text:p>
          </table:table-cell>
          <table:table-cell table:style-name="TC20">
            <text:p text:style-name="P4"><text:span text:style-name="C0">m³</text:span></text:p>
          </table:table-cell>
          <table:table-cell table:style-name="TC20">
            <text:p text:style-name="P30"><text:span text:style-name="C0">1,0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7 (1,25*(0,40*0,25+0,10*0,30))</text:span></text:p>
          </table:table-cell>
          <table:table-cell table:style-name="TC20">
            <text:p text:style-name="P4"><text:span text:style-name="C0">m³</text:span></text:p>
          </table:table-cell>
          <table:table-cell table:style-name="TC20">
            <text:p text:style-name="P30"><text:span text:style-name="C0">0,1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9 (4,40*0,40*0,25+3,10*0,40*0,25)</text:span></text:p>
          </table:table-cell>
          <table:table-cell table:style-name="TC20">
            <text:p text:style-name="P4"><text:span text:style-name="C0">m³</text:span></text:p>
          </table:table-cell>
          <table:table-cell table:style-name="TC20">
            <text:p text:style-name="P30"><text:span text:style-name="C0">0,7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0 ((4,00+3,95)*(0,40*0,25+0,10*0,30)+(3,55+2,40)*0,50*0,25+4,70*0,40*0,25)</text:span></text:p>
          </table:table-cell>
          <table:table-cell table:style-name="TC20">
            <text:p text:style-name="P4"><text:span text:style-name="C0">m³</text:span></text:p>
          </table:table-cell>
          <table:table-cell table:style-name="TC20">
            <text:p text:style-name="P30"><text:span text:style-name="C0">2,2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1 (0,40*0,40*0,25+(4,55+4,20+3,30+3,70)*0,50*0,25)</text:span></text:p>
          </table:table-cell>
          <table:table-cell table:style-name="TC20">
            <text:p text:style-name="P4"><text:span text:style-name="C0">m³</text:span></text:p>
          </table:table-cell>
          <table:table-cell table:style-name="TC20">
            <text:p text:style-name="P30"><text:span text:style-name="C0">2,0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2 (4,40*0,40*0,25)</text:span></text:p>
          </table:table-cell>
          <table:table-cell table:style-name="TC20">
            <text:p text:style-name="P4"><text:span text:style-name="C0">m³</text:span></text:p>
          </table:table-cell>
          <table:table-cell table:style-name="TC20">
            <text:p text:style-name="P30"><text:span text:style-name="C0">0,4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3 ((4,60+2,80)*(0,40*0,25+0,10*0,30)+3,65*0,40*0,25)</text:span></text:p>
          </table:table-cell>
          <table:table-cell table:style-name="TC20">
            <text:p text:style-name="P4"><text:span text:style-name="C0">m³</text:span></text:p>
          </table:table-cell>
          <table:table-cell table:style-name="TC20">
            <text:p text:style-name="P30"><text:span text:style-name="C0">1,32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4 ((3,54+3,40)*0,40*0,25)</text:span></text:p>
          </table:table-cell>
          <table:table-cell table:style-name="TC20">
            <text:p text:style-name="P4"><text:span text:style-name="C0">m³</text:span></text:p>
          </table:table-cell>
          <table:table-cell table:style-name="TC20">
            <text:p text:style-name="P30"><text:span text:style-name="C0">0,6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6 ((0,40+3,15)*(0,40*0,25+0,10*0,30)+7,75*0,50*0,25+(4,18+4,90)*0,50*0,25)</text:span></text:p>
          </table:table-cell>
          <table:table-cell table:style-name="TC20">
            <text:p text:style-name="P4"><text:span text:style-name="C0">m³</text:span></text:p>
          </table:table-cell>
          <table:table-cell table:style-name="TC20">
            <text:p text:style-name="P30"><text:span text:style-name="C0">2,5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8 ((2,31+3,55)*(0,40*0,25+0,10*0,30))</text:span></text:p>
          </table:table-cell>
          <table:table-cell table:style-name="TC20">
            <text:p text:style-name="P4"><text:span text:style-name="C0">m³</text:span></text:p>
          </table:table-cell>
          <table:table-cell table:style-name="TC20">
            <text:p text:style-name="P30"><text:span text:style-name="C0">0,7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9 (3,40*0,40*0,24+3,48*(0,40*0,25+0,10*0,30))</text:span></text:p>
          </table:table-cell>
          <table:table-cell table:style-name="TC20">
            <text:p text:style-name="P4"><text:span text:style-name="C0">m³</text:span></text:p>
          </table:table-cell>
          <table:table-cell table:style-name="TC20">
            <text:p text:style-name="P30"><text:span text:style-name="C0">0,7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0 ((4,50+5,00)*0,50*0,25)</text:span></text:p>
          </table:table-cell>
          <table:table-cell table:style-name="TC20">
            <text:p text:style-name="P4"><text:span text:style-name="C0">m³</text:span></text:p>
          </table:table-cell>
          <table:table-cell table:style-name="TC20">
            <text:p text:style-name="P30"><text:span text:style-name="C0">1,1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1 ((3,40+1,90+3,25+3,40)*(0,40*0,25+0,10*0,30))</text:span></text:p>
          </table:table-cell>
          <table:table-cell table:style-name="TC20">
            <text:p text:style-name="P4"><text:span text:style-name="C0">m³</text:span></text:p>
          </table:table-cell>
          <table:table-cell table:style-name="TC20">
            <text:p text:style-name="P30"><text:span text:style-name="C0">1,55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2 ((3,10+4,65+4,70)*0,50*0,25)</text:span></text:p>
          </table:table-cell>
          <table:table-cell table:style-name="TC20">
            <text:p text:style-name="P4"><text:span text:style-name="C0">m³</text:span></text:p>
          </table:table-cell>
          <table:table-cell table:style-name="TC20">
            <text:p text:style-name="P30"><text:span text:style-name="C0">1,5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3 (4,65*0,50*0,25)</text:span></text:p>
          </table:table-cell>
          <table:table-cell table:style-name="TC20">
            <text:p text:style-name="P4"><text:span text:style-name="C0">m³</text:span></text:p>
          </table:table-cell>
          <table:table-cell table:style-name="TC20">
            <text:p text:style-name="P30"><text:span text:style-name="C0">0,5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5 ((3,40+3,47)*0,40*0,25)</text:span></text:p>
          </table:table-cell>
          <table:table-cell table:style-name="TC20">
            <text:p text:style-name="P4"><text:span text:style-name="C0">m³</text:span></text:p>
          </table:table-cell>
          <table:table-cell table:style-name="TC20">
            <text:p text:style-name="P30"><text:span text:style-name="C0">0,68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6 ((4,20+4,80+3,50+3,70)*0,50*0,25)</text:span></text:p>
          </table:table-cell>
          <table:table-cell table:style-name="TC20">
            <text:p text:style-name="P4"><text:span text:style-name="C0">m³</text:span></text:p>
          </table:table-cell>
          <table:table-cell table:style-name="TC20">
            <text:p text:style-name="P30"><text:span text:style-name="C0">2,0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7 (3,25*(0,50*0,25+0,10*0,30))</text:span></text:p>
          </table:table-cell>
          <table:table-cell table:style-name="TC20">
            <text:p text:style-name="P4"><text:span text:style-name="C0">m³</text:span></text:p>
          </table:table-cell>
          <table:table-cell table:style-name="TC20">
            <text:p text:style-name="P30"><text:span text:style-name="C0">0,50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8 ((2,90+5,10+3,40+3,60)*(0,50*0,25+0,10*0,30))</text:span></text:p>
          </table:table-cell>
          <table:table-cell table:style-name="TC20">
            <text:p text:style-name="P4"><text:span text:style-name="C0">m³</text:span></text:p>
          </table:table-cell>
          <table:table-cell table:style-name="TC20">
            <text:p text:style-name="P30"><text:span text:style-name="C0">2,3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40-0,30)*0,25)</text:span></text:p>
          </table:table-cell>
          <table:table-cell table:style-name="TC20">
            <text:p text:style-name="P4"><text:span text:style-name="C0">m³</text:span></text:p>
          </table:table-cell>
          <table:table-cell table:style-name="TC20">
            <text:p text:style-name="P30"><text:span text:style-name="C0">0,04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40-0,30)*0,25)</text:span></text:p>
          </table:table-cell>
          <table:table-cell table:style-name="TC20">
            <text:p text:style-name="P4"><text:span text:style-name="C0">m³</text:span></text:p>
          </table:table-cell>
          <table:table-cell table:style-name="TC20">
            <text:p text:style-name="P30"><text:span text:style-name="C0">0,0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40-0,30)*0,25)</text:span></text:p>
          </table:table-cell>
          <table:table-cell table:style-name="TC20">
            <text:p text:style-name="P4"><text:span text:style-name="C0">m³</text:span></text:p>
          </table:table-cell>
          <table:table-cell table:style-name="TC20">
            <text:p text:style-name="P30"><text:span text:style-name="C0">0,0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40-0,30)*0,25)</text:span></text:p>
          </table:table-cell>
          <table:table-cell table:style-name="TC20">
            <text:p text:style-name="P4"><text:span text:style-name="C0">m³</text:span></text:p>
          </table:table-cell>
          <table:table-cell table:style-name="TC20">
            <text:p text:style-name="P30"><text:span text:style-name="C0">0,0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³</text:span></text:p>
          </table:table-cell>
          <table:table-cell table:style-name="TC20">
            <text:p text:style-name="P30"><text:span text:style-name="C0">0,04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50-0,25)*0,25)</text:span></text:p>
          </table:table-cell>
          <table:table-cell table:style-name="TC20">
            <text:p text:style-name="P4"><text:span text:style-name="C0">m³</text:span></text:p>
          </table:table-cell>
          <table:table-cell table:style-name="TC20">
            <text:p text:style-name="P30"><text:span text:style-name="C0">0,2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40-0,30)*0,25)</text:span></text:p>
          </table:table-cell>
          <table:table-cell table:style-name="TC20">
            <text:p text:style-name="P4"><text:span text:style-name="C0">m³</text:span></text:p>
          </table:table-cell>
          <table:table-cell table:style-name="TC20">
            <text:p text:style-name="P30"><text:span text:style-name="C0">0,0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40-0,30)*0,25)</text:span></text:p>
          </table:table-cell>
          <table:table-cell table:style-name="TC20">
            <text:p text:style-name="P4"><text:span text:style-name="C0">m³</text:span></text:p>
          </table:table-cell>
          <table:table-cell table:style-name="TC20">
            <text:p text:style-name="P30"><text:span text:style-name="C0">0,0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9,252</text:span></text:p>
          </table:table-cell>
          <table:table-cell table:style-name="TC20">
            <text:p text:style-name="P30"><text:span text:style-name="C0">123,35</text:span></text:p>
          </table:table-cell>
          <table:table-cell table:style-name="TC22">
            <text:p text:style-name="P30"><text:span text:style-name="C37">3.608,23</text:span></text:p>
          </table:table-cell>
        </table:table-row>
        <table:table-row>
          <table:table-cell table:style-name="TC18">
            <text:p text:style-name="P4"><text:span text:style-name="C33">2.7.3</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29,252)</text:span></text:p>
          </table:table-cell>
          <table:table-cell table:style-name="TC20">
            <text:p text:style-name="P4"><text:span text:style-name="C0">m³</text:span></text:p>
          </table:table-cell>
          <table:table-cell table:style-name="TC20">
            <text:p text:style-name="P30"><text:span text:style-name="C0">29,2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9,252</text:span></text:p>
          </table:table-cell>
          <table:table-cell table:style-name="TC20">
            <text:p text:style-name="P30"><text:span text:style-name="C0">3,00</text:span></text:p>
          </table:table-cell>
          <table:table-cell table:style-name="TC22">
            <text:p text:style-name="P30"><text:span text:style-name="C37">87,76</text:span></text:p>
          </table:table-cell>
        </table:table-row>
        <table:table-row>
          <table:table-cell table:style-name="TC18">
            <text:p text:style-name="P4"><text:span text:style-name="C33">2.7.4</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29,252)</text:span></text:p>
          </table:table-cell>
          <table:table-cell table:style-name="TC20">
            <text:p text:style-name="P4"><text:span text:style-name="C0">m³</text:span></text:p>
          </table:table-cell>
          <table:table-cell table:style-name="TC20">
            <text:p text:style-name="P30"><text:span text:style-name="C0">29,2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9,252</text:span></text:p>
          </table:table-cell>
          <table:table-cell table:style-name="TC20">
            <text:p text:style-name="P30"><text:span text:style-name="C0">24,74</text:span></text:p>
          </table:table-cell>
          <table:table-cell table:style-name="TC22">
            <text:p text:style-name="P30"><text:span text:style-name="C37">723,69</text:span></text:p>
          </table:table-cell>
        </table:table-row>
        <table:table-row>
          <table:table-cell table:style-name="TC18">
            <text:p text:style-name="P4"><text:span text:style-name="C33">2.7.5</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29,252)</text:span></text:p>
          </table:table-cell>
          <table:table-cell table:style-name="TC20">
            <text:p text:style-name="P4"><text:span text:style-name="C0">m³</text:span></text:p>
          </table:table-cell>
          <table:table-cell table:style-name="TC20">
            <text:p text:style-name="P30"><text:span text:style-name="C0">29,2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9,252</text:span></text:p>
          </table:table-cell>
          <table:table-cell table:style-name="TC20">
            <text:p text:style-name="P30"><text:span text:style-name="C0">8,12</text:span></text:p>
          </table:table-cell>
          <table:table-cell table:style-name="TC22">
            <text:p text:style-name="P30"><text:span text:style-name="C37">237,53</text:span></text:p>
          </table:table-cell>
        </table:table-row>
        <table:table-row>
          <table:table-cell table:style-name="TC18">
            <text:p text:style-name="P4"><text:span text:style-name="C33">2.7.6</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la <text:s/>verifica <text:s/>preliminare <text:s/>della <text:s/>struttura <text:s/>è <text:s/>stata stimata <text:s/>un <text:s/>incidenza <text:s/>di <text:s/>190 <text:s/>kg/mc <text:s/>(kg <text:s/>ferro <text:s/>su <text:s/>mc <text:s/>di <text:s/>cls) (190,00*29,252)</text:span></text:p>
          </table:table-cell>
          <table:table-cell table:style-name="TC20">
            <text:p text:style-name="P4"><text:span text:style-name="C0">kg</text:span></text:p>
          </table:table-cell>
          <table:table-cell table:style-name="TC20">
            <text:p text:style-name="P30"><text:span text:style-name="C0">5.557,8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5.557,880</text:span></text:p>
          </table:table-cell>
          <table:table-cell table:style-name="TC20">
            <text:p text:style-name="P30"><text:span text:style-name="C0">1,41</text:span></text:p>
          </table:table-cell>
          <table:table-cell table:style-name="TC22">
            <text:p text:style-name="P30"><text:span text:style-name="C37">7.836,61</text:span></text:p>
          </table:table-cell>
        </table:table-row>
        <table:table-row>
          <table:table-cell table:style-name="TC18">
            <text:p text:style-name="P4"><text:span text:style-name="C33">2.7.7</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1 (0,40*(0,30+2*0,35)+0,30*0,35)</text:span></text:p>
          </table:table-cell>
          <table:table-cell table:style-name="TC20">
            <text:p text:style-name="P4"><text:span text:style-name="C0">m²</text:span></text:p>
          </table:table-cell>
          <table:table-cell table:style-name="TC20">
            <text:p text:style-name="P30"><text:span text:style-name="C0">0,5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2 ((3,05+4,10+2,15)*(0,40+0,10+0,35))</text:span></text:p>
          </table:table-cell>
          <table:table-cell table:style-name="TC20">
            <text:p text:style-name="P4"><text:span text:style-name="C0">m²</text:span></text:p>
          </table:table-cell>
          <table:table-cell table:style-name="TC20">
            <text:p text:style-name="P30"><text:span text:style-name="C0">7,9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3 ((4,20+4,30)*0,40)</text:span></text:p>
          </table:table-cell>
          <table:table-cell table:style-name="TC20">
            <text:p text:style-name="P4"><text:span text:style-name="C0">m²</text:span></text:p>
          </table:table-cell>
          <table:table-cell table:style-name="TC20">
            <text:p text:style-name="P30"><text:span text:style-name="C0">3,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4 (4,20*0,40)</text:span></text:p>
          </table:table-cell>
          <table:table-cell table:style-name="TC20">
            <text:p text:style-name="P4"><text:span text:style-name="C0">m²</text:span></text:p>
          </table:table-cell>
          <table:table-cell table:style-name="TC20">
            <text:p text:style-name="P30"><text:span text:style-name="C0">1,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5 ((4,20+4,30)*0,50+(3,10+4,60+4,60)*(0,50+0,10+0,35))</text:span></text:p>
          </table:table-cell>
          <table:table-cell table:style-name="TC20">
            <text:p text:style-name="P4"><text:span text:style-name="C0">m²</text:span></text:p>
          </table:table-cell>
          <table:table-cell table:style-name="TC20">
            <text:p text:style-name="P30"><text:span text:style-name="C0">15,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6 ((4,40+2,15+1,75)*0,50)</text:span></text:p>
          </table:table-cell>
          <table:table-cell table:style-name="TC20">
            <text:p text:style-name="P4"><text:span text:style-name="C0">m²</text:span></text:p>
          </table:table-cell>
          <table:table-cell table:style-name="TC20">
            <text:p text:style-name="P30"><text:span text:style-name="C0">4,1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7 (1,25*(0,40+0,10+0,35))</text:span></text:p>
          </table:table-cell>
          <table:table-cell table:style-name="TC20">
            <text:p text:style-name="P4"><text:span text:style-name="C0">m²</text:span></text:p>
          </table:table-cell>
          <table:table-cell table:style-name="TC20">
            <text:p text:style-name="P30"><text:span text:style-name="C0">1,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09 (4,40*0,40+3,10*(0,40+0,25))</text:span></text:p>
          </table:table-cell>
          <table:table-cell table:style-name="TC20">
            <text:p text:style-name="P4"><text:span text:style-name="C0">m²</text:span></text:p>
          </table:table-cell>
          <table:table-cell table:style-name="TC20">
            <text:p text:style-name="P30"><text:span text:style-name="C0">3,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0 ((4,00+3,95)*(0,40+0,10+0,35)+(3,55+2,40)*0,50+4,70*0,40)</text:span></text:p>
          </table:table-cell>
          <table:table-cell table:style-name="TC20">
            <text:p text:style-name="P4"><text:span text:style-name="C0">m²</text:span></text:p>
          </table:table-cell>
          <table:table-cell table:style-name="TC20">
            <text:p text:style-name="P30"><text:span text:style-name="C0">11,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1 (0,40*(0,40+0,25)+(4,55+4,20+3,30+3,70)*0,50)</text:span></text:p>
          </table:table-cell>
          <table:table-cell table:style-name="TC20">
            <text:p text:style-name="P4"><text:span text:style-name="C0">m²</text:span></text:p>
          </table:table-cell>
          <table:table-cell table:style-name="TC20">
            <text:p text:style-name="P30"><text:span text:style-name="C0">8,1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2 (4,40*(0,40+0,25))</text:span></text:p>
          </table:table-cell>
          <table:table-cell table:style-name="TC20">
            <text:p text:style-name="P4"><text:span text:style-name="C0">m²</text:span></text:p>
          </table:table-cell>
          <table:table-cell table:style-name="TC20">
            <text:p text:style-name="P30"><text:span text:style-name="C0">2,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3 ((4,60+2,80)*(0,40+2*0,10)+3,65*0,40)</text:span></text:p>
          </table:table-cell>
          <table:table-cell table:style-name="TC20">
            <text:p text:style-name="P4"><text:span text:style-name="C0">m²</text:span></text:p>
          </table:table-cell>
          <table:table-cell table:style-name="TC20">
            <text:p text:style-name="P30"><text:span text:style-name="C0">5,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4 ((3,54+3,40)*0,40)</text:span></text:p>
          </table:table-cell>
          <table:table-cell table:style-name="TC20">
            <text:p text:style-name="P4"><text:span text:style-name="C0">m²</text:span></text:p>
          </table:table-cell>
          <table:table-cell table:style-name="TC20">
            <text:p text:style-name="P30"><text:span text:style-name="C0">2,7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6 ((0,40+3,15)*(0,40+0,10+0,35)+7,75*(0,50+0,25)+(4,18+4,90)*0,50)</text:span></text:p>
          </table:table-cell>
          <table:table-cell table:style-name="TC20">
            <text:p text:style-name="P4"><text:span text:style-name="C0">m²</text:span></text:p>
          </table:table-cell>
          <table:table-cell table:style-name="TC20">
            <text:p text:style-name="P30"><text:span text:style-name="C0">13,3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8 ((2,31+3,55)*(0,40+0,10+0,35))</text:span></text:p>
          </table:table-cell>
          <table:table-cell table:style-name="TC20">
            <text:p text:style-name="P4"><text:span text:style-name="C0">m²</text:span></text:p>
          </table:table-cell>
          <table:table-cell table:style-name="TC20">
            <text:p text:style-name="P30"><text:span text:style-name="C0">4,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19 (3,40*0,40+3,48*(0,40+0,10+0,35))</text:span></text:p>
          </table:table-cell>
          <table:table-cell table:style-name="TC20">
            <text:p text:style-name="P4"><text:span text:style-name="C0">m²</text:span></text:p>
          </table:table-cell>
          <table:table-cell table:style-name="TC20">
            <text:p text:style-name="P30"><text:span text:style-name="C0">4,3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0 ((4,50+5,00)*0,50)</text:span></text:p>
          </table:table-cell>
          <table:table-cell table:style-name="TC20">
            <text:p text:style-name="P4"><text:span text:style-name="C0">m²</text:span></text:p>
          </table:table-cell>
          <table:table-cell table:style-name="TC20">
            <text:p text:style-name="P30"><text:span text:style-name="C0">4,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1 ((3,40+1,90+3,25+3,40)*(0,40+0,10+0,35))</text:span></text:p>
          </table:table-cell>
          <table:table-cell table:style-name="TC20">
            <text:p text:style-name="P4"><text:span text:style-name="C0">m²</text:span></text:p>
          </table:table-cell>
          <table:table-cell table:style-name="TC20">
            <text:p text:style-name="P30"><text:span text:style-name="C0">1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2 ((3,10+4,65+4,70)*0,50)</text:span></text:p>
          </table:table-cell>
          <table:table-cell table:style-name="TC20">
            <text:p text:style-name="P4"><text:span text:style-name="C0">m²</text:span></text:p>
          </table:table-cell>
          <table:table-cell table:style-name="TC20">
            <text:p text:style-name="P30"><text:span text:style-name="C0">6,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3 (4,65*0,50)</text:span></text:p>
          </table:table-cell>
          <table:table-cell table:style-name="TC20">
            <text:p text:style-name="P4"><text:span text:style-name="C0">m²</text:span></text:p>
          </table:table-cell>
          <table:table-cell table:style-name="TC20">
            <text:p text:style-name="P30"><text:span text:style-name="C0">2,3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5 ((3,40+3,47)*0,40)</text:span></text:p>
          </table:table-cell>
          <table:table-cell table:style-name="TC20">
            <text:p text:style-name="P4"><text:span text:style-name="C0">m²</text:span></text:p>
          </table:table-cell>
          <table:table-cell table:style-name="TC20">
            <text:p text:style-name="P30"><text:span text:style-name="C0">2,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6 ((4,20+4,80+3,50+3,70)*0,50)</text:span></text:p>
          </table:table-cell>
          <table:table-cell table:style-name="TC20">
            <text:p text:style-name="P4"><text:span text:style-name="C0">m²</text:span></text:p>
          </table:table-cell>
          <table:table-cell table:style-name="TC20">
            <text:p text:style-name="P30"><text:span text:style-name="C0">8,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7 (3,25*(0,50+0,10+0,35))</text:span></text:p>
          </table:table-cell>
          <table:table-cell table:style-name="TC20">
            <text:p text:style-name="P4"><text:span text:style-name="C0">m²</text:span></text:p>
          </table:table-cell>
          <table:table-cell table:style-name="TC20">
            <text:p text:style-name="P30"><text:span text:style-name="C0">3,0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628 ((2,90+5,10+3,40+3,60)*(0,50+0,10+0,35))</text:span></text:p>
          </table:table-cell>
          <table:table-cell table:style-name="TC20">
            <text:p text:style-name="P4"><text:span text:style-name="C0">m²</text:span></text:p>
          </table:table-cell>
          <table:table-cell table:style-name="TC20">
            <text:p text:style-name="P30"><text:span text:style-name="C0">14,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rdoli setti</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1,95*((0,40-0,30)+0,25))</text:span></text:p>
          </table:table-cell>
          <table:table-cell table:style-name="TC20">
            <text:p text:style-name="P4"><text:span text:style-name="C0">m²</text:span></text:p>
          </table:table-cell>
          <table:table-cell table:style-name="TC20">
            <text:p text:style-name="P30"><text:span text:style-name="C0">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80*((0,40-0,30)+0,25))</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1,80*((0,40-0,30)+0,25))</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1,80*((0,40-0,30)+0,25))</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1,75*((0,40-0,30)+0,25))</text:span></text:p>
          </table:table-cell>
          <table:table-cell table:style-name="TC20">
            <text:p text:style-name="P4"><text:span text:style-name="C0">m²</text:span></text:p>
          </table:table-cell>
          <table:table-cell table:style-name="TC20">
            <text:p text:style-name="P30"><text:span text:style-name="C0">0,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00*(0,50-0,25))</text:span></text:p>
          </table:table-cell>
          <table:table-cell table:style-name="TC20">
            <text:p text:style-name="P4"><text:span text:style-name="C0">m²</text:span></text:p>
          </table:table-cell>
          <table:table-cell table:style-name="TC20">
            <text:p text:style-name="P30"><text:span text:style-name="C0">1,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0*((0,40-0,30)+0,25))</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80*((0,40-0,30)+0,25))</text:span></text:p>
          </table:table-cell>
          <table:table-cell table:style-name="TC20">
            <text:p text:style-name="P4"><text:span text:style-name="C0">m²</text:span></text:p>
          </table:table-cell>
          <table:table-cell table:style-name="TC20">
            <text:p text:style-name="P30"><text:span text:style-name="C0">0,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49,49</text:span></text:p>
          </table:table-cell>
          <table:table-cell table:style-name="TC20">
            <text:p text:style-name="P30"><text:span text:style-name="C0">40,51</text:span></text:p>
          </table:table-cell>
          <table:table-cell table:style-name="TC22">
            <text:p text:style-name="P30"><text:span text:style-name="C37">6.055,84</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e solai P5</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51.776,27</text:span></text:p>
          </table:table-cell>
        </table:table-row>
        <table:table-row>
          <table:table-cell table:style-name="TC24">
            <text:p text:style-name="P4"><text:span text:style-name="C25">2.8</text:span></text:p>
          </table:table-cell>
          <table:table-cell table:style-name="TC27">
            <text:p text:style-name="P28"/>
          </table:table-cell>
          <table:table-cell table:style-name="TC27">
            <text:p text:style-name="P28"><text:span text:style-name="C29">Travi in c.a. copertur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8.1</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1 ((3,55+3,57)*0,30*0,30)</text:span></text:p>
          </table:table-cell>
          <table:table-cell table:style-name="TC20">
            <text:p text:style-name="P4"><text:span text:style-name="C0">m³</text:span></text:p>
          </table:table-cell>
          <table:table-cell table:style-name="TC20">
            <text:p text:style-name="P30"><text:span text:style-name="C0">0,6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2 ((4,35+5,17)*0,30*0,30)</text:span></text:p>
          </table:table-cell>
          <table:table-cell table:style-name="TC20">
            <text:p text:style-name="P4"><text:span text:style-name="C0">m³</text:span></text:p>
          </table:table-cell>
          <table:table-cell table:style-name="TC20">
            <text:p text:style-name="P30"><text:span text:style-name="C0">0,8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3 ((3,55+3,57+0,20)*0,30*0,30)</text:span></text:p>
          </table:table-cell>
          <table:table-cell table:style-name="TC20">
            <text:p text:style-name="P4"><text:span text:style-name="C0">m³</text:span></text:p>
          </table:table-cell>
          <table:table-cell table:style-name="TC20">
            <text:p text:style-name="P30"><text:span text:style-name="C0">0,6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4 (5,05*0,30*0,30)</text:span></text:p>
          </table:table-cell>
          <table:table-cell table:style-name="TC20">
            <text:p text:style-name="P4"><text:span text:style-name="C0">m³</text:span></text:p>
          </table:table-cell>
          <table:table-cell table:style-name="TC20">
            <text:p text:style-name="P30"><text:span text:style-name="C0">0,4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5 ((0,40+3,15+7,75)*0,30*0,35)</text:span></text:p>
          </table:table-cell>
          <table:table-cell table:style-name="TC20">
            <text:p text:style-name="P4"><text:span text:style-name="C0">m³</text:span></text:p>
          </table:table-cell>
          <table:table-cell table:style-name="TC20">
            <text:p text:style-name="P30"><text:span text:style-name="C0">1,18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6 (0,40*0,30*0,35)</text:span></text:p>
          </table:table-cell>
          <table:table-cell table:style-name="TC20">
            <text:p text:style-name="P4"><text:span text:style-name="C0">m³</text:span></text:p>
          </table:table-cell>
          <table:table-cell table:style-name="TC20">
            <text:p text:style-name="P30"><text:span text:style-name="C0">0,0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7 (4,95*0,30*0,30)</text:span></text:p>
          </table:table-cell>
          <table:table-cell table:style-name="TC20">
            <text:p text:style-name="P4"><text:span text:style-name="C0">m³</text:span></text:p>
          </table:table-cell>
          <table:table-cell table:style-name="TC20">
            <text:p text:style-name="P30"><text:span text:style-name="C0">0,44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8 ((3,10+4,20+2,20)*0,30*0,35)</text:span></text:p>
          </table:table-cell>
          <table:table-cell table:style-name="TC20">
            <text:p text:style-name="P4"><text:span text:style-name="C0">m³</text:span></text:p>
          </table:table-cell>
          <table:table-cell table:style-name="TC20">
            <text:p text:style-name="P30"><text:span text:style-name="C0">0,9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9 ((3,45+2,00+3,40+3,65)*0,30*0,35)</text:span></text:p>
          </table:table-cell>
          <table:table-cell table:style-name="TC20">
            <text:p text:style-name="P4"><text:span text:style-name="C0">m³</text:span></text:p>
          </table:table-cell>
          <table:table-cell table:style-name="TC20">
            <text:p text:style-name="P30"><text:span text:style-name="C0">1,3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0 (4,95*0,30*0,30)</text:span></text:p>
          </table:table-cell>
          <table:table-cell table:style-name="TC20">
            <text:p text:style-name="P4"><text:span text:style-name="C0">m³</text:span></text:p>
          </table:table-cell>
          <table:table-cell table:style-name="TC20">
            <text:p text:style-name="P30"><text:span text:style-name="C0">0,44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1 ((2,25+3,95+3,55+2,35+4,70)*0,30*0,35)</text:span></text:p>
          </table:table-cell>
          <table:table-cell table:style-name="TC20">
            <text:p text:style-name="P4"><text:span text:style-name="C0">m³</text:span></text:p>
          </table:table-cell>
          <table:table-cell table:style-name="TC20">
            <text:p text:style-name="P30"><text:span text:style-name="C0">1,7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3 ((4,75+4,70)*0,30*0,35)</text:span></text:p>
          </table:table-cell>
          <table:table-cell table:style-name="TC20">
            <text:p text:style-name="P4"><text:span text:style-name="C0">m³</text:span></text:p>
          </table:table-cell>
          <table:table-cell table:style-name="TC20">
            <text:p text:style-name="P30"><text:span text:style-name="C0">0,9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4 ((2,25+1,80)*(0,50*0,20+0,30*0,15))</text:span></text:p>
          </table:table-cell>
          <table:table-cell table:style-name="TC20">
            <text:p text:style-name="P4"><text:span text:style-name="C0">m³</text:span></text:p>
          </table:table-cell>
          <table:table-cell table:style-name="TC20">
            <text:p text:style-name="P30"><text:span text:style-name="C0">0,58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5 ((4,75+4,60)*(0,50*0,20+0,30*0,15))</text:span></text:p>
          </table:table-cell>
          <table:table-cell table:style-name="TC20">
            <text:p text:style-name="P4"><text:span text:style-name="C0">m³</text:span></text:p>
          </table:table-cell>
          <table:table-cell table:style-name="TC20">
            <text:p text:style-name="P30"><text:span text:style-name="C0">1,3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6 ((0,40+3,10+1,35+4,20+3,35+3,85)*(0,50*0,20+0,30*0,15))</text:span></text:p>
          </table:table-cell>
          <table:table-cell table:style-name="TC20">
            <text:p text:style-name="P4"><text:span text:style-name="C0">m³</text:span></text:p>
          </table:table-cell>
          <table:table-cell table:style-name="TC20">
            <text:p text:style-name="P30"><text:span text:style-name="C0">2,3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7 ((4,60+2,85)*0,30*0,35)</text:span></text:p>
          </table:table-cell>
          <table:table-cell table:style-name="TC20">
            <text:p text:style-name="P4"><text:span text:style-name="C0">m³</text:span></text:p>
          </table:table-cell>
          <table:table-cell table:style-name="TC20">
            <text:p text:style-name="P30"><text:span text:style-name="C0">0,7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8 ((3,55+3,85)*0,30*0,35)</text:span></text:p>
          </table:table-cell>
          <table:table-cell table:style-name="TC20">
            <text:p text:style-name="P4"><text:span text:style-name="C0">m³</text:span></text:p>
          </table:table-cell>
          <table:table-cell table:style-name="TC20">
            <text:p text:style-name="P30"><text:span text:style-name="C0">0,77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0 ((4,75+4,60)*(0,50*0,20+0,30*0,15))</text:span></text:p>
          </table:table-cell>
          <table:table-cell table:style-name="TC20">
            <text:p text:style-name="P4"><text:span text:style-name="C0">m³</text:span></text:p>
          </table:table-cell>
          <table:table-cell table:style-name="TC20">
            <text:p text:style-name="P30"><text:span text:style-name="C0">1,3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1 ((2,65+1,50+3,20)*0,30)</text:span></text:p>
          </table:table-cell>
          <table:table-cell table:style-name="TC20">
            <text:p text:style-name="P4"><text:span text:style-name="C0">m³</text:span></text:p>
          </table:table-cell>
          <table:table-cell table:style-name="TC20">
            <text:p text:style-name="P30"><text:span text:style-name="C0">2,20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2 ((3,85+3,65)*0,30*0,30)</text:span></text:p>
          </table:table-cell>
          <table:table-cell table:style-name="TC20">
            <text:p text:style-name="P4"><text:span text:style-name="C0">m³</text:span></text:p>
          </table:table-cell>
          <table:table-cell table:style-name="TC20">
            <text:p text:style-name="P30"><text:span text:style-name="C0">0,6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4 ((4,48+5,00)*0,30*0,30)</text:span></text:p>
          </table:table-cell>
          <table:table-cell table:style-name="TC20">
            <text:p text:style-name="P4"><text:span text:style-name="C0">m³</text:span></text:p>
          </table:table-cell>
          <table:table-cell table:style-name="TC20">
            <text:p text:style-name="P30"><text:span text:style-name="C0">0,8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3 (4,35*0,30*0,30)</text:span></text:p>
          </table:table-cell>
          <table:table-cell table:style-name="TC20">
            <text:p text:style-name="P4"><text:span text:style-name="C0">m³</text:span></text:p>
          </table:table-cell>
          <table:table-cell table:style-name="TC20">
            <text:p text:style-name="P30"><text:span text:style-name="C0">0,3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4 ((4,48+5,00)*0,30*0,30)</text:span></text:p>
          </table:table-cell>
          <table:table-cell table:style-name="TC20">
            <text:p text:style-name="P4"><text:span text:style-name="C0">m³</text:span></text:p>
          </table:table-cell>
          <table:table-cell table:style-name="TC20">
            <text:p text:style-name="P30"><text:span text:style-name="C0">0,8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1,992</text:span></text:p>
          </table:table-cell>
          <table:table-cell table:style-name="TC20">
            <text:p text:style-name="P30"><text:span text:style-name="C0">123,35</text:span></text:p>
          </table:table-cell>
          <table:table-cell table:style-name="TC22">
            <text:p text:style-name="P30"><text:span text:style-name="C37">2.712,71</text:span></text:p>
          </table:table-cell>
        </table:table-row>
        <table:table-row>
          <table:table-cell table:style-name="TC18">
            <text:p text:style-name="P4"><text:span text:style-name="C33">2.8.2</text:span></text:p>
          </table:table-cell>
          <table:table-cell table:style-name="TC20">
            <text:p text:style-name="P28"><text:span text:style-name="C0">01.A04.B99.005</text:span></text:p>
          </table:table-cell>
          <table:table-cell table:style-name="TC20">
            <text:p text:style-name="P28"><text:span text:style-name="C0">Sovrapprezzo calcestruzzo per passaggio in classe di consistenza S5 (superfluida)</text:span></text:p>
            <text:p text:style-name="P28"><text:span text:style-name="C0">...</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21,992)</text:span></text:p>
          </table:table-cell>
          <table:table-cell table:style-name="TC20">
            <text:p text:style-name="P4"><text:span text:style-name="C0">m³</text:span></text:p>
          </table:table-cell>
          <table:table-cell table:style-name="TC20">
            <text:p text:style-name="P30"><text:span text:style-name="C0">21,9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1,992</text:span></text:p>
          </table:table-cell>
          <table:table-cell table:style-name="TC20">
            <text:p text:style-name="P30"><text:span text:style-name="C0">3,00</text:span></text:p>
          </table:table-cell>
          <table:table-cell table:style-name="TC22">
            <text:p text:style-name="P30"><text:span text:style-name="C37">65,98</text:span></text:p>
          </table:table-cell>
        </table:table-row>
        <table:table-row>
          <table:table-cell table:style-name="TC18">
            <text:p text:style-name="P4"><text:span text:style-name="C33">2.8.3</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21,992)</text:span></text:p>
          </table:table-cell>
          <table:table-cell table:style-name="TC20">
            <text:p text:style-name="P4"><text:span text:style-name="C0">m³</text:span></text:p>
          </table:table-cell>
          <table:table-cell table:style-name="TC20">
            <text:p text:style-name="P30"><text:span text:style-name="C0">21,9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1,992</text:span></text:p>
          </table:table-cell>
          <table:table-cell table:style-name="TC20">
            <text:p text:style-name="P30"><text:span text:style-name="C0">24,74</text:span></text:p>
          </table:table-cell>
          <table:table-cell table:style-name="TC22">
            <text:p text:style-name="P30"><text:span text:style-name="C37">544,08</text:span></text:p>
          </table:table-cell>
        </table:table-row>
        <table:table-row>
          <table:table-cell table:style-name="TC18">
            <text:p text:style-name="P4"><text:span text:style-name="C33">2.8.4</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21,992)</text:span></text:p>
          </table:table-cell>
          <table:table-cell table:style-name="TC20">
            <text:p text:style-name="P4"><text:span text:style-name="C0">m³</text:span></text:p>
          </table:table-cell>
          <table:table-cell table:style-name="TC20">
            <text:p text:style-name="P30"><text:span text:style-name="C0">21,9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1,992</text:span></text:p>
          </table:table-cell>
          <table:table-cell table:style-name="TC20">
            <text:p text:style-name="P30"><text:span text:style-name="C0">8,12</text:span></text:p>
          </table:table-cell>
          <table:table-cell table:style-name="TC22">
            <text:p text:style-name="P30"><text:span text:style-name="C37">178,58</text:span></text:p>
          </table:table-cell>
        </table:table-row>
        <table:table-row>
          <table:table-cell table:style-name="TC18">
            <text:p text:style-name="P4"><text:span text:style-name="C33">2.8.5</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la <text:s/>verifica <text:s/>preliminare <text:s/>della <text:s/>struttura <text:s/>è <text:s/>stato </text:span></text:p>
            <text:p text:style-name="P28"><text:span text:style-name="C0">stimata <text:s/>un <text:s/>incidenza <text:s/>di <text:s/>150 <text:s/>kg/mc <text:s/>(kg <text:s/>ferro <text:s/>su <text:s/>mc <text:s/>di <text:s/>cls) (150,00*21,992)</text:span></text:p>
          </table:table-cell>
          <table:table-cell table:style-name="TC20">
            <text:p text:style-name="P4"><text:span text:style-name="C0">kg</text:span></text:p>
          </table:table-cell>
          <table:table-cell table:style-name="TC20">
            <text:p text:style-name="P30"><text:span text:style-name="C0">3.298,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3.298,800</text:span></text:p>
          </table:table-cell>
          <table:table-cell table:style-name="TC20">
            <text:p text:style-name="P30"><text:span text:style-name="C0">1,41</text:span></text:p>
          </table:table-cell>
          <table:table-cell table:style-name="TC22">
            <text:p text:style-name="P30"><text:span text:style-name="C37">4.651,31</text:span></text:p>
          </table:table-cell>
        </table:table-row>
        <table:table-row>
          <table:table-cell table:style-name="TC18">
            <text:p text:style-name="P4"><text:span text:style-name="C33">2.8.6</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1 ((3,55+3,57)*(0,30+2*0,30))</text:span></text:p>
          </table:table-cell>
          <table:table-cell table:style-name="TC20">
            <text:p text:style-name="P4"><text:span text:style-name="C0">m²</text:span></text:p>
          </table:table-cell>
          <table:table-cell table:style-name="TC20">
            <text:p text:style-name="P30"><text:span text:style-name="C0">6,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2 ((4,35+5,17)*(0,30+2*0,30))</text:span></text:p>
          </table:table-cell>
          <table:table-cell table:style-name="TC20">
            <text:p text:style-name="P4"><text:span text:style-name="C0">m²</text:span></text:p>
          </table:table-cell>
          <table:table-cell table:style-name="TC20">
            <text:p text:style-name="P30"><text:span text:style-name="C0">8,5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3 ((3,55+3,57+0,20)*(0,30+2*0,30))</text:span></text:p>
          </table:table-cell>
          <table:table-cell table:style-name="TC20">
            <text:p text:style-name="P4"><text:span text:style-name="C0">m²</text:span></text:p>
          </table:table-cell>
          <table:table-cell table:style-name="TC20">
            <text:p text:style-name="P30"><text:span text:style-name="C0">6,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4 (5,05*(0,30+2*0,30))</text:span></text:p>
          </table:table-cell>
          <table:table-cell table:style-name="TC20">
            <text:p text:style-name="P4"><text:span text:style-name="C0">m²</text:span></text:p>
          </table:table-cell>
          <table:table-cell table:style-name="TC20">
            <text:p text:style-name="P30"><text:span text:style-name="C0">4,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5 ((0,40+3,15+7,75)*(0,30+2*0,35))</text:span></text:p>
          </table:table-cell>
          <table:table-cell table:style-name="TC20">
            <text:p text:style-name="P4"><text:span text:style-name="C0">m²</text:span></text:p>
          </table:table-cell>
          <table:table-cell table:style-name="TC20">
            <text:p text:style-name="P30"><text:span text:style-name="C0">11,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6 (0,40*(0,30+2*0,35))</text:span></text:p>
          </table:table-cell>
          <table:table-cell table:style-name="TC20">
            <text:p text:style-name="P4"><text:span text:style-name="C0">m²</text:span></text:p>
          </table:table-cell>
          <table:table-cell table:style-name="TC20">
            <text:p text:style-name="P30"><text:span text:style-name="C0">0,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7 (4,95*(0,30+2*0,30))</text:span></text:p>
          </table:table-cell>
          <table:table-cell table:style-name="TC20">
            <text:p text:style-name="P4"><text:span text:style-name="C0">m²</text:span></text:p>
          </table:table-cell>
          <table:table-cell table:style-name="TC20">
            <text:p text:style-name="P30"><text:span text:style-name="C0">4,4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8 ((3,10+4,20+2,20)*(0,30+2*0,35))</text:span></text:p>
          </table:table-cell>
          <table:table-cell table:style-name="TC20">
            <text:p text:style-name="P4"><text:span text:style-name="C0">m²</text:span></text:p>
          </table:table-cell>
          <table:table-cell table:style-name="TC20">
            <text:p text:style-name="P30"><text:span text:style-name="C0">9,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09 ((3,45+2,00+3,40+3,65)*(0,30+2*0,35))</text:span></text:p>
          </table:table-cell>
          <table:table-cell table:style-name="TC20">
            <text:p text:style-name="P4"><text:span text:style-name="C0">m²</text:span></text:p>
          </table:table-cell>
          <table:table-cell table:style-name="TC20">
            <text:p text:style-name="P30"><text:span text:style-name="C0">12,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0 (4,95*(0,30+2*0,30))</text:span></text:p>
          </table:table-cell>
          <table:table-cell table:style-name="TC20">
            <text:p text:style-name="P4"><text:span text:style-name="C0">m²</text:span></text:p>
          </table:table-cell>
          <table:table-cell table:style-name="TC20">
            <text:p text:style-name="P30"><text:span text:style-name="C0">4,4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1 ((2,25+3,95+3,55+2,35+4,70)*(0,30+2*0,35))</text:span></text:p>
          </table:table-cell>
          <table:table-cell table:style-name="TC20">
            <text:p text:style-name="P4"><text:span text:style-name="C0">m²</text:span></text:p>
          </table:table-cell>
          <table:table-cell table:style-name="TC20">
            <text:p text:style-name="P30"><text:span text:style-name="C0">16,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3 ((4,75+4,70)*(0,30+2*0,35))</text:span></text:p>
          </table:table-cell>
          <table:table-cell table:style-name="TC20">
            <text:p text:style-name="P4"><text:span text:style-name="C0">m²</text:span></text:p>
          </table:table-cell>
          <table:table-cell table:style-name="TC20">
            <text:p text:style-name="P30"><text:span text:style-name="C0">9,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4 ((2,25+1,80)*(0,50+2*0,35))</text:span></text:p>
          </table:table-cell>
          <table:table-cell table:style-name="TC20">
            <text:p text:style-name="P4"><text:span text:style-name="C0">m²</text:span></text:p>
          </table:table-cell>
          <table:table-cell table:style-name="TC20">
            <text:p text:style-name="P30"><text:span text:style-name="C0">4,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5 ((4,75+4,60)*(0,50+2*0,35))</text:span></text:p>
          </table:table-cell>
          <table:table-cell table:style-name="TC20">
            <text:p text:style-name="P4"><text:span text:style-name="C0">m²</text:span></text:p>
          </table:table-cell>
          <table:table-cell table:style-name="TC20">
            <text:p text:style-name="P30"><text:span text:style-name="C0">11,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6 ((0,40+3,10+1,35+4,20+3,35+3,85)*(0,30+2*0,35))</text:span></text:p>
          </table:table-cell>
          <table:table-cell table:style-name="TC20">
            <text:p text:style-name="P4"><text:span text:style-name="C0">m²</text:span></text:p>
          </table:table-cell>
          <table:table-cell table:style-name="TC20">
            <text:p text:style-name="P30"><text:span text:style-name="C0">16,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7 ((4,60+2,85)*(0,30+2*0,35))</text:span></text:p>
          </table:table-cell>
          <table:table-cell table:style-name="TC20">
            <text:p text:style-name="P4"><text:span text:style-name="C0">m²</text:span></text:p>
          </table:table-cell>
          <table:table-cell table:style-name="TC20">
            <text:p text:style-name="P30"><text:span text:style-name="C0">7,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18 ((3,55+3,85)*(0,30+2*0,35))</text:span></text:p>
          </table:table-cell>
          <table:table-cell table:style-name="TC20">
            <text:p text:style-name="P4"><text:span text:style-name="C0">m²</text:span></text:p>
          </table:table-cell>
          <table:table-cell table:style-name="TC20">
            <text:p text:style-name="P30"><text:span text:style-name="C0">7,4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0 ((4,75+4,60)*(0,50+2*0,35))</text:span></text:p>
          </table:table-cell>
          <table:table-cell table:style-name="TC20">
            <text:p text:style-name="P4"><text:span text:style-name="C0">m²</text:span></text:p>
          </table:table-cell>
          <table:table-cell table:style-name="TC20">
            <text:p text:style-name="P30"><text:span text:style-name="C0">11,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1 ((2,65+1,50+3,20)*(0,30+2*0,30))</text:span></text:p>
          </table:table-cell>
          <table:table-cell table:style-name="TC20">
            <text:p text:style-name="P4"><text:span text:style-name="C0">m²</text:span></text:p>
          </table:table-cell>
          <table:table-cell table:style-name="TC20">
            <text:p text:style-name="P30"><text:span text:style-name="C0">6,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2 ((3,85+3,65)*(0,30+2*0,30))</text:span></text:p>
          </table:table-cell>
          <table:table-cell table:style-name="TC20">
            <text:p text:style-name="P4"><text:span text:style-name="C0">m²</text:span></text:p>
          </table:table-cell>
          <table:table-cell table:style-name="TC20">
            <text:p text:style-name="P30"><text:span text:style-name="C0">6,7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4 ((4,48+5,00)*(0,30+2*0,30))</text:span></text:p>
          </table:table-cell>
          <table:table-cell table:style-name="TC20">
            <text:p text:style-name="P4"><text:span text:style-name="C0">m²</text:span></text:p>
          </table:table-cell>
          <table:table-cell table:style-name="TC20">
            <text:p text:style-name="P30"><text:span text:style-name="C0">8,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3 (4,35*(0,30+2*0,30))</text:span></text:p>
          </table:table-cell>
          <table:table-cell table:style-name="TC20">
            <text:p text:style-name="P4"><text:span text:style-name="C0">m²</text:span></text:p>
          </table:table-cell>
          <table:table-cell table:style-name="TC20">
            <text:p text:style-name="P30"><text:span text:style-name="C0">3,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724 ((4,48+5,00)*(0,30+2*0,30))</text:span></text:p>
          </table:table-cell>
          <table:table-cell table:style-name="TC20">
            <text:p text:style-name="P4"><text:span text:style-name="C0">m²</text:span></text:p>
          </table:table-cell>
          <table:table-cell table:style-name="TC20">
            <text:p text:style-name="P30"><text:span text:style-name="C0">8,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87,74</text:span></text:p>
          </table:table-cell>
          <table:table-cell table:style-name="TC20">
            <text:p text:style-name="P30"><text:span text:style-name="C0">40,51</text:span></text:p>
          </table:table-cell>
          <table:table-cell table:style-name="TC22">
            <text:p text:style-name="P30"><text:span text:style-name="C37">7.605,35</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Travi in c.a. copertur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5.758,01</text:span></text:p>
          </table:table-cell>
        </table:table-row>
        <table:table-row>
          <table:table-cell table:style-name="TC24">
            <text:p text:style-name="P4"><text:span text:style-name="C25">2.9</text:span></text:p>
          </table:table-cell>
          <table:table-cell table:style-name="TC27">
            <text:p text:style-name="P28"/>
          </table:table-cell>
          <table:table-cell table:style-name="TC27">
            <text:p text:style-name="P28"><text:span text:style-name="C29">Scal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9.1</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cala ed. 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S1 - pianerottoli e gradini (1,35*3,10*0,25+(1,35-0,30)*2,65*0,25+(9+9)*(0,30*0,14)*0,5*1,20)</text:span></text:p>
          </table:table-cell>
          <table:table-cell table:style-name="TC20">
            <text:p text:style-name="P4"><text:span text:style-name="C0">m³</text:span></text:p>
          </table:table-cell>
          <table:table-cell table:style-name="TC20">
            <text:p text:style-name="P30"><text:span text:style-name="C0">2,19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1 (3,10*0,30*0,35)</text:span></text:p>
          </table:table-cell>
          <table:table-cell table:style-name="TC20">
            <text:p text:style-name="P4"><text:span text:style-name="C0">m³</text:span></text:p>
          </table:table-cell>
          <table:table-cell table:style-name="TC20">
            <text:p text:style-name="P30"><text:span text:style-name="C0">0,3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T - pianerottoli e gradini (1,35*(3,30+1,35)*0,25+(1,35-0,30)*2,65*0,25+(7+9+9)*(0,30*0,16)*0,5*1,20)</text:span></text:p>
          </table:table-cell>
          <table:table-cell table:style-name="TC20">
            <text:p text:style-name="P4"><text:span text:style-name="C0">m³</text:span></text:p>
          </table:table-cell>
          <table:table-cell table:style-name="TC20">
            <text:p text:style-name="P30"><text:span text:style-name="C0">2,98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2 (3,10*0,30*0,35)</text:span></text:p>
          </table:table-cell>
          <table:table-cell table:style-name="TC20">
            <text:p text:style-name="P4"><text:span text:style-name="C0">m³</text:span></text:p>
          </table:table-cell>
          <table:table-cell table:style-name="TC20">
            <text:p text:style-name="P30"><text:span text:style-name="C0">0,3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6 (1,35*0,30*0,35)</text:span></text:p>
          </table:table-cell>
          <table:table-cell table:style-name="TC20">
            <text:p text:style-name="P4"><text:span text:style-name="C0">m³</text:span></text:p>
          </table:table-cell>
          <table:table-cell table:style-name="TC20">
            <text:p text:style-name="P30"><text:span text:style-name="C0">0,14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1 - pianerottoli e gradini (1,35*3,10*0,25+(1,35-0,30)*2,65*0,25+(9+9)*(0,30*0,16)*0,5*1,20)</text:span></text:p>
          </table:table-cell>
          <table:table-cell table:style-name="TC20">
            <text:p text:style-name="P4"><text:span text:style-name="C0">m³</text:span></text:p>
          </table:table-cell>
          <table:table-cell table:style-name="TC20">
            <text:p text:style-name="P30"><text:span text:style-name="C0">2,2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3 (3,10*0,30*0,35)</text:span></text:p>
          </table:table-cell>
          <table:table-cell table:style-name="TC20">
            <text:p text:style-name="P4"><text:span text:style-name="C0">m³</text:span></text:p>
          </table:table-cell>
          <table:table-cell table:style-name="TC20">
            <text:p text:style-name="P30"><text:span text:style-name="C0">0,3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2 - pianerottoli e gradini (1,35*3,10*0,25+(1,35-0,30)*2,65*0,25+(9+9)*(0,30*0,16)*0,5*1,20)</text:span></text:p>
          </table:table-cell>
          <table:table-cell table:style-name="TC20">
            <text:p text:style-name="P4"><text:span text:style-name="C0">m³</text:span></text:p>
          </table:table-cell>
          <table:table-cell table:style-name="TC20">
            <text:p text:style-name="P30"><text:span text:style-name="C0">2,2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4 (3,10*0,30*0,35)</text:span></text:p>
          </table:table-cell>
          <table:table-cell table:style-name="TC20">
            <text:p text:style-name="P4"><text:span text:style-name="C0">m³</text:span></text:p>
          </table:table-cell>
          <table:table-cell table:style-name="TC20">
            <text:p text:style-name="P30"><text:span text:style-name="C0">0,3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3 - pianerottoli e gradini (1,35*3,10*0,25+(1,35-0,30)*2,65*0,25+(9+9)*(0,30*0,16)*0,5*1,20)</text:span></text:p>
          </table:table-cell>
          <table:table-cell table:style-name="TC20">
            <text:p text:style-name="P4"><text:span text:style-name="C0">m³</text:span></text:p>
          </table:table-cell>
          <table:table-cell table:style-name="TC20">
            <text:p text:style-name="P30"><text:span text:style-name="C0">2,2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5 (3,10*0,30*0,35)</text:span></text:p>
          </table:table-cell>
          <table:table-cell table:style-name="TC20">
            <text:p text:style-name="P4"><text:span text:style-name="C0">m³</text:span></text:p>
          </table:table-cell>
          <table:table-cell table:style-name="TC20">
            <text:p text:style-name="P30"><text:span text:style-name="C0">0,3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4 - pianerottoli e gradini (1,35*3,10*0,25)</text:span></text:p>
          </table:table-cell>
          <table:table-cell table:style-name="TC20">
            <text:p text:style-name="P4"><text:span text:style-name="C0">m³</text:span></text:p>
          </table:table-cell>
          <table:table-cell table:style-name="TC20">
            <text:p text:style-name="P30"><text:span text:style-name="C0">1,04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B</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cala centrale tecnica (0,932)</text:span></text:p>
          </table:table-cell>
          <table:table-cell table:style-name="TC20">
            <text:p text:style-name="P4"><text:span text:style-name="C0">m³</text:span></text:p>
          </table:table-cell>
          <table:table-cell table:style-name="TC20">
            <text:p text:style-name="P30"><text:span text:style-name="C0">0,93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710</text:span></text:p>
          </table:table-cell>
          <table:table-cell table:style-name="TC20">
            <text:p text:style-name="P30"><text:span text:style-name="C0">123,35</text:span></text:p>
          </table:table-cell>
          <table:table-cell table:style-name="TC22">
            <text:p text:style-name="P30"><text:span text:style-name="C37">1.937,83</text:span></text:p>
          </table:table-cell>
        </table:table-row>
        <table:table-row>
          <table:table-cell table:style-name="TC18">
            <text:p text:style-name="P4"><text:span text:style-name="C33">2.9.2</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5,710)</text:span></text:p>
          </table:table-cell>
          <table:table-cell table:style-name="TC20">
            <text:p text:style-name="P4"><text:span text:style-name="C0">m³</text:span></text:p>
          </table:table-cell>
          <table:table-cell table:style-name="TC20">
            <text:p text:style-name="P30"><text:span text:style-name="C0">15,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710</text:span></text:p>
          </table:table-cell>
          <table:table-cell table:style-name="TC20">
            <text:p text:style-name="P30"><text:span text:style-name="C0">24,74</text:span></text:p>
          </table:table-cell>
          <table:table-cell table:style-name="TC22">
            <text:p text:style-name="P30"><text:span text:style-name="C37">388,67</text:span></text:p>
          </table:table-cell>
        </table:table-row>
        <table:table-row>
          <table:table-cell table:style-name="TC18">
            <text:p text:style-name="P4"><text:span text:style-name="C33">2.9.3</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5,710)</text:span></text:p>
          </table:table-cell>
          <table:table-cell table:style-name="TC20">
            <text:p text:style-name="P4"><text:span text:style-name="C0">m³</text:span></text:p>
          </table:table-cell>
          <table:table-cell table:style-name="TC20">
            <text:p text:style-name="P30"><text:span text:style-name="C0">15,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710</text:span></text:p>
          </table:table-cell>
          <table:table-cell table:style-name="TC20">
            <text:p text:style-name="P30"><text:span text:style-name="C0">8,12</text:span></text:p>
          </table:table-cell>
          <table:table-cell table:style-name="TC22">
            <text:p text:style-name="P30"><text:span text:style-name="C37">127,57</text:span></text:p>
          </table:table-cell>
        </table:table-row>
        <table:table-row>
          <table:table-cell table:style-name="TC18">
            <text:p text:style-name="P4"><text:span text:style-name="C33">2.9.4</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ulla <text:s/>base <text:s/>della <text:s/>verifica <text:s/>preliminare <text:s/>della <text:s/>struttura <text:s/>è <text:s/>stato </text:span></text:p>
            <text:p text:style-name="P28"><text:span text:style-name="C0">stimata <text:s/>un <text:s/>incidenza <text:s/>di <text:s/>230 <text:s/>kg/mc (kg <text:s/>ferro <text:s/>su <text:s/>mc <text:s/>di <text:s/>cls) (230,00*15,710)</text:span></text:p>
          </table:table-cell>
          <table:table-cell table:style-name="TC20">
            <text:p text:style-name="P4"><text:span text:style-name="C0">kg</text:span></text:p>
          </table:table-cell>
          <table:table-cell table:style-name="TC20">
            <text:p text:style-name="P30"><text:span text:style-name="C0">3.613,3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3.613,300</text:span></text:p>
          </table:table-cell>
          <table:table-cell table:style-name="TC20">
            <text:p text:style-name="P30"><text:span text:style-name="C0">1,41</text:span></text:p>
          </table:table-cell>
          <table:table-cell table:style-name="TC22">
            <text:p text:style-name="P30"><text:span text:style-name="C37">5.094,75</text:span></text:p>
          </table:table-cell>
        </table:table-row>
        <table:table-row>
          <table:table-cell table:style-name="TC18">
            <text:p text:style-name="P4"><text:span text:style-name="C33">2.9.5</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cala ed. 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S1 - pianerottoli e rampe (1,35*3,10+(1,35-0,30)*2,65+1,20*3,75*2)</text:span></text:p>
          </table:table-cell>
          <table:table-cell table:style-name="TC20">
            <text:p text:style-name="P4"><text:span text:style-name="C0">m²</text:span></text:p>
          </table:table-cell>
          <table:table-cell table:style-name="TC20">
            <text:p text:style-name="P30"><text:span text:style-name="C0">15,9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1 (3,10*(0,30+2*0,1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T - pianerottoli e rampe (1,35*(3,30+1,35)+(1,35-0,30)*2,65+1,20*(3,75*2+2,20))</text:span></text:p>
          </table:table-cell>
          <table:table-cell table:style-name="TC20">
            <text:p text:style-name="P4"><text:span text:style-name="C0">m²</text:span></text:p>
          </table:table-cell>
          <table:table-cell table:style-name="TC20">
            <text:p text:style-name="P30"><text:span text:style-name="C0">20,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2 (3,10*(0,30+2*0,10))</text:span></text:p>
          </table:table-cell>
          <table:table-cell table:style-name="TC20">
            <text:p text:style-name="P4"><text:span text:style-name="C0">m²</text:span></text:p>
          </table:table-cell>
          <table:table-cell table:style-name="TC20">
            <text:p text:style-name="P30"><text:span text:style-name="C0">1,5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A126 (1,35*(0,30+2*0,10))</text:span></text:p>
          </table:table-cell>
          <table:table-cell table:style-name="TC20">
            <text:p text:style-name="P4"><text:span text:style-name="C0">m²</text:span></text:p>
          </table:table-cell>
          <table:table-cell table:style-name="TC20">
            <text:p text:style-name="P30"><text:span text:style-name="C0">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1 - pianerottoli e rampe (1,35*3,10+(1,35-0,30)*2,65+1,20*(3,75*2+2,20))</text:span></text:p>
          </table:table-cell>
          <table:table-cell table:style-name="TC20">
            <text:p text:style-name="P4"><text:span text:style-name="C0">m²</text:span></text:p>
          </table:table-cell>
          <table:table-cell table:style-name="TC20">
            <text:p text:style-name="P30"><text:span text:style-name="C0">18,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3 (1,35*(0,30+2*0,10))</text:span></text:p>
          </table:table-cell>
          <table:table-cell table:style-name="TC20">
            <text:p text:style-name="P4"><text:span text:style-name="C0">m²</text:span></text:p>
          </table:table-cell>
          <table:table-cell table:style-name="TC20">
            <text:p text:style-name="P30"><text:span text:style-name="C0">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2 - pianerottoli e rampe (1,35*3,10+(1,35-0,30)*2,65+1,20*(3,75*2+2,20))</text:span></text:p>
          </table:table-cell>
          <table:table-cell table:style-name="TC20">
            <text:p text:style-name="P4"><text:span text:style-name="C0">m²</text:span></text:p>
          </table:table-cell>
          <table:table-cell table:style-name="TC20">
            <text:p text:style-name="P30"><text:span text:style-name="C0">18,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4 (1,35*(0,30+2*0,10))</text:span></text:p>
          </table:table-cell>
          <table:table-cell table:style-name="TC20">
            <text:p text:style-name="P4"><text:span text:style-name="C0">m²</text:span></text:p>
          </table:table-cell>
          <table:table-cell table:style-name="TC20">
            <text:p text:style-name="P30"><text:span text:style-name="C0">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3 - pianerottoli e rampe (1,35*3,10+(1,35-0,30)*2,65+1,20*(3,75*2+2,20))</text:span></text:p>
          </table:table-cell>
          <table:table-cell table:style-name="TC20">
            <text:p text:style-name="P4"><text:span text:style-name="C0">m²</text:span></text:p>
          </table:table-cell>
          <table:table-cell table:style-name="TC20">
            <text:p text:style-name="P30"><text:span text:style-name="C0">18,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S05 (1,35*(0,30+2*0,10))</text:span></text:p>
          </table:table-cell>
          <table:table-cell table:style-name="TC20">
            <text:p text:style-name="P4"><text:span text:style-name="C0">m²</text:span></text:p>
          </table:table-cell>
          <table:table-cell table:style-name="TC20">
            <text:p text:style-name="P30"><text:span text:style-name="C0">0,6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4 - pianerottoli e rampe (1,35*3,10)</text:span></text:p>
          </table:table-cell>
          <table:table-cell table:style-name="TC20">
            <text:p text:style-name="P4"><text:span text:style-name="C0">m²</text:span></text:p>
          </table:table-cell>
          <table:table-cell table:style-name="TC20">
            <text:p text:style-name="P30"><text:span text:style-name="C0">4,1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Ed. B</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cala centrale tecnica (1,00*5,10+18*1,00*0,16)</text:span></text:p>
          </table:table-cell>
          <table:table-cell table:style-name="TC20">
            <text:p text:style-name="P4"><text:span text:style-name="C0">m²</text:span></text:p>
          </table:table-cell>
          <table:table-cell table:style-name="TC20">
            <text:p text:style-name="P30"><text:span text:style-name="C0">7,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10,49</text:span></text:p>
          </table:table-cell>
          <table:table-cell table:style-name="TC20">
            <text:p text:style-name="P30"><text:span text:style-name="C0">40,51</text:span></text:p>
          </table:table-cell>
          <table:table-cell table:style-name="TC22">
            <text:p text:style-name="P30"><text:span text:style-name="C37">4.475,95</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Scal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2.024,77</text:span></text:p>
          </table:table-cell>
        </table:table-row>
        <table:table-row>
          <table:table-cell table:style-name="TC24">
            <text:p text:style-name="P4"><text:span text:style-name="C25">2.10</text:span></text:p>
          </table:table-cell>
          <table:table-cell table:style-name="TC27">
            <text:p text:style-name="P28"/>
          </table:table-cell>
          <table:table-cell table:style-name="TC27">
            <text:p text:style-name="P28"><text:span text:style-name="C29">Pilastr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10.1</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1 ((4,73)*0,30*0,30)</text:span></text:p>
          </table:table-cell>
          <table:table-cell table:style-name="TC20">
            <text:p text:style-name="P4"><text:span text:style-name="C0">m³</text:span></text:p>
          </table:table-cell>
          <table:table-cell table:style-name="TC20">
            <text:p text:style-name="P30"><text:span text:style-name="C0">0,4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2 ((4,73)*0,30*0,30)</text:span></text:p>
          </table:table-cell>
          <table:table-cell table:style-name="TC20">
            <text:p text:style-name="P4"><text:span text:style-name="C0">m³</text:span></text:p>
          </table:table-cell>
          <table:table-cell table:style-name="TC20">
            <text:p text:style-name="P30"><text:span text:style-name="C0">0,4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3 ((4,73)*0,30*0,50)</text:span></text:p>
          </table:table-cell>
          <table:table-cell table:style-name="TC20">
            <text:p text:style-name="P4"><text:span text:style-name="C0">m³</text:span></text:p>
          </table:table-cell>
          <table:table-cell table:style-name="TC20">
            <text:p text:style-name="P30"><text:span text:style-name="C0">0,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4 ((4,73)*0,30*0,50)</text:span></text:p>
          </table:table-cell>
          <table:table-cell table:style-name="TC20">
            <text:p text:style-name="P4"><text:span text:style-name="C0">m³</text:span></text:p>
          </table:table-cell>
          <table:table-cell table:style-name="TC20">
            <text:p text:style-name="P30"><text:span text:style-name="C0">0,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5 ((4,73)*0,30*0,50)</text:span></text:p>
          </table:table-cell>
          <table:table-cell table:style-name="TC20">
            <text:p text:style-name="P4"><text:span text:style-name="C0">m³</text:span></text:p>
          </table:table-cell>
          <table:table-cell table:style-name="TC20">
            <text:p text:style-name="P30"><text:span text:style-name="C0">0,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6 ((4,73)*0,30*0,50)</text:span></text:p>
          </table:table-cell>
          <table:table-cell table:style-name="TC20">
            <text:p text:style-name="P4"><text:span text:style-name="C0">m³</text:span></text:p>
          </table:table-cell>
          <table:table-cell table:style-name="TC20">
            <text:p text:style-name="P30"><text:span text:style-name="C0">0,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7 ((4,73)*0,30*0,50)</text:span></text:p>
          </table:table-cell>
          <table:table-cell table:style-name="TC20">
            <text:p text:style-name="P4"><text:span text:style-name="C0">m³</text:span></text:p>
          </table:table-cell>
          <table:table-cell table:style-name="TC20">
            <text:p text:style-name="P30"><text:span text:style-name="C0">0,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8 ((4,73)*0,30*0,50)</text:span></text:p>
          </table:table-cell>
          <table:table-cell table:style-name="TC20">
            <text:p text:style-name="P4"><text:span text:style-name="C0">m³</text:span></text:p>
          </table:table-cell>
          <table:table-cell table:style-name="TC20">
            <text:p text:style-name="P30"><text:span text:style-name="C0">0,7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9 ((4,73)*0,30*0,30+(3,22)*0,30*0,30+(3,22)*0,30*0,30+(3,22)*0,30*0,30+(3,22)*0,30*0,30+(0,60+0,30)*0,30*0,30)</text:span></text:p>
          </table:table-cell>
          <table:table-cell table:style-name="TC20">
            <text:p text:style-name="P4"><text:span text:style-name="C0">m³</text:span></text:p>
          </table:table-cell>
          <table:table-cell table:style-name="TC20">
            <text:p text:style-name="P30"><text:span text:style-name="C0">1,66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0 ((3,15)*0,50*0,40+(4,73)*0,50*0,40+(3,22)*0,50*0,30+(3,22)*0,50*0,30+(3,22)*0,50*0,30+(3,22)*0,50*0,30+(0,60+0,30)*0,50*0,30)</text:span></text:p>
          </table:table-cell>
          <table:table-cell table:style-name="TC20">
            <text:p text:style-name="P4"><text:span text:style-name="C0">m³</text:span></text:p>
          </table:table-cell>
          <table:table-cell table:style-name="TC20">
            <text:p text:style-name="P30"><text:span text:style-name="C0">3,6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1 ((3,15)*0,50*0,40+(4,73)*0,50*0,40+(3,22)*0,50*0,30+(3,22)*0,50*0,30+(3,22)*0,50*0,30+(3,22)*0,50*0,30+(0,60+0,30)*0,50*0,30)</text:span></text:p>
          </table:table-cell>
          <table:table-cell table:style-name="TC20">
            <text:p text:style-name="P4"><text:span text:style-name="C0">m³</text:span></text:p>
          </table:table-cell>
          <table:table-cell table:style-name="TC20">
            <text:p text:style-name="P30"><text:span text:style-name="C0">3,6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2 ((3,15)*0,50*0,40+(4,73)*0,50*0,40+(3,22)*0,50*0,30+(3,22)*0,50*0,30+(3,22)*0,50*0,30+(3,22)*0,50*0,30+(0,60+0,30)*0,30*0,30)</text:span></text:p>
          </table:table-cell>
          <table:table-cell table:style-name="TC20">
            <text:p text:style-name="P4"><text:span text:style-name="C0">m³</text:span></text:p>
          </table:table-cell>
          <table:table-cell table:style-name="TC20">
            <text:p text:style-name="P30"><text:span text:style-name="C0">3,5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3 ((3,15)*0,50*0,40+(4,73)*0,50*0,40+(3,22)*0,50*0,30+(3,22)*0,50*0,30+(3,22)*0,50*0,30+(3,22)*0,50*0,30+(0,60+0,30)*0,30*0,30)</text:span></text:p>
          </table:table-cell>
          <table:table-cell table:style-name="TC20">
            <text:p text:style-name="P4"><text:span text:style-name="C0">m³</text:span></text:p>
          </table:table-cell>
          <table:table-cell table:style-name="TC20">
            <text:p text:style-name="P30"><text:span text:style-name="C0">3,5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4 ((3,15)*0,50*0,40+(4,73)*0,50*0,40+(3,22)*0,50*0,30+(3,22)*0,50*0,30+(3,22)*0,50*0,30+(3,22)*0,50*0,30+(0,60+0,30)*0,30*0,30)</text:span></text:p>
          </table:table-cell>
          <table:table-cell table:style-name="TC20">
            <text:p text:style-name="P4"><text:span text:style-name="C0">m³</text:span></text:p>
          </table:table-cell>
          <table:table-cell table:style-name="TC20">
            <text:p text:style-name="P30"><text:span text:style-name="C0">3,5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5 ((3,15)*0,50*0,40+(4,73)*0,50*0,40+(3,22)*0,50*0,30+(3,22)*0,50*0,30+(3,22)*0,50*0,30+(3,22)*0,50*0,30+2,82*0,50*0,30+(0,60+0,30)*0,30*0,30)</text:span></text:p>
          </table:table-cell>
          <table:table-cell table:style-name="TC20">
            <text:p text:style-name="P4"><text:span text:style-name="C0">m³</text:span></text:p>
          </table:table-cell>
          <table:table-cell table:style-name="TC20">
            <text:p text:style-name="P30"><text:span text:style-name="C0">4,0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6 ((4,73)*0,30*0,30+(3,22)*0,30*0,30+(3,22)*0,30*0,30+(3,22)*0,30*0,30+(3,22)*0,30*0,30+(2,80+0,40)*0,30*0,30)</text:span></text:p>
          </table:table-cell>
          <table:table-cell table:style-name="TC20">
            <text:p text:style-name="P4"><text:span text:style-name="C0">m³</text:span></text:p>
          </table:table-cell>
          <table:table-cell table:style-name="TC20">
            <text:p text:style-name="P30"><text:span text:style-name="C0">1,8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7 ((3,15)*0,50*0,40+(4,73)*0,50*0,40+(3,22)*0,50*0,30+(3,22)*0,50*0,30+(3,22)*0,50*0,30+(3,22-0,25)*0,50*0,30+(2,80+0,40)*0,30*0,30)</text:span></text:p>
          </table:table-cell>
          <table:table-cell table:style-name="TC20">
            <text:p text:style-name="P4"><text:span text:style-name="C0">m³</text:span></text:p>
          </table:table-cell>
          <table:table-cell table:style-name="TC20">
            <text:p text:style-name="P30"><text:span text:style-name="C0">3,75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8 ((3,15)*0,50*0,40+(4,73)*0,50*0,40+(3,22)*0,50*0,30+(3,22)*0,50*0,30+(3,22)*0,50*0,30+(3,22)*0,50*0,30+(2,80+0,40)*0,30*0,30)</text:span></text:p>
          </table:table-cell>
          <table:table-cell table:style-name="TC20">
            <text:p text:style-name="P4"><text:span text:style-name="C0">m³</text:span></text:p>
          </table:table-cell>
          <table:table-cell table:style-name="TC20">
            <text:p text:style-name="P30"><text:span text:style-name="C0">3,7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9 ((3,15)*0,50*0,40+(4,73)*0,50*0,40+(3,22)*0,50*0,30+(3,22)*0,50*0,30+(3,22)*0,50*0,30+(3,22)*0,50*0,30+(2,80+0,40)*0,30*0,30)</text:span></text:p>
          </table:table-cell>
          <table:table-cell table:style-name="TC20">
            <text:p text:style-name="P4"><text:span text:style-name="C0">m³</text:span></text:p>
          </table:table-cell>
          <table:table-cell table:style-name="TC20">
            <text:p text:style-name="P30"><text:span text:style-name="C0">3,7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0 ((3,15)*0,50*0,40+(4,73)*0,50*0,40+(3,22)*0,50*0,30+(3,22)*0,50*0,30+(3,22)*0,50*0,30+(3,22)*0,50*0,30+(2,80+0,40)*0,30*0,30)</text:span></text:p>
          </table:table-cell>
          <table:table-cell table:style-name="TC20">
            <text:p text:style-name="P4"><text:span text:style-name="C0">m³</text:span></text:p>
          </table:table-cell>
          <table:table-cell table:style-name="TC20">
            <text:p text:style-name="P30"><text:span text:style-name="C0">3,7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1 ((3,15)*0,50*0,40+(4,73)*0,50*0,40+(3,22)*0,50*0,30+(3,22)*0,50*0,30+(3,22)*0,50*0,30+(3,22)*0,50*0,30+(2,80+0,40+0,20+0,30)*0,30*0,30)</text:span></text:p>
          </table:table-cell>
          <table:table-cell table:style-name="TC20">
            <text:p text:style-name="P4"><text:span text:style-name="C0">m³</text:span></text:p>
          </table:table-cell>
          <table:table-cell table:style-name="TC20">
            <text:p text:style-name="P30"><text:span text:style-name="C0">3,8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2 ((3,15)*0,50*0,40+(4,73)*0,50*0,40+(3,22)*0,50*0,30+(3,22)*0,50*0,30+(3,22)*0,50*0,30+(3,22)*0,50*0,30+(2,80+0,40+0,20+0,30)*0,40*0,30)</text:span></text:p>
          </table:table-cell>
          <table:table-cell table:style-name="TC20">
            <text:p text:style-name="P4"><text:span text:style-name="C0">m³</text:span></text:p>
          </table:table-cell>
          <table:table-cell table:style-name="TC20">
            <text:p text:style-name="P30"><text:span text:style-name="C0">3,9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3 ((3,15)*0,50*0,40+(4,73)*0,50*0,40+(3,22)*0,50*0,30+(3,22)*0,50*0,30+(3,22)*0,50*0,30+(3,22)*0,50*0,30+1,90*0,50*0,30)</text:span></text:p>
          </table:table-cell>
          <table:table-cell table:style-name="TC20">
            <text:p text:style-name="P4"><text:span text:style-name="C0">m³</text:span></text:p>
          </table:table-cell>
          <table:table-cell table:style-name="TC20">
            <text:p text:style-name="P30"><text:span text:style-name="C0">3,79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4 ((3,15)*0,50*0,40+(4,73)*0,50*0,40+(3,22)*0,50*0,30+(3,22)*0,50*0,30+(3,22)*0,50*0,30+(3,22)*0,50*0,30+(0,80+0,35)*0,50*0,30)</text:span></text:p>
          </table:table-cell>
          <table:table-cell table:style-name="TC20">
            <text:p text:style-name="P4"><text:span text:style-name="C0">m³</text:span></text:p>
          </table:table-cell>
          <table:table-cell table:style-name="TC20">
            <text:p text:style-name="P30"><text:span text:style-name="C0">3,68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5 ((3,15)*0,50*0,40+(4,73)*0,50*0,40+(3,22)*0,50*0,30+(3,22)*0,50*0,30+(3,22)*0,50*0,30+(3,22)*0,50*0,30+(1,75+0,40)*0,30*0,30)</text:span></text:p>
          </table:table-cell>
          <table:table-cell table:style-name="TC20">
            <text:p text:style-name="P4"><text:span text:style-name="C0">m³</text:span></text:p>
          </table:table-cell>
          <table:table-cell table:style-name="TC20">
            <text:p text:style-name="P30"><text:span text:style-name="C0">3,7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6 ((3,15)*0,50*0,40+(4,73)*0,50*0,40+(3,22)*0,50*0,30+(3,22)*0,50*0,30+(3,22)*0,50*0,30+(3,22)*0,50*0,30+(1,75+0,40)*0,30*0,30)</text:span></text:p>
          </table:table-cell>
          <table:table-cell table:style-name="TC20">
            <text:p text:style-name="P4"><text:span text:style-name="C0">m³</text:span></text:p>
          </table:table-cell>
          <table:table-cell table:style-name="TC20">
            <text:p text:style-name="P30"><text:span text:style-name="C0">3,7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7 ((3,15)*0,50*0,40+(4,73)*0,50*0,40+(3,22)*0,50*0,30+(3,22)*0,50*0,30+(3,22)*0,50*0,30+(3,22)*0,50*0,30+(1,75+0,40)*0,30*0,30)</text:span></text:p>
          </table:table-cell>
          <table:table-cell table:style-name="TC20">
            <text:p text:style-name="P4"><text:span text:style-name="C0">m³</text:span></text:p>
          </table:table-cell>
          <table:table-cell table:style-name="TC20">
            <text:p text:style-name="P30"><text:span text:style-name="C0">3,70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8 ((4,73)*0,30*0,30+(3,22)*0,30*0,30+(3,22)*0,30*0,30+(3,22)*0,30*0,30+(3,22)*0,30*0,30+(1,05+0,40)*0,30*0,30)</text:span></text:p>
          </table:table-cell>
          <table:table-cell table:style-name="TC20">
            <text:p text:style-name="P4"><text:span text:style-name="C0">m³</text:span></text:p>
          </table:table-cell>
          <table:table-cell table:style-name="TC20">
            <text:p text:style-name="P30"><text:span text:style-name="C0">1,71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9 ((3,15)*0,50*0,40+(4,73)*0,50*0,40+(3,22)*0,50*0,30+(3,22)*0,50*0,30+(3,22)*0,50*0,30+(3,22)*0,50*0,30+(1,05+0,40)*0,50*0,30)</text:span></text:p>
          </table:table-cell>
          <table:table-cell table:style-name="TC20">
            <text:p text:style-name="P4"><text:span text:style-name="C0">m³</text:span></text:p>
          </table:table-cell>
          <table:table-cell table:style-name="TC20">
            <text:p text:style-name="P30"><text:span text:style-name="C0">3,7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0 ((3,15)*0,50*0,30+(4,73)*0,50*0,30)</text:span></text:p>
          </table:table-cell>
          <table:table-cell table:style-name="TC20">
            <text:p text:style-name="P4"><text:span text:style-name="C0">m³</text:span></text:p>
          </table:table-cell>
          <table:table-cell table:style-name="TC20">
            <text:p text:style-name="P30"><text:span text:style-name="C0">1,18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1 ((3,15)*0,50*0,40+(4,73)*0,50*0,40+(3,22)*0,50*0,30+(3,22)*0,50*0,30+(3,22)*0,50*0,30+(3,22)*0,50*0,30+(1,05+0,40+1,95+0,30+0,20+0,30)*0,50*0,30)</text:span></text:p>
          </table:table-cell>
          <table:table-cell table:style-name="TC20">
            <text:p text:style-name="P4"><text:span text:style-name="C0">m³</text:span></text:p>
          </table:table-cell>
          <table:table-cell table:style-name="TC20">
            <text:p text:style-name="P30"><text:span text:style-name="C0">4,1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2 ((3,15)*0,50*0,40+(4,73)*0,50*0,40+(3,22)*0,50*0,30+(3,22)*0,50*0,30+(3,22)*0,50*0,30+(3,22)*0,50*0,30)</text:span></text:p>
          </table:table-cell>
          <table:table-cell table:style-name="TC20">
            <text:p text:style-name="P4"><text:span text:style-name="C0">m³</text:span></text:p>
          </table:table-cell>
          <table:table-cell table:style-name="TC20">
            <text:p text:style-name="P30"><text:span text:style-name="C0">3,5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3 ((3,15)*0,50*0,40+(4,73)*0,50*0,40+(3,22)*0,50*0,30+(3,22)*0,50*0,30+(3,22)*0,50*0,30+(3,22)*0,50*0,30+(0,80+0,35)*0,30*0,30)</text:span></text:p>
          </table:table-cell>
          <table:table-cell table:style-name="TC20">
            <text:p text:style-name="P4"><text:span text:style-name="C0">m³</text:span></text:p>
          </table:table-cell>
          <table:table-cell table:style-name="TC20">
            <text:p text:style-name="P30"><text:span text:style-name="C0">3,6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4 ((3,15)*0,50*0,40+(4,73)*0,50*0,40+(3,22)*0,50*0,30+(3,22)*0,50*0,30+(3,22)*0,50*0,30+(3,22)*0,50*0,30)</text:span></text:p>
          </table:table-cell>
          <table:table-cell table:style-name="TC20">
            <text:p text:style-name="P4"><text:span text:style-name="C0">m³</text:span></text:p>
          </table:table-cell>
          <table:table-cell table:style-name="TC20">
            <text:p text:style-name="P30"><text:span text:style-name="C0">3,5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5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6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7 ((3,15)*0,50*0,40+(4,73)*0,50*0,40+(3,22)*0,50*0,30+(3,22)*0,50*0,30+(3,22)*0,50*0,30+(3,22)*0,50*0,30+(2,90+0,30+0,20+0,30)*0,30*0,30)</text:span></text:p>
          </table:table-cell>
          <table:table-cell table:style-name="TC20">
            <text:p text:style-name="P4"><text:span text:style-name="C0">m³</text:span></text:p>
          </table:table-cell>
          <table:table-cell table:style-name="TC20">
            <text:p text:style-name="P30"><text:span text:style-name="C0">3,8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8 ((3,15)*0,50*0,40+(4,73)*0,50*0,40+(3,22)*0,50*0,30+(3,22)*0,50*0,30+(3,22)*0,50*0,30+(3,22)*0,50*0,30+(1,17+0,35+1,68+0,20+0,30)*0,30*0,30)</text:span></text:p>
          </table:table-cell>
          <table:table-cell table:style-name="TC20">
            <text:p text:style-name="P4"><text:span text:style-name="C0">m³</text:span></text:p>
          </table:table-cell>
          <table:table-cell table:style-name="TC20">
            <text:p text:style-name="P30"><text:span text:style-name="C0">3,84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9 ((3,15)*0,50*0,40+(4,73)*0,50*0,40+(3,22)*0,50*0,30+(3,22)*0,50*0,30+(3,22)*0,50*0,30+(3,22)*0,50*0,30+2,92*0,50*0,30+(0,80+0,35)*0,30*0,30)</text:span></text:p>
          </table:table-cell>
          <table:table-cell table:style-name="TC20">
            <text:p text:style-name="P4"><text:span text:style-name="C0">m³</text:span></text:p>
          </table:table-cell>
          <table:table-cell table:style-name="TC20">
            <text:p text:style-name="P30"><text:span text:style-name="C0">4,05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0 ((3,15)*0,50*0,40+(4,73)*0,50*0,40+(3,22)*0,50*0,30+(3,22)*0,50*0,30+(3,22)*0,50*0,30+(3,22)*0,50*0,30)</text:span></text:p>
          </table:table-cell>
          <table:table-cell table:style-name="TC20">
            <text:p text:style-name="P4"><text:span text:style-name="C0">m³</text:span></text:p>
          </table:table-cell>
          <table:table-cell table:style-name="TC20">
            <text:p text:style-name="P30"><text:span text:style-name="C0">3,5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1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2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3 ((3,15)*0,50*0,40+(4,73)*0,50*0,40+(3,22)*0,50*0,30+(3,22)*0,50*0,30+(3,22)*0,50*0,30+(3,22)*0,50*0,30)</text:span></text:p>
          </table:table-cell>
          <table:table-cell table:style-name="TC20">
            <text:p text:style-name="P4"><text:span text:style-name="C0">m³</text:span></text:p>
          </table:table-cell>
          <table:table-cell table:style-name="TC20">
            <text:p text:style-name="P30"><text:span text:style-name="C0">3,5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4 ((3,15)*0,60*0,40+(4,73)*0,60*0,40+(3,22)*0,50*0,30+(3,22)*0,50*0,30+(3,22)*0,50*0,30+(3,22)*0,50*0,30+(1,17+0,35)*0,30*0,30)</text:span></text:p>
          </table:table-cell>
          <table:table-cell table:style-name="TC20">
            <text:p text:style-name="P4"><text:span text:style-name="C0">m³</text:span></text:p>
          </table:table-cell>
          <table:table-cell table:style-name="TC20">
            <text:p text:style-name="P30"><text:span text:style-name="C0">3,9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5 ((3,15)*0,60*0,40+(4,73)*0,60*0,40+(3,22)*0,60*0,30+(3,22)*0,50*0,30+(3,22)*0,50*0,30+(3,22)*0,50*0,30+(1,90+0,35+0,60+0,35)*0,30*0,30)</text:span></text:p>
          </table:table-cell>
          <table:table-cell table:style-name="TC20">
            <text:p text:style-name="P4"><text:span text:style-name="C0">m³</text:span></text:p>
          </table:table-cell>
          <table:table-cell table:style-name="TC20">
            <text:p text:style-name="P30"><text:span text:style-name="C0">4,20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6 ((3,15)*0,50*0,40+(4,73)*0,50*0,40+(3,22)*0,40*0,30+(3,22)*0,40*0,30+(3,22)*0,40*0,30+(3,22)*0,40*0,30+(0,30+0,80+0,35)*0,30*0,30)</text:span></text:p>
          </table:table-cell>
          <table:table-cell table:style-name="TC20">
            <text:p text:style-name="P4"><text:span text:style-name="C0">m³</text:span></text:p>
          </table:table-cell>
          <table:table-cell table:style-name="TC20">
            <text:p text:style-name="P30"><text:span text:style-name="C0">3,2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7 ((3,15)*0,50*0,40+(4,73)*0,50*0,40+(3,22)*0,50*0,30+(3,22)*0,50*0,30+(3,22)*0,50*0,30+(3,22)*0,50*0,30+(1,20+0,35)*0,30*0,30)</text:span></text:p>
          </table:table-cell>
          <table:table-cell table:style-name="TC20">
            <text:p text:style-name="P4"><text:span text:style-name="C0">m³</text:span></text:p>
          </table:table-cell>
          <table:table-cell table:style-name="TC20">
            <text:p text:style-name="P30"><text:span text:style-name="C0">3,6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8 ((3,15)*0,50*0,40+(4,73)*0,50*0,40+(3,22)*0,50*0,30+(3,22)*0,50*0,30+(3,22)*0,40*0,30+(3,22)*0,40*0,30+(2,19+1,07)*0,40*0,30)</text:span></text:p>
          </table:table-cell>
          <table:table-cell table:style-name="TC20">
            <text:p text:style-name="P4"><text:span text:style-name="C0">m³</text:span></text:p>
          </table:table-cell>
          <table:table-cell table:style-name="TC20">
            <text:p text:style-name="P30"><text:span text:style-name="C0">3,7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9 ((3,15)*0,50*0,40+(4,73)*0,50*0,40+(3,22)*0,50*0,30+(3,22)*0,40*0,30+(3,22)*0,40*0,30+(3,22)*0,40*0,30+(0,25+1,14)*0,40*0,30)</text:span></text:p>
          </table:table-cell>
          <table:table-cell table:style-name="TC20">
            <text:p text:style-name="P4"><text:span text:style-name="C0">m³</text:span></text:p>
          </table:table-cell>
          <table:table-cell table:style-name="TC20">
            <text:p text:style-name="P30"><text:span text:style-name="C0">3,38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0 ((3,15)*0,50*0,40+(4,73)*0,50*0,40+(3,22)*0,40*0,30+(3,22)*0,40*0,30+(3,22)*0,40*0,30+(3,22)*0,40*0,30)</text:span></text:p>
          </table:table-cell>
          <table:table-cell table:style-name="TC20">
            <text:p text:style-name="P4"><text:span text:style-name="C0">m³</text:span></text:p>
          </table:table-cell>
          <table:table-cell table:style-name="TC20">
            <text:p text:style-name="P30"><text:span text:style-name="C0">3,12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1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2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3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4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5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6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7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8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9 ((3,15)*0,50*0,40)</text:span></text:p>
          </table:table-cell>
          <table:table-cell table:style-name="TC20">
            <text:p text:style-name="P4"><text:span text:style-name="C0">m³</text:span></text:p>
          </table:table-cell>
          <table:table-cell table:style-name="TC20">
            <text:p text:style-name="P30"><text:span text:style-name="C0">0,6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1 ((3,10)*0,50*0,30)</text:span></text:p>
          </table:table-cell>
          <table:table-cell table:style-name="TC20">
            <text:p text:style-name="P4"><text:span text:style-name="C0">m³</text:span></text:p>
          </table:table-cell>
          <table:table-cell table:style-name="TC20">
            <text:p text:style-name="P30"><text:span text:style-name="C0">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2 ((3,10)*0,50*0,30)</text:span></text:p>
          </table:table-cell>
          <table:table-cell table:style-name="TC20">
            <text:p text:style-name="P4"><text:span text:style-name="C0">m³</text:span></text:p>
          </table:table-cell>
          <table:table-cell table:style-name="TC20">
            <text:p text:style-name="P30"><text:span text:style-name="C0">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3 ((3,10)*0,50*0,30)</text:span></text:p>
          </table:table-cell>
          <table:table-cell table:style-name="TC20">
            <text:p text:style-name="P4"><text:span text:style-name="C0">m³</text:span></text:p>
          </table:table-cell>
          <table:table-cell table:style-name="TC20">
            <text:p text:style-name="P30"><text:span text:style-name="C0">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5 ((4,78)*0,40*0,30+(3,22)*0,30*0,30+(3,22)*0,30*0,30)</text:span></text:p>
          </table:table-cell>
          <table:table-cell table:style-name="TC20">
            <text:p text:style-name="P4"><text:span text:style-name="C0">m³</text:span></text:p>
          </table:table-cell>
          <table:table-cell table:style-name="TC20">
            <text:p text:style-name="P30"><text:span text:style-name="C0">1,15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6 ((4,78)*0,50*0,30+(3,22)*0,30*0,30+(3,22)*0,30*0,30)</text:span></text:p>
          </table:table-cell>
          <table:table-cell table:style-name="TC20">
            <text:p text:style-name="P4"><text:span text:style-name="C0">m³</text:span></text:p>
          </table:table-cell>
          <table:table-cell table:style-name="TC20">
            <text:p text:style-name="P30"><text:span text:style-name="C0">1,29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7 ((3,10)*(0,50-0,20)*0,30+(4,78)*0,50*0,30+(3,22)*0,30*0,30+(3,22)*0,30*0,30)</text:span></text:p>
          </table:table-cell>
          <table:table-cell table:style-name="TC20">
            <text:p text:style-name="P4"><text:span text:style-name="C0">m³</text:span></text:p>
          </table:table-cell>
          <table:table-cell table:style-name="TC20">
            <text:p text:style-name="P30"><text:span text:style-name="C0">1,57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8 (0,13*0,30*0,30)</text:span></text:p>
          </table:table-cell>
          <table:table-cell table:style-name="TC20">
            <text:p text:style-name="P4"><text:span text:style-name="C0">m³</text:span></text:p>
          </table:table-cell>
          <table:table-cell table:style-name="TC20">
            <text:p text:style-name="P30"><text:span text:style-name="C0">0,01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9 ((3,10)*0,50*0,30+(4,78)*0,50*0,30+(3,22)*0,40*0,30+(3,22)*0,30*0,30+0,15*0,30*0,30)</text:span></text:p>
          </table:table-cell>
          <table:table-cell table:style-name="TC20">
            <text:p text:style-name="P4"><text:span text:style-name="C0">m³</text:span></text:p>
          </table:table-cell>
          <table:table-cell table:style-name="TC20">
            <text:p text:style-name="P30"><text:span text:style-name="C0">1,87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0 ((3,10)*0,40*0,30+(4,78)*0,40*0,30+(3,22)*0,30*0,30+(3,22)*0,30*0,30)</text:span></text:p>
          </table:table-cell>
          <table:table-cell table:style-name="TC20">
            <text:p text:style-name="P4"><text:span text:style-name="C0">m³</text:span></text:p>
          </table:table-cell>
          <table:table-cell table:style-name="TC20">
            <text:p text:style-name="P30"><text:span text:style-name="C0">1,52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2 ((3,10)*0,50*0,30+(4,78)*0,50*0,30+(3,22)*0,40*0,30+(3,22)*0,30*0,30)</text:span></text:p>
          </table:table-cell>
          <table:table-cell table:style-name="TC20">
            <text:p text:style-name="P4"><text:span text:style-name="C0">m³</text:span></text:p>
          </table:table-cell>
          <table:table-cell table:style-name="TC20">
            <text:p text:style-name="P30"><text:span text:style-name="C0">1,85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3 ((3,10)*0,50*0,30+(4,78)*0,50*0,30+(3,22)*0,30*0,30+(3,22)*0,30*0,30)</text:span></text:p>
          </table:table-cell>
          <table:table-cell table:style-name="TC20">
            <text:p text:style-name="P4"><text:span text:style-name="C0">m³</text:span></text:p>
          </table:table-cell>
          <table:table-cell table:style-name="TC20">
            <text:p text:style-name="P30"><text:span text:style-name="C0">1,76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8,294</text:span></text:p>
          </table:table-cell>
          <table:table-cell table:style-name="TC20">
            <text:p text:style-name="P30"><text:span text:style-name="C0">123,35</text:span></text:p>
          </table:table-cell>
          <table:table-cell table:style-name="TC22">
            <text:p text:style-name="P30"><text:span text:style-name="C37">19.525,56</text:span></text:p>
          </table:table-cell>
        </table:table-row>
        <table:table-row>
          <table:table-cell table:style-name="TC18">
            <text:p text:style-name="P4"><text:span text:style-name="C33">2.10.2</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58,294)</text:span></text:p>
          </table:table-cell>
          <table:table-cell table:style-name="TC20">
            <text:p text:style-name="P4"><text:span text:style-name="C0">m³</text:span></text:p>
          </table:table-cell>
          <table:table-cell table:style-name="TC20">
            <text:p text:style-name="P30"><text:span text:style-name="C0">158,2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8,294</text:span></text:p>
          </table:table-cell>
          <table:table-cell table:style-name="TC20">
            <text:p text:style-name="P30"><text:span text:style-name="C0">24,74</text:span></text:p>
          </table:table-cell>
          <table:table-cell table:style-name="TC22">
            <text:p text:style-name="P30"><text:span text:style-name="C37">3.916,19</text:span></text:p>
          </table:table-cell>
        </table:table-row>
        <table:table-row>
          <table:table-cell table:style-name="TC18">
            <text:p text:style-name="P4"><text:span text:style-name="C33">2.10.3</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58,294)</text:span></text:p>
          </table:table-cell>
          <table:table-cell table:style-name="TC20">
            <text:p text:style-name="P4"><text:span text:style-name="C0">m³</text:span></text:p>
          </table:table-cell>
          <table:table-cell table:style-name="TC20">
            <text:p text:style-name="P30"><text:span text:style-name="C0">158,29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8,294</text:span></text:p>
          </table:table-cell>
          <table:table-cell table:style-name="TC20">
            <text:p text:style-name="P30"><text:span text:style-name="C0">8,12</text:span></text:p>
          </table:table-cell>
          <table:table-cell table:style-name="TC22">
            <text:p text:style-name="P30"><text:span text:style-name="C37">1.285,35</text:span></text:p>
          </table:table-cell>
        </table:table-row>
        <table:table-row>
          <table:table-cell table:style-name="TC18">
            <text:p text:style-name="P4"><text:span text:style-name="C33">2.10.4</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1 (89,000)</text:span></text:p>
          </table:table-cell>
          <table:table-cell table:style-name="TC20">
            <text:p text:style-name="P4"><text:span text:style-name="C0">kg</text:span></text:p>
          </table:table-cell>
          <table:table-cell table:style-name="TC20">
            <text:p text:style-name="P30"><text:span text:style-name="C0">8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2 (97,000)</text:span></text:p>
          </table:table-cell>
          <table:table-cell table:style-name="TC20">
            <text:p text:style-name="P4"><text:span text:style-name="C0">kg</text:span></text:p>
          </table:table-cell>
          <table:table-cell table:style-name="TC20">
            <text:p text:style-name="P30"><text:span text:style-name="C0">9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3 (127,000)</text:span></text:p>
          </table:table-cell>
          <table:table-cell table:style-name="TC20">
            <text:p text:style-name="P4"><text:span text:style-name="C0">kg</text:span></text:p>
          </table:table-cell>
          <table:table-cell table:style-name="TC20">
            <text:p text:style-name="P30"><text:span text:style-name="C0">12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4 (127,000)</text:span></text:p>
          </table:table-cell>
          <table:table-cell table:style-name="TC20">
            <text:p text:style-name="P4"><text:span text:style-name="C0">kg</text:span></text:p>
          </table:table-cell>
          <table:table-cell table:style-name="TC20">
            <text:p text:style-name="P30"><text:span text:style-name="C0">12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5 (127,000)</text:span></text:p>
          </table:table-cell>
          <table:table-cell table:style-name="TC20">
            <text:p text:style-name="P4"><text:span text:style-name="C0">kg</text:span></text:p>
          </table:table-cell>
          <table:table-cell table:style-name="TC20">
            <text:p text:style-name="P30"><text:span text:style-name="C0">12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6 (127,000)</text:span></text:p>
          </table:table-cell>
          <table:table-cell table:style-name="TC20">
            <text:p text:style-name="P4"><text:span text:style-name="C0">kg</text:span></text:p>
          </table:table-cell>
          <table:table-cell table:style-name="TC20">
            <text:p text:style-name="P30"><text:span text:style-name="C0">12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7 (127,000)</text:span></text:p>
          </table:table-cell>
          <table:table-cell table:style-name="TC20">
            <text:p text:style-name="P4"><text:span text:style-name="C0">kg</text:span></text:p>
          </table:table-cell>
          <table:table-cell table:style-name="TC20">
            <text:p text:style-name="P30"><text:span text:style-name="C0">12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8 (139,000)</text:span></text:p>
          </table:table-cell>
          <table:table-cell table:style-name="TC20">
            <text:p text:style-name="P4"><text:span text:style-name="C0">kg</text:span></text:p>
          </table:table-cell>
          <table:table-cell table:style-name="TC20">
            <text:p text:style-name="P30"><text:span text:style-name="C0">13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9 (321,000)</text:span></text:p>
          </table:table-cell>
          <table:table-cell table:style-name="TC20">
            <text:p text:style-name="P4"><text:span text:style-name="C0">kg</text:span></text:p>
          </table:table-cell>
          <table:table-cell table:style-name="TC20">
            <text:p text:style-name="P30"><text:span text:style-name="C0">32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0 (695,000)</text:span></text:p>
          </table:table-cell>
          <table:table-cell table:style-name="TC20">
            <text:p text:style-name="P4"><text:span text:style-name="C0">kg</text:span></text:p>
          </table:table-cell>
          <table:table-cell table:style-name="TC20">
            <text:p text:style-name="P30"><text:span text:style-name="C0">695,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1 (754,000)</text:span></text:p>
          </table:table-cell>
          <table:table-cell table:style-name="TC20">
            <text:p text:style-name="P4"><text:span text:style-name="C0">kg</text:span></text:p>
          </table:table-cell>
          <table:table-cell table:style-name="TC20">
            <text:p text:style-name="P30"><text:span text:style-name="C0">754,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2 (640,000)</text:span></text:p>
          </table:table-cell>
          <table:table-cell table:style-name="TC20">
            <text:p text:style-name="P4"><text:span text:style-name="C0">kg</text:span></text:p>
          </table:table-cell>
          <table:table-cell table:style-name="TC20">
            <text:p text:style-name="P30"><text:span text:style-name="C0">64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3 (647,000)</text:span></text:p>
          </table:table-cell>
          <table:table-cell table:style-name="TC20">
            <text:p text:style-name="P4"><text:span text:style-name="C0">kg</text:span></text:p>
          </table:table-cell>
          <table:table-cell table:style-name="TC20">
            <text:p text:style-name="P30"><text:span text:style-name="C0">64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4 (647,000)</text:span></text:p>
          </table:table-cell>
          <table:table-cell table:style-name="TC20">
            <text:p text:style-name="P4"><text:span text:style-name="C0">kg</text:span></text:p>
          </table:table-cell>
          <table:table-cell table:style-name="TC20">
            <text:p text:style-name="P30"><text:span text:style-name="C0">64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5 (667,000)</text:span></text:p>
          </table:table-cell>
          <table:table-cell table:style-name="TC20">
            <text:p text:style-name="P4"><text:span text:style-name="C0">kg</text:span></text:p>
          </table:table-cell>
          <table:table-cell table:style-name="TC20">
            <text:p text:style-name="P30"><text:span text:style-name="C0">66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6 (350,000)</text:span></text:p>
          </table:table-cell>
          <table:table-cell table:style-name="TC20">
            <text:p text:style-name="P4"><text:span text:style-name="C0">kg</text:span></text:p>
          </table:table-cell>
          <table:table-cell table:style-name="TC20">
            <text:p text:style-name="P30"><text:span text:style-name="C0">35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7 (661,000)</text:span></text:p>
          </table:table-cell>
          <table:table-cell table:style-name="TC20">
            <text:p text:style-name="P4"><text:span text:style-name="C0">kg</text:span></text:p>
          </table:table-cell>
          <table:table-cell table:style-name="TC20">
            <text:p text:style-name="P30"><text:span text:style-name="C0">66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8 (671,000)</text:span></text:p>
          </table:table-cell>
          <table:table-cell table:style-name="TC20">
            <text:p text:style-name="P4"><text:span text:style-name="C0">kg</text:span></text:p>
          </table:table-cell>
          <table:table-cell table:style-name="TC20">
            <text:p text:style-name="P30"><text:span text:style-name="C0">67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9 (672,000)</text:span></text:p>
          </table:table-cell>
          <table:table-cell table:style-name="TC20">
            <text:p text:style-name="P4"><text:span text:style-name="C0">kg</text:span></text:p>
          </table:table-cell>
          <table:table-cell table:style-name="TC20">
            <text:p text:style-name="P30"><text:span text:style-name="C0">67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0 (672,000)</text:span></text:p>
          </table:table-cell>
          <table:table-cell table:style-name="TC20">
            <text:p text:style-name="P4"><text:span text:style-name="C0">kg</text:span></text:p>
          </table:table-cell>
          <table:table-cell table:style-name="TC20">
            <text:p text:style-name="P30"><text:span text:style-name="C0">67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1 (689,000)</text:span></text:p>
          </table:table-cell>
          <table:table-cell table:style-name="TC20">
            <text:p text:style-name="P4"><text:span text:style-name="C0">kg</text:span></text:p>
          </table:table-cell>
          <table:table-cell table:style-name="TC20">
            <text:p text:style-name="P30"><text:span text:style-name="C0">68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2 (737,000)</text:span></text:p>
          </table:table-cell>
          <table:table-cell table:style-name="TC20">
            <text:p text:style-name="P4"><text:span text:style-name="C0">kg</text:span></text:p>
          </table:table-cell>
          <table:table-cell table:style-name="TC20">
            <text:p text:style-name="P30"><text:span text:style-name="C0">73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3 (785,000)</text:span></text:p>
          </table:table-cell>
          <table:table-cell table:style-name="TC20">
            <text:p text:style-name="P4"><text:span text:style-name="C0">kg</text:span></text:p>
          </table:table-cell>
          <table:table-cell table:style-name="TC20">
            <text:p text:style-name="P30"><text:span text:style-name="C0">785,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4 (856,000)</text:span></text:p>
          </table:table-cell>
          <table:table-cell table:style-name="TC20">
            <text:p text:style-name="P4"><text:span text:style-name="C0">kg</text:span></text:p>
          </table:table-cell>
          <table:table-cell table:style-name="TC20">
            <text:p text:style-name="P30"><text:span text:style-name="C0">85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5 (662,000)</text:span></text:p>
          </table:table-cell>
          <table:table-cell table:style-name="TC20">
            <text:p text:style-name="P4"><text:span text:style-name="C0">kg</text:span></text:p>
          </table:table-cell>
          <table:table-cell table:style-name="TC20">
            <text:p text:style-name="P30"><text:span text:style-name="C0">66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6 (662,000)</text:span></text:p>
          </table:table-cell>
          <table:table-cell table:style-name="TC20">
            <text:p text:style-name="P4"><text:span text:style-name="C0">kg</text:span></text:p>
          </table:table-cell>
          <table:table-cell table:style-name="TC20">
            <text:p text:style-name="P30"><text:span text:style-name="C0">66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7 (662,000)</text:span></text:p>
          </table:table-cell>
          <table:table-cell table:style-name="TC20">
            <text:p text:style-name="P4"><text:span text:style-name="C0">kg</text:span></text:p>
          </table:table-cell>
          <table:table-cell table:style-name="TC20">
            <text:p text:style-name="P30"><text:span text:style-name="C0">66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8 (327,000)</text:span></text:p>
          </table:table-cell>
          <table:table-cell table:style-name="TC20">
            <text:p text:style-name="P4"><text:span text:style-name="C0">kg</text:span></text:p>
          </table:table-cell>
          <table:table-cell table:style-name="TC20">
            <text:p text:style-name="P30"><text:span text:style-name="C0">32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9 (647,000)</text:span></text:p>
          </table:table-cell>
          <table:table-cell table:style-name="TC20">
            <text:p text:style-name="P4"><text:span text:style-name="C0">kg</text:span></text:p>
          </table:table-cell>
          <table:table-cell table:style-name="TC20">
            <text:p text:style-name="P30"><text:span text:style-name="C0">64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0 (212,000)</text:span></text:p>
          </table:table-cell>
          <table:table-cell table:style-name="TC20">
            <text:p text:style-name="P4"><text:span text:style-name="C0">kg</text:span></text:p>
          </table:table-cell>
          <table:table-cell table:style-name="TC20">
            <text:p text:style-name="P30"><text:span text:style-name="C0">21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1 (728,000)</text:span></text:p>
          </table:table-cell>
          <table:table-cell table:style-name="TC20">
            <text:p text:style-name="P4"><text:span text:style-name="C0">kg</text:span></text:p>
          </table:table-cell>
          <table:table-cell table:style-name="TC20">
            <text:p text:style-name="P30"><text:span text:style-name="C0">728,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2 (621,000)</text:span></text:p>
          </table:table-cell>
          <table:table-cell table:style-name="TC20">
            <text:p text:style-name="P4"><text:span text:style-name="C0">kg</text:span></text:p>
          </table:table-cell>
          <table:table-cell table:style-name="TC20">
            <text:p text:style-name="P30"><text:span text:style-name="C0">62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3 (651,000)</text:span></text:p>
          </table:table-cell>
          <table:table-cell table:style-name="TC20">
            <text:p text:style-name="P4"><text:span text:style-name="C0">kg</text:span></text:p>
          </table:table-cell>
          <table:table-cell table:style-name="TC20">
            <text:p text:style-name="P30"><text:span text:style-name="C0">65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4 (600,000)</text:span></text:p>
          </table:table-cell>
          <table:table-cell table:style-name="TC20">
            <text:p text:style-name="P4"><text:span text:style-name="C0">kg</text:span></text:p>
          </table:table-cell>
          <table:table-cell table:style-name="TC20">
            <text:p text:style-name="P30"><text:span text:style-name="C0">60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5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6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7 (693,000)</text:span></text:p>
          </table:table-cell>
          <table:table-cell table:style-name="TC20">
            <text:p text:style-name="P4"><text:span text:style-name="C0">kg</text:span></text:p>
          </table:table-cell>
          <table:table-cell table:style-name="TC20">
            <text:p text:style-name="P30"><text:span text:style-name="C0">693,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8 (732,000)</text:span></text:p>
          </table:table-cell>
          <table:table-cell table:style-name="TC20">
            <text:p text:style-name="P4"><text:span text:style-name="C0">kg</text:span></text:p>
          </table:table-cell>
          <table:table-cell table:style-name="TC20">
            <text:p text:style-name="P30"><text:span text:style-name="C0">732,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9 (647,000)</text:span></text:p>
          </table:table-cell>
          <table:table-cell table:style-name="TC20">
            <text:p text:style-name="P4"><text:span text:style-name="C0">kg</text:span></text:p>
          </table:table-cell>
          <table:table-cell table:style-name="TC20">
            <text:p text:style-name="P30"><text:span text:style-name="C0">64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0 (645,000)</text:span></text:p>
          </table:table-cell>
          <table:table-cell table:style-name="TC20">
            <text:p text:style-name="P4"><text:span text:style-name="C0">kg</text:span></text:p>
          </table:table-cell>
          <table:table-cell table:style-name="TC20">
            <text:p text:style-name="P30"><text:span text:style-name="C0">645,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1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2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3 (646,000)</text:span></text:p>
          </table:table-cell>
          <table:table-cell table:style-name="TC20">
            <text:p text:style-name="P4"><text:span text:style-name="C0">kg</text:span></text:p>
          </table:table-cell>
          <table:table-cell table:style-name="TC20">
            <text:p text:style-name="P30"><text:span text:style-name="C0">64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4 (759,000)</text:span></text:p>
          </table:table-cell>
          <table:table-cell table:style-name="TC20">
            <text:p text:style-name="P4"><text:span text:style-name="C0">kg</text:span></text:p>
          </table:table-cell>
          <table:table-cell table:style-name="TC20">
            <text:p text:style-name="P30"><text:span text:style-name="C0">75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5 (797,000)</text:span></text:p>
          </table:table-cell>
          <table:table-cell table:style-name="TC20">
            <text:p text:style-name="P4"><text:span text:style-name="C0">kg</text:span></text:p>
          </table:table-cell>
          <table:table-cell table:style-name="TC20">
            <text:p text:style-name="P30"><text:span text:style-name="C0">79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6 (546,000)</text:span></text:p>
          </table:table-cell>
          <table:table-cell table:style-name="TC20">
            <text:p text:style-name="P4"><text:span text:style-name="C0">kg</text:span></text:p>
          </table:table-cell>
          <table:table-cell table:style-name="TC20">
            <text:p text:style-name="P30"><text:span text:style-name="C0">54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7 (856,000)</text:span></text:p>
          </table:table-cell>
          <table:table-cell table:style-name="TC20">
            <text:p text:style-name="P4"><text:span text:style-name="C0">kg</text:span></text:p>
          </table:table-cell>
          <table:table-cell table:style-name="TC20">
            <text:p text:style-name="P30"><text:span text:style-name="C0">85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8 (870,000)</text:span></text:p>
          </table:table-cell>
          <table:table-cell table:style-name="TC20">
            <text:p text:style-name="P4"><text:span text:style-name="C0">kg</text:span></text:p>
          </table:table-cell>
          <table:table-cell table:style-name="TC20">
            <text:p text:style-name="P30"><text:span text:style-name="C0">87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9 (641,000)</text:span></text:p>
          </table:table-cell>
          <table:table-cell table:style-name="TC20">
            <text:p text:style-name="P4"><text:span text:style-name="C0">kg</text:span></text:p>
          </table:table-cell>
          <table:table-cell table:style-name="TC20">
            <text:p text:style-name="P30"><text:span text:style-name="C0">64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0 (523,000)</text:span></text:p>
          </table:table-cell>
          <table:table-cell table:style-name="TC20">
            <text:p text:style-name="P4"><text:span text:style-name="C0">kg</text:span></text:p>
          </table:table-cell>
          <table:table-cell table:style-name="TC20">
            <text:p text:style-name="P30"><text:span text:style-name="C0">523,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1 (230,000)</text:span></text:p>
          </table:table-cell>
          <table:table-cell table:style-name="TC20">
            <text:p text:style-name="P4"><text:span text:style-name="C0">kg</text:span></text:p>
          </table:table-cell>
          <table:table-cell table:style-name="TC20">
            <text:p text:style-name="P30"><text:span text:style-name="C0">23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2 (159,000)</text:span></text:p>
          </table:table-cell>
          <table:table-cell table:style-name="TC20">
            <text:p text:style-name="P4"><text:span text:style-name="C0">kg</text:span></text:p>
          </table:table-cell>
          <table:table-cell table:style-name="TC20">
            <text:p text:style-name="P30"><text:span text:style-name="C0">15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3 (159,000)</text:span></text:p>
          </table:table-cell>
          <table:table-cell table:style-name="TC20">
            <text:p text:style-name="P4"><text:span text:style-name="C0">kg</text:span></text:p>
          </table:table-cell>
          <table:table-cell table:style-name="TC20">
            <text:p text:style-name="P30"><text:span text:style-name="C0">15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4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5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6 (159,000)</text:span></text:p>
          </table:table-cell>
          <table:table-cell table:style-name="TC20">
            <text:p text:style-name="P4"><text:span text:style-name="C0">kg</text:span></text:p>
          </table:table-cell>
          <table:table-cell table:style-name="TC20">
            <text:p text:style-name="P30"><text:span text:style-name="C0">15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7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8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9 (136,000)</text:span></text:p>
          </table:table-cell>
          <table:table-cell table:style-name="TC20">
            <text:p text:style-name="P4"><text:span text:style-name="C0">kg</text:span></text:p>
          </table:table-cell>
          <table:table-cell table:style-name="TC20">
            <text:p text:style-name="P30"><text:span text:style-name="C0">1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1 (109,000)</text:span></text:p>
          </table:table-cell>
          <table:table-cell table:style-name="TC20">
            <text:p text:style-name="P4"><text:span text:style-name="C0">kg</text:span></text:p>
          </table:table-cell>
          <table:table-cell table:style-name="TC20">
            <text:p text:style-name="P30"><text:span text:style-name="C0">10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2 (109,000)</text:span></text:p>
          </table:table-cell>
          <table:table-cell table:style-name="TC20">
            <text:p text:style-name="P4"><text:span text:style-name="C0">kg</text:span></text:p>
          </table:table-cell>
          <table:table-cell table:style-name="TC20">
            <text:p text:style-name="P30"><text:span text:style-name="C0">10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3 (109,000)</text:span></text:p>
          </table:table-cell>
          <table:table-cell table:style-name="TC20">
            <text:p text:style-name="P4"><text:span text:style-name="C0">kg</text:span></text:p>
          </table:table-cell>
          <table:table-cell table:style-name="TC20">
            <text:p text:style-name="P30"><text:span text:style-name="C0">10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5 (429,000)</text:span></text:p>
          </table:table-cell>
          <table:table-cell table:style-name="TC20">
            <text:p text:style-name="P4"><text:span text:style-name="C0">kg</text:span></text:p>
          </table:table-cell>
          <table:table-cell table:style-name="TC20">
            <text:p text:style-name="P30"><text:span text:style-name="C0">42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6 (337,000)</text:span></text:p>
          </table:table-cell>
          <table:table-cell table:style-name="TC20">
            <text:p text:style-name="P4"><text:span text:style-name="C0">kg</text:span></text:p>
          </table:table-cell>
          <table:table-cell table:style-name="TC20">
            <text:p text:style-name="P30"><text:span text:style-name="C0">33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7 (336,000)</text:span></text:p>
          </table:table-cell>
          <table:table-cell table:style-name="TC20">
            <text:p text:style-name="P4"><text:span text:style-name="C0">kg</text:span></text:p>
          </table:table-cell>
          <table:table-cell table:style-name="TC20">
            <text:p text:style-name="P30"><text:span text:style-name="C0">3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8 (36,000)</text:span></text:p>
          </table:table-cell>
          <table:table-cell table:style-name="TC20">
            <text:p text:style-name="P4"><text:span text:style-name="C0">kg</text:span></text:p>
          </table:table-cell>
          <table:table-cell table:style-name="TC20">
            <text:p text:style-name="P30"><text:span text:style-name="C0">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9 (374,000)</text:span></text:p>
          </table:table-cell>
          <table:table-cell table:style-name="TC20">
            <text:p text:style-name="P4"><text:span text:style-name="C0">kg</text:span></text:p>
          </table:table-cell>
          <table:table-cell table:style-name="TC20">
            <text:p text:style-name="P30"><text:span text:style-name="C0">374,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0 (274,000)</text:span></text:p>
          </table:table-cell>
          <table:table-cell table:style-name="TC20">
            <text:p text:style-name="P4"><text:span text:style-name="C0">kg</text:span></text:p>
          </table:table-cell>
          <table:table-cell table:style-name="TC20">
            <text:p text:style-name="P30"><text:span text:style-name="C0">274,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2 (356,000)</text:span></text:p>
          </table:table-cell>
          <table:table-cell table:style-name="TC20">
            <text:p text:style-name="P4"><text:span text:style-name="C0">kg</text:span></text:p>
          </table:table-cell>
          <table:table-cell table:style-name="TC20">
            <text:p text:style-name="P30"><text:span text:style-name="C0">35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3 (336,000)</text:span></text:p>
          </table:table-cell>
          <table:table-cell table:style-name="TC20">
            <text:p text:style-name="P4"><text:span text:style-name="C0">kg</text:span></text:p>
          </table:table-cell>
          <table:table-cell table:style-name="TC20">
            <text:p text:style-name="P30"><text:span text:style-name="C0">33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30.287,000</text:span></text:p>
          </table:table-cell>
          <table:table-cell table:style-name="TC20">
            <text:p text:style-name="P30"><text:span text:style-name="C0">1,41</text:span></text:p>
          </table:table-cell>
          <table:table-cell table:style-name="TC22">
            <text:p text:style-name="P30"><text:span text:style-name="C37">42.704,67</text:span></text:p>
          </table:table-cell>
        </table:table-row>
        <table:table-row>
          <table:table-cell table:style-name="TC18">
            <text:p text:style-name="P4"><text:span text:style-name="C33">2.10.5</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1 ((4,73-0,25)*(4*0,30))</text:span></text:p>
          </table:table-cell>
          <table:table-cell table:style-name="TC20">
            <text:p text:style-name="P4"><text:span text:style-name="C0">m²</text:span></text:p>
          </table:table-cell>
          <table:table-cell table:style-name="TC20">
            <text:p text:style-name="P30"><text:span text:style-name="C0">5,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2 ((4,73-0,25)*(4*0,30))</text:span></text:p>
          </table:table-cell>
          <table:table-cell table:style-name="TC20">
            <text:p text:style-name="P4"><text:span text:style-name="C0">m²</text:span></text:p>
          </table:table-cell>
          <table:table-cell table:style-name="TC20">
            <text:p text:style-name="P30"><text:span text:style-name="C0">5,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3 ((4,73-0,25)*(2*(0,30+0,5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4 ((4,73-0,25)*(2*(0,30+0,5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5 ((4,73-0,25)*(2*(0,30+0,5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6 ((4,73-0,25)*(2*(0,30+0,5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7 ((4,73-0,25)*(2*(0,30+0,5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8 ((4,73-0,25)*(2*(0,30+0,50)))</text:span></text:p>
          </table:table-cell>
          <table:table-cell table:style-name="TC20">
            <text:p text:style-name="P4"><text:span text:style-name="C0">m²</text:span></text:p>
          </table:table-cell>
          <table:table-cell table:style-name="TC20">
            <text:p text:style-name="P30"><text:span text:style-name="C0">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09 ((4,73-0,25)*4*0,30+(3,22-0,25)*4*0,30+(3,22-0,25)*4*0,30+(3,22-0,25)*4*0,30+(3,22-0,25)*4*0,30+0,60*4*0,30)</text:span></text:p>
          </table:table-cell>
          <table:table-cell table:style-name="TC20">
            <text:p text:style-name="P4"><text:span text:style-name="C0">m²</text:span></text:p>
          </table:table-cell>
          <table:table-cell table:style-name="TC20">
            <text:p text:style-name="P30"><text:span text:style-name="C0">20,3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0 ((3,15-0,30)*(2*(0,50+0,40))+(4,73-0,25)*(2*(0,50+0,40))+(3,22-0,25)*(2*(0,50+0,30))+(3,22-0,25)*(2*(0,50+0,30))+(3,22-0,25)*(2*(0,50+0,30))+(3,22-0,25)*(2*(0,50+0,30))+0,60*(2*(0,50+0,30)))</text:span></text:p>
          </table:table-cell>
          <table:table-cell table:style-name="TC20">
            <text:p text:style-name="P4"><text:span text:style-name="C0">m²</text:span></text:p>
          </table:table-cell>
          <table:table-cell table:style-name="TC20">
            <text:p text:style-name="P30"><text:span text:style-name="C0">33,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1 ((3,15-0,30)*(2*(0,50+0,40))+(4,73-0,25)*(2*(0,50+0,40))+(3,22-0,25)*(2*(0,50+0,30))+(3,22-0,25)*(2*(0,50+0,30))+(3,22-0,25)*(2*(0,50+0,30))+(3,22-0,25)*(2*(0,50+0,30))+0,60*(2*(0,50+0,30)))</text:span></text:p>
          </table:table-cell>
          <table:table-cell table:style-name="TC20">
            <text:p text:style-name="P4"><text:span text:style-name="C0">m²</text:span></text:p>
          </table:table-cell>
          <table:table-cell table:style-name="TC20">
            <text:p text:style-name="P30"><text:span text:style-name="C0">33,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2 ((3,15-0,30)*(2*(0,50+0,40))+(4,73-0,25)*(2*(0,50+0,40))+(3,22-0,25)*(2*(0,50+0,30))+(3,22-0,25)*(2*(0,50+0,30))+(3,22-0,25)*(2*(0,50+0,30))+(3,22-0,25)*(2*(0,50+0,30))+0,60*(4*0,30))</text:span></text:p>
          </table:table-cell>
          <table:table-cell table:style-name="TC20">
            <text:p text:style-name="P4"><text:span text:style-name="C0">m²</text:span></text:p>
          </table:table-cell>
          <table:table-cell table:style-name="TC20">
            <text:p text:style-name="P30"><text:span text:style-name="C0">32,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3 ((3,15-0,30)*(2*(0,50+0,40))+(4,73-0,25)*(2*(0,50+0,40))+(3,22-0,25)*(2*(0,50+0,30))+(3,22-0,25)*(2*(0,50+0,30))+(3,22-0,25)*(2*(0,50+0,30))+(3,22-0,25)*(2*(0,50+0,30))+0,60*(4*0,30))</text:span></text:p>
          </table:table-cell>
          <table:table-cell table:style-name="TC20">
            <text:p text:style-name="P4"><text:span text:style-name="C0">m²</text:span></text:p>
          </table:table-cell>
          <table:table-cell table:style-name="TC20">
            <text:p text:style-name="P30"><text:span text:style-name="C0">32,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4 ((3,15-0,30)*(2*(0,50+0,40))+(4,73-0,25)*(2*(0,50+0,40))+(3,22-0,25)*(2*(0,50+0,30))+(3,22-0,25)*(2*(0,50+0,30))+(3,22-0,25)*(2*(0,50+0,30))+(3,22-0,25)*(2*(0,50+0,30))+0,60*(4*0,30))</text:span></text:p>
          </table:table-cell>
          <table:table-cell table:style-name="TC20">
            <text:p text:style-name="P4"><text:span text:style-name="C0">m²</text:span></text:p>
          </table:table-cell>
          <table:table-cell table:style-name="TC20">
            <text:p text:style-name="P30"><text:span text:style-name="C0">32,9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5 ((3,15-0,30)*(2*(0,50+0,40))+(4,73-0,25)*(2*(0,50+0,40))+(3,22-0,25)*(2*(0,50+0,30))+(3,22-0,25)*(2*(0,50+0,30))+(3,22-0,25)*(2*(0,50+0,30))+(3,22-0,25)*(2*(0,50+0,30))+2,82*(2*(0,50+0,30))+0,60*(4*0,30))</text:span></text:p>
          </table:table-cell>
          <table:table-cell table:style-name="TC20">
            <text:p text:style-name="P4"><text:span text:style-name="C0">m²</text:span></text:p>
          </table:table-cell>
          <table:table-cell table:style-name="TC20">
            <text:p text:style-name="P30"><text:span text:style-name="C0">37,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6 ((4,73-0,25)*(4*0,30)+(3,22-0,25)*(4*0,30)+(3,22-0,25)*(4*0,30)+(3,22-0,25)*(4*0,30)+(3,22-0,25)*(4*0,30)+2,80*(4*0,30))</text:span></text:p>
          </table:table-cell>
          <table:table-cell table:style-name="TC20">
            <text:p text:style-name="P4"><text:span text:style-name="C0">m²</text:span></text:p>
          </table:table-cell>
          <table:table-cell table:style-name="TC20">
            <text:p text:style-name="P30"><text:span text:style-name="C0">22,9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7 ((3,15-0,30)*(2*(0,50+0,40))+(4,73-0,25)*(2*(0,50+0,40))+(3,22-0,25)*(2*(0,50+0,30))+(3,22-0,25)*(2*(0,50+0,30))+(3,22-0,25)*(2*(0,50+0,30))+(3,22-0,25)*(2*(0,50*0,30))+2,80*(4*0,30))</text:span></text:p>
          </table:table-cell>
          <table:table-cell table:style-name="TC20">
            <text:p text:style-name="P4"><text:span text:style-name="C0">m²</text:span></text:p>
          </table:table-cell>
          <table:table-cell table:style-name="TC20">
            <text:p text:style-name="P30"><text:span text:style-name="C0">31,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8 ((3,15-0,30)*(2*(0,50+0,40))+(4,73-0,25)*(2*(0,50+0,40))+(3,22-0,25)*(2*(0,50+0,30))+(3,22-0,25)*(2*(0,50+0,30))+(3,22-0,25)*(2*(0,50*0,30))+(3,22-0,25)*(2*(0,50+0,30))+2,80*(4*0,30))</text:span></text:p>
          </table:table-cell>
          <table:table-cell table:style-name="TC20">
            <text:p text:style-name="P4"><text:span text:style-name="C0">m²</text:span></text:p>
          </table:table-cell>
          <table:table-cell table:style-name="TC20">
            <text:p text:style-name="P30"><text:span text:style-name="C0">31,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19 ((3,15-0,30)*(2*(0,50+0,40))+(4,73-0,25)*(2*(0,50+0,40))+(3,22-0,25)*(2*(0,50+0,30))+(3,22-0,25)*(2*(0,50+0,30))+(3,22-0,25)*(2*(0,50+0,30))+(3,22-0,25)*(2*(0,50+0,30))+2,80*(4*0,30))</text:span></text:p>
          </table:table-cell>
          <table:table-cell table:style-name="TC20">
            <text:p text:style-name="P4"><text:span text:style-name="C0">m²</text:span></text:p>
          </table:table-cell>
          <table:table-cell table:style-name="TC20">
            <text:p text:style-name="P30"><text:span text:style-name="C0">35,5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0 ((3,15-0,30)*(2*(0,50+0,40))+(4,73-0,25)*(2*(0,50+0,40))+(3,22-0,25)*(2*(0,50+0,30))+(3,22-0,25)*(2*(0,50+0,30))+(3,22-0,25)*0,50*0,30+(3,22-0,25)*(2*(0,50+0,30))+2,80*(4*0,30))</text:span></text:p>
          </table:table-cell>
          <table:table-cell table:style-name="TC20">
            <text:p text:style-name="P4"><text:span text:style-name="C0">m²</text:span></text:p>
          </table:table-cell>
          <table:table-cell table:style-name="TC20">
            <text:p text:style-name="P30"><text:span text:style-name="C0">31,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1 ((3,15-0,30)*(2*(0,50+0,40))+(4,73-0,25)*(2*(0,50+0,40))+(3,22-0,25)*(2*(0,50+0,30))+(3,22-0,25)*(2*(0,50+0,30))+(3,22-0,25)*(2*(0,50+0,30))+(3,22-0,25)*(2*(0,50+0,30))+2,80*(4*0,30)+0,20*(4*0,30))</text:span></text:p>
          </table:table-cell>
          <table:table-cell table:style-name="TC20">
            <text:p text:style-name="P4"><text:span text:style-name="C0">m²</text:span></text:p>
          </table:table-cell>
          <table:table-cell table:style-name="TC20">
            <text:p text:style-name="P30"><text:span text:style-name="C0">35,8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2 ((3,15-0,30)*(2*(0,50+0,40))+(4,73-0,25)*(2*(0,50+0,40))+(3,22-0,25)*(2*(0,50+0,30))+(3,22-0,25)*(2*(0,50+0,30))+(3,22-0,25)*(2*(0,50+0,30))+(3,22-0,25)*(2*(0,50+0,30))+(1,90+0,60+0,20)*(2*(0,40+0,30)))</text:span></text:p>
          </table:table-cell>
          <table:table-cell table:style-name="TC20">
            <text:p text:style-name="P4"><text:span text:style-name="C0">m²</text:span></text:p>
          </table:table-cell>
          <table:table-cell table:style-name="TC20">
            <text:p text:style-name="P30"><text:span text:style-name="C0">35,9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3 ((3,15-0,30)*(2*(0,50+0,40))+(4,73-0,25)*(2*(0,50+0,40))+(3,22-0,25)*(2*(0,50+0,30))+(3,22-0,25)*(2*(0,50+0,30))+(3,22-0,25)*(2*(0,50+0,30))+(3,22-0,25)*(2*(0,50+0,30))+1,90*(2*(0,50+0,30)))</text:span></text:p>
          </table:table-cell>
          <table:table-cell table:style-name="TC20">
            <text:p text:style-name="P4"><text:span text:style-name="C0">m²</text:span></text:p>
          </table:table-cell>
          <table:table-cell table:style-name="TC20">
            <text:p text:style-name="P30"><text:span text:style-name="C0">35,2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4 ((3,15-0,30)*(2*(0,50+0,40))+(4,73-0,25)*(2*(0,50+0,40))+(3,22-0,25)*(2*(0,50+0,30))+(3,22-0,25)*(2*(0,50+0,30))+(3,22-0,25)*(2*(0,50+0,30))+(3,22-0,25)*(2*(0,50+0,30))+0,80*(2*(0,50+0,30)))</text:span></text:p>
          </table:table-cell>
          <table:table-cell table:style-name="TC20">
            <text:p text:style-name="P4"><text:span text:style-name="C0">m²</text:span></text:p>
          </table:table-cell>
          <table:table-cell table:style-name="TC20">
            <text:p text:style-name="P30"><text:span text:style-name="C0">33,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5 ((3,15-0,30)*(2*(0,50+0,40))+(4,73-0,25)*(2*(0,50+0,40))+(3,22-0,25)*(2*(0,50+0,30))+(3,22-0,25)*(2*(0,50+0,30))+(3,22-0,25)*(2*(0,50+0,30))+(3,22-0,25)*(2*(0,50+0,30))+1,75*(4*0,30))</text:span></text:p>
          </table:table-cell>
          <table:table-cell table:style-name="TC20">
            <text:p text:style-name="P4"><text:span text:style-name="C0">m²</text:span></text:p>
          </table:table-cell>
          <table:table-cell table:style-name="TC20">
            <text:p text:style-name="P30"><text:span text:style-name="C0">34,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6 ((3,15-0,30)*(2*(0,50+0,40))+(4,73-0,25)*(2*(0,50+0,40))+(3,22-0,25)*(2*(0,50+0,30))+(3,22-0,25)*(2*(0,50+0,30))+(3,22-0,25)*(2*(0,50+0,30))+(3,22-0,25)*(2*(0,50+0,30))+1,75*(4*0,30))</text:span></text:p>
          </table:table-cell>
          <table:table-cell table:style-name="TC20">
            <text:p text:style-name="P4"><text:span text:style-name="C0">m²</text:span></text:p>
          </table:table-cell>
          <table:table-cell table:style-name="TC20">
            <text:p text:style-name="P30"><text:span text:style-name="C0">34,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7 ((3,15-0,30)*(2*(0,50+0,40))+(4,73-0,25)*(2*(0,50+0,40))+(3,22-0,25)*(2*(0,50+0,30))+(3,22-0,25)*(2*(0,50+0,30))+(3,22-0,25)*(2*(0,50+0,30))+(3,22-0,25)*(2*(0,50+0,30))+1,75*(4*0,30))</text:span></text:p>
          </table:table-cell>
          <table:table-cell table:style-name="TC20">
            <text:p text:style-name="P4"><text:span text:style-name="C0">m²</text:span></text:p>
          </table:table-cell>
          <table:table-cell table:style-name="TC20">
            <text:p text:style-name="P30"><text:span text:style-name="C0">34,3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8 ((4,73-0,25)*(4*0,30)+(3,22-0,25)*(4*0,30)+(3,22-0,25)*(4*0,30)+(3,22-0,25)*(4*0,30)+(3,22-0,25)*(4*0,30)+1,05*(4*0,30))</text:span></text:p>
          </table:table-cell>
          <table:table-cell table:style-name="TC20">
            <text:p text:style-name="P4"><text:span text:style-name="C0">m²</text:span></text:p>
          </table:table-cell>
          <table:table-cell table:style-name="TC20">
            <text:p text:style-name="P30"><text:span text:style-name="C0">20,8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29 ((3,15-0,30)*(2*(0,50+0,40))+(4,73-0,25)*(2*(0,50+0,40))+(3,22-0,25)*(2*(0,50+0,30))+(3,22-0,25)*(2*(0,50+0,30))+(3,22-0,25)*(2*(0,50+0,30))+(3,22-0,25)*(2*(0,50+0,30))+1,05*(2*(0,50+0,30)))</text:span></text:p>
          </table:table-cell>
          <table:table-cell table:style-name="TC20">
            <text:p text:style-name="P4"><text:span text:style-name="C0">m²</text:span></text:p>
          </table:table-cell>
          <table:table-cell table:style-name="TC20">
            <text:p text:style-name="P30"><text:span text:style-name="C0">33,8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0 ((3,15-0,30)*(2*(0,50+0,30))+(4,73-0,25)*(2*(0,50+0,30)))</text:span></text:p>
          </table:table-cell>
          <table:table-cell table:style-name="TC20">
            <text:p text:style-name="P4"><text:span text:style-name="C0">m²</text:span></text:p>
          </table:table-cell>
          <table:table-cell table:style-name="TC20">
            <text:p text:style-name="P30"><text:span text:style-name="C0">11,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1 ((3,15-0,30)*(2*(0,50+0,40))+(4,73-0,25)*(2*(0,50+0,40))+(3,22-0,25)*(2*(0,50+0,30))+(3,22-0,25)*(2*(0,50+0,30))+(3,22-0,25)*(2*(0,50+0,30))+(3,22-0,25)*(2*(0,50+0,30))+(1,05+1,95)*(2*(0,50+0,30)))</text:span></text:p>
          </table:table-cell>
          <table:table-cell table:style-name="TC20">
            <text:p text:style-name="P4"><text:span text:style-name="C0">m²</text:span></text:p>
          </table:table-cell>
          <table:table-cell table:style-name="TC20">
            <text:p text:style-name="P30"><text:span text:style-name="C0">37,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2 ((3,15-0,30)*(2*(0,50+0,40))+(4,73-0,25)*(2*(0,50+0,40))+(3,22-0,25)*(2*(0,50+0,30))+(3,22-0,25)*(2*(0,50+0,30))+(3,22-0,25)*(2*(0,50+0,30))+(3,22-0,25)*(2*(0,50+0,30)))</text:span></text:p>
          </table:table-cell>
          <table:table-cell table:style-name="TC20">
            <text:p text:style-name="P4"><text:span text:style-name="C0">m²</text:span></text:p>
          </table:table-cell>
          <table:table-cell table:style-name="TC20">
            <text:p text:style-name="P30"><text:span text:style-name="C0">32,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3 ((3,15-0,30)*(2*(0,50+0,40))+(4,73-0,25)*(2*(0,50+0,40))+(3,22-0,25)*(2*(0,50+0,30))+(3,22-0,25)*(2*(0,50+0,30))+(3,22-0,25)*(2*(0,50+0,30))+(3,22-0,25)*(2*(0,50+0,30))+0,80*(4*0,30))</text:span></text:p>
          </table:table-cell>
          <table:table-cell table:style-name="TC20">
            <text:p text:style-name="P4"><text:span text:style-name="C0">m²</text:span></text:p>
          </table:table-cell>
          <table:table-cell table:style-name="TC20">
            <text:p text:style-name="P30"><text:span text:style-name="C0">33,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4 ((3,15-0,30)*(2*(0,50+0,40))+(4,73-0,25)*(2*(0,50+0,40))+(3,22-0,25)*(2*(0,50+0,30))+(3,22-0,25)*(2*(0,50+0,30))+(3,22-0,25)*(2*(0,50+0,30))+(3,22-0,25)*(2*(0,50+0,30)))</text:span></text:p>
          </table:table-cell>
          <table:table-cell table:style-name="TC20">
            <text:p text:style-name="P4"><text:span text:style-name="C0">m²</text:span></text:p>
          </table:table-cell>
          <table:table-cell table:style-name="TC20">
            <text:p text:style-name="P30"><text:span text:style-name="C0">32,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5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6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7 ((3,15-0,30)*(2*(0,50+0,40))+(4,73-0,25)*(2*(0,50+0,40))+(3,22-0,25)*(2*(0,50+0,30))+(3,22-0,25)*(2*(0,50+0,30))+(3,22-0,25)*(2*(0,50+0,30))+(3,22-0,25)*(2*(0,50+0,30))+3,40*(4*0,30))</text:span></text:p>
          </table:table-cell>
          <table:table-cell table:style-name="TC20">
            <text:p text:style-name="P4"><text:span text:style-name="C0">m²</text:span></text:p>
          </table:table-cell>
          <table:table-cell table:style-name="TC20">
            <text:p text:style-name="P30"><text:span text:style-name="C0">36,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8 ((3,15-0,30)*(2*(0,50+0,40))+(4,73-0,25)*(2*(0,50+0,40))+(3,22-0,25)*(2*(0,50+0,30))+(3,22-0,25)*(2*(0,50+0,30))+(3,22-0,25)*(2*(0,50+0,30))+(3,22-0,25)*(2*(0,50+0,30))+3,40*(4*0,30))</text:span></text:p>
          </table:table-cell>
          <table:table-cell table:style-name="TC20">
            <text:p text:style-name="P4"><text:span text:style-name="C0">m²</text:span></text:p>
          </table:table-cell>
          <table:table-cell table:style-name="TC20">
            <text:p text:style-name="P30"><text:span text:style-name="C0">36,2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39 ((3,15-0,30)*(2*(0,50+0,40))+(4,73-0,25)*(2*(0,50+0,40))+(3,22-0,25)*(2*(0,50+0,30))+(3,22-0,25)*(2*(0,50+0,30))+(3,22-0,25)*(2*(0,50+0,30))+(3,22-0,25)*(2*(0,50+0,30))+2,92*(2*(0,50+0,30))+0,80*(4*0,30))</text:span></text:p>
          </table:table-cell>
          <table:table-cell table:style-name="TC20">
            <text:p text:style-name="P4"><text:span text:style-name="C0">m²</text:span></text:p>
          </table:table-cell>
          <table:table-cell table:style-name="TC20">
            <text:p text:style-name="P30"><text:span text:style-name="C0">37,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0 ((3,15-0,30)*(2*(0,50+0,40))+(4,73-0,25)*(2*(0,50+0,40))+(3,22-0,25)*(2*(0,50+0,30))+(3,22-0,25)*(2*(0,50+0,30))+(3,22-0,25)*(2*(0,50+0,30))+(3,22-0,25)*(2*(0,50+0,30)))</text:span></text:p>
          </table:table-cell>
          <table:table-cell table:style-name="TC20">
            <text:p text:style-name="P4"><text:span text:style-name="C0">m²</text:span></text:p>
          </table:table-cell>
          <table:table-cell table:style-name="TC20">
            <text:p text:style-name="P30"><text:span text:style-name="C0">32,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1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2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3 ((3,15-0,30)*(2*(0,50+0,40))+(4,73-0,25)*(2*(0,50+0,40))+(3,22-0,25)*(2*(0,50+0,30))+(3,22-0,25)*(2*(0,50+0,30))+(3,22-0,25)*(2*(0,50+0,30))+(3,22-0,25)*(2*(0,50+0,30)))</text:span></text:p>
          </table:table-cell>
          <table:table-cell table:style-name="TC20">
            <text:p text:style-name="P4"><text:span text:style-name="C0">m²</text:span></text:p>
          </table:table-cell>
          <table:table-cell table:style-name="TC20">
            <text:p text:style-name="P30"><text:span text:style-name="C0">32,2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4 ((3,15-0,30)*(2*(0,60+0,40))+(4,73-0,25)*(2*(0,60+0,40))+(3,22-0,25)*(2*(0,50+0,30))+(3,22-0,25)*(2*(0,50+0,30))+(3,22-0,25)*(2*(0,50+0,30))+(3,22-0,25)*(2*(0,50+0,30))+1,17*(4*0,30))</text:span></text:p>
          </table:table-cell>
          <table:table-cell table:style-name="TC20">
            <text:p text:style-name="P4"><text:span text:style-name="C0">m²</text:span></text:p>
          </table:table-cell>
          <table:table-cell table:style-name="TC20">
            <text:p text:style-name="P30"><text:span text:style-name="C0">35,0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5 ((3,15-0,30)*(2*(0,60+0,40))+(4,73-0,25)*(2*(0,60+0,40))+(3,22-0,25)*(2*(0,60+0,30))+(3,22-0,25)*(2*(0,50+0,30))+(3,22-0,25)*(2*(0,50+0,30))+(3,22-0,25)*(2*(0,50+0,30))+(1,90+0,60)*(4*0,30))</text:span></text:p>
          </table:table-cell>
          <table:table-cell table:style-name="TC20">
            <text:p text:style-name="P4"><text:span text:style-name="C0">m²</text:span></text:p>
          </table:table-cell>
          <table:table-cell table:style-name="TC20">
            <text:p text:style-name="P30"><text:span text:style-name="C0">37,2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6 ((3,15-0,30)*(2*(0,50+0,40))+(4,73-0,25)*(2*(0,50+0,40))+(3,22-0,25)*(2*(0,40+0,30))+(3,22-0,25)*(2*(0,40+0,30))+(3,22-0,25)*(2*(0,40+0,30))+(3,22-0,25)*(2*(0,40+0,30))+0,80*(4*0,30))</text:span></text:p>
          </table:table-cell>
          <table:table-cell table:style-name="TC20">
            <text:p text:style-name="P4"><text:span text:style-name="C0">m²</text:span></text:p>
          </table:table-cell>
          <table:table-cell table:style-name="TC20">
            <text:p text:style-name="P30"><text:span text:style-name="C0">30,7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7 ((3,15-0,30)*(2*(0,50+0,40))+(4,73-0,25)*(2*(0,50+0,40))+(3,22-0,25)*(2*(0,50+0,30))+(3,22-0,25)*(2*(0,50+0,30))+(3,22-0,25)*(2*(0,50+0,30))+(3,22-0,25)*(2*(0,50+0,30))+1,20*(4*0,30))</text:span></text:p>
          </table:table-cell>
          <table:table-cell table:style-name="TC20">
            <text:p text:style-name="P4"><text:span text:style-name="C0">m²</text:span></text:p>
          </table:table-cell>
          <table:table-cell table:style-name="TC20">
            <text:p text:style-name="P30"><text:span text:style-name="C0">33,6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8 ((3,15-0,30)*(2*(0,50+0,40))+(4,73-0,25)*(2*(0,50+0,40))+(3,22-0,25)*(2*(0,50+0,30))+(3,22-0,25)*(2*(0,50+0,30))+(3,22-0,25)*(2*(0,40+0,30))+(3,22-0,25)*(2*(0,40+0,30))+2,96*(2*(0,40+0,30)))</text:span></text:p>
          </table:table-cell>
          <table:table-cell table:style-name="TC20">
            <text:p text:style-name="P4"><text:span text:style-name="C0">m²</text:span></text:p>
          </table:table-cell>
          <table:table-cell table:style-name="TC20">
            <text:p text:style-name="P30"><text:span text:style-name="C0">35,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49 ((3,15-0,30)*(2*(0,50+0,40))+(4,73-0,25)*(2*(0,50+0,40))+(3,22-0,25)*(2*(0,50+0,30))+(3,22-0,25)*(2*(0,40+0,30))+(3,22-0,25)*(2*(0,40+0,30))+(3,22-0,25)*(2*(0,40+0,30))+0,85*(2*(0,40+0,30)))</text:span></text:p>
          </table:table-cell>
          <table:table-cell table:style-name="TC20">
            <text:p text:style-name="P4"><text:span text:style-name="C0">m²</text:span></text:p>
          </table:table-cell>
          <table:table-cell table:style-name="TC20">
            <text:p text:style-name="P30"><text:span text:style-name="C0">31,61</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0 ((3,15-0,30)*(2*(0,50+0,40))+(4,73-0,25)*(2*(0,50+0,40))+(3,22-0,25)*(2*(0,40+0,30))+(3,22-0,25)*(2*(0,40+0,30))+(3,22-0,25)*(2*(0,40+0,30))+(3,22-0,25)*(2*(0,40+0,30)))</text:span></text:p>
          </table:table-cell>
          <table:table-cell table:style-name="TC20">
            <text:p text:style-name="P4"><text:span text:style-name="C0">m²</text:span></text:p>
          </table:table-cell>
          <table:table-cell table:style-name="TC20">
            <text:p text:style-name="P30"><text:span text:style-name="C0">29,8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1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2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3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4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5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6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7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8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59 ((3,15-0,30)*(2*(0,50+0,40)))</text:span></text:p>
          </table:table-cell>
          <table:table-cell table:style-name="TC20">
            <text:p text:style-name="P4"><text:span text:style-name="C0">m²</text:span></text:p>
          </table:table-cell>
          <table:table-cell table:style-name="TC20">
            <text:p text:style-name="P30"><text:span text:style-name="C0">5,1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1 ((3,10-0,30)*(2*(0,50+0,30)))</text:span></text:p>
          </table:table-cell>
          <table:table-cell table:style-name="TC20">
            <text:p text:style-name="P4"><text:span text:style-name="C0">m²</text:span></text:p>
          </table:table-cell>
          <table:table-cell table:style-name="TC20">
            <text:p text:style-name="P30"><text:span text:style-name="C0">4,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2 ((3,10-0,30)*(2*(0,50+0,30)))</text:span></text:p>
          </table:table-cell>
          <table:table-cell table:style-name="TC20">
            <text:p text:style-name="P4"><text:span text:style-name="C0">m²</text:span></text:p>
          </table:table-cell>
          <table:table-cell table:style-name="TC20">
            <text:p text:style-name="P30"><text:span text:style-name="C0">4,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3 ((3,10-0,30)*(2*(0,50+0,30)))</text:span></text:p>
          </table:table-cell>
          <table:table-cell table:style-name="TC20">
            <text:p text:style-name="P4"><text:span text:style-name="C0">m²</text:span></text:p>
          </table:table-cell>
          <table:table-cell table:style-name="TC20">
            <text:p text:style-name="P30"><text:span text:style-name="C0">4,4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5 ((3,10-0,30)*(2*(0,40+0,30))+(4,78-0,25)*(2*(0,40+0,30))+(3,22-0,25)*(4*0,30)+(3,22-0,25)*(4*0,30))</text:span></text:p>
          </table:table-cell>
          <table:table-cell table:style-name="TC20">
            <text:p text:style-name="P4"><text:span text:style-name="C0">m²</text:span></text:p>
          </table:table-cell>
          <table:table-cell table:style-name="TC20">
            <text:p text:style-name="P30"><text:span text:style-name="C0">17,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6 ((3,10-0,30)*(2*(0,50+0,30))+(4,78-0,25)*(2*(0,50+0,30))+(3,22-0,25)*(4*0,30)+(3,22-0,25)*(4*0,30))</text:span></text:p>
          </table:table-cell>
          <table:table-cell table:style-name="TC20">
            <text:p text:style-name="P4"><text:span text:style-name="C0">m²</text:span></text:p>
          </table:table-cell>
          <table:table-cell table:style-name="TC20">
            <text:p text:style-name="P30"><text:span text:style-name="C0">18,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7 ((3,10-0,30)*(2*(0,50+0,30))+(4,78-0,25)*(2*(0,50+0,30))+(3,22-0,25)*(4*0,30)+(3,22-0,25)*(4*0,30))</text:span></text:p>
          </table:table-cell>
          <table:table-cell table:style-name="TC20">
            <text:p text:style-name="P4"><text:span text:style-name="C0">m²</text:span></text:p>
          </table:table-cell>
          <table:table-cell table:style-name="TC20">
            <text:p text:style-name="P30"><text:span text:style-name="C0">18,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8 (0,13*(4*0,30))</text:span></text:p>
          </table:table-cell>
          <table:table-cell table:style-name="TC20">
            <text:p text:style-name="P4"><text:span text:style-name="C0">m²</text:span></text:p>
          </table:table-cell>
          <table:table-cell table:style-name="TC20">
            <text:p text:style-name="P30"><text:span text:style-name="C0">0,1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09 ((3,10-0,30)*(2*(0,50+0,30))+(4,78-0,25)*(2*(0,50+0,30))+(3,22-0,25)*(2*(0,40+0,30))+(3,22-0,25)*(4*0,30)+0,15*(4*0,30))</text:span></text:p>
          </table:table-cell>
          <table:table-cell table:style-name="TC20">
            <text:p text:style-name="P4"><text:span text:style-name="C0">m²</text:span></text:p>
          </table:table-cell>
          <table:table-cell table:style-name="TC20">
            <text:p text:style-name="P30"><text:span text:style-name="C0">19,6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0 ((3,10-0,30)*(2*(0,40+0,30))+(4,78-0,25)*(2*(0,40+0,30))+(3,22-0,25)*(2*(0,30+0,30))+(3,22-0,25)*(4*0,30))</text:span></text:p>
          </table:table-cell>
          <table:table-cell table:style-name="TC20">
            <text:p text:style-name="P4"><text:span text:style-name="C0">m²</text:span></text:p>
          </table:table-cell>
          <table:table-cell table:style-name="TC20">
            <text:p text:style-name="P30"><text:span text:style-name="C0">17,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2 ((3,10-0,30)*(2*(0,50+0,30))+(4,78-0,25)*(2*(0,50+0,30))+(3,22-0,25)*(2*(0,40+0,30))+(3,22-0,25)*(4*0,30))</text:span></text:p>
          </table:table-cell>
          <table:table-cell table:style-name="TC20">
            <text:p text:style-name="P4"><text:span text:style-name="C0">m²</text:span></text:p>
          </table:table-cell>
          <table:table-cell table:style-name="TC20">
            <text:p text:style-name="P30"><text:span text:style-name="C0">19,4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B13 ((3,10-0,30)*(2*(0,50+0,30))+(4,78-0,25)*(2*(0,50+0,30))+(3,22-0,25)*(4*0,30)+(3,22-0,25)*(4*0,30))</text:span></text:p>
          </table:table-cell>
          <table:table-cell table:style-name="TC20">
            <text:p text:style-name="P4"><text:span text:style-name="C0">m²</text:span></text:p>
          </table:table-cell>
          <table:table-cell table:style-name="TC20">
            <text:p text:style-name="P30"><text:span text:style-name="C0">18,8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493,19</text:span></text:p>
          </table:table-cell>
          <table:table-cell table:style-name="TC20">
            <text:p text:style-name="P30"><text:span text:style-name="C0">40,51</text:span></text:p>
          </table:table-cell>
          <table:table-cell table:style-name="TC22">
            <text:p text:style-name="P30"><text:span text:style-name="C37">60.489,13</text:span></text:p>
          </table:table-cell>
        </table:table-row>
        <table:table-row>
          <table:table-cell table:style-name="TC18">
            <text:p text:style-name="P4"><text:span text:style-name="C33">2.10.6</text:span></text:p>
          </table:table-cell>
          <table:table-cell table:style-name="TC20">
            <text:p text:style-name="P28"><text:span text:style-name="C0">09.P02.A80.005</text:span></text:p>
          </table:table-cell>
          <table:table-cell table:style-name="TC20">
            <text:p text:style-name="P28"><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ilastri <text:s/>facciata <text:s/>principale <text:s/>- <text:s/>Tubi <text:s/>Ø <text:s/>224,5x8 (46,66*(11,05*6+1,80+1,00))</text:span></text:p>
          </table:table-cell>
          <table:table-cell table:style-name="TC20">
            <text:p text:style-name="P4"><text:span text:style-name="C0">kg</text:span></text:p>
          </table:table-cell>
          <table:table-cell table:style-name="TC20">
            <text:p text:style-name="P30"><text:span text:style-name="C0">3.224,20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3.224,206</text:span></text:p>
          </table:table-cell>
          <table:table-cell table:style-name="TC20">
            <text:p text:style-name="P30"><text:span text:style-name="C0">2,98</text:span></text:p>
          </table:table-cell>
          <table:table-cell table:style-name="TC22">
            <text:p text:style-name="P30"><text:span text:style-name="C37">9.608,13</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Pilastr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37.529,03</text:span></text:p>
          </table:table-cell>
        </table:table-row>
        <table:table-row>
          <table:table-cell table:style-name="TC24">
            <text:p text:style-name="P4"><text:span text:style-name="C25">2.11</text:span></text:p>
          </table:table-cell>
          <table:table-cell table:style-name="TC27">
            <text:p text:style-name="P28"/>
          </table:table-cell>
          <table:table-cell table:style-name="TC27">
            <text:p text:style-name="P28"><text:span text:style-name="C29">Sett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11.1</text:span></text:p>
          </table:table-cell>
          <table:table-cell table:style-name="TC20">
            <text:p text:style-name="P28"><text:span text:style-name="C0">01.A04.B31.010</text:span></text:p>
          </table:table-cell>
          <table:table-cell table:style-name="TC20">
            <text:p text:style-name="P28"><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ext:p text:style-name="P28"><text:span text:style-name="C0">Classe di resistenza a compressione minima C30/37</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3,15+4,73+4*3,22+0,90)*(1,95-0,30/2)*0,30)</text:span></text:p>
          </table:table-cell>
          <table:table-cell table:style-name="TC20">
            <text:p text:style-name="P4"><text:span text:style-name="C0">m³</text:span></text:p>
          </table:table-cell>
          <table:table-cell table:style-name="TC20">
            <text:p text:style-name="P30"><text:span text:style-name="C0">11,6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3,15+4,73+4*3,22+0,90)*1,80*0,30)</text:span></text:p>
          </table:table-cell>
          <table:table-cell table:style-name="TC20">
            <text:p text:style-name="P4"><text:span text:style-name="C0">m³</text:span></text:p>
          </table:table-cell>
          <table:table-cell table:style-name="TC20">
            <text:p text:style-name="P30"><text:span text:style-name="C0">11,69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3,15+4,73+4*3,22+0,55)*1,80*0,30)</text:span></text:p>
          </table:table-cell>
          <table:table-cell table:style-name="TC20">
            <text:p text:style-name="P4"><text:span text:style-name="C0">m³</text:span></text:p>
          </table:table-cell>
          <table:table-cell table:style-name="TC20">
            <text:p text:style-name="P30"><text:span text:style-name="C0">11,50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3,15+4,73+4*3,22+0,95/2)*1,80*0,30)</text:span></text:p>
          </table:table-cell>
          <table:table-cell table:style-name="TC20">
            <text:p text:style-name="P4"><text:span text:style-name="C0">m³</text:span></text:p>
          </table:table-cell>
          <table:table-cell table:style-name="TC20">
            <text:p text:style-name="P30"><text:span text:style-name="C0">11,46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3,15+4,73+4*3,22)*(1,75-0,30/2)*0,3+1,75*0,30*(1,65+0,90)/2)</text:span></text:p>
          </table:table-cell>
          <table:table-cell table:style-name="TC20">
            <text:p text:style-name="P4"><text:span text:style-name="C0">m³</text:span></text:p>
          </table:table-cell>
          <table:table-cell table:style-name="TC20">
            <text:p text:style-name="P30"><text:span text:style-name="C0">10,63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3,15+4,73+4*3,22+3,70)*4,00*0,25)</text:span></text:p>
          </table:table-cell>
          <table:table-cell table:style-name="TC20">
            <text:p text:style-name="P4"><text:span text:style-name="C0">m³</text:span></text:p>
          </table:table-cell>
          <table:table-cell table:style-name="TC20">
            <text:p text:style-name="P30"><text:span text:style-name="C0">24,4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3,15+4,73+4*3,22+(1,55+3,00)/2)*1,80*0,30)</text:span></text:p>
          </table:table-cell>
          <table:table-cell table:style-name="TC20">
            <text:p text:style-name="P4"><text:span text:style-name="C0">m³</text:span></text:p>
          </table:table-cell>
          <table:table-cell table:style-name="TC20">
            <text:p text:style-name="P30"><text:span text:style-name="C0">12,4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3,15+4,73+4*3,22+(1,55+3,00)/2)*1,80*0,30)</text:span></text:p>
          </table:table-cell>
          <table:table-cell table:style-name="TC20">
            <text:p text:style-name="P4"><text:span text:style-name="C0">m³</text:span></text:p>
          </table:table-cell>
          <table:table-cell table:style-name="TC20">
            <text:p text:style-name="P30"><text:span text:style-name="C0">12,43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N01 ((3,15+4,73+4*3,22+3,50)*(2,30*2,85-(2,30-2*0,25)*(2,85-2*0,25))-6*(1,45*2,40*0,25))</text:span></text:p>
          </table:table-cell>
          <table:table-cell table:style-name="TC20">
            <text:p text:style-name="P4"><text:span text:style-name="C0">m³</text:span></text:p>
          </table:table-cell>
          <table:table-cell table:style-name="TC20">
            <text:p text:style-name="P30"><text:span text:style-name="C0">51,18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7,523</text:span></text:p>
          </table:table-cell>
          <table:table-cell table:style-name="TC20">
            <text:p text:style-name="P30"><text:span text:style-name="C0">123,35</text:span></text:p>
          </table:table-cell>
          <table:table-cell table:style-name="TC22">
            <text:p text:style-name="P30"><text:span text:style-name="C37">19.430,46</text:span></text:p>
          </table:table-cell>
        </table:table-row>
        <table:table-row>
          <table:table-cell table:style-name="TC18">
            <text:p text:style-name="P4"><text:span text:style-name="C33">2.11.2</text:span></text:p>
          </table:table-cell>
          <table:table-cell table:style-name="TC20">
            <text:p text:style-name="P28"><text:span text:style-name="C0">01.A04.C30.015</text:span></text:p>
          </table:table-cell>
          <table:table-cell table:style-name="TC20">
            <text:p text:style-name="P28"><text:span text:style-name="C0">Getto in opera di calcestruzzo cementizio preconfezionato eseguito con pompa compreso il nolo della stessa</text:span></text:p>
            <text:p text:style-name="P28"><text:span text:style-name="C0">In strutture armat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57,523)</text:span></text:p>
          </table:table-cell>
          <table:table-cell table:style-name="TC20">
            <text:p text:style-name="P4"><text:span text:style-name="C0">m³</text:span></text:p>
          </table:table-cell>
          <table:table-cell table:style-name="TC20">
            <text:p text:style-name="P30"><text:span text:style-name="C0">157,5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7,523</text:span></text:p>
          </table:table-cell>
          <table:table-cell table:style-name="TC20">
            <text:p text:style-name="P30"><text:span text:style-name="C0">24,74</text:span></text:p>
          </table:table-cell>
          <table:table-cell table:style-name="TC22">
            <text:p text:style-name="P30"><text:span text:style-name="C37">3.897,12</text:span></text:p>
          </table:table-cell>
        </table:table-row>
        <table:table-row>
          <table:table-cell table:style-name="TC18">
            <text:p text:style-name="P4"><text:span text:style-name="C33">2.11.3</text:span></text:p>
          </table:table-cell>
          <table:table-cell table:style-name="TC20">
            <text:p text:style-name="P28"><text:span text:style-name="C0">01.A04.E00.005</text:span></text:p>
          </table:table-cell>
          <table:table-cell table:style-name="TC20">
            <text:p text:style-name="P28"><text:span text:style-name="C0">Vibratura mediante vibratore ad immersione, compreso il compenso per la maggiore quantita' di materiale impiegato, noleggio vibratore e consumo energia elettrica o combustibile</text:span></text:p>
            <text:p text:style-name="P28"><text:span text:style-name="C0">Di calcestruzzo cementizio armat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Quantità voce precedente (157,523)</text:span></text:p>
          </table:table-cell>
          <table:table-cell table:style-name="TC20">
            <text:p text:style-name="P4"><text:span text:style-name="C0">m³</text:span></text:p>
          </table:table-cell>
          <table:table-cell table:style-name="TC20">
            <text:p text:style-name="P30"><text:span text:style-name="C0">157,52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157,523</text:span></text:p>
          </table:table-cell>
          <table:table-cell table:style-name="TC20">
            <text:p text:style-name="P30"><text:span text:style-name="C0">8,12</text:span></text:p>
          </table:table-cell>
          <table:table-cell table:style-name="TC22">
            <text:p text:style-name="P30"><text:span text:style-name="C37">1.279,09</text:span></text:p>
          </table:table-cell>
        </table:table-row>
        <table:table-row>
          <table:table-cell table:style-name="TC18">
            <text:p text:style-name="P4"><text:span text:style-name="C33">2.11.4</text:span></text:p>
          </table:table-cell>
          <table:table-cell table:style-name="TC20">
            <text:p text:style-name="P28"><text:span text:style-name="C0">01.A04.F10.005</text:span></text:p>
          </table:table-cell>
          <table:table-cell table:style-name="TC20">
            <text:p text:style-name="P28"><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8"><text:span text:style-name="C0">In barre ad aderenza migliorata ottenute nei diametri da 6 mm a 50 mm</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2108,000)</text:span></text:p>
          </table:table-cell>
          <table:table-cell table:style-name="TC20">
            <text:p text:style-name="P4"><text:span text:style-name="C0">kg</text:span></text:p>
          </table:table-cell>
          <table:table-cell table:style-name="TC20">
            <text:p text:style-name="P30"><text:span text:style-name="C0">2.108,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1447,000)</text:span></text:p>
          </table:table-cell>
          <table:table-cell table:style-name="TC20">
            <text:p text:style-name="P4"><text:span text:style-name="C0">kg</text:span></text:p>
          </table:table-cell>
          <table:table-cell table:style-name="TC20">
            <text:p text:style-name="P30"><text:span text:style-name="C0">1.447,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2220,000)</text:span></text:p>
          </table:table-cell>
          <table:table-cell table:style-name="TC20">
            <text:p text:style-name="P4"><text:span text:style-name="C0">kg</text:span></text:p>
          </table:table-cell>
          <table:table-cell table:style-name="TC20">
            <text:p text:style-name="P30"><text:span text:style-name="C0">2.220,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3111,000)</text:span></text:p>
          </table:table-cell>
          <table:table-cell table:style-name="TC20">
            <text:p text:style-name="P4"><text:span text:style-name="C0">kg</text:span></text:p>
          </table:table-cell>
          <table:table-cell table:style-name="TC20">
            <text:p text:style-name="P30"><text:span text:style-name="C0">3.11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2546,000)</text:span></text:p>
          </table:table-cell>
          <table:table-cell table:style-name="TC20">
            <text:p text:style-name="P4"><text:span text:style-name="C0">kg</text:span></text:p>
          </table:table-cell>
          <table:table-cell table:style-name="TC20">
            <text:p text:style-name="P30"><text:span text:style-name="C0">2.546,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4475,000)</text:span></text:p>
          </table:table-cell>
          <table:table-cell table:style-name="TC20">
            <text:p text:style-name="P4"><text:span text:style-name="C0">kg</text:span></text:p>
          </table:table-cell>
          <table:table-cell table:style-name="TC20">
            <text:p text:style-name="P30"><text:span text:style-name="C0">4.475,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1871,000)</text:span></text:p>
          </table:table-cell>
          <table:table-cell table:style-name="TC20">
            <text:p text:style-name="P4"><text:span text:style-name="C0">kg</text:span></text:p>
          </table:table-cell>
          <table:table-cell table:style-name="TC20">
            <text:p text:style-name="P30"><text:span text:style-name="C0">1.871,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1769,000)</text:span></text:p>
          </table:table-cell>
          <table:table-cell table:style-name="TC20">
            <text:p text:style-name="P4"><text:span text:style-name="C0">kg</text:span></text:p>
          </table:table-cell>
          <table:table-cell table:style-name="TC20">
            <text:p text:style-name="P30"><text:span text:style-name="C0">1.769,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N01 (8274,000)</text:span></text:p>
          </table:table-cell>
          <table:table-cell table:style-name="TC20">
            <text:p text:style-name="P4"><text:span text:style-name="C0">kg</text:span></text:p>
          </table:table-cell>
          <table:table-cell table:style-name="TC20">
            <text:p text:style-name="P30"><text:span text:style-name="C0">8.274,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27.821,000</text:span></text:p>
          </table:table-cell>
          <table:table-cell table:style-name="TC20">
            <text:p text:style-name="P30"><text:span text:style-name="C0">1,41</text:span></text:p>
          </table:table-cell>
          <table:table-cell table:style-name="TC22">
            <text:p text:style-name="P30"><text:span text:style-name="C37">39.227,61</text:span></text:p>
          </table:table-cell>
        </table:table-row>
        <table:table-row>
          <table:table-cell table:style-name="TC18">
            <text:p text:style-name="P4"><text:span text:style-name="C33">2.11.5</text:span></text:p>
          </table:table-cell>
          <table:table-cell table:style-name="TC20">
            <text:p text:style-name="P28"><text:span text:style-name="C0">01.A04.H30.005</text:span></text:p>
          </table:table-cell>
          <table:table-cell table:style-name="TC20">
            <text:p text:style-name="P28"><text:span text:style-name="C0">Casseratura per il contenimento dei getti per opere quali muri, pilastri, archi, volte, parapetti, cordoli, sottofondi, caldane, platee ecc compreso il puntellamento e il disarmo, misurando esclusivamente lo sviluppo delle parti a contatto dei getti</text:span></text:p>
            <text:p text:style-name="P28"><text:span text:style-name="C0">In legname di qualunque form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1 (((3,15-0,30)+(4,73-0,25)+4*(3,22-0,25)+0,90)*(1,95+(1,95-0,30)+0,3))</text:span></text:p>
          </table:table-cell>
          <table:table-cell table:style-name="TC20">
            <text:p text:style-name="P4"><text:span text:style-name="C0">m²</text:span></text:p>
          </table:table-cell>
          <table:table-cell table:style-name="TC20">
            <text:p text:style-name="P30"><text:span text:style-name="C0">78,4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2 (((3,15-0,30)+(4,73-0,25)+4*(3,22-0,25)+0,90)*(2*(1,80+0,30)))</text:span></text:p>
          </table:table-cell>
          <table:table-cell table:style-name="TC20">
            <text:p text:style-name="P4"><text:span text:style-name="C0">m²</text:span></text:p>
          </table:table-cell>
          <table:table-cell table:style-name="TC20">
            <text:p text:style-name="P30"><text:span text:style-name="C0">84,46</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3 (((3,15-0,30)+(4,73-0,25)+4*(3,22-0,25)+0,55)*(2*(1,80+0,30)))</text:span></text:p>
          </table:table-cell>
          <table:table-cell table:style-name="TC20">
            <text:p text:style-name="P4"><text:span text:style-name="C0">m²</text:span></text:p>
          </table:table-cell>
          <table:table-cell table:style-name="TC20">
            <text:p text:style-name="P30"><text:span text:style-name="C0">82,9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4 (((3,15-0,30)+(4,73-0,25))*2,40*0,30+(4*(3,22-0,25)+0,95/2)*(2*(1,80+0,3)))</text:span></text:p>
          </table:table-cell>
          <table:table-cell table:style-name="TC20">
            <text:p text:style-name="P4"><text:span text:style-name="C0">m²</text:span></text:p>
          </table:table-cell>
          <table:table-cell table:style-name="TC20">
            <text:p text:style-name="P30"><text:span text:style-name="C0">57,1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5 (((4,73-0,25)+4*(3,22-0,25))*(1,75+(1,75-0,30)+0,30)+(1,65+0,90)/2*(2*(1,75+0,30)))</text:span></text:p>
          </table:table-cell>
          <table:table-cell table:style-name="TC20">
            <text:p text:style-name="P4"><text:span text:style-name="C0">m²</text:span></text:p>
          </table:table-cell>
          <table:table-cell table:style-name="TC20">
            <text:p text:style-name="P30"><text:span text:style-name="C0">62,49</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6 (((3,15-0,30)+(4,73-0,25)+4*(3,22-0,25)+3,70)*(2*(4,00+0,25)))</text:span></text:p>
          </table:table-cell>
          <table:table-cell table:style-name="TC20">
            <text:p text:style-name="P4"><text:span text:style-name="C0">m²</text:span></text:p>
          </table:table-cell>
          <table:table-cell table:style-name="TC20">
            <text:p text:style-name="P30"><text:span text:style-name="C0">194,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7 (((3,15-0,30)+(4,73-0,25))*2,40*0,30+(4*(3,22-0,25)+(1,55+3,00)/2)*(2*(1,80+0,30)))</text:span></text:p>
          </table:table-cell>
          <table:table-cell table:style-name="TC20">
            <text:p text:style-name="P4"><text:span text:style-name="C0">m²</text:span></text:p>
          </table:table-cell>
          <table:table-cell table:style-name="TC20">
            <text:p text:style-name="P30"><text:span text:style-name="C0">64,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SA08 (((3,15-0,30)+(4,73-0,25))*2,40*0,30+(4*(3,22-0,25)+(1,55+3,00)/2)*(2*(1,80+0,30)))</text:span></text:p>
          </table:table-cell>
          <table:table-cell table:style-name="TC20">
            <text:p text:style-name="P4"><text:span text:style-name="C0">m²</text:span></text:p>
          </table:table-cell>
          <table:table-cell table:style-name="TC20">
            <text:p text:style-name="P30"><text:span text:style-name="C0">64,73</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N01 (((3,15-0,30)+(4,73-0,25)+4*(3,22-0,25)+3,50)*((2*(2,30+2,85))+2*((2,30-2*0,25)+(2,85-2*0,25)))+6*2*((2,30-2*0,25)+(2,85-2*0,25))*0,25+6*((2*(1,45+2,40))*0,25-2*1,45*2,40))</text:span></text:p>
          </table:table-cell>
          <table:table-cell table:style-name="TC20">
            <text:p text:style-name="P4"><text:span text:style-name="C0">m²</text:span></text:p>
          </table:table-cell>
          <table:table-cell table:style-name="TC20">
            <text:p text:style-name="P30"><text:span text:style-name="C0">404,65</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²</text:span></text:p>
          </table:table-cell>
          <table:table-cell table:style-name="TC35">
            <text:p text:style-name="P30"><text:span text:style-name="C36">1.094,39</text:span></text:p>
          </table:table-cell>
          <table:table-cell table:style-name="TC20">
            <text:p text:style-name="P30"><text:span text:style-name="C0">40,51</text:span></text:p>
          </table:table-cell>
          <table:table-cell table:style-name="TC22">
            <text:p text:style-name="P30"><text:span text:style-name="C37">44.333,74</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Setti</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108.168,02</text:span></text:p>
          </table:table-cell>
        </table:table-row>
        <table:table-row>
          <table:table-cell table:style-name="TC24">
            <text:p text:style-name="P4"><text:span text:style-name="C25">2.12</text:span></text:p>
          </table:table-cell>
          <table:table-cell table:style-name="TC27">
            <text:p text:style-name="P28"/>
          </table:table-cell>
          <table:table-cell table:style-name="TC27">
            <text:p text:style-name="P28"><text:span text:style-name="C29">Copertur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
          </table:table-cell>
        </table:table-row>
        <table:table-row>
          <table:table-cell table:style-name="TC18">
            <text:p text:style-name="P4"><text:span text:style-name="C33">2.12.1</text:span></text:p>
          </table:table-cell>
          <table:table-cell table:style-name="TC20">
            <text:p text:style-name="P28"><text:span text:style-name="C0">01.A17.A70.025</text:span></text:p>
          </table:table-cell>
          <table:table-cell table:style-name="TC20">
            <text:p text:style-name="P28"><text:span text:style-name="C0">Fornitura e posa in opera di travi, travetti e simili in legno lamellare con le lavorazioni e ferramenta occorrenti, nessuna opera esclusa; Escluso il nolo di gru</text:span></text:p>
            <text:p text:style-name="P28"><text:span text:style-name="C0">In abete (Picea abies, Abies alba) essiccato e piallato, giuntati a pettine (KVH) con certificazione di gestione forestale sostenibile per edifici di civile abitazione</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pertura ed. 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i <text:s/>orditura <text:s/>principale ((25*8,00+12*6,67+9*11,30+11*9,25+6*4,90)*0,16*0,32)</text:span></text:p>
          </table:table-cell>
          <table:table-cell table:style-name="TC20">
            <text:p text:style-name="P4"><text:span text:style-name="C0">m³</text:span></text:p>
          </table:table-cell>
          <table:table-cell table:style-name="TC20">
            <text:p text:style-name="P30"><text:span text:style-name="C0">26,26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pertura ed. B</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Travi-puntoni ((13*4,02+9*4,02+4*3,15)*0,12*0,24)</text:span></text:p>
          </table:table-cell>
          <table:table-cell table:style-name="TC20">
            <text:p text:style-name="P4"><text:span text:style-name="C0">m³</text:span></text:p>
          </table:table-cell>
          <table:table-cell table:style-name="TC20">
            <text:p text:style-name="P30"><text:span text:style-name="C0">2,91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29,170</text:span></text:p>
          </table:table-cell>
          <table:table-cell table:style-name="TC20">
            <text:p text:style-name="P30"><text:span text:style-name="C0">1.439,44</text:span></text:p>
          </table:table-cell>
          <table:table-cell table:style-name="TC22">
            <text:p text:style-name="P30"><text:span text:style-name="C37">41.988,46</text:span></text:p>
          </table:table-cell>
        </table:table-row>
        <table:table-row>
          <table:table-cell table:style-name="TC18">
            <text:p text:style-name="P4"><text:span text:style-name="C33">2.12.2</text:span></text:p>
          </table:table-cell>
          <table:table-cell table:style-name="TC20">
            <text:p text:style-name="P28"><text:span text:style-name="C0">01.A17.A30.015</text:span></text:p>
          </table:table-cell>
          <table:table-cell table:style-name="TC20">
            <text:p text:style-name="P28"><text:span text:style-name="C0">Legname in travi, travetti, tavole e simili, riquadrati alla sega a filo vivo, dato e misurato in opera, con le lavorazioni e ferramenta occorrenti, nessuna opera esclusa</text:span></text:p>
            <text:p text:style-name="P28"><text:span text:style-name="C0">In abete (Picea abies, Abies Alb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pertura ed. A</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rcarecci ((7*29,10+6*13,85+9*10,50+3*12,90+4*18,70+19,60)*0,08*0,12)</text:span></text:p>
          </table:table-cell>
          <table:table-cell table:style-name="TC20">
            <text:p text:style-name="P4"><text:span text:style-name="C0">m³</text:span></text:p>
          </table:table-cell>
          <table:table-cell table:style-name="TC20">
            <text:p text:style-name="P30"><text:span text:style-name="C0">4,938</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Passafuori ((17*2,40+25*1,50)*0,08*0,12)</text:span></text:p>
          </table:table-cell>
          <table:table-cell table:style-name="TC20">
            <text:p text:style-name="P4"><text:span text:style-name="C0">m³</text:span></text:p>
          </table:table-cell>
          <table:table-cell table:style-name="TC20">
            <text:p text:style-name="P30"><text:span text:style-name="C0">0,752</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Bordi ((8,00+12,00+2*9,25)*0,08*0,12)</text:span></text:p>
          </table:table-cell>
          <table:table-cell table:style-name="TC20">
            <text:p text:style-name="P4"><text:span text:style-name="C0">m³</text:span></text:p>
          </table:table-cell>
          <table:table-cell table:style-name="TC20">
            <text:p text:style-name="P30"><text:span text:style-name="C0">0,37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pertura ed. B</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Arcarecci ((9,55+9*14,53)*0,08*0,12)</text:span></text:p>
          </table:table-cell>
          <table:table-cell table:style-name="TC20">
            <text:p text:style-name="P4"><text:span text:style-name="C0">m³</text:span></text:p>
          </table:table-cell>
          <table:table-cell table:style-name="TC20">
            <text:p text:style-name="P30"><text:span text:style-name="C0">1,347</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m³</text:span></text:p>
          </table:table-cell>
          <table:table-cell table:style-name="TC35">
            <text:p text:style-name="P30"><text:span text:style-name="C36">7,407</text:span></text:p>
          </table:table-cell>
          <table:table-cell table:style-name="TC20">
            <text:p text:style-name="P30"><text:span text:style-name="C0">1.042,94</text:span></text:p>
          </table:table-cell>
          <table:table-cell table:style-name="TC22">
            <text:p text:style-name="P30"><text:span text:style-name="C37">7.725,06</text:span></text:p>
          </table:table-cell>
        </table:table-row>
        <table:table-row>
          <table:table-cell table:style-name="TC18">
            <text:p text:style-name="P4"><text:span text:style-name="C33">2.12.3</text:span></text:p>
          </table:table-cell>
          <table:table-cell table:style-name="TC20">
            <text:p text:style-name="P28"><text:span text:style-name="C0">09.P02.A80.005</text:span></text:p>
          </table:table-cell>
          <table:table-cell table:style-name="TC20">
            <text:p text:style-name="P28"><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pertura vano tecnico</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HEA 220 ((4*7,00)*50,50)</text:span></text:p>
          </table:table-cell>
          <table:table-cell table:style-name="TC20">
            <text:p text:style-name="P4"><text:span text:style-name="C0">kg</text:span></text:p>
          </table:table-cell>
          <table:table-cell table:style-name="TC20">
            <text:p text:style-name="P30"><text:span text:style-name="C0">1.414,0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IPE 160 ((2*6,00)*15,80)</text:span></text:p>
          </table:table-cell>
          <table:table-cell table:style-name="TC20">
            <text:p text:style-name="P4"><text:span text:style-name="C0">kg</text:span></text:p>
          </table:table-cell>
          <table:table-cell table:style-name="TC20">
            <text:p text:style-name="P30"><text:span text:style-name="C0">189,6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HEA <text:s/>120 ((2*(9,40+7,15+4,90+2,65)+2*(8,15+6,60+5,00+3,45+1,75))*19,90)</text:span></text:p>
          </table:table-cell>
          <table:table-cell table:style-name="TC20">
            <text:p text:style-name="P4"><text:span text:style-name="C0">kg</text:span></text:p>
          </table:table-cell>
          <table:table-cell table:style-name="TC20">
            <text:p text:style-name="P30"><text:span text:style-name="C0">1.952,19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HEA160 ((2*4,70+2*3,80)*30,4)</text:span></text:p>
          </table:table-cell>
          <table:table-cell table:style-name="TC20">
            <text:p text:style-name="P4"><text:span text:style-name="C0">kg</text:span></text:p>
          </table:table-cell>
          <table:table-cell table:style-name="TC20">
            <text:p text:style-name="P30"><text:span text:style-name="C0">516,800</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opertura ed. B</text:span></text:p>
          </table:table-cell>
          <table:table-cell table:style-name="TC20">
            <text:p text:style-name="P4"/>
          </table:table-cell>
          <table:table-cell table:style-name="TC20">
            <text:p text:style-name="P30"/>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text:span text:style-name="C0">Catena (13*4,30*9,86)</text:span></text:p>
          </table:table-cell>
          <table:table-cell table:style-name="TC20">
            <text:p text:style-name="P4"><text:span text:style-name="C0">kg</text:span></text:p>
          </table:table-cell>
          <table:table-cell table:style-name="TC20">
            <text:p text:style-name="P30"><text:span text:style-name="C0">551,174</text:span></text:p>
          </table:table-cell>
          <table:table-cell table:style-name="TC20">
            <text:p text:style-name="P30"/>
          </table:table-cell>
          <table:table-cell table:style-name="TC22">
            <text:p text:style-name="P30"/>
          </table:table-cell>
        </table:table-row>
        <table:table-row>
          <table:table-cell table:style-name="TC18">
            <text:p text:style-name="P4"/>
          </table:table-cell>
          <table:table-cell table:style-name="TC20">
            <text:p text:style-name="P28"/>
          </table:table-cell>
          <table:table-cell table:style-name="TC20">
            <text:p text:style-name="P28"/>
          </table:table-cell>
          <table:table-cell table:style-name="TC20">
            <text:p text:style-name="P4"><text:span text:style-name="C0">kg</text:span></text:p>
          </table:table-cell>
          <table:table-cell table:style-name="TC35">
            <text:p text:style-name="P30"><text:span text:style-name="C36">4.623,764</text:span></text:p>
          </table:table-cell>
          <table:table-cell table:style-name="TC20">
            <text:p text:style-name="P30"><text:span text:style-name="C0">2,98</text:span></text:p>
          </table:table-cell>
          <table:table-cell table:style-name="TC22">
            <text:p text:style-name="P30"><text:span text:style-name="C37">13.778,82</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Copertura</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63.492,34</text:span></text:p>
          </table:table-cell>
        </table:table-row>
        <table:table-row>
          <table:table-cell table:style-name="TC24">
            <text:p text:style-name="P4"/>
          </table:table-cell>
          <table:table-cell table:style-name="TC27">
            <text:p text:style-name="P28"/>
          </table:table-cell>
          <table:table-cell table:style-name="TC27">
            <text:p text:style-name="P28"><text:span text:style-name="C29">Totale Struttura portante edificio</text:span></text:p>
          </table:table-cell>
          <table:table-cell table:style-name="TC27">
            <text:p text:style-name="P4"/>
          </table:table-cell>
          <table:table-cell table:style-name="TC27">
            <text:p text:style-name="P30"/>
          </table:table-cell>
          <table:table-cell table:style-name="TC27">
            <text:p text:style-name="P30"/>
          </table:table-cell>
          <table:table-cell table:style-name="TC32">
            <text:p text:style-name="P30"><text:span text:style-name="C38">876.872,39</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40">
            <text:p text:style-name="P4"/>
          </table:table-cell>
          <table:table-cell table:style-name="TC42">
            <text:p text:style-name="P28"/>
          </table:table-cell>
          <table:table-cell table:style-name="TC42">
            <text:p text:style-name="P28"><text:span text:style-name="C43">Totale complessivo</text:span></text:p>
          </table:table-cell>
          <table:table-cell table:style-name="TC42">
            <text:p text:style-name="P4"/>
          </table:table-cell>
          <table:table-cell table:style-name="TC42">
            <text:p text:style-name="P30"/>
          </table:table-cell>
          <table:table-cell table:style-name="TC42">
            <text:p text:style-name="P30"/>
          </table:table-cell>
          <table:table-cell table:style-name="TC45">
            <text:p text:style-name="P30"><text:span text:style-name="C46">1.067.778,53</text:span></text:p>
          </table:table-cell>
        </table:table-row>
        <table:table-row>
          <table:table-cell table:style-name="TC48">
            <text:p text:style-name="P1"/>
          </table:table-cell>
          <table:table-cell table:style-name="TC50">
            <text:p text:style-name="P1"/>
          </table:table-cell>
          <table:table-cell table:style-name="TC50">
            <text:p text:style-name="P1"/>
          </table:table-cell>
          <table:table-cell table:style-name="TC50">
            <text:p text:style-name="P1"/>
          </table:table-cell>
          <table:table-cell table:style-name="TC50">
            <text:p text:style-name="P1"/>
          </table:table-cell>
          <table:table-cell table:style-name="TC50">
            <text:p text:style-name="P1"/>
          </table:table-cell>
          <table:table-cell table:style-name="TC52">
            <text:p text:style-name="P1"/>
          </table:table-cell>
        </table:table-row>
      </table:table>
      <text:p text:style-name="P1"/>
    </office:text>
  </office:body>
</office:document-content>
</file>

<file path=styles.xml><?xml version="1.0" encoding="utf-8"?>
<office:document-styles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font-face-decls>
    <style:font-face style:name="Sans" svg:font-family="Sans"/>
  </office:font-face-decls>
  <office:styles>
    <style:default-style style:family="paragraph">
      <style:paragraph-properties style:text-autospace="ideograph-alpha" style:punctuation-wrap="hanging" style:line-break="strict" style:writing-mode="page"/>
      <style:text-properties fo:color="#000000" style:font-name="Sans" fo:font-size="9pt"/>
    </style:default-style>
    <style:style style:name="Standard" style:family="paragraph" style:class="text"/>
  </office:styles>
  <office:automatic-styles>
    <style:page-layout style:name="MainPageLayout">
      <style:page-layout-properties style:print-orientation="portrait" fo:page-width="210mm" fo:page-height="297mm" fo:margin-top="10mm" fo:margin-bottom="10mm" fo:margin-left="10mm" fo:margin-right="10mm"/>
    </style:page-layout>
  </office:automatic-styles>
  <office:master-styles>
    <style:master-page style:name="Standard" style:page-layout-name="MainPageLayout"/>
  </office:master-styles>
</office:document-styles>
</file>